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Pictures/100002000000000A0000000A5B354D19DE71D0E4.gif" manifest:media-type="image/gif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5.88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19.98mm" fo:break-before="auto" style:use-optimal-row-height="false"/>
    </style:style>
    <style:style style:name="ro11" style:family="table-row">
      <style:table-row-properties style:row-height="25.58mm" fo:break-before="auto" style:use-optimal-row-height="false"/>
    </style:style>
    <style:style style:name="ro12" style:family="table-row">
      <style:table-row-properties style:row-height="14.02mm" fo:break-before="auto" style:use-optimal-row-height="false"/>
    </style:style>
    <style:style style:name="ro13" style:family="table-row">
      <style:table-row-properties style:row-height="27.16mm" fo:break-before="auto" style:use-optimal-row-height="false"/>
    </style:style>
    <style:style style:name="ro14" style:family="table-row">
      <style:table-row-properties style:row-height="17.5mm" fo:break-before="auto" style:use-optimal-row-height="false"/>
    </style:style>
    <style:style style:name="ro15" style:family="table-row">
      <style:table-row-properties style:row-height="13.51mm" fo:break-before="auto" style:use-optimal-row-height="false"/>
    </style:style>
    <style:style style:name="ro16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0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2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22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68" style:family="table-cell" style:parent-style-name="Default" style:data-style-name="N99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3"/>
      <style:map style:condition="is-true-formula(IF(#REF!=1))" style:apply-style-name="FAUX" style:base-cell-address="'Tableaux de signes et de variations'.B13"/>
    </style:style>
    <style:style style:name="ce55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6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6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Tableaux de signes et de variations'.C11"/>
      <style:map style:condition="is-true-formula(IF([.C11]=1))" style:apply-style-name="FAUX" style:base-cell-address="'Tableaux de signes et de variations'.C11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477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8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7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13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3"/>
      <style:map style:condition="is-true-formula(IF(#REF!=1))" style:apply-style-name="FAUX" style:base-cell-address="'Fonction homographique'.B13"/>
    </style:style>
    <style:style style:name="ce420" style:family="table-cell" style:parent-style-name="Default">
      <style:table-cell-properties style:cell-protect="protected formula-hidden" style:print-content="true"/>
      <style:text-properties fo:color="#ce181e" fo:font-size="36pt" fo:font-weight="bold" style:font-size-asian="36pt" style:font-weight-asian="bold" style:font-size-complex="36pt" style:font-weight-complex="bold"/>
    </style:style>
    <style:style style:name="ce415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Fonction homographique'.C11"/>
      <style:map style:condition="is-true-formula(IF([.C11]=1))" style:apply-style-name="FAUX" style:base-cell-address="'Fonction homographique'.C11"/>
    </style:style>
    <style:style style:name="ce417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29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Equation et inéquations'.C20"/>
      <style:map style:condition="is-true-formula(IF([.C20]=1))" style:apply-style-name="FAUX" style:base-cell-address="'Equation et inéquations'.C20"/>
    </style:style>
    <style:style style:name="ce4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Equation et inéquations'.C21"/>
      <style:map style:condition="is-true-formula(IF([.C20]=1))" style:apply-style-name="FAUX" style:base-cell-address="'Equation et inéquations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Equation et inéquations'.D7"/>
      <style:map style:condition="is-true-formula(IF([.D7]=0))" style:apply-style-name="VRAI" style:base-cell-address="'Equation et inéqu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Equation et inéquations'.D17"/>
      <style:map style:condition="is-true-formula(IF([.D16]=1))" style:apply-style-name="FAUX" style:base-cell-address="'Equation et inéquations'.D17"/>
    </style:style>
    <style:style style:name="ce4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Equation et inéquations'.D21"/>
      <style:map style:condition="is-true-formula(IF([.D$20]=1))" style:apply-style-name="FAUX" style:base-cell-address="'Equation et inéquations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Equation et inéquations'.E7"/>
      <style:map style:condition="is-true-formula(IF([.E7]=0))" style:apply-style-name="VRAI" style:base-cell-address="'Equation et inéqu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Equation et inéquations'.E17"/>
      <style:map style:condition="is-true-formula(IF([.E16]=1))" style:apply-style-name="FAUX" style:base-cell-address="'Equation et inéquations'.E17"/>
    </style:style>
    <style:style style:name="ce4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Equation et inéquations'.E21"/>
      <style:map style:condition="is-true-formula(IF([.E$20]=1))" style:apply-style-name="FAUX" style:base-cell-address="'Equation et inéqu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Equation et inéquations'.F7"/>
      <style:map style:condition="is-true-formula(IF([.F7]=0))" style:apply-style-name="VRAI" style:base-cell-address="'Equation et inéqu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47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Equation et inéquations'.F17"/>
      <style:map style:condition="is-true-formula(IF([.F16]=1))" style:apply-style-name="FAUX" style:base-cell-address="'Equation et inéquations'.F17"/>
    </style:style>
    <style:style style:name="ce4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Equation et inéquations'.F21"/>
      <style:map style:condition="is-true-formula(IF([.F$20]=1))" style:apply-style-name="FAUX" style:base-cell-address="'Equation et inéqu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Equation et inéquations'.G7"/>
      <style:map style:condition="is-true-formula(IF([.G7]=0))" style:apply-style-name="VRAI" style:base-cell-address="'Equation et inéqu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Equation et inéquations'.G17"/>
      <style:map style:condition="is-true-formula(IF([.G16]=1))" style:apply-style-name="FAUX" style:base-cell-address="'Equation et inéquations'.G17"/>
    </style:style>
    <style:style style:name="ce5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Equation et inéquations'.G21"/>
      <style:map style:condition="is-true-formula(IF([.G$20]=1))" style:apply-style-name="FAUX" style:base-cell-address="'Equation et inéquations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Equation et inéquations'.H8"/>
      <style:map style:condition="is-true-formula(IF([.H7]=1))" style:apply-style-name="FAUX" style:base-cell-address="'Equation et inéqu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Equation et inéquations'.H15"/>
      <style:map style:condition="is-true-formula(IF([.H15]=0))" style:apply-style-name="VRAI" style:base-cell-address="'Equation et inéquations'.H15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51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Equation et inéquations'.H21"/>
      <style:map style:condition="is-true-formula(IF([.H$20]=1))" style:apply-style-name="FAUX" style:base-cell-address="'Equation et inéqu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I7"/>
      <style:map style:condition="is-true-formula(IF([.K7]=1))" style:apply-style-name="FAUX" style:base-cell-address="'Equation et inéqu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Equation et inéquations'.I15"/>
      <style:map style:condition="is-true-formula(IF([.I15]=0))" style:apply-style-name="VRAI" style:base-cell-address="'Equation et inéquations'.I15"/>
    </style:style>
    <style:style style:name="ce5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Equation et inéquations'.I21"/>
      <style:map style:condition="is-true-formula(IF([.I$20]=1))" style:apply-style-name="FAUX" style:base-cell-address="'Equation et inéqu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Equation et inéquations'.J15"/>
      <style:map style:condition="is-true-formula(IF([.J15]=0))" style:apply-style-name="VRAI" style:base-cell-address="'Equation et inéquations'.J15"/>
    </style:style>
    <style:style style:name="ce53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Equation et inéquations'.J21"/>
      <style:map style:condition="is-true-formula(IF([.J$20]=1))" style:apply-style-name="FAUX" style:base-cell-address="'Equation et inéqu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Equation et inéquations'.K15"/>
      <style:map style:condition="is-true-formula(IF([.K15]=0))" style:apply-style-name="VRAI" style:base-cell-address="'Equation et inéquations'.K15"/>
    </style:style>
    <style:style style:name="ce53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Equation et inéquations'.L15"/>
      <style:map style:condition="is-true-formula(IF([.L15]=0))" style:apply-style-name="VRAI" style:base-cell-address="'Equation et inéqu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Equation et inéquations'.M15"/>
      <style:map style:condition="is-true-formula(IF([.M15]=0))" style:apply-style-name="VRAI" style:base-cell-address="'Equation et inéquations'.M15"/>
    </style:style>
    <style:style style:name="ce54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70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/>
    </style:style>
    <style:style style:name="ce58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00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6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6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7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8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7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60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76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764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2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7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88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91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29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7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8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51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7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2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5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text-position="-33% 58%"/>
    </style:style>
    <style:style style:name="T15" style:family="text">
      <style:text-properties fo:color="#ce181e"/>
    </style:style>
    <style:style style:name="T16" style:family="text">
      <style:text-properties fo:color="#ce181e" style:font-name="Wingdings 3"/>
    </style:style>
    <style:style style:name="T17" style:family="text">
      <style:text-properties fo:color="#0000ff" fo:font-style="italic" style:font-style-asian="italic" style:font-style-complex="italic"/>
    </style:style>
    <style:style style:name="T18" style:family="text">
      <style:text-properties fo:color="#0000ff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color="#ff0000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color="#ce181e" style:font-name="Symbol" fo:font-weight="bold" style:font-weight-asian="bold" style:font-weight-complex="bold"/>
    </style:style>
    <style:style style:name="T2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7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 style:text-position="-33% 58%"/>
    </style:style>
    <style:style style:name="T32" style:family="text">
      <style:text-properties fo:font-style="italic" style:text-position="-33% 58%" style:font-style-asian="italic" style:font-style-complex="italic"/>
    </style:style>
    <style:style style:name="T33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6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39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0" style:family="text">
      <style:text-properties fo:font-style="normal" style:text-position="-33% 58%" style:font-style-asian="normal" style:font-style-complex="normal"/>
    </style:style>
    <style:style style:name="T41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3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6"/>
          <table:covered-table-cell table:number-columns-repeated="5" table:style-name="ce27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20"/>
          <table:table-cell table:style-name="ce26"/>
          <table:table-cell table:style-name="ce27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covered-table-cell table:style-name="ce7"/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7"/>
          <table:table-cell table:style-name="ce4"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>
            <draw:control table:end-cell-address="Aide.D15" table:end-x="0.29mm" table:end-y="1.18mm" draw:z-index="2" draw:style-name="gr3" draw:text-style-name="P3" svg:width="32.8mm" svg:height="6.46mm" svg:x="12.65mm" svg:y="0.01mm" draw:control="control1"/>
          </table:table-cell>
          <table:table-cell/>
          <table:table-cell table:style-name="ce33" office:value-type="string" calcext:value-type="string">
            <text:p>et/ou</text:p>
          </table:table-cell>
          <table:table-cell>
            <draw:control table:end-cell-address="Aide.F15" table:end-x="14.96mm" table:end-y="2.32mm" draw:z-index="3" draw:style-name="gr3" draw:text-style-name="P3" svg:width="34.86mm" svg:height="7.6mm" svg:x="2.69mm" svg:y="0.01mm" draw:control="control2"/>
          </table:table-cell>
          <table:table-cell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roit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5" form:id="control5" form:label="Dérivée" form:input-required="fals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31.01mm" draw:control="control3"/>
          <draw:control draw:z-index="1" draw:style-name="gr3" draw:text-style-name="P3" svg:width="45.05mm" svg:height="11.88mm" svg:x="194.92mm" svg:y="47.79mm" draw:control="control4"/>
          <draw:line draw:z-index="2" draw:style-name="gr4" draw:text-style-name="P2" svg:x1="186.83mm" svg:y1="208.47mm" svg:x2="186.83mm" svg:y2="220.14mm">
            <text:p/>
          </draw:line>
          <draw:frame draw:z-index="3" draw:style-name="gr5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209.03mm" svg:x2="427.95mm" svg:y2="221.49mm">
            <text:p/>
          </draw:line>
          <draw:control draw:z-index="5" draw:style-name="gr3" draw:text-style-name="P3" svg:width="45.05mm" svg:height="11.88mm" svg:x="195.11mm" svg:y="66.13mm" draw:control="control5"/>
        </table:shapes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default-cell-style-name="ce53"/>
        <table:table-column table:style-name="co6" table:default-cell-style-name="ce53"/>
        <table:table-column table:style-name="co2" table:default-cell-style-name="ce53"/>
        <table:table-column table:style-name="co7" table:default-cell-style-name="ce53"/>
        <table:table-column table:style-name="co1" table:number-columns-repeated="1011" table:default-cell-style-name="ce53"/>
        <table:table-column table:style-name="co1" table:number-columns-repeated="5" table:default-cell-style-name="ce147"/>
        <table:table-row table:style-name="ro5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6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6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6">
          <table:table-cell table:style-name="ce36"/>
          <table:table-cell table:number-columns-repeated="1023"/>
        </table:table-row>
        <table:table-row table:style-name="ro7">
          <table:table-cell table:style-name="ce47" office:value-type="string" calcext:value-type="string" table:number-columns-spanned="1" table:number-rows-spanned="2">
            <text:p>Racine de l’équation<text:span text:style-name="T5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covered-table-cell table:style-name="ce47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1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80" table:formula="of:=IF(AND([.$A$31];[.$A$32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6">
          <table:table-cell table:style-name="ce52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6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89"/>
          <table:table-cell table:style-name="ce108" table:number-columns-spanned="2" table:number-rows-spanned="1"/>
          <table:covered-table-cell table:style-name="ce108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1];[.$A$32]);[Données.B8];&quot;&quot;)">
            <text:p/>
          </table:table-cell>
          <table:table-cell table:style-name="ce173" table:formula="of:=IF(AND([.$A$31];[.$A$32]);[Données.C8];&quot;&quot;)" table:number-columns-spanned="2" table:number-rows-spanned="1">
            <text:p/>
          </table:table-cell>
          <table:covered-table-cell table:style-name="ce173" table:formula="of:=#REF!" office:value-type="string" office:string-value="" calcext:value-type="error">
            <text:p>#RÉF !</text:p>
          </table:covered-table-cell>
          <table:table-cell table:style-name="ce214" table:formula="of:=IF(AND([.$A$31];[.$A$32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62" table:formula="of:=IF([.$A$33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08"/>
          <table:covered-table-cell table:style-name="ce155"/>
          <table:table-cell/>
          <table:table-cell table:style-name="ce58" table:formula="of:=IF([.$A$33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1];[.$A$32];[.$A$33]);[Données.B9];&quot;&quot;)" table:number-columns-spanned="4" table:number-rows-spanned="1">
            <text:p/>
          </table:table-cell>
          <table:covered-table-cell table:number-columns-repeated="2" table:style-name="ce173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58" office:value-type="string" calcext:value-type="string">
            <text:p>Signe de<text:span text:style-name="T5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08"/>
          <table:table-cell table:style-name="ce160"/>
          <table:table-cell/>
          <table:table-cell table:style-name="ce34" office:value-type="string" calcext:value-type="string">
            <text:p>Signe de <text:span text:style-name="T5">f (x)</text:span></text:p>
          </table:table-cell>
          <table:table-cell table:style-name="ce54" table:formula="of:=IF(AND([.$A$31];[.$A$32]);[Données.B12];&quot;&quot;)">
            <text:p/>
          </table:table-cell>
          <table:table-cell table:style-name="ce173" table:formula="of:=IF(AND([.$A$31];[.$A$32]);0;&quot;&quot;)" table:number-columns-spanned="2" table:number-rows-spanned="1">
            <text:p/>
          </table:table-cell>
          <table:covered-table-cell table:style-name="ce173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65" office:value-type="string" calcext:value-type="string" table:number-columns-spanned="11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3" table:style-name="ce75"/>
          <table:covered-table-cell/>
          <table:covered-table-cell table:style-name="ce153"/>
          <table:covered-table-cell table:number-columns-repeated="4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 table:number-rows-repeated="2">
          <table:table-cell table:style-name="ce72" table:number-columns-repeated="5"/>
          <table:table-cell table:number-columns-repeated="1019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6" form:id="control6" form:label="Résultats" form:input-required="false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input-required="false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8" form:id="control8" form:label="Dérivée" form:input-required="false" form:linked-cell="Parabole.A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331.49mm" svg:y="26.01mm" draw:control="control6"/>
          <draw:control draw:z-index="1" draw:style-name="gr3" draw:text-style-name="P3" svg:width="45.05mm" svg:height="11.88mm" svg:x="331.93mm" svg:y="42.65mm" draw:control="control7"/>
          <draw:line draw:z-index="2" draw:style-name="gr4" draw:text-style-name="P2" svg:x1="270.24mm" svg:y1="166.15mm" svg:x2="270.24mm" svg:y2="178.61mm">
            <text:p/>
          </draw:line>
          <draw:frame draw:z-index="3" draw:style-name="gr5" draw:text-style-name="P1" svg:width="367.12mm" svg:height="332.74mm" svg:x="398.36mm" svg:y="0mm">
            <draw:object draw:notify-on-update-of-ranges="Données.J5:Données.J25 Données.K5:Données.K25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21.52mm" svg:y1="218.97mm" svg:x2="221.52mm" svg:y2="230.44mm">
            <text:p/>
          </draw:line>
          <draw:control draw:z-index="5" draw:style-name="gr3" draw:text-style-name="P3" svg:width="45.05mm" svg:height="11.88mm" svg:x="331.92mm" svg:y="59.62mm" draw:control="control8"/>
          <draw:line draw:z-index="6" draw:style-name="gr4" draw:text-style-name="P2" svg:x1="270.37mm" svg:y1="253.81mm" svg:x2="270.37mm" svg:y2="266.45mm">
            <text:p/>
          </draw:line>
          <draw:line draw:z-index="7" draw:style-name="gr4" draw:text-style-name="P2" svg:x1="314.52mm" svg:y1="218.3mm" svg:x2="314.52mm" svg:y2="229.77mm">
            <text:p/>
          </draw:line>
          <draw:line draw:z-index="8" draw:style-name="gr4" draw:text-style-name="P2" svg:x1="314.52mm" svg:y1="306.46mm" svg:x2="314.52mm" svg:y2="317.93mm">
            <text:p/>
          </draw:line>
          <draw:line draw:z-index="9" draw:style-name="gr4" draw:text-style-name="P2" svg:x1="221.48mm" svg:y1="306.54mm" svg:x2="221.48mm" svg:y2="318.3mm">
            <text:p/>
          </draw:line>
        </table:shapes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number-columns-repeated="2" table:default-cell-style-name="ce53"/>
        <table:table-column table:style-name="co10" table:default-cell-style-name="ce53"/>
        <table:table-column table:style-name="co9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7" table:default-cell-style-name="ce53"/>
        <table:table-column table:style-name="co1" table:number-columns-repeated="1002" table:default-cell-style-name="ce53"/>
        <table:table-column table:style-name="co1" table:number-columns-repeated="5" table:default-cell-style-name="ce147"/>
        <table:table-row table:style-name="ro8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[$Données.I43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6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6">
          <table:table-cell table:style-name="ce38" office:value-type="string" calcext:value-type="string" table:number-columns-spanned="5" table:number-rows-spanned="1">
            <text:p>Fonction définie sur [-10 ; 10]</text:p>
          </table:table-cell>
          <table:covered-table-cell table:style-name="ce73"/>
          <table:covered-table-cell table:number-columns-repeated="3"/>
          <table:table-cell table:number-columns-repeated="1019"/>
        </table:table-row>
        <table:table-row table:style-name="ro6">
          <table:table-cell table:style-name="ce36"/>
          <table:table-cell table:number-columns-repeated="1023"/>
        </table:table-row>
        <table:table-row table:style-name="ro9">
          <table:table-cell table:style-name="ce226" office:value-type="string" calcext:value-type="string" table:number-columns-spanned="1" table:number-rows-spanned="2">
            <text:p>Racines de l’équation<text:span text:style-name="T5"> f (x) </text:span>= 0</text:p>
          </table:table-cell>
          <table:table-cell table:style-name="ce47" office:value-type="string" calcext:value-type="string" table:number-columns-spanned="2" table:number-rows-spanned="1">
            <text:p><text:span text:style-name="T12">x</text:span><text:span text:style-name="T14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6">
          <table:covered-table-cell table:style-name="ce47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235" table:formula="of:=IF(ISBLANK([.B6]);&quot;&quot;;IF([.$AA$25];IF([.B6]=[Données.D29];1;0);&quot;&quot;))" table:number-columns-spanned="2" table:number-rows-spanned="1">
            <text:p/>
          </table:table-cell>
          <table:covered-table-cell table:style-name="ce268"/>
          <table:table-cell table:style-name="ce235" table:formula="of:=IF(ISBLANK([.D6]);&quot;&quot;;IF([.$AA$25];IF([.D6]=[Données.E29];1;0);&quot;&quot;))" table:number-columns-spanned="2" table:number-rows-spanned="1">
            <text:p/>
          </table:table-cell>
          <table:covered-table-cell table:style-name="ce298"/>
          <table:table-cell table:number-columns-repeated="1019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238" table:formula="of:=IF(AND([.$AA$25];[.$AB$25]);[Données.D29];&quot;&quot;)" table:number-columns-spanned="2" table:number-rows-spanned="1">
            <text:p/>
          </table:table-cell>
          <table:covered-table-cell table:style-name="ce106"/>
          <table:table-cell table:style-name="ce238" table:formula="of:=IF(AND([.$AA$25];[.$AB$25]);[Données.E29];&quot;&quot;)" table:number-columns-spanned="2" table:number-rows-spanned="1">
            <text:p/>
          </table:table-cell>
          <table:covered-table-cell table:style-name="ce299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52" office:value-type="string" calcext:value-type="string" table:number-columns-spanned="8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6">
          <table:table-cell table:style-name="ce52" office:value-type="string" calcext:value-type="string" table:number-columns-spanned="8" table:number-rows-spanned="1">
            <text:p>mais laisser la police Wingdings 3.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6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6">
          <table:table-cell table:style-name="ce257" office:value-type="string" calcext:value-type="string">
            <text:p>x</text:p>
          </table:table-cell>
          <table:table-cell table:style-name="ce209"/>
          <table:table-cell table:style-name="ce256" table:number-columns-spanned="2" table:number-rows-spanned="1"/>
          <table:covered-table-cell table:style-name="ce256"/>
          <table:table-cell table:style-name="ce242"/>
          <table:table-cell table:style-name="ce256" table:number-columns-spanned="2" table:number-rows-spanned="1"/>
          <table:covered-table-cell table:style-name="ce259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6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59"/>
          <table:covered-table-cell table:style-name="ce256"/>
          <table:table-cell table:style-name="ce227"/>
          <table:table-cell table:style-name="ce309" table:number-columns-spanned="3" table:number-rows-spanned="1"/>
          <table:covered-table-cell table:style-name="ce259"/>
          <table:covered-table-cell table:style-name="ce316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0">
          <table:covered-table-cell table:style-name="ce205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6">
          <table:table-cell table:style-name="ce205" office:value-type="string" calcext:value-type="string">
            <text:p>Signe de<text:span text:style-name="T5"> f (x)</text:span></text:p>
          </table:table-cell>
          <table:table-cell table:style-name="ce211"/>
          <table:table-cell table:style-name="ce259" table:number-columns-spanned="2" table:number-rows-spanned="1"/>
          <table:covered-table-cell table:style-name="ce256"/>
          <table:table-cell table:style-name="ce227"/>
          <table:table-cell table:style-name="ce256" table:number-columns-spanned="2" table:number-rows-spanned="1"/>
          <table:covered-table-cell table:style-name="ce259"/>
          <table:table-cell table:style-name="ce258"/>
          <table:table-cell table:style-name="ce253" table:number-columns-repeated="12"/>
          <table:table-cell table:number-columns-repeated="1004"/>
        </table:table-row>
        <table:table-row table:style-name="ro6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31];&quot;&quot;)">
            <text:p/>
          </table:table-cell>
          <table:table-cell table:style-name="ce270" table:formula="of:=IF(AND([.$AA$25];[.$AB$25]);[Données.C31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31];&quot;&quot;)">
            <text:p/>
          </table:table-cell>
          <table:table-cell table:style-name="ce270" table:formula="of:=IF(AND([.$AA$25];[.$AB$25]);[Données.F31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31];&quot;&quot;)">
            <text:p/>
          </table:table-cell>
          <table:table-cell table:number-columns-repeated="1016"/>
        </table:table-row>
        <table:table-row table:style-name="ro6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54" table:formula="of:=IF(AND([.$AA$25];[.$AB$25];[.$AC$25]);[Données.B32];&quot;&quot;)" table:number-columns-spanned="3" table:number-rows-spanned="1">
            <text:p/>
          </table:table-cell>
          <table:covered-table-cell table:style-name="ce277"/>
          <table:covered-table-cell table:style-name="ce279"/>
          <table:table-cell table:style-name="ce265" table:formula="of:=IF(AND([.$AA$25];[.$AB$25];[.$AC$25]);[Données.E32];&quot;&quot;)">
            <text:p/>
          </table:table-cell>
          <table:table-cell table:style-name="ce311" table:formula="of:=IF(AND([.$AA$25];[.$AB$25];[.$AC$25]);[Données.F32];&quot;&quot;)" table:number-columns-spanned="3" table:number-rows-spanned="1">
            <text:p/>
          </table:table-cell>
          <table:covered-table-cell table:style-name="ce277"/>
          <table:covered-table-cell table:style-name="ce322"/>
          <table:table-cell table:number-columns-repeated="1016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21" table:formula="of:=IF(AND([.$AA$25];[.$AB$25]);[Données.B33];&quot;&quot;)">
            <text:p/>
          </table:table-cell>
          <table:table-cell table:style-name="ce276" table:formula="of:=IF(AND([.$AA$25];[.$AB$25]);IF([$Données.A29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3];&quot;&quot;)">
            <text:p/>
          </table:table-cell>
          <table:table-cell table:style-name="ce276" table:formula="of:=IF(AND([.$AA$25];[.$AB$25]);IF([$Données.A29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3];&quot;&quot;)">
            <text:p/>
          </table:table-cell>
          <table:table-cell table:number-columns-repeated="1016"/>
        </table:table-row>
        <table:table-row table:style-name="ro10">
          <table:covered-table-cell table:style-name="ce205"/>
          <table:table-cell table:style-name="ce222" table:formula="of:=IF(AND([.$AA$25];[.$AB$25]);[Données.B34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4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4];&quot;&quot;)">
            <text:p/>
          </table:table-cell>
          <table:table-cell table:number-columns-repeated="1016"/>
        </table:table-row>
        <table:table-row table:style-name="ro6">
          <table:table-cell table:style-name="ce205" office:value-type="string" calcext:value-type="string">
            <text:p>Signe de<text:span text:style-name="T5"> f (x)</text:span></text:p>
          </table:table-cell>
          <table:table-cell table:style-name="ce263" table:formula="of:=IF(AND([.$AA$25];[.$AB$25]);[Données.B35];&quot;&quot;)">
            <text:p/>
          </table:table-cell>
          <table:table-cell table:style-name="ce277" table:formula="of:=IF(AND([.$AA$25];[.$AB$25]);[Données.C35];&quot;&quot;)" table:number-columns-spanned="2" table:number-rows-spanned="1">
            <text:p/>
          </table:table-cell>
          <table:covered-table-cell table:style-name="ce279"/>
          <table:table-cell table:style-name="ce265" table:formula="of:=IF(AND([.$AA$25];[.$AB$25]);[Données.E35];&quot;&quot;)">
            <text:p/>
          </table:table-cell>
          <table:table-cell table:style-name="ce266" table:formula="of:=IF(AND([.$AA$25];[.$AB$25]);[Données.F35];&quot;&quot;)" table:number-columns-spanned="2" table:number-rows-spanned="1">
            <text:p/>
          </table:table-cell>
          <table:covered-table-cell table:style-name="ce277"/>
          <table:table-cell table:style-name="ce329" table:formula="of:=IF(AND([.$AA$25];[.$AB$25]);[Données.H35];&quot;&quot;)">
            <text:p/>
          </table:table-cell>
          <table:table-cell table:number-columns-repeated="1016"/>
        </table:table-row>
        <table:table-row table:style-name="ro6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6">
          <table:table-cell table:style-name="ce65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6"/>
          <table:table-cell table:number-columns-repeated="18"/>
          <table:table-cell table:number-columns-repeated="3" table:style-name="ce35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1" form:id="control11" form:label="Dérivée" form:input-required="fals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9"/>
          <draw:control draw:z-index="1" draw:style-name="gr3" draw:text-style-name="P3" svg:width="45.05mm" svg:height="11.88mm" svg:x="231.25mm" svg:y="39.46mm" draw:control="control10"/>
          <draw:frame draw:z-index="2" draw:style-name="gr5" draw:text-style-name="P1" svg:width="535.71mm" svg:height="357.21mm" svg:x="339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3" draw:text-style-name="P3" svg:width="45.05mm" svg:height="11.88mm" svg:x="289.94mm" svg:y="39.25mm" draw:control="control11"/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1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2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2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0" calcext:value-type="float">
            <text:p>0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8" calcext:value-type="float">
            <text:p>8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392" table:number-columns-repeated="2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2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2">
          <table:table-cell table:style-name="ce6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 table:number-columns-repeated="4" table:style-name="ce360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2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2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2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2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392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X88]);&quot;&quot;;[$Données.X88]);&quot;&quot;)">
            <text:p/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 office:value-type="float" office:value="0" calcext:value-type="float">
            <text:p>0</text:p>
          </table:table-cell>
          <table:table-cell table:style-name="ce476" table:formula="of:=IF(AND([.$BA$2];[.$BA$3]);IF(ISBLANK([$Données.Q89]);&quot;&quot;;[$Données.Q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476" table:formula="of:=IF(AND([.$BA$2];[.$BA$3]);IF(ISBLANK([$Données.S89]);&quot;&quot;;[$Données.S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T89]);&quot;&quot;;[$Données.T89]);&quot;&quot;)" office:value-type="float" office:value="0" calcext:value-type="float">
            <text:p>0</text:p>
          </table:table-cell>
          <table:table-cell table:style-name="ce476" table:formula="of:=IF(AND([.$BA$2];[.$BA$3]);IF(ISBLANK([$Données.U89]);&quot;&quot;;[$Données.U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476" table:formula="of:=IF(AND([.$BA$2];[.$BA$3]);IF(ISBLANK([$Données.W89]);&quot;&quot;;[$Données.W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X89]);&quot;&quot;;[$Données.X89]);&quot;&quot;)" office:value-type="float" office:value="0" calcext:value-type="float">
            <text:p>0</text:p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covered-table-cell table:style-name="ce434"/>
          <table:table-cell table:style-name="ce578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 office:value-type="float" office:value="-8" calcext:value-type="float">
            <text:p>-8</text:p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 office:value-type="float" office:value="-9" calcext:value-type="float">
            <text:p>-9</text:p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 table:number-rows-repeated="9">
          <table:table-cell table:style-name="ce72" table:number-columns-repeated="14"/>
          <table:table-cell table:number-columns-repeated="101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C11:'Tableaux de signes et de variations'.F11">
            <calcext:condition calcext:apply-style-name="VRAI" calcext:value="formula-is(IF([.C11]=0))" calcext:base-cell-address="'Tableaux de signes et de variations'.C11"/>
            <calcext:condition calcext:apply-style-name="FAUX" calcext:value="formula-is(IF([.C11]=1))" calcext:base-cell-address="'Tableaux de signes et de variations'.C11"/>
          </calcext:conditional-format>
          <calcext:conditional-format calcext:target-range-address="'Tableaux de signes et de variations'.D13:'Tableaux de signes et de variations'.D14 'Tableaux de signes et de variations'.B13:'Tableaux de signes et de variations'.B14">
            <calcext:condition calcext:apply-style-name="VRAI" calcext:value="formula-is(IF(#REF!=0))" calcext:base-cell-address="'Tableaux de signes et de variations'.B13"/>
            <calcext:condition calcext:apply-style-name="FAUX" calcext:value="formula-is(IF(#REF!=1))" calcext:base-cell-address="'Tableaux de signes et de variations'.B13"/>
          </calcext:conditional-format>
        </calcext:conditional-formats>
      </table:table>
      <table:table table:name="Fonction homographiqu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2" form:id="control12" form:label="Résultats" form:input-required="false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input-required="false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4" form:id="control14" form:label="Dérivée" form:input-required="fals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12"/>
          <draw:control draw:z-index="1" draw:style-name="gr3" draw:text-style-name="P3" svg:width="45.05mm" svg:height="11.88mm" svg:x="231.25mm" svg:y="39.46mm" draw:control="control13"/>
          <draw:control draw:z-index="2" draw:style-name="gr3" draw:text-style-name="P3" svg:width="45.05mm" svg:height="11.88mm" svg:x="289.94mm" svg:y="39.25mm" draw:control="control14"/>
          <draw:frame draw:z-index="3" draw:style-name="gr5" draw:text-style-name="P1" svg:width="663.89mm" svg:height="346.63mm" svg:x="340.54mm" svg:y="0.8mm">
            <draw:object draw:notify-on-update-of-ranges="Données.K208:Données.L208 Données.M208:Données.N208 Données.B235:Données.B435 Données.C235:Données.C435 Données.G208:Données.H208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1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2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8"/>
          <table:table-cell table:style-name="ce99" table:number-columns-repeated="3"/>
          <table:table-cell table:style-name="ce108"/>
          <table:table-cell table:style-name="ce99"/>
          <table:table-cell table:style-name="ce108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8"/>
          <table:table-cell table:style-name="ce99"/>
          <table:table-cell table:style-name="ce108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2">
          <table:table-cell table:style-name="ce57" table:number-columns-repeated="2"/>
          <table:table-cell table:style-name="ce415" table:number-columns-repeated="4"/>
          <table:table-cell table:style-name="ce72" table:number-columns-repeated="4"/>
          <table:table-cell table:style-name="ce417"/>
          <table:table-cell/>
          <table:table-cell table:style-name="ce148" table:number-columns-repeated="2"/>
          <table:table-cell table:number-columns-repeated="1010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0" calcext:value-type="float">
            <text:p>0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8" calcext:value-type="float">
            <text:p>8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392" table:number-columns-repeated="2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2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2">
          <table:table-cell table:style-name="ce6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 table:number-columns-repeated="4" table:style-name="ce416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2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13"/>
          <table:covered-table-cell table:style-name="ce102"/>
          <table:covered-table-cell table:style-name="ce413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2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13"/>
          <table:covered-table-cell table:style-name="ce102"/>
          <table:covered-table-cell table:style-name="ce413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2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2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392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X88]);&quot;&quot;;[$Données.X88]);&quot;&quot;)">
            <text:p/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 office:value-type="float" office:value="0" calcext:value-type="float">
            <text:p>0</text:p>
          </table:table-cell>
          <table:table-cell table:style-name="ce476" table:formula="of:=IF(AND([.$BA$2];[.$BA$3]);IF(ISBLANK([$Données.Q89]);&quot;&quot;;[$Données.Q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476" table:formula="of:=IF(AND([.$BA$2];[.$BA$3]);IF(ISBLANK([$Données.S89]);&quot;&quot;;[$Données.S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T89]);&quot;&quot;;[$Données.T89]);&quot;&quot;)" office:value-type="float" office:value="0" calcext:value-type="float">
            <text:p>0</text:p>
          </table:table-cell>
          <table:table-cell table:style-name="ce476" table:formula="of:=IF(AND([.$BA$2];[.$BA$3]);IF(ISBLANK([$Données.U89]);&quot;&quot;;[$Données.U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476" table:formula="of:=IF(AND([.$BA$2];[.$BA$3]);IF(ISBLANK([$Données.W89]);&quot;&quot;;[$Données.W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X89]);&quot;&quot;;[$Données.X89]);&quot;&quot;)" office:value-type="float" office:value="0" calcext:value-type="float">
            <text:p>0</text:p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covered-table-cell table:style-name="ce434"/>
          <table:table-cell table:style-name="ce578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 office:value-type="float" office:value="-8" calcext:value-type="float">
            <text:p>-8</text:p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 office:value-type="float" office:value="-9" calcext:value-type="float">
            <text:p>-9</text:p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 table:number-rows-repeated="2">
          <table:table-cell table:style-name="ce72" table:number-columns-repeated="14"/>
          <table:table-cell table:number-columns-repeated="1010"/>
        </table:table-row>
        <table:table-row table:style-name="ro12">
          <table:table-cell table:style-name="ce72"/>
          <table:table-cell table:style-name="ce420" office:value-type="string" calcext:value-type="string">
            <text:p>EN COURS DE CONSTRUCTION</text:p>
          </table:table-cell>
          <table:table-cell table:style-name="ce72" table:number-columns-repeated="12"/>
          <table:table-cell table:number-columns-repeated="1010"/>
        </table:table-row>
        <table:table-row table:style-name="ro12" table:number-rows-repeated="6">
          <table:table-cell table:style-name="ce72" table:number-columns-repeated="14"/>
          <table:table-cell table:number-columns-repeated="101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C11:'Fonction homographique'.F11">
            <calcext:condition calcext:apply-style-name="VRAI" calcext:value="formula-is(IF([.C11]=0))" calcext:base-cell-address="'Fonction homographique'.C11"/>
            <calcext:condition calcext:apply-style-name="FAUX" calcext:value="formula-is(IF([.C11]=1))" calcext:base-cell-address="'Fonction homographique'.C11"/>
          </calcext:conditional-format>
          <calcext:conditional-format calcext:target-range-address="'Fonction homographique'.D13:'Fonction homographique'.D14 'Fonction homographique'.B13:'Fonction homographique'.B14">
            <calcext:condition calcext:apply-style-name="VRAI" calcext:value="formula-is(IF(#REF!=0))" calcext:base-cell-address="'Fonction homographique'.B13"/>
            <calcext:condition calcext:apply-style-name="FAUX" calcext:value="formula-is(IF(#REF!=1))" calcext:base-cell-address="'Fonction homographique'.B13"/>
          </calcext:conditional-format>
        </calcext:conditional-formats>
      </table:table>
      <table:table table:name="Equation et inéquations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5" form:id="control15" form:label="Résultats" form:input-required="false" form:linked-cell="'Equation et inéquations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input-required="false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15"/>
          <draw:control draw:z-index="1" draw:style-name="gr3" draw:text-style-name="P3" svg:width="45.05mm" svg:height="11.88mm" svg:x="191.44mm" svg:y="45.65mm" draw:control="control16"/>
          <draw:frame draw:z-index="2" draw:style-name="gr5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4" table:default-cell-style-name="ce421"/>
        <table:table-column table:style-name="co25" table:default-cell-style-name="ce53"/>
        <table:table-column table:style-name="co26" table:number-columns-repeated="11" table:default-cell-style-name="ce53"/>
        <table:table-column table:style-name="co1" table:number-columns-repeated="1007" table:default-cell-style-name="ce53"/>
        <table:table-column table:style-name="co1" table:number-columns-repeated="4" table:default-cell-style-name="ce421"/>
        <table:table-row table:style-name="ro13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6">
          <table:table-cell table:style-name="ce117"/>
          <table:table-cell table:style-name="ce126"/>
          <table:table-cell table:style-name="ce133"/>
          <table:table-cell table:style-name="ce148"/>
          <table:table-cell table:style-name="ce429" table:number-columns-repeated="2"/>
          <table:table-cell table:number-columns-repeated="1018"/>
        </table:table-row>
        <table:table-row table:style-name="ro6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21"/>
          <table:covered-table-cell table:style-name="ce73"/>
          <table:covered-table-cell table:number-columns-repeated="2"/>
          <table:table-cell table:number-columns-repeated="1019"/>
        </table:table-row>
        <table:table-row table:style-name="ro6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6">
          <table:table-cell table:style-name="ce118" office:value-type="string" calcext:value-type="string" table:number-columns-spanned="7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style-name="ce421"/>
          <table:covered-table-cell table:style-name="ce36"/>
          <table:covered-table-cell table:style-name="ce421"/>
          <table:covered-table-cell table:style-name="ce428"/>
          <table:covered-table-cell table:number-columns-repeated="2"/>
          <table:table-cell table:number-columns-repeated="1017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241"/>
          <table:table-cell table:style-name="ce259" table:number-columns-repeated="3"/>
          <table:table-cell table:style-name="ce369"/>
          <table:table-cell table:style-name="ce421"/>
          <table:table-cell table:style-name="ce36"/>
          <table:table-cell table:number-columns-repeated="1015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349" table:formula="of:=IF(ISBLANK([.C6]);&quot;&quot;;IF([.$B$31];IF([.C6]=[Données.B59];1;0);&quot;&quot;))">
            <text:p/>
          </table:table-cell>
          <table:table-cell table:style-name="ce362" table:formula="of:=IF(ISBLANK([.D6]);&quot;&quot;;IF([.$B$31];IF([.D6]=[Données.C59];1;0);&quot;&quot;))">
            <text:p/>
          </table:table-cell>
          <table:table-cell table:style-name="ce373" table:formula="of:=IF(ISBLANK([.E6]);&quot;&quot;;IF([.$B$31];IF([.E6]=[Données.D59];1;0);&quot;&quot;))">
            <text:p/>
          </table:table-cell>
          <table:table-cell table:style-name="ce382" table:formula="of:=IF(ISBLANK([.F6]);&quot;&quot;;IF([.$B$31];IF([.F6]=[Données.E59];1;0);&quot;&quot;))">
            <text:p/>
          </table:table-cell>
          <table:table-cell table:style-name="ce399" table:formula="of:=IF(ISBLANK([.G6]);&quot;&quot;;IF([.$B$31];IF([.G6]=[Données.F59];1;0);&quot;&quot;))">
            <text:p/>
          </table:table-cell>
          <table:table-cell table:style-name="ce421"/>
          <table:table-cell table:style-name="ce206"/>
          <table:table-cell table:number-columns-repeated="1015"/>
        </table:table-row>
        <table:table-row table:style-name="ro14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21"/>
          <table:table-cell table:style-name="ce132" table:formula="of:=IF(AND([.$B$31];[.$B$32]);[Données.B59];&quot;&quot;)">
            <text:p/>
          </table:table-cell>
          <table:table-cell table:style-name="ce157" table:formula="of:=IF(AND([.$B$31];[.$B$32]);[Données.C59];&quot;&quot;)">
            <text:p/>
          </table:table-cell>
          <table:table-cell table:style-name="ce179" table:formula="of:=IF(AND([.$B$31];[.$B$32]);[Données.D59];&quot;&quot;)">
            <text:p/>
          </table:table-cell>
          <table:table-cell table:style-name="ce190" table:formula="of:=IF(AND([.$B$31];[.$B$32]);[Données.E59];&quot;&quot;)">
            <text:p/>
          </table:table-cell>
          <table:table-cell table:style-name="ce202" table:formula="of:=IF(AND([.$B$31];[.$B$32]);[Données.F59];&quot;&quot;)">
            <text:p/>
          </table:table-cell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57"/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294" office:value-type="string" calcext:value-type="string">
            <text:p>Saisir <text:span text:style-name="T21">ou</text:span> pour le symbole <text:span text:style-name="T22"></text:span> (union).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331" office:value-type="string" calcext:value-type="string">
            <text:p><text:span text:style-name="T23">Saisir </text:span><text:span text:style-name="T24">et</text:span><text:span text:style-name="T25"> pour le symbole </text:span><text:span text:style-name="T26"></text:span><text:span text:style-name="T25"> (intersection).</text:span>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6">
          <table:table-cell table:style-name="ce57"/>
          <table:table-cell table:style-name="ce421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5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473"/>
          <table:table-cell table:style-name="ce380" table:formula="of:=[$Données.K67]" office:value-type="string" office:string-value="&gt;" calcext:value-type="string">
            <text:p>&gt;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151" table:formula="of:=IF(ISBLANK([.C14]);&quot;&quot;;IF([.$B$31];IF([.C14]=[Données.B68];1;0);&quot;&quot;))">
            <text:p/>
          </table:table-cell>
          <table:table-cell table:style-name="ce151" table:formula="of:=IF(ISBLANK([.D14]);&quot;&quot;;IF([.$B$31];IF([.D14]=[Données.C68];1;0);&quot;&quot;))">
            <text:p/>
          </table:table-cell>
          <table:table-cell table:style-name="ce151" table:formula="of:=IF(ISBLANK([.E14]);&quot;&quot;;IF([.$B$31];IF([.E14]=[Données.D68];1;0);&quot;&quot;))">
            <text:p/>
          </table:table-cell>
          <table:table-cell table:style-name="ce151" table:formula="of:=IF(ISBLANK([.F14]);&quot;&quot;;IF([.$B$31];IF([.F14]=[Données.E68];1;0);&quot;&quot;))">
            <text:p/>
          </table:table-cell>
          <table:table-cell table:style-name="ce151" table:formula="of:=IF(ISBLANK([.G14]);&quot;&quot;;IF([.$B$31];IF([.G14]=[Données.F68];1;0);&quot;&quot;))">
            <text:p/>
          </table:table-cell>
          <table:table-cell table:style-name="ce377" table:formula="of:=IF(ISBLANK([.H14]);&quot;&quot;;IF([.$B$31];IF([.H14]=[Données.G68];1;0);&quot;&quot;))">
            <text:p/>
          </table:table-cell>
          <table:table-cell table:style-name="ce390" table:formula="of:=IF(ISBLANK([.I14]);&quot;&quot;;IF([.$B$31];IF([.I14]=[Données.H68];1;0);&quot;&quot;))">
            <text:p/>
          </table:table-cell>
          <table:table-cell table:style-name="ce394" table:formula="of:=IF(ISBLANK([.J14]);&quot;&quot;;IF([.$B$31];IF([.J14]=[Données.I68];1;0);&quot;&quot;))">
            <text:p/>
          </table:table-cell>
          <table:table-cell table:style-name="ce396" table:formula="of:=IF(ISBLANK([.K14]);&quot;&quot;;IF([.$B$31];IF([.K14]=[Données.J68];1;0);&quot;&quot;))">
            <text:p/>
          </table:table-cell>
          <table:table-cell table:style-name="ce398" table:formula="of:=IF(ISBLANK([.L14]);&quot;&quot;;IF([.$B$31];IF([.L14]=[Données.K68];1;0);&quot;&quot;))">
            <text:p/>
          </table:table-cell>
          <table:table-cell table:style-name="ce402" table:formula="of:=IF(ISBLANK([.M14]);&quot;&quot;;IF([.$B$31];IF([.M14]=[Données.L68];1;0);&quot;&quot;))">
            <text:p/>
          </table:table-cell>
          <table:table-cell table:number-columns-repeated="1011"/>
        </table:table-row>
        <table:table-row table:style-name="ro14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54" table:formula="of:=IF(AND([.$B$31];[.$B$32]);[Données.B69];&quot;&quot;)">
            <text:p/>
          </table:table-cell>
          <table:table-cell table:style-name="ce454" table:formula="of:=IF(AND([.$B$31];[.$B$32]);[Données.C69];&quot;&quot;)">
            <text:p/>
          </table:table-cell>
          <table:table-cell table:style-name="ce454" table:formula="of:=IF(AND([.$B$31];[.$B$32]);[Données.D69];&quot;&quot;)">
            <text:p/>
          </table:table-cell>
          <table:table-cell table:style-name="ce454" table:formula="of:=IF(AND([.$B$31];[.$B$32]);[Données.E69];&quot;&quot;)">
            <text:p/>
          </table:table-cell>
          <table:table-cell table:style-name="ce454" table:formula="of:=IF(AND([.$B$31];[.$B$32]);[Données.F69];&quot;&quot;)">
            <text:p/>
          </table:table-cell>
          <table:table-cell table:style-name="ce515" table:formula="of:=IF(AND([.$B$31];[.$B$32]);[Données.G69];&quot;&quot;)">
            <text:p/>
          </table:table-cell>
          <table:table-cell table:style-name="ce454" table:formula="of:=IF(AND([.$B$31];[.$B$32]);[Données.H69];&quot;&quot;)">
            <text:p/>
          </table:table-cell>
          <table:table-cell table:style-name="ce454" table:formula="of:=IF(AND([.$B$31];[.$B$32]);[Données.I69];&quot;&quot;)">
            <text:p/>
          </table:table-cell>
          <table:table-cell table:style-name="ce454" table:formula="of:=IF(AND([.$B$31];[.$B$32]);[Données.J69];&quot;&quot;)">
            <text:p/>
          </table:table-cell>
          <table:table-cell table:style-name="ce454" table:formula="of:=IF(AND([.$B$31];[.$B$32]);[Données.K69];&quot;&quot;)">
            <text:p/>
          </table:table-cell>
          <table:table-cell table:style-name="ce545" table:formula="of:=IF(AND([.$B$31];[.$B$32]);[Données.L69];&quot;&quot;)">
            <text:p/>
          </table:table-cell>
          <table:table-cell table:number-columns-repeated="1011"/>
        </table:table-row>
        <table:table-row table:style-name="ro6">
          <table:table-cell table:style-name="ce57" table:number-columns-spanned="2" table:number-rows-spanned="1"/>
          <table:covered-table-cell table:style-name="ce429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21" table:number-columns-repeated="6"/>
          <table:table-cell table:number-columns-repeated="1011"/>
        </table:table-row>
        <table:table-row table:style-name="ro15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≤" calcext:value-type="string">
            <text:p>≤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2"/>
          <table:table-cell table:style-name="ce473"/>
          <table:table-cell table:style-name="ce408"/>
          <table:table-cell table:number-columns-repeated="1011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149" table:formula="of:=IF(ISBLANK([.C19]);&quot;&quot;;IF([.$B$31];IF([.C19]=[Données.B72];1;0);&quot;&quot;))">
            <text:p/>
          </table:table-cell>
          <table:table-cell table:style-name="ce149" table:formula="of:=IF(ISBLANK([.D19]);&quot;&quot;;IF([.$B$31];IF([.D19]=[Données.C72];1;0);&quot;&quot;))">
            <text:p/>
          </table:table-cell>
          <table:table-cell table:style-name="ce149" table:formula="of:=IF(ISBLANK([.E19]);&quot;&quot;;IF([.$B$31];IF([.E19]=[Données.D72];1;0);&quot;&quot;))">
            <text:p/>
          </table:table-cell>
          <table:table-cell table:style-name="ce149" table:formula="of:=IF(ISBLANK([.F19]);&quot;&quot;;IF([.$B$31];IF([.F19]=[Données.E72];1;0);&quot;&quot;))">
            <text:p/>
          </table:table-cell>
          <table:table-cell table:style-name="ce149" table:formula="of:=IF(ISBLANK([.G19]);&quot;&quot;;IF([.$B$31];IF([.G19]=[Données.F72];1;0);&quot;&quot;))">
            <text:p/>
          </table:table-cell>
          <table:table-cell table:style-name="ce149" table:formula="of:=IF(ISBLANK([.H19]);&quot;&quot;;IF([.$B$31];IF([.H19]=[Données.G72];1;0);&quot;&quot;))">
            <text:p/>
          </table:table-cell>
          <table:table-cell table:style-name="ce149" table:formula="of:=IF(ISBLANK([.I19]);&quot;&quot;;IF([.$B$31];IF([.I19]=[Données.H72];1;0);&quot;&quot;))">
            <text:p/>
          </table:table-cell>
          <table:table-cell table:style-name="ce149" table:formula="of:=IF(ISBLANK([.J19]);&quot;&quot;;IF([.$B$31];IF([.J19]=[Données.I72];1;0);&quot;&quot;))">
            <text:p/>
          </table:table-cell>
          <table:table-cell table:style-name="ce149" table:formula="of:=IF(ISBLANK([.K19]);&quot;&quot;;IF([.$B$31];IF([.K19]=[Données.J72];1;0);&quot;&quot;))">
            <text:p/>
          </table:table-cell>
          <table:table-cell table:style-name="ce149" table:formula="of:=IF(ISBLANK([.L19]);&quot;&quot;;IF([.$B$31];IF([.L19]=[Données.K72];1;0);&quot;&quot;))">
            <text:p/>
          </table:table-cell>
          <table:table-cell table:style-name="ce149" table:formula="of:=IF(ISBLANK([.M19]);&quot;&quot;;IF([.$B$31];IF([.M19]=[Données.L72];1;0);&quot;&quot;))">
            <text:p/>
          </table:table-cell>
          <table:table-cell table:number-columns-repeated="1011"/>
        </table:table-row>
        <table:table-row table:style-name="ro14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60" table:formula="of:=IF(AND([.$B$31];[.$B$32]);[Données.B73];&quot;&quot;)">
            <text:p/>
          </table:table-cell>
          <table:table-cell table:style-name="ce469" table:formula="of:=IF(AND([.$B$31];[.$B$32]);[Données.C73];&quot;&quot;)">
            <text:p/>
          </table:table-cell>
          <table:table-cell table:style-name="ce480" table:formula="of:=IF(AND([.$B$31];[.$B$32]);[Données.D73];&quot;&quot;)">
            <text:p/>
          </table:table-cell>
          <table:table-cell table:style-name="ce496" table:formula="of:=IF(AND([.$B$31];[.$B$32]);[Données.E73];&quot;&quot;)">
            <text:p/>
          </table:table-cell>
          <table:table-cell table:style-name="ce510" table:formula="of:=IF(AND([.$B$31];[.$B$32]);[Données.F73];&quot;&quot;)">
            <text:p/>
          </table:table-cell>
          <table:table-cell table:style-name="ce516" table:formula="of:=IF(AND([.$B$31];[.$B$32]);[Données.G73];&quot;&quot;)">
            <text:p/>
          </table:table-cell>
          <table:table-cell table:style-name="ce526" table:formula="of:=IF(AND([.$B$31];[.$B$32]);[Données.H73];&quot;&quot;)">
            <text:p/>
          </table:table-cell>
          <table:table-cell table:style-name="ce532" table:formula="of:=IF(AND([.$B$31];[.$B$32]);[Données.I73];&quot;&quot;)">
            <text:p/>
          </table:table-cell>
          <table:table-cell table:style-name="ce536" table:formula="of:=IF(AND([.$B$31];[.$B$32]);[Données.J73];&quot;&quot;)">
            <text:p/>
          </table:table-cell>
          <table:table-cell table:style-name="ce536" table:formula="of:=IF(AND([.$B$31];[.$B$32]);[Données.K73];&quot;&quot;)">
            <text:p/>
          </table:table-cell>
          <table:table-cell table:style-name="ce558" table:formula="of:=IF(AND([.$B$31];[.$B$32]);[Données.L73];&quot;&quot;)">
            <text:p/>
          </table:table-cell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65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/>
          <table:covered-table-cell table:style-name="ce65"/>
          <table:covered-table-cell table:number-columns-repeated="9"/>
          <table:table-cell table:number-columns-repeated="1011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6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Equation et inéquations'.I7"/>
            <calcext:condition calcext:apply-style-name="FAUX" calcext:value="formula-is(IF([.K7]=1))" calcext:base-cell-address="'Equation et inéqu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Equation et inéquations'.H8"/>
            <calcext:condition calcext:apply-style-name="FAUX" calcext:value="formula-is(IF([.H7]=1))" calcext:base-cell-address="'Equation et inéqu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Equation et inéquations'.C7"/>
            <calcext:condition calcext:apply-style-name="FAUX" calcext:value="formula-is(IF([.C6]=1))" calcext:base-cell-address="'Equation et inéqu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Equation et inéquations'.C8"/>
            <calcext:condition calcext:apply-style-name="FAUX" calcext:value="formula-is(IF([.C7]=1))" calcext:base-cell-address="'Equation et inéqu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Equation et inéquations'.C7"/>
            <calcext:condition calcext:apply-style-name="VRAI" calcext:value="formula-is(IF([.C7]=0))" calcext:base-cell-address="'Equation et inéqu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Equation et inéquations'.D7"/>
            <calcext:condition calcext:apply-style-name="VRAI" calcext:value="formula-is(IF([.D7]=0))" calcext:base-cell-address="'Equation et inéqu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Equation et inéquations'.E7"/>
            <calcext:condition calcext:apply-style-name="VRAI" calcext:value="formula-is(IF([.E7]=0))" calcext:base-cell-address="'Equation et inéqu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Equation et inéquations'.F7"/>
            <calcext:condition calcext:apply-style-name="VRAI" calcext:value="formula-is(IF([.F7]=0))" calcext:base-cell-address="'Equation et inéqu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Equation et inéquations'.G7"/>
            <calcext:condition calcext:apply-style-name="VRAI" calcext:value="formula-is(IF([.G7]=0))" calcext:base-cell-address="'Equation et inéqu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Equation et inéquations'.C8"/>
            <calcext:condition calcext:apply-style-name="VRAI" calcext:value="formula-is(IF([.C7]=0))" calcext:base-cell-address="'Equation et inéqu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Equation et inéquations'.D8"/>
            <calcext:condition calcext:apply-style-name="FAUX" calcext:value="formula-is(IF([.D7]=1))" calcext:base-cell-address="'Equation et inéqu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Equation et inéquations'.D8"/>
            <calcext:condition calcext:apply-style-name="VRAI" calcext:value="formula-is(IF([.D7]=0))" calcext:base-cell-address="'Equation et inéqu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Equation et inéquations'.E8"/>
            <calcext:condition calcext:apply-style-name="FAUX" calcext:value="formula-is(IF([.E7]=1))" calcext:base-cell-address="'Equation et inéqu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Equation et inéquations'.E8"/>
            <calcext:condition calcext:apply-style-name="VRAI" calcext:value="formula-is(IF([.E7]=0))" calcext:base-cell-address="'Equation et inéqu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Equation et inéquations'.F8"/>
            <calcext:condition calcext:apply-style-name="FAUX" calcext:value="formula-is(IF([.F7]=1))" calcext:base-cell-address="'Equation et inéqu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Equation et inéquations'.F8"/>
            <calcext:condition calcext:apply-style-name="VRAI" calcext:value="formula-is(IF([.F7]=0))" calcext:base-cell-address="'Equation et inéqu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Equation et inéquations'.G8"/>
            <calcext:condition calcext:apply-style-name="FAUX" calcext:value="formula-is(IF([.G7]=1))" calcext:base-cell-address="'Equation et inéqu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Equation et inéquations'.G8"/>
            <calcext:condition calcext:apply-style-name="VRAI" calcext:value="formula-is(IF([.G7]=0))" calcext:base-cell-address="'Equation et inéqu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Equation et inéquations'.C17"/>
            <calcext:condition calcext:apply-style-name="FAUX" calcext:value="formula-is(IF([.C16]=1))" calcext:base-cell-address="'Equation et inéqu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Equation et inéquations'.C17"/>
            <calcext:condition calcext:apply-style-name="VRAI" calcext:value="formula-is(IF([.C16]=0))" calcext:base-cell-address="'Equation et inéqu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Equation et inéquations'.D17"/>
            <calcext:condition calcext:apply-style-name="FAUX" calcext:value="formula-is(IF([.D16]=1))" calcext:base-cell-address="'Equation et inéqu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Equation et inéquations'.D17"/>
            <calcext:condition calcext:apply-style-name="VRAI" calcext:value="formula-is(IF([.D16]=0))" calcext:base-cell-address="'Equation et inéqu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Equation et inéquations'.E17"/>
            <calcext:condition calcext:apply-style-name="FAUX" calcext:value="formula-is(IF([.E16]=1))" calcext:base-cell-address="'Equation et inéqu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Equation et inéquations'.E17"/>
            <calcext:condition calcext:apply-style-name="VRAI" calcext:value="formula-is(IF([.E16]=0))" calcext:base-cell-address="'Equation et inéqu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Equation et inéquations'.F17"/>
            <calcext:condition calcext:apply-style-name="FAUX" calcext:value="formula-is(IF([.F16]=1))" calcext:base-cell-address="'Equation et inéqu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Equation et inéquations'.F17"/>
            <calcext:condition calcext:apply-style-name="VRAI" calcext:value="formula-is(IF([.F16]=0))" calcext:base-cell-address="'Equation et inéqu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Equation et inéquations'.G17"/>
            <calcext:condition calcext:apply-style-name="FAUX" calcext:value="formula-is(IF([.G16]=1))" calcext:base-cell-address="'Equation et inéqu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Equation et inéquations'.G17"/>
            <calcext:condition calcext:apply-style-name="VRAI" calcext:value="formula-is(IF([.G16]=0))" calcext:base-cell-address="'Equation et inéqu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Equation et inéquations'.C16"/>
            <calcext:condition calcext:apply-style-name="FAUX" calcext:value="formula-is(IF([.C15]=1))" calcext:base-cell-address="'Equation et inéqu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Equation et inéquations'.C15"/>
            <calcext:condition calcext:apply-style-name="VRAI" calcext:value="formula-is(IF([.C15]=0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Equation et inéquations'.C16"/>
            <calcext:condition calcext:apply-style-name="VRAI" calcext:value="formula-is(IF([.C15]=0))" calcext:base-cell-address="'Equation et inéqu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Equation et inéquations'.C20"/>
            <calcext:condition calcext:apply-style-name="FAUX" calcext:value="formula-is(IF([.C20]=1))" calcext:base-cell-address="'Equation et inéqu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Equation et inéquations'.D21"/>
            <calcext:condition calcext:apply-style-name="FAUX" calcext:value="formula-is(IF([.D$20]=1))" calcext:base-cell-address="'Equation et inéqu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Equation et inéquations'.E21"/>
            <calcext:condition calcext:apply-style-name="FAUX" calcext:value="formula-is(IF([.E$20]=1))" calcext:base-cell-address="'Equation et inéqu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Equation et inéquations'.F21"/>
            <calcext:condition calcext:apply-style-name="FAUX" calcext:value="formula-is(IF([.F$20]=1))" calcext:base-cell-address="'Equation et inéqu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Equation et inéquations'.G21"/>
            <calcext:condition calcext:apply-style-name="FAUX" calcext:value="formula-is(IF([.G$20]=1))" calcext:base-cell-address="'Equation et inéqu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Equation et inéquations'.H21"/>
            <calcext:condition calcext:apply-style-name="FAUX" calcext:value="formula-is(IF([.H$20]=1))" calcext:base-cell-address="'Equation et inéqu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Equation et inéquations'.I21"/>
            <calcext:condition calcext:apply-style-name="FAUX" calcext:value="formula-is(IF([.I$20]=1))" calcext:base-cell-address="'Equation et inéqu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Equation et inéquations'.J21"/>
            <calcext:condition calcext:apply-style-name="FAUX" calcext:value="formula-is(IF([.J$20]=1))" calcext:base-cell-address="'Equation et inéqu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Equation et inéquations'.K21"/>
            <calcext:condition calcext:apply-style-name="FAUX" calcext:value="formula-is(IF([.K$20]=1))" calcext:base-cell-address="'Equation et inéqu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Equation et inéquations'.H15"/>
            <calcext:condition calcext:apply-style-name="VRAI" calcext:value="formula-is(IF([.H15]=0))" calcext:base-cell-address="'Equation et inéqu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Equation et inéquations'.I15"/>
            <calcext:condition calcext:apply-style-name="VRAI" calcext:value="formula-is(IF([.I15]=0))" calcext:base-cell-address="'Equation et inéqu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Equation et inéquations'.J15"/>
            <calcext:condition calcext:apply-style-name="VRAI" calcext:value="formula-is(IF([.J15]=0))" calcext:base-cell-address="'Equation et inéqu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Equation et inéquations'.K15"/>
            <calcext:condition calcext:apply-style-name="VRAI" calcext:value="formula-is(IF([.K15]=0))" calcext:base-cell-address="'Equation et inéqu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Equation et inéquations'.L15"/>
            <calcext:condition calcext:apply-style-name="VRAI" calcext:value="formula-is(IF([.L15]=0))" calcext:base-cell-address="'Equation et inéqu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Equation et inéquations'.M15"/>
            <calcext:condition calcext:apply-style-name="VRAI" calcext:value="formula-is(IF([.M15]=0))" calcext:base-cell-address="'Equation et inéqu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Equation et inéquations'.C21"/>
            <calcext:condition calcext:apply-style-name="FAUX" calcext:value="formula-is(IF([.C20]=1))" calcext:base-cell-address="'Equation et inéquations'.C21"/>
          </calcext:conditional-format>
        </calcext:conditional-formats>
      </table:table>
      <table:table table:name="Données" table:style-name="ta2" table:protected="true" table:protection-key="mK7wtVrFJ5hduB4OKglsYl/uAJA=" table:protection-key-digest-algorithm="http://www.w3.org/2000/09/xmldsig#sha1">
        <loext:table-protection loext:select-unprotected-cells="true"/>
        <table:shapes>
          <draw:frame draw:z-index="0" draw:style-name="gr5" draw:text-style-name="P1" svg:width="270.4mm" svg:height="142.96mm" svg:x="541.97mm" svg:y="542.8mm">
            <draw:object draw:notify-on-update-of-ranges="Données.D100:Données.T100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5" draw:text-style-name="P1" svg:width="270.4mm" svg:height="142.96mm" svg:x="199.29mm" svg:y="1015.58mm">
            <draw:object draw:notify-on-update-of-ranges="Données.K208:Données.L208 Données.M208:Données.N208 Données.B235:Données.B435 Données.C235:Données.C435 Données.G208:Données.H208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580"/>
        <table:table-row table:style-name="ro3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914"/>
          <table:table-cell table:style-name="ce929" table:number-columns-repeated="12"/>
          <table:table-cell table:style-name="ce571" table:number-columns-repeated="4"/>
          <table:table-cell table:number-columns-repeated="986"/>
        </table:table-row>
        <table:table-row table:style-name="ro3">
          <table:table-cell table:style-name="ce531"/>
          <table:table-cell table:style-name="ce590"/>
          <table:table-cell table:style-name="ce744"/>
          <table:table-cell table:style-name="ce685"/>
          <table:table-cell table:style-name="ce682" table:number-columns-repeated="17"/>
          <table:table-cell table:style-name="ce914"/>
          <table:table-cell table:style-name="ce929"/>
          <table:table-cell table:style-name="ce891" table:number-columns-repeated="2"/>
          <table:table-cell table:style-name="ce768" table:number-columns-repeated="3"/>
          <table:table-cell table:style-name="ce652" table:number-columns-repeated="5"/>
          <table:table-cell table:style-name="ce929"/>
          <table:table-cell table:style-name="ce571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6">
          <table:table-cell table:style-name="ce570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571"/>
          <table:table-cell table:style-name="ce571"/>
          <table:table-cell table:style-name="ce860" office:value-type="string" calcext:value-type="string" table:number-columns-spanned="3" table:number-rows-spanned="1">
            <text:p>Graphique parabole <text:span text:style-name="T30">C</text:span><text:span text:style-name="T31">f</text:span></text:p>
          </table:table-cell>
          <table:covered-table-cell table:style-name="ce571"/>
          <table:covered-table-cell table:style-name="ce600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682"/>
          <table:table-cell table:style-name="ce652"/>
          <table:table-cell table:style-name="ce733"/>
          <table:table-cell table:style-name="ce892"/>
          <table:table-cell table:style-name="ce894"/>
          <table:table-cell table:style-name="ce90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16">
          <table:table-cell table:style-name="ce571" table:number-columns-repeated="9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0">1</text:span></text:p>
          </table:table-cell>
          <table:table-cell table:style-name="ce534" office:value-type="string" calcext:value-type="string">
            <text:p>y<text:span text:style-name="T14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2">x</text:span><text:span text:style-name="T39">0</text:span></text:p>
          </table:table-cell>
          <table:table-cell table:style-name="ce685"/>
          <table:table-cell table:style-name="ce571" table:number-columns-repeated="2"/>
          <table:table-cell table:style-name="ce860" office:value-type="string" calcext:value-type="string" table:number-columns-spanned="2" table:number-rows-spanned="1">
            <text:p>Graphique droite 1</text:p>
          </table:table-cell>
          <table:covered-table-cell table:style-name="ce571"/>
          <table:table-cell table:style-name="ce571"/>
          <table:table-cell table:style-name="ce535" office:value-type="float" office:value="-10" calcext:value-type="float">
            <text:p>-10</text:p>
          </table:table-cell>
          <table:table-cell table:style-name="ce756" table:formula="of:=[.$A$29]*[.J5]^2+[.$B$29]*[.J5]+[.$C$29]" office:value-type="float" office:value="-2.8125" calcext:value-type="float">
            <text:p>-45/16 <text:s text:c="2"/></text:p>
          </table:table-cell>
          <table:table-cell table:style-name="ce535" table:formula="of:=[.$A$29]*[.J5]^2+[.$B$29]*[.J5]+[.$C$29]" office:value-type="float" office:value="-2.8125" calcext:value-type="float">
            <text:p>-2,8125</text:p>
          </table:table-cell>
          <table:table-cell table:style-name="ce629" table:formula="of:=[.K5]*[.N5]" office:value-type="float" office:value="-2880" calcext:value-type="float">
            <text:p>-288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5]);ABS([.N5]))" office:value-type="float" office:value="64" calcext:value-type="float">
            <text:p>64</text:p>
          </table:table-cell>
          <table:table-cell table:style-name="ce808" table:formula="of:=[.M5]/[.O5]" office:value-type="float" office:value="-45" calcext:value-type="float">
            <text:p>-45</text:p>
          </table:table-cell>
          <table:table-cell table:style-name="ce808" table:formula="of:=[.N5]/[.O5]" office:value-type="float" office:value="16" calcext:value-type="float">
            <text:p>16</text:p>
          </table:table-cell>
          <table:table-cell table:style-name="ce862" table:formula="of:=[.P5]/[.Q5]" office:value-type="float" office:value="-2.8125" calcext:value-type="float">
            <text:p>-45/16 <text:s text:c="4"/></text:p>
          </table:table-cell>
          <table:table-cell table:style-name="ce869" table:formula="of:=IF([.P5]=0;&quot;0&quot;;(IF([.P5]=[.Q5];&quot;1&quot;;(IF([.P5]=-[.Q5];&quot;-1&quot;;IF([.Q5]=1;TEXT([.P5];10);[.R5]))))))" office:value-type="float" office:value="-2.8125" calcext:value-type="float">
            <text:p>-45/16 <text:s text:c="3"/></text:p>
          </table:table-cell>
          <table:table-cell table:style-name="ce535" table:formula="of:=IF([.P5]=0;&quot;0&quot;;(IF([.P5]=[.Q5];&quot;1&quot;;(IF([.P5]=-[.Q5];&quot;-1&quot;;IF([.Q5]=1;[.P5];CONCATENATE([.P5];&quot;/&quot;;[.Q5])))))))" office:value-type="string" office:string-value="-45/16" calcext:value-type="string">
            <text:p>-45/16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5" table:formula="of:=IF(RANDBETWEEN(1;2)=1;-1;1)" office:value-type="float" office:value="1" calcext:value-type="float">
            <text:p>1</text:p>
          </table:table-cell>
          <table:table-cell table:style-name="ce535" table:formula="of:=RANDBETWEEN(-6;6)" office:value-type="float" office:value="1" calcext:value-type="float">
            <text:p>1</text:p>
          </table:table-cell>
          <table:table-cell table:style-name="ce648" table:formula="of:=-[.B6]/[.A6]" office:value-type="float" office:value="-1" calcext:value-type="float">
            <text:p>-1</text:p>
          </table:table-cell>
          <table:table-cell table:style-name="ce685"/>
          <table:table-cell table:style-name="ce571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571"/>
          <table:table-cell table:style-name="ce535" office:value-type="float" office:value="-9" calcext:value-type="float">
            <text:p>-9</text:p>
          </table:table-cell>
          <table:table-cell table:style-name="ce756" table:formula="of:=[.$A$29]*[.J6]^2+[.$B$29]*[.J6]+[.$C$29]" office:value-type="float" office:value="-1.328125" calcext:value-type="float">
            <text:p>-85/64 <text:s text:c="2"/></text:p>
          </table:table-cell>
          <table:table-cell table:style-name="ce535" table:formula="of:=[.$A$29]*[.J6]^2+[.$B$29]*[.J6]+[.$C$29]" office:value-type="float" office:value="-1.328125" calcext:value-type="float">
            <text:p>-1,328125</text:p>
          </table:table-cell>
          <table:table-cell table:style-name="ce629" table:formula="of:=[.K6]*[.N6]" office:value-type="float" office:value="-1360" calcext:value-type="float">
            <text:p>-136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6]);ABS([.N6]))" office:value-type="float" office:value="16" calcext:value-type="float">
            <text:p>16</text:p>
          </table:table-cell>
          <table:table-cell table:style-name="ce808" table:formula="of:=[.M6]/[.O6]" office:value-type="float" office:value="-85" calcext:value-type="float">
            <text:p>-85</text:p>
          </table:table-cell>
          <table:table-cell table:style-name="ce808" table:formula="of:=[.N6]/[.O6]" office:value-type="float" office:value="64" calcext:value-type="float">
            <text:p>64</text:p>
          </table:table-cell>
          <table:table-cell table:style-name="ce862" table:formula="of:=[.P6]/[.Q6]" office:value-type="float" office:value="-1.328125" calcext:value-type="float">
            <text:p>-85/64 <text:s text:c="4"/></text:p>
          </table:table-cell>
          <table:table-cell table:style-name="ce869" table:formula="of:=IF([.P6]=0;&quot;0&quot;;(IF([.P6]=[.Q6];&quot;1&quot;;(IF([.P6]=-[.Q6];&quot;-1&quot;;IF([.Q6]=1;TEXT([.P6];10);[.R6]))))))" office:value-type="float" office:value="-1.328125" calcext:value-type="float">
            <text:p>-85/64 <text:s text:c="3"/></text:p>
          </table:table-cell>
          <table:table-cell table:style-name="ce535" table:formula="of:=IF([.P6]=0;&quot;0&quot;;(IF([.P6]=[.Q6];&quot;1&quot;;(IF([.P6]=-[.Q6];&quot;-1&quot;;IF([.Q6]=1;[.P6];CONCATENATE([.P6];&quot;/&quot;;[.Q6])))))))" office:value-type="string" office:string-value="-85/64" calcext:value-type="string">
            <text:p>-85/64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1"/>
          <table:table-cell table:style-name="ce590"/>
          <table:table-cell table:style-name="ce744"/>
          <table:table-cell table:style-name="ce685"/>
          <table:table-cell table:style-name="ce571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-9" calcext:value-type="float">
            <text:p>-9</text:p>
          </table:table-cell>
          <table:table-cell table:style-name="ce571"/>
          <table:table-cell table:style-name="ce535" office:value-type="float" office:value="-8" calcext:value-type="float">
            <text:p>-8</text:p>
          </table:table-cell>
          <table:table-cell table:style-name="ce756" table:formula="of:=[.$A$29]*[.J7]^2+[.$B$29]*[.J7]+[.$C$29]" office:value-type="float" office:value="0" calcext:value-type="float">
            <text:p>0/1 <text:s text:c="3"/></text:p>
          </table:table-cell>
          <table:table-cell table:style-name="ce535" table:formula="of:=[.$A$29]*[.J7]^2+[.$B$29]*[.J7]+[.$C$29]" office:value-type="float" office:value="0" calcext:value-type="float">
            <text:p>0</text:p>
          </table:table-cell>
          <table:table-cell table:style-name="ce629" table:formula="of:=[.K7]*[.N7]" office:value-type="float" office:value="0" calcext:value-type="float">
            <text:p>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7]);ABS([.N7]))" office:value-type="float" office:value="1024" calcext:value-type="float">
            <text:p>1024</text:p>
          </table:table-cell>
          <table:table-cell table:style-name="ce808" table:formula="of:=[.M7]/[.O7]" office:value-type="float" office:value="0" calcext:value-type="float">
            <text:p>0</text:p>
          </table:table-cell>
          <table:table-cell table:style-name="ce808" table:formula="of:=[.N7]/[.O7]" office:value-type="float" office:value="1" calcext:value-type="float">
            <text:p>1</text:p>
          </table:table-cell>
          <table:table-cell table:style-name="ce862" table:formula="of:=[.P7]/[.Q7]" office:value-type="float" office:value="0" calcext:value-type="float">
            <text:p>0/1 <text:s text:c="5"/></text:p>
          </table:table-cell>
          <table:table-cell table:style-name="ce869" table:formula="of:=IF([.P7]=0;&quot;0&quot;;(IF([.P7]=[.Q7];&quot;1&quot;;(IF([.P7]=-[.Q7];&quot;-1&quot;;IF([.Q7]=1;TEXT([.P7];10);[.R7]))))))" office:value-type="string" office:string-value="0" calcext:value-type="string">
            <text:p>0</text:p>
          </table:table-cell>
          <table:table-cell table:style-name="ce535" table:formula="of:=IF([.P7]=0;&quot;0&quot;;(IF([.P7]=[.Q7];&quot;1&quot;;(IF([.P7]=-[.Q7];&quot;-1&quot;;IF([.Q7]=1;[.P7];CONCATENATE([.P7];&quot;/&quot;;[.Q7])))))))" office:value-type="string" office:string-value="0" calcext:value-type="string">
            <text:p>0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7" table:formula="of:=[.C6]" office:value-type="float" office:value="-1" calcext:value-type="float" table:number-columns-spanned="2" table:number-rows-spanned="1">
            <text:p>-1</text:p>
          </table:table-cell>
          <table:covered-table-cell table:style-name="ce686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11" calcext:value-type="float">
            <text:p>11</text:p>
          </table:table-cell>
          <table:table-cell table:style-name="ce571"/>
          <table:table-cell table:style-name="ce535" office:value-type="float" office:value="-7" calcext:value-type="float">
            <text:p>-7</text:p>
          </table:table-cell>
          <table:table-cell table:style-name="ce756" table:formula="of:=[.$A$29]*[.J8]^2+[.$B$29]*[.J8]+[.$C$29]" office:value-type="float" office:value="1.171875" calcext:value-type="float">
            <text:p>75/64 <text:s text:c="2"/></text:p>
          </table:table-cell>
          <table:table-cell table:style-name="ce535" table:formula="of:=[.$A$29]*[.J8]^2+[.$B$29]*[.J8]+[.$C$29]" office:value-type="float" office:value="1.171875" calcext:value-type="float">
            <text:p>1,171875</text:p>
          </table:table-cell>
          <table:table-cell table:style-name="ce629" table:formula="of:=[.K8]*[.N8]" office:value-type="float" office:value="1200" calcext:value-type="float">
            <text:p>120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8]);ABS([.N8]))" office:value-type="float" office:value="16" calcext:value-type="float">
            <text:p>16</text:p>
          </table:table-cell>
          <table:table-cell table:style-name="ce808" table:formula="of:=[.M8]/[.O8]" office:value-type="float" office:value="75" calcext:value-type="float">
            <text:p>75</text:p>
          </table:table-cell>
          <table:table-cell table:style-name="ce808" table:formula="of:=[.N8]/[.O8]" office:value-type="float" office:value="64" calcext:value-type="float">
            <text:p>64</text:p>
          </table:table-cell>
          <table:table-cell table:style-name="ce862" table:formula="of:=[.P8]/[.Q8]" office:value-type="float" office:value="1.171875" calcext:value-type="float">
            <text:p>75/64 <text:s text:c="4"/></text:p>
          </table:table-cell>
          <table:table-cell table:style-name="ce869" table:formula="of:=IF([.P8]=0;&quot;0&quot;;(IF([.P8]=[.Q8];&quot;1&quot;;(IF([.P8]=-[.Q8];&quot;-1&quot;;IF([.Q8]=1;TEXT([.P8];10);[.R8]))))))" office:value-type="float" office:value="1.171875" calcext:value-type="float">
            <text:p>75/64 <text:s text:c="3"/></text:p>
          </table:table-cell>
          <table:table-cell table:style-name="ce535" table:formula="of:=IF([.P8]=0;&quot;0&quot;;(IF([.P8]=[.Q8];&quot;1&quot;;(IF([.P8]=-[.Q8];&quot;-1&quot;;IF([.Q8]=1;[.P8];CONCATENATE([.P8];&quot;/&quot;;[.Q8])))))))" office:value-type="string" office:string-value="75/64" calcext:value-type="string">
            <text:p>75/64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5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+" calcext:value-type="string" table:number-columns-spanned="4" table:number-rows-spanned="1">
            <text:p>+</text:p>
          </table:table-cell>
          <table:covered-table-cell table:number-columns-repeated="2" table:style-name="ce686"/>
          <table:covered-table-cell table:style-name="ce820"/>
          <table:table-cell table:style-name="ce682" table:number-columns-repeated="2"/>
          <table:table-cell table:style-name="ce571" table:number-columns-repeated="2"/>
          <table:table-cell table:style-name="ce535" office:value-type="float" office:value="-6" calcext:value-type="float">
            <text:p>-6</text:p>
          </table:table-cell>
          <table:table-cell table:style-name="ce756" table:formula="of:=[.$A$29]*[.J9]^2+[.$B$29]*[.J9]+[.$C$29]" office:value-type="float" office:value="2.1875" calcext:value-type="float">
            <text:p>35/16 <text:s text:c="2"/></text:p>
          </table:table-cell>
          <table:table-cell table:style-name="ce535" table:formula="of:=[.$A$29]*[.J9]^2+[.$B$29]*[.J9]+[.$C$29]" office:value-type="float" office:value="2.1875" calcext:value-type="float">
            <text:p>2,1875</text:p>
          </table:table-cell>
          <table:table-cell table:style-name="ce629" table:formula="of:=[.K9]*[.N9]" office:value-type="float" office:value="2240" calcext:value-type="float">
            <text:p>224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9]);ABS([.N9]))" office:value-type="float" office:value="64" calcext:value-type="float">
            <text:p>64</text:p>
          </table:table-cell>
          <table:table-cell table:style-name="ce808" table:formula="of:=[.M9]/[.O9]" office:value-type="float" office:value="35" calcext:value-type="float">
            <text:p>35</text:p>
          </table:table-cell>
          <table:table-cell table:style-name="ce808" table:formula="of:=[.N9]/[.O9]" office:value-type="float" office:value="16" calcext:value-type="float">
            <text:p>16</text:p>
          </table:table-cell>
          <table:table-cell table:style-name="ce862" table:formula="of:=[.P9]/[.Q9]" office:value-type="float" office:value="2.1875" calcext:value-type="float">
            <text:p>35/16 <text:s text:c="4"/></text:p>
          </table:table-cell>
          <table:table-cell table:style-name="ce869" table:formula="of:=IF([.P9]=0;&quot;0&quot;;(IF([.P9]=[.Q9];&quot;1&quot;;(IF([.P9]=-[.Q9];&quot;-1&quot;;IF([.Q9]=1;TEXT([.P9];10);[.R9]))))))" office:value-type="float" office:value="2.1875" calcext:value-type="float">
            <text:p>35/16 <text:s text:c="3"/></text:p>
          </table:table-cell>
          <table:table-cell table:style-name="ce535" table:formula="of:=IF([.P9]=0;&quot;0&quot;;(IF([.P9]=[.Q9];&quot;1&quot;;(IF([.P9]=-[.Q9];&quot;-1&quot;;IF([.Q9]=1;[.P9];CONCATENATE([.P9];&quot;/&quot;;[.Q9])))))))" office:value-type="string" office:string-value="35/16" calcext:value-type="string">
            <text:p>35/16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5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3" table:formula="of:=IF([.A6]&gt;0;&quot;&quot;;[.H7])">
            <text:p/>
          </table:table-cell>
          <table:table-cell table:style-name="ce649" table:formula="of:=IF([.A6]&g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734"/>
          <table:table-cell table:style-name="ce705" table:formula="of:=IF([.A6]&gt;0;[.H8];&quot;&quot;)" office:value-type="float" office:value="11" calcext:value-type="float">
            <text:p>11</text:p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5" calcext:value-type="float">
            <text:p>-5</text:p>
          </table:table-cell>
          <table:table-cell table:style-name="ce756" table:formula="of:=[.$A$29]*[.J10]^2+[.$B$29]*[.J10]+[.$C$29]" office:value-type="float" office:value="3.046875" calcext:value-type="float">
            <text:p>195/64 <text:s text:c="2"/></text:p>
          </table:table-cell>
          <table:table-cell table:style-name="ce535" table:formula="of:=[.$A$29]*[.J10]^2+[.$B$29]*[.J10]+[.$C$29]" office:value-type="float" office:value="3.046875" calcext:value-type="float">
            <text:p>3,046875</text:p>
          </table:table-cell>
          <table:table-cell table:style-name="ce629" table:formula="of:=[.K10]*[.N10]" office:value-type="float" office:value="3120" calcext:value-type="float">
            <text:p>312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0]);ABS([.N10]))" office:value-type="float" office:value="16" calcext:value-type="float">
            <text:p>16</text:p>
          </table:table-cell>
          <table:table-cell table:style-name="ce808" table:formula="of:=[.M10]/[.O10]" office:value-type="float" office:value="195" calcext:value-type="float">
            <text:p>195</text:p>
          </table:table-cell>
          <table:table-cell table:style-name="ce808" table:formula="of:=[.N10]/[.O10]" office:value-type="float" office:value="64" calcext:value-type="float">
            <text:p>64</text:p>
          </table:table-cell>
          <table:table-cell table:style-name="ce862" table:formula="of:=[.P10]/[.Q10]" office:value-type="float" office:value="3.046875" calcext:value-type="float">
            <text:p>195/64 <text:s text:c="4"/></text:p>
          </table:table-cell>
          <table:table-cell table:style-name="ce869" table:formula="of:=IF([.P10]=0;&quot;0&quot;;(IF([.P10]=[.Q10];&quot;1&quot;;(IF([.P10]=-[.Q10];&quot;-1&quot;;IF([.Q10]=1;TEXT([.P10];10);[.R10]))))))" office:value-type="float" office:value="3.046875" calcext:value-type="float">
            <text:p>195/64 <text:s text:c="3"/></text:p>
          </table:table-cell>
          <table:table-cell table:style-name="ce535" table:formula="of:=IF([.P10]=0;&quot;0&quot;;(IF([.P10]=[.Q10];&quot;1&quot;;(IF([.P10]=-[.Q10];&quot;-1&quot;;IF([.Q10]=1;[.P10];CONCATENATE([.P10];&quot;/&quot;;[.Q10])))))))" office:value-type="string" office:string-value="195/64" calcext:value-type="string">
            <text:p>195/64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covered-table-cell table:style-name="ce539"/>
          <table:table-cell table:style-name="ce595" table:formula="of:=IF([.A6]&gt;0;[.H7];&quot;&quot;)" office:value-type="float" office:value="-9" calcext:value-type="float">
            <text:p>-9</text:p>
          </table:table-cell>
          <table:covered-table-cell table:number-columns-repeated="2" table:style-name="ce752"/>
          <table:table-cell table:style-name="ce707" table:formula="of:=IF([.A6]&gt;0;&quot;&quot;;[.H8])">
            <text:p/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4" calcext:value-type="float">
            <text:p>-4</text:p>
          </table:table-cell>
          <table:table-cell table:style-name="ce756" table:formula="of:=[.$A$29]*[.J11]^2+[.$B$29]*[.J11]+[.$C$29]" office:value-type="float" office:value="3.75" calcext:value-type="float">
            <text:p>15/4 <text:s text:c="3"/></text:p>
          </table:table-cell>
          <table:table-cell table:style-name="ce535" table:formula="of:=[.$A$29]*[.J11]^2+[.$B$29]*[.J11]+[.$C$29]" office:value-type="float" office:value="3.75" calcext:value-type="float">
            <text:p>3,75</text:p>
          </table:table-cell>
          <table:table-cell table:style-name="ce629" table:formula="of:=[.K11]*[.N11]" office:value-type="float" office:value="3840" calcext:value-type="float">
            <text:p>384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1]);ABS([.N11]))" office:value-type="float" office:value="256" calcext:value-type="float">
            <text:p>256</text:p>
          </table:table-cell>
          <table:table-cell table:style-name="ce808" table:formula="of:=[.M11]/[.O11]" office:value-type="float" office:value="15" calcext:value-type="float">
            <text:p>15</text:p>
          </table:table-cell>
          <table:table-cell table:style-name="ce808" table:formula="of:=[.N11]/[.O11]" office:value-type="float" office:value="4" calcext:value-type="float">
            <text:p>4</text:p>
          </table:table-cell>
          <table:table-cell table:style-name="ce862" table:formula="of:=[.P11]/[.Q11]" office:value-type="float" office:value="3.75" calcext:value-type="float">
            <text:p>15/4 <text:s text:c="5"/></text:p>
          </table:table-cell>
          <table:table-cell table:style-name="ce869" table:formula="of:=IF([.P11]=0;&quot;0&quot;;(IF([.P11]=[.Q11];&quot;1&quot;;(IF([.P11]=-[.Q11];&quot;-1&quot;;IF([.Q11]=1;TEXT([.P11];10);[.R11]))))))" office:value-type="float" office:value="3.75" calcext:value-type="float">
            <text:p>15/4 <text:s text:c="4"/></text:p>
          </table:table-cell>
          <table:table-cell table:style-name="ce535" table:formula="of:=IF([.P11]=0;&quot;0&quot;;(IF([.P11]=[.Q11];&quot;1&quot;;(IF([.P11]=-[.Q11];&quot;-1&quot;;IF([.Q11]=1;[.P11];CONCATENATE([.P11];&quot;/&quot;;[.Q11])))))))" office:value-type="string" office:string-value="15/4" calcext:value-type="string">
            <text:p>15/4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40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H7]&gt;0;&quot;+&quot;;&quot;-&quot;)" office:value-type="string" office:string-value="-" calcext:value-type="string">
            <text:p>-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820" table:formula="of:=IF([.H8]&gt;0;&quot;+&quot;;&quot;-&quot;)" office:value-type="string" office:string-value="+" calcext:value-type="string">
            <text:p>+</text:p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3" calcext:value-type="float">
            <text:p>-3</text:p>
          </table:table-cell>
          <table:table-cell table:style-name="ce756" table:formula="of:=[.$A$29]*[.J12]^2+[.$B$29]*[.J12]+[.$C$29]" office:value-type="float" office:value="4.296875" calcext:value-type="float">
            <text:p>275/64 <text:s text:c="2"/></text:p>
          </table:table-cell>
          <table:table-cell table:style-name="ce535" table:formula="of:=[.$A$29]*[.J12]^2+[.$B$29]*[.J12]+[.$C$29]" office:value-type="float" office:value="4.296875" calcext:value-type="float">
            <text:p>4,296875</text:p>
          </table:table-cell>
          <table:table-cell table:style-name="ce629" table:formula="of:=[.K12]*[.N12]" office:value-type="float" office:value="4400" calcext:value-type="float">
            <text:p>440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2]);ABS([.N12]))" office:value-type="float" office:value="16" calcext:value-type="float">
            <text:p>16</text:p>
          </table:table-cell>
          <table:table-cell table:style-name="ce808" table:formula="of:=[.M12]/[.O12]" office:value-type="float" office:value="275" calcext:value-type="float">
            <text:p>275</text:p>
          </table:table-cell>
          <table:table-cell table:style-name="ce808" table:formula="of:=[.N12]/[.O12]" office:value-type="float" office:value="64" calcext:value-type="float">
            <text:p>64</text:p>
          </table:table-cell>
          <table:table-cell table:style-name="ce862" table:formula="of:=[.P12]/[.Q12]" office:value-type="float" office:value="4.296875" calcext:value-type="float">
            <text:p>275/64 <text:s text:c="4"/></text:p>
          </table:table-cell>
          <table:table-cell table:style-name="ce869" table:formula="of:=IF([.P12]=0;&quot;0&quot;;(IF([.P12]=[.Q12];&quot;1&quot;;(IF([.P12]=-[.Q12];&quot;-1&quot;;IF([.Q12]=1;TEXT([.P12];10);[.R12]))))))" office:value-type="float" office:value="4.296875" calcext:value-type="float">
            <text:p>275/64 <text:s text:c="3"/></text:p>
          </table:table-cell>
          <table:table-cell table:style-name="ce535" table:formula="of:=IF([.P12]=0;&quot;0&quot;;(IF([.P12]=[.Q12];&quot;1&quot;;(IF([.P12]=-[.Q12];&quot;-1&quot;;IF([.Q12]=1;[.P12];CONCATENATE([.P12];&quot;/&quot;;[.Q12])))))))" office:value-type="string" office:string-value="275/64" calcext:value-type="string">
            <text:p>275/64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0" table:number-columns-repeated="7"/>
          <table:table-cell table:style-name="ce571" table:number-columns-repeated="2"/>
          <table:table-cell table:style-name="ce535" office:value-type="float" office:value="-2" calcext:value-type="float">
            <text:p>-2</text:p>
          </table:table-cell>
          <table:table-cell table:style-name="ce756" table:formula="of:=[.$A$29]*[.J13]^2+[.$B$29]*[.J13]+[.$C$29]" office:value-type="float" office:value="4.6875" calcext:value-type="float">
            <text:p>75/16 <text:s text:c="2"/></text:p>
          </table:table-cell>
          <table:table-cell table:style-name="ce535" table:formula="of:=[.$A$29]*[.J13]^2+[.$B$29]*[.J13]+[.$C$29]" office:value-type="float" office:value="4.6875" calcext:value-type="float">
            <text:p>4,6875</text:p>
          </table:table-cell>
          <table:table-cell table:style-name="ce629" table:formula="of:=[.K13]*[.N13]" office:value-type="float" office:value="4800" calcext:value-type="float">
            <text:p>480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3]);ABS([.N13]))" office:value-type="float" office:value="64" calcext:value-type="float">
            <text:p>64</text:p>
          </table:table-cell>
          <table:table-cell table:style-name="ce808" table:formula="of:=[.M13]/[.O13]" office:value-type="float" office:value="75" calcext:value-type="float">
            <text:p>75</text:p>
          </table:table-cell>
          <table:table-cell table:style-name="ce808" table:formula="of:=[.N13]/[.O13]" office:value-type="float" office:value="16" calcext:value-type="float">
            <text:p>16</text:p>
          </table:table-cell>
          <table:table-cell table:style-name="ce862" table:formula="of:=[.P13]/[.Q13]" office:value-type="float" office:value="4.6875" calcext:value-type="float">
            <text:p>75/16 <text:s text:c="4"/></text:p>
          </table:table-cell>
          <table:table-cell table:style-name="ce869" table:formula="of:=IF([.P13]=0;&quot;0&quot;;(IF([.P13]=[.Q13];&quot;1&quot;;(IF([.P13]=-[.Q13];&quot;-1&quot;;IF([.Q13]=1;TEXT([.P13];10);[.R13]))))))" office:value-type="float" office:value="4.6875" calcext:value-type="float">
            <text:p>75/16 <text:s text:c="3"/></text:p>
          </table:table-cell>
          <table:table-cell table:style-name="ce535" table:formula="of:=IF([.P13]=0;&quot;0&quot;;(IF([.P13]=[.Q13];&quot;1&quot;;(IF([.P13]=-[.Q13];&quot;-1&quot;;IF([.Q13]=1;[.P13];CONCATENATE([.P13];&quot;/&quot;;[.Q13])))))))" office:value-type="string" office:string-value="75/16" calcext:value-type="string">
            <text:p>75/16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0" table:number-columns-repeated="7"/>
          <table:table-cell table:style-name="ce571" table:number-columns-repeated="2"/>
          <table:table-cell table:style-name="ce535" office:value-type="float" office:value="-1" calcext:value-type="float">
            <text:p>-1</text:p>
          </table:table-cell>
          <table:table-cell table:style-name="ce756" table:formula="of:=[.$A$29]*[.J14]^2+[.$B$29]*[.J14]+[.$C$29]" office:value-type="float" office:value="4.921875" calcext:value-type="float">
            <text:p>315/64 <text:s text:c="2"/></text:p>
          </table:table-cell>
          <table:table-cell table:style-name="ce535" table:formula="of:=[.$A$29]*[.J14]^2+[.$B$29]*[.J14]+[.$C$29]" office:value-type="float" office:value="4.921875" calcext:value-type="float">
            <text:p>4,921875</text:p>
          </table:table-cell>
          <table:table-cell table:style-name="ce629" table:formula="of:=[.K14]*[.N14]" office:value-type="float" office:value="5040" calcext:value-type="float">
            <text:p>504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4]);ABS([.N14]))" office:value-type="float" office:value="16" calcext:value-type="float">
            <text:p>16</text:p>
          </table:table-cell>
          <table:table-cell table:style-name="ce808" table:formula="of:=[.M14]/[.O14]" office:value-type="float" office:value="315" calcext:value-type="float">
            <text:p>315</text:p>
          </table:table-cell>
          <table:table-cell table:style-name="ce808" table:formula="of:=[.N14]/[.O14]" office:value-type="float" office:value="64" calcext:value-type="float">
            <text:p>64</text:p>
          </table:table-cell>
          <table:table-cell table:style-name="ce862" table:formula="of:=[.P14]/[.Q14]" office:value-type="float" office:value="4.921875" calcext:value-type="float">
            <text:p>315/64 <text:s text:c="4"/></text:p>
          </table:table-cell>
          <table:table-cell table:style-name="ce869" table:formula="of:=IF([.P14]=0;&quot;0&quot;;(IF([.P14]=[.Q14];&quot;1&quot;;(IF([.P14]=-[.Q14];&quot;-1&quot;;IF([.Q14]=1;TEXT([.P14];10);[.R14]))))))" office:value-type="float" office:value="4.921875" calcext:value-type="float">
            <text:p>315/64 <text:s text:c="3"/></text:p>
          </table:table-cell>
          <table:table-cell table:style-name="ce535" table:formula="of:=IF([.P14]=0;&quot;0&quot;;(IF([.P14]=[.Q14];&quot;1&quot;;(IF([.P14]=-[.Q14];&quot;-1&quot;;IF([.Q14]=1;[.P14];CONCATENATE([.P14];&quot;/&quot;;[.Q14])))))))" office:value-type="string" office:string-value="315/64" calcext:value-type="string">
            <text:p>315/64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9" office:value-type="string" calcext:value-type="string" table:number-columns-spanned="6" table:number-rows-spanned="1">
            <text:p>Tableau points droite</text:p>
          </table:table-cell>
          <table:covered-table-cell table:style-name="ce571"/>
          <table:covered-table-cell table:style-name="ce655"/>
          <table:covered-table-cell table:number-columns-repeated="3"/>
          <table:table-cell/>
          <table:table-cell table:style-name="ce571" table:number-columns-repeated="2"/>
          <table:table-cell table:style-name="ce535" office:value-type="float" office:value="0" calcext:value-type="float">
            <text:p>0</text:p>
          </table:table-cell>
          <table:table-cell table:style-name="ce756" table:formula="of:=[.$A$29]*[.J15]^2+[.$B$29]*[.J15]+[.$C$29]" office:value-type="float" office:value="5" calcext:value-type="float">
            <text:p>5/1 <text:s text:c="3"/></text:p>
          </table:table-cell>
          <table:table-cell table:style-name="ce535" table:formula="of:=[.$A$29]*[.J15]^2+[.$B$29]*[.J15]+[.$C$29]" office:value-type="float" office:value="5" calcext:value-type="float">
            <text:p>5</text:p>
          </table:table-cell>
          <table:table-cell table:style-name="ce629" table:formula="of:=[.K15]*[.N15]" office:value-type="float" office:value="5120" calcext:value-type="float">
            <text:p>512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5]);ABS([.N15]))" office:value-type="float" office:value="1024" calcext:value-type="float">
            <text:p>1024</text:p>
          </table:table-cell>
          <table:table-cell table:style-name="ce808" table:formula="of:=[.M15]/[.O15]" office:value-type="float" office:value="5" calcext:value-type="float">
            <text:p>5</text:p>
          </table:table-cell>
          <table:table-cell table:style-name="ce808" table:formula="of:=[.N15]/[.O15]" office:value-type="float" office:value="1" calcext:value-type="float">
            <text:p>1</text:p>
          </table:table-cell>
          <table:table-cell table:style-name="ce862" table:formula="of:=[.P15]/[.Q15]" office:value-type="float" office:value="5" calcext:value-type="float">
            <text:p>5/1 <text:s text:c="5"/></text:p>
          </table:table-cell>
          <table:table-cell table:style-name="ce869" table:formula="of:=IF([.P15]=0;&quot;0&quot;;(IF([.P15]=[.Q15];&quot;1&quot;;(IF([.P15]=-[.Q15];&quot;-1&quot;;IF([.Q15]=1;TEXT([.P15];10);[.R15]))))))" office:value-type="string" office:string-value="5" calcext:value-type="string">
            <text:p>5</text:p>
          </table:table-cell>
          <table:table-cell table:style-name="ce535" table:formula="of:=IF([.P15]=0;&quot;0&quot;;(IF([.P15]=[.Q15];&quot;1&quot;;(IF([.P15]=-[.Q15];&quot;-1&quot;;IF([.Q15]=1;[.P15];CONCATENATE([.P15];&quot;/&quot;;[.Q15])))))))" office:value-type="float" office:value="5" calcext:value-type="float">
            <text:p>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571"/>
          <table:table-cell table:style-name="ce535" office:value-type="float" office:value="1" calcext:value-type="float">
            <text:p>1</text:p>
          </table:table-cell>
          <table:table-cell table:style-name="ce756" table:formula="of:=[.$A$29]*[.J16]^2+[.$B$29]*[.J16]+[.$C$29]" office:value-type="float" office:value="4.921875" calcext:value-type="float">
            <text:p>315/64 <text:s text:c="2"/></text:p>
          </table:table-cell>
          <table:table-cell table:style-name="ce535" table:formula="of:=[.$A$29]*[.J16]^2+[.$B$29]*[.J16]+[.$C$29]" office:value-type="float" office:value="4.921875" calcext:value-type="float">
            <text:p>4,921875</text:p>
          </table:table-cell>
          <table:table-cell table:style-name="ce629" table:formula="of:=[.K16]*[.N16]" office:value-type="float" office:value="5040" calcext:value-type="float">
            <text:p>504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6]);ABS([.N16]))" office:value-type="float" office:value="16" calcext:value-type="float">
            <text:p>16</text:p>
          </table:table-cell>
          <table:table-cell table:style-name="ce808" table:formula="of:=[.M16]/[.O16]" office:value-type="float" office:value="315" calcext:value-type="float">
            <text:p>315</text:p>
          </table:table-cell>
          <table:table-cell table:style-name="ce808" table:formula="of:=[.N16]/[.O16]" office:value-type="float" office:value="64" calcext:value-type="float">
            <text:p>64</text:p>
          </table:table-cell>
          <table:table-cell table:style-name="ce862" table:formula="of:=[.P16]/[.Q16]" office:value-type="float" office:value="4.921875" calcext:value-type="float">
            <text:p>315/64 <text:s text:c="4"/></text:p>
          </table:table-cell>
          <table:table-cell table:style-name="ce869" table:formula="of:=IF([.P16]=0;&quot;0&quot;;(IF([.P16]=[.Q16];&quot;1&quot;;(IF([.P16]=-[.Q16];&quot;-1&quot;;IF([.Q16]=1;TEXT([.P16];10);[.R16]))))))" office:value-type="float" office:value="4.921875" calcext:value-type="float">
            <text:p>315/64 <text:s text:c="3"/></text:p>
          </table:table-cell>
          <table:table-cell table:style-name="ce535" table:formula="of:=IF([.P16]=0;&quot;0&quot;;(IF([.P16]=[.Q16];&quot;1&quot;;(IF([.P16]=-[.Q16];&quot;-1&quot;;IF([.Q16]=1;[.P16];CONCATENATE([.P16];&quot;/&quot;;[.Q16])))))))" office:value-type="string" office:string-value="315/64" calcext:value-type="string">
            <text:p>315/64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6" table:formula="of:=IF(ISBLANK([Droite.B14]);0;IF([$Droite.A33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674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571" table:number-columns-repeated="2"/>
          <table:table-cell table:style-name="ce535" office:value-type="float" office:value="2" calcext:value-type="float">
            <text:p>2</text:p>
          </table:table-cell>
          <table:table-cell table:style-name="ce756" table:formula="of:=[.$A$29]*[.J17]^2+[.$B$29]*[.J17]+[.$C$29]" office:value-type="float" office:value="4.6875" calcext:value-type="float">
            <text:p>75/16 <text:s text:c="2"/></text:p>
          </table:table-cell>
          <table:table-cell table:style-name="ce535" table:formula="of:=[.$A$29]*[.J17]^2+[.$B$29]*[.J17]+[.$C$29]" office:value-type="float" office:value="4.6875" calcext:value-type="float">
            <text:p>4,6875</text:p>
          </table:table-cell>
          <table:table-cell table:style-name="ce629" table:formula="of:=[.K17]*[.N17]" office:value-type="float" office:value="4800" calcext:value-type="float">
            <text:p>480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7]);ABS([.N17]))" office:value-type="float" office:value="64" calcext:value-type="float">
            <text:p>64</text:p>
          </table:table-cell>
          <table:table-cell table:style-name="ce808" table:formula="of:=[.M17]/[.O17]" office:value-type="float" office:value="75" calcext:value-type="float">
            <text:p>75</text:p>
          </table:table-cell>
          <table:table-cell table:style-name="ce808" table:formula="of:=[.N17]/[.O17]" office:value-type="float" office:value="16" calcext:value-type="float">
            <text:p>16</text:p>
          </table:table-cell>
          <table:table-cell table:style-name="ce862" table:formula="of:=[.P17]/[.Q17]" office:value-type="float" office:value="4.6875" calcext:value-type="float">
            <text:p>75/16 <text:s text:c="4"/></text:p>
          </table:table-cell>
          <table:table-cell table:style-name="ce869" table:formula="of:=IF([.P17]=0;&quot;0&quot;;(IF([.P17]=[.Q17];&quot;1&quot;;(IF([.P17]=-[.Q17];&quot;-1&quot;;IF([.Q17]=1;TEXT([.P17];10);[.R17]))))))" office:value-type="float" office:value="4.6875" calcext:value-type="float">
            <text:p>75/16 <text:s text:c="3"/></text:p>
          </table:table-cell>
          <table:table-cell table:style-name="ce535" table:formula="of:=IF([.P17]=0;&quot;0&quot;;(IF([.P17]=[.Q17];&quot;1&quot;;(IF([.P17]=-[.Q17];&quot;-1&quot;;IF([.Q17]=1;[.P17];CONCATENATE([.P17];&quot;/&quot;;[.Q17])))))))" office:value-type="string" office:string-value="75/16" calcext:value-type="string">
            <text:p>75/16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674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571" table:number-columns-repeated="2"/>
          <table:table-cell table:style-name="ce535" office:value-type="float" office:value="3" calcext:value-type="float">
            <text:p>3</text:p>
          </table:table-cell>
          <table:table-cell table:style-name="ce756" table:formula="of:=[.$A$29]*[.J18]^2+[.$B$29]*[.J18]+[.$C$29]" office:value-type="float" office:value="4.296875" calcext:value-type="float">
            <text:p>275/64 <text:s text:c="2"/></text:p>
          </table:table-cell>
          <table:table-cell table:style-name="ce535" table:formula="of:=[.$A$29]*[.J18]^2+[.$B$29]*[.J18]+[.$C$29]" office:value-type="float" office:value="4.296875" calcext:value-type="float">
            <text:p>4,296875</text:p>
          </table:table-cell>
          <table:table-cell table:style-name="ce629" table:formula="of:=[.K18]*[.N18]" office:value-type="float" office:value="4400" calcext:value-type="float">
            <text:p>440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8]);ABS([.N18]))" office:value-type="float" office:value="16" calcext:value-type="float">
            <text:p>16</text:p>
          </table:table-cell>
          <table:table-cell table:style-name="ce808" table:formula="of:=[.M18]/[.O18]" office:value-type="float" office:value="275" calcext:value-type="float">
            <text:p>275</text:p>
          </table:table-cell>
          <table:table-cell table:style-name="ce808" table:formula="of:=[.N18]/[.O18]" office:value-type="float" office:value="64" calcext:value-type="float">
            <text:p>64</text:p>
          </table:table-cell>
          <table:table-cell table:style-name="ce862" table:formula="of:=[.P18]/[.Q18]" office:value-type="float" office:value="4.296875" calcext:value-type="float">
            <text:p>275/64 <text:s text:c="4"/></text:p>
          </table:table-cell>
          <table:table-cell table:style-name="ce869" table:formula="of:=IF([.P18]=0;&quot;0&quot;;(IF([.P18]=[.Q18];&quot;1&quot;;(IF([.P18]=-[.Q18];&quot;-1&quot;;IF([.Q18]=1;TEXT([.P18];10);[.R18]))))))" office:value-type="float" office:value="4.296875" calcext:value-type="float">
            <text:p>275/64 <text:s text:c="3"/></text:p>
          </table:table-cell>
          <table:table-cell table:style-name="ce535" table:formula="of:=IF([.P18]=0;&quot;0&quot;;(IF([.P18]=[.Q18];&quot;1&quot;;(IF([.P18]=-[.Q18];&quot;-1&quot;;IF([.Q18]=1;[.P18];CONCATENATE([.P18];&quot;/&quot;;[.Q18])))))))" office:value-type="string" office:string-value="275/64" calcext:value-type="string">
            <text:p>275/64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760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3]=1;1;0)+10" office:value-type="float" office:value="10" calcext:value-type="float">
            <text:p>10</text:p>
          </table:table-cell>
          <table:table-cell/>
          <table:table-cell table:style-name="ce580"/>
          <table:table-cell table:style-name="ce571"/>
          <table:table-cell table:style-name="ce535" office:value-type="float" office:value="4" calcext:value-type="float">
            <text:p>4</text:p>
          </table:table-cell>
          <table:table-cell table:style-name="ce756" table:formula="of:=[.$A$29]*[.J19]^2+[.$B$29]*[.J19]+[.$C$29]" office:value-type="float" office:value="3.75" calcext:value-type="float">
            <text:p>15/4 <text:s text:c="3"/></text:p>
          </table:table-cell>
          <table:table-cell table:style-name="ce535" table:formula="of:=[.$A$29]*[.J19]^2+[.$B$29]*[.J19]+[.$C$29]" office:value-type="float" office:value="3.75" calcext:value-type="float">
            <text:p>3,75</text:p>
          </table:table-cell>
          <table:table-cell table:style-name="ce629" table:formula="of:=[.K19]*[.N19]" office:value-type="float" office:value="3840" calcext:value-type="float">
            <text:p>384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19]);ABS([.N19]))" office:value-type="float" office:value="256" calcext:value-type="float">
            <text:p>256</text:p>
          </table:table-cell>
          <table:table-cell table:style-name="ce808" table:formula="of:=[.M19]/[.O19]" office:value-type="float" office:value="15" calcext:value-type="float">
            <text:p>15</text:p>
          </table:table-cell>
          <table:table-cell table:style-name="ce808" table:formula="of:=[.N19]/[.O19]" office:value-type="float" office:value="4" calcext:value-type="float">
            <text:p>4</text:p>
          </table:table-cell>
          <table:table-cell table:style-name="ce862" table:formula="of:=[.P19]/[.Q19]" office:value-type="float" office:value="3.75" calcext:value-type="float">
            <text:p>15/4 <text:s text:c="5"/></text:p>
          </table:table-cell>
          <table:table-cell table:style-name="ce869" table:formula="of:=IF([.P19]=0;&quot;0&quot;;(IF([.P19]=[.Q19];&quot;1&quot;;(IF([.P19]=-[.Q19];&quot;-1&quot;;IF([.Q19]=1;TEXT([.P19];10);[.R19]))))))" office:value-type="float" office:value="3.75" calcext:value-type="float">
            <text:p>15/4 <text:s text:c="4"/></text:p>
          </table:table-cell>
          <table:table-cell table:style-name="ce535" table:formula="of:=IF([.P19]=0;&quot;0&quot;;(IF([.P19]=[.Q19];&quot;1&quot;;(IF([.P19]=-[.Q19];&quot;-1&quot;;IF([.Q19]=1;[.P19];CONCATENATE([.P19];&quot;/&quot;;[.Q19])))))))" office:value-type="string" office:string-value="15/4" calcext:value-type="string">
            <text:p>15/4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6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674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571"/>
          <table:table-cell table:style-name="ce580" table:number-columns-repeated="2"/>
          <table:table-cell table:style-name="ce571"/>
          <table:table-cell table:style-name="ce535" office:value-type="float" office:value="5" calcext:value-type="float">
            <text:p>5</text:p>
          </table:table-cell>
          <table:table-cell table:style-name="ce756" table:formula="of:=[.$A$29]*[.J20]^2+[.$B$29]*[.J20]+[.$C$29]" office:value-type="float" office:value="3.046875" calcext:value-type="float">
            <text:p>195/64 <text:s text:c="2"/></text:p>
          </table:table-cell>
          <table:table-cell table:style-name="ce535" table:formula="of:=[.$A$29]*[.J20]^2+[.$B$29]*[.J20]+[.$C$29]" office:value-type="float" office:value="3.046875" calcext:value-type="float">
            <text:p>3,046875</text:p>
          </table:table-cell>
          <table:table-cell table:style-name="ce629" table:formula="of:=[.K20]*[.N20]" office:value-type="float" office:value="3120" calcext:value-type="float">
            <text:p>312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0]);ABS([.N20]))" office:value-type="float" office:value="16" calcext:value-type="float">
            <text:p>16</text:p>
          </table:table-cell>
          <table:table-cell table:style-name="ce808" table:formula="of:=[.M20]/[.O20]" office:value-type="float" office:value="195" calcext:value-type="float">
            <text:p>195</text:p>
          </table:table-cell>
          <table:table-cell table:style-name="ce808" table:formula="of:=[.N20]/[.O20]" office:value-type="float" office:value="64" calcext:value-type="float">
            <text:p>64</text:p>
          </table:table-cell>
          <table:table-cell table:style-name="ce862" table:formula="of:=[.P20]/[.Q20]" office:value-type="float" office:value="3.046875" calcext:value-type="float">
            <text:p>195/64 <text:s text:c="4"/></text:p>
          </table:table-cell>
          <table:table-cell table:style-name="ce869" table:formula="of:=IF([.P20]=0;&quot;0&quot;;(IF([.P20]=[.Q20];&quot;1&quot;;(IF([.P20]=-[.Q20];&quot;-1&quot;;IF([.Q20]=1;TEXT([.P20];10);[.R20]))))))" office:value-type="float" office:value="3.046875" calcext:value-type="float">
            <text:p>195/64 <text:s text:c="3"/></text:p>
          </table:table-cell>
          <table:table-cell table:style-name="ce535" table:formula="of:=IF([.P20]=0;&quot;0&quot;;(IF([.P20]=[.Q20];&quot;1&quot;;(IF([.P20]=-[.Q20];&quot;-1&quot;;IF([.Q20]=1;[.P20];CONCATENATE([.P20];&quot;/&quot;;[.Q20])))))))" office:value-type="string" office:string-value="195/64" calcext:value-type="string">
            <text:p>195/64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80" table:number-columns-repeated="8"/>
          <table:table-cell table:style-name="ce571"/>
          <table:table-cell table:style-name="ce535" office:value-type="float" office:value="6" calcext:value-type="float">
            <text:p>6</text:p>
          </table:table-cell>
          <table:table-cell table:style-name="ce756" table:formula="of:=[.$A$29]*[.J21]^2+[.$B$29]*[.J21]+[.$C$29]" office:value-type="float" office:value="2.1875" calcext:value-type="float">
            <text:p>35/16 <text:s text:c="2"/></text:p>
          </table:table-cell>
          <table:table-cell table:style-name="ce535" table:formula="of:=[.$A$29]*[.J21]^2+[.$B$29]*[.J21]+[.$C$29]" office:value-type="float" office:value="2.1875" calcext:value-type="float">
            <text:p>2,1875</text:p>
          </table:table-cell>
          <table:table-cell table:style-name="ce629" table:formula="of:=[.K21]*[.N21]" office:value-type="float" office:value="2240" calcext:value-type="float">
            <text:p>224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1]);ABS([.N21]))" office:value-type="float" office:value="64" calcext:value-type="float">
            <text:p>64</text:p>
          </table:table-cell>
          <table:table-cell table:style-name="ce808" table:formula="of:=[.M21]/[.O21]" office:value-type="float" office:value="35" calcext:value-type="float">
            <text:p>35</text:p>
          </table:table-cell>
          <table:table-cell table:style-name="ce808" table:formula="of:=[.N21]/[.O21]" office:value-type="float" office:value="16" calcext:value-type="float">
            <text:p>16</text:p>
          </table:table-cell>
          <table:table-cell table:style-name="ce862" table:formula="of:=[.P21]/[.Q21]" office:value-type="float" office:value="2.1875" calcext:value-type="float">
            <text:p>35/16 <text:s text:c="4"/></text:p>
          </table:table-cell>
          <table:table-cell table:style-name="ce869" table:formula="of:=IF([.P21]=0;&quot;0&quot;;(IF([.P21]=[.Q21];&quot;1&quot;;(IF([.P21]=-[.Q21];&quot;-1&quot;;IF([.Q21]=1;TEXT([.P21];10);[.R21]))))))" office:value-type="float" office:value="2.1875" calcext:value-type="float">
            <text:p>35/16 <text:s text:c="3"/></text:p>
          </table:table-cell>
          <table:table-cell table:style-name="ce535" table:formula="of:=IF([.P21]=0;&quot;0&quot;;(IF([.P21]=[.Q21];&quot;1&quot;;(IF([.P21]=-[.Q21];&quot;-1&quot;;IF([.Q21]=1;[.P21];CONCATENATE([.P21];&quot;/&quot;;[.Q21])))))))" office:value-type="string" office:string-value="35/16" calcext:value-type="string">
            <text:p>35/16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70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600"/>
          <table:table-cell table:style-name="ce571"/>
          <table:table-cell table:style-name="ce535" office:value-type="float" office:value="7" calcext:value-type="float">
            <text:p>7</text:p>
          </table:table-cell>
          <table:table-cell table:style-name="ce756" table:formula="of:=[.$A$29]*[.J22]^2+[.$B$29]*[.J22]+[.$C$29]" office:value-type="float" office:value="1.171875" calcext:value-type="float">
            <text:p>75/64 <text:s text:c="2"/></text:p>
          </table:table-cell>
          <table:table-cell table:style-name="ce535" table:formula="of:=[.$A$29]*[.J22]^2+[.$B$29]*[.J22]+[.$C$29]" office:value-type="float" office:value="1.171875" calcext:value-type="float">
            <text:p>1,171875</text:p>
          </table:table-cell>
          <table:table-cell table:style-name="ce629" table:formula="of:=[.K22]*[.N22]" office:value-type="float" office:value="1200" calcext:value-type="float">
            <text:p>120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2]);ABS([.N22]))" office:value-type="float" office:value="16" calcext:value-type="float">
            <text:p>16</text:p>
          </table:table-cell>
          <table:table-cell table:style-name="ce808" table:formula="of:=[.M22]/[.O22]" office:value-type="float" office:value="75" calcext:value-type="float">
            <text:p>75</text:p>
          </table:table-cell>
          <table:table-cell table:style-name="ce808" table:formula="of:=[.N22]/[.O22]" office:value-type="float" office:value="64" calcext:value-type="float">
            <text:p>64</text:p>
          </table:table-cell>
          <table:table-cell table:style-name="ce862" table:formula="of:=[.P22]/[.Q22]" office:value-type="float" office:value="1.171875" calcext:value-type="float">
            <text:p>75/64 <text:s text:c="4"/></text:p>
          </table:table-cell>
          <table:table-cell table:style-name="ce869" table:formula="of:=IF([.P22]=0;&quot;0&quot;;(IF([.P22]=[.Q22];&quot;1&quot;;(IF([.P22]=-[.Q22];&quot;-1&quot;;IF([.Q22]=1;TEXT([.P22];10);[.R22]))))))" office:value-type="float" office:value="1.171875" calcext:value-type="float">
            <text:p>75/64 <text:s text:c="3"/></text:p>
          </table:table-cell>
          <table:table-cell table:style-name="ce535" table:formula="of:=IF([.P22]=0;&quot;0&quot;;(IF([.P22]=[.Q22];&quot;1&quot;;(IF([.P22]=-[.Q22];&quot;-1&quot;;IF([.Q22]=1;[.P22];CONCATENATE([.P22];&quot;/&quot;;[.Q22])))))))" office:value-type="string" office:string-value="75/64" calcext:value-type="string">
            <text:p>75/64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600" table:number-columns-repeated="8"/>
          <table:table-cell table:style-name="ce571"/>
          <table:table-cell table:style-name="ce535" office:value-type="float" office:value="8" calcext:value-type="float">
            <text:p>8</text:p>
          </table:table-cell>
          <table:table-cell table:style-name="ce756" table:formula="of:=[.$A$29]*[.J23]^2+[.$B$29]*[.J23]+[.$C$29]" office:value-type="float" office:value="0" calcext:value-type="float">
            <text:p>0/1 <text:s text:c="3"/></text:p>
          </table:table-cell>
          <table:table-cell table:style-name="ce535" table:formula="of:=[.$A$29]*[.J23]^2+[.$B$29]*[.J23]+[.$C$29]" office:value-type="float" office:value="0" calcext:value-type="float">
            <text:p>0</text:p>
          </table:table-cell>
          <table:table-cell table:style-name="ce629" table:formula="of:=[.K23]*[.N23]" office:value-type="float" office:value="0" calcext:value-type="float">
            <text:p>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3]);ABS([.N23]))" office:value-type="float" office:value="1024" calcext:value-type="float">
            <text:p>1024</text:p>
          </table:table-cell>
          <table:table-cell table:style-name="ce808" table:formula="of:=[.M23]/[.O23]" office:value-type="float" office:value="0" calcext:value-type="float">
            <text:p>0</text:p>
          </table:table-cell>
          <table:table-cell table:style-name="ce808" table:formula="of:=[.N23]/[.O23]" office:value-type="float" office:value="1" calcext:value-type="float">
            <text:p>1</text:p>
          </table:table-cell>
          <table:table-cell table:style-name="ce862" table:formula="of:=[.P23]/[.Q23]" office:value-type="float" office:value="0" calcext:value-type="float">
            <text:p>0/1 <text:s text:c="5"/></text:p>
          </table:table-cell>
          <table:table-cell table:style-name="ce869" table:formula="of:=IF([.P23]=0;&quot;0&quot;;(IF([.P23]=[.Q23];&quot;1&quot;;(IF([.P23]=-[.Q23];&quot;-1&quot;;IF([.Q23]=1;TEXT([.P23];10);[.R23]))))))" office:value-type="string" office:string-value="0" calcext:value-type="string">
            <text:p>0</text:p>
          </table:table-cell>
          <table:table-cell table:style-name="ce535" table:formula="of:=IF([.P23]=0;&quot;0&quot;;(IF([.P23]=[.Q23];&quot;1&quot;;(IF([.P23]=-[.Q23];&quot;-1&quot;;IF([.Q23]=1;[.P23];CONCATENATE([.P23];&quot;/&quot;;[.Q23])))))))" office:value-type="string" office:string-value="0" calcext:value-type="string">
            <text:p>0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904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71"/>
          <table:table-cell table:style-name="ce616" office:value-type="string" calcext:value-type="string">
            <text:p>Dénom</text:p>
          </table:table-cell>
          <table:table-cell table:style-name="ce616" office:value-type="string" calcext:value-type="string">
            <text:p>longueur</text:p>
          </table:table-cell>
          <table:table-cell table:style-name="ce571"/>
          <table:table-cell table:style-name="ce535" office:value-type="float" office:value="9" calcext:value-type="float">
            <text:p>9</text:p>
          </table:table-cell>
          <table:table-cell table:style-name="ce756" table:formula="of:=[.$A$29]*[.J24]^2+[.$B$29]*[.J24]+[.$C$29]" office:value-type="float" office:value="-1.328125" calcext:value-type="float">
            <text:p>-85/64 <text:s text:c="2"/></text:p>
          </table:table-cell>
          <table:table-cell table:style-name="ce535" table:formula="of:=[.$A$29]*[.J24]^2+[.$B$29]*[.J24]+[.$C$29]" office:value-type="float" office:value="-1.328125" calcext:value-type="float">
            <text:p>-1,328125</text:p>
          </table:table-cell>
          <table:table-cell table:style-name="ce629" table:formula="of:=[.K24]*[.N24]" office:value-type="float" office:value="-1360" calcext:value-type="float">
            <text:p>-136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4]);ABS([.N24]))" office:value-type="float" office:value="16" calcext:value-type="float">
            <text:p>16</text:p>
          </table:table-cell>
          <table:table-cell table:style-name="ce808" table:formula="of:=[.M24]/[.O24]" office:value-type="float" office:value="-85" calcext:value-type="float">
            <text:p>-85</text:p>
          </table:table-cell>
          <table:table-cell table:style-name="ce808" table:formula="of:=[.N24]/[.O24]" office:value-type="float" office:value="64" calcext:value-type="float">
            <text:p>64</text:p>
          </table:table-cell>
          <table:table-cell table:style-name="ce862" table:formula="of:=[.P24]/[.Q24]" office:value-type="float" office:value="-1.328125" calcext:value-type="float">
            <text:p>-85/64 <text:s text:c="4"/></text:p>
          </table:table-cell>
          <table:table-cell table:style-name="ce869" table:formula="of:=IF([.P24]=0;&quot;0&quot;;(IF([.P24]=[.Q24];&quot;1&quot;;(IF([.P24]=-[.Q24];&quot;-1&quot;;IF([.Q24]=1;TEXT([.P24];10);[.R24]))))))" office:value-type="float" office:value="-1.328125" calcext:value-type="float">
            <text:p>-85/64 <text:s text:c="3"/></text:p>
          </table:table-cell>
          <table:table-cell table:style-name="ce535" table:formula="of:=IF([.P24]=0;&quot;0&quot;;(IF([.P24]=[.Q24];&quot;1&quot;;(IF([.P24]=-[.Q24];&quot;-1&quot;;IF([.Q24]=1;[.P24];CONCATENATE([.P24];&quot;/&quot;;[.Q24])))))))" office:value-type="string" office:string-value="-85/64" calcext:value-type="string">
            <text:p>-85/64</text:p>
          </table:table-cell>
          <table:table-cell/>
          <table:table-cell table:style-name="ce652"/>
          <table:table-cell table:style-name="ce733"/>
          <table:table-cell table:style-name="ce892" table:number-columns-repeated="2"/>
          <table:table-cell table:style-name="ce733"/>
          <table:table-cell table:style-name="ce652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4)" office:value-type="float" office:value="-8" calcext:value-type="float">
            <text:p>-8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table:formula="of:=([.B25]+[.F25])/2" office:value-type="float" office:value="0" calcext:value-type="float">
            <text:p>0</text:p>
          </table:table-cell>
          <table:table-cell table:style-name="ce547" office:value-type="string" calcext:value-type="string">
            <text:p>x<text:span text:style-name="T14">C</text:span></text:p>
          </table:table-cell>
          <table:table-cell table:style-name="ce719" table:formula="of:=RANDBETWEEN(4;9)" office:value-type="float" office:value="8" calcext:value-type="float">
            <text:p>8</text:p>
          </table:table-cell>
          <table:table-cell table:style-name="ce592" table:formula="of:=([.F25]-[.B25])*([.F25]-[.D25])*([.D25]-[.B25])" office:value-type="float" office:value="1024" calcext:value-type="float">
            <text:p>1024</text:p>
          </table:table-cell>
          <table:table-cell table:style-name="ce693" table:formula="of:=IF([.G25]-INT([.G25])=0;0;LEN([.G25])-SEARCH(&quot;,&quot;;[.G25]))" office:value-type="float" office:value="0" calcext:value-type="float">
            <text:p>0</text:p>
          </table:table-cell>
          <table:table-cell table:style-name="ce571"/>
          <table:table-cell table:style-name="ce535" office:value-type="float" office:value="10" calcext:value-type="float">
            <text:p>10</text:p>
          </table:table-cell>
          <table:table-cell table:style-name="ce756" table:formula="of:=[.$A$29]*[.J25]^2+[.$B$29]*[.J25]+[.$C$29]" office:value-type="float" office:value="-2.8125" calcext:value-type="float">
            <text:p>-45/16 <text:s text:c="2"/></text:p>
          </table:table-cell>
          <table:table-cell table:style-name="ce535" table:formula="of:=[.$A$29]*[.J25]^2+[.$B$29]*[.J25]+[.$C$29]" office:value-type="float" office:value="-2.8125" calcext:value-type="float">
            <text:p>-2,8125</text:p>
          </table:table-cell>
          <table:table-cell table:style-name="ce629" table:formula="of:=[.K25]*[.N25]" office:value-type="float" office:value="-2880" calcext:value-type="float">
            <text:p>-2880</text:p>
          </table:table-cell>
          <table:table-cell table:style-name="ce629" table:formula="of:=[.$G$25]*10^[.$H$25]" office:value-type="float" office:value="1024" calcext:value-type="float">
            <text:p>1024</text:p>
          </table:table-cell>
          <table:table-cell table:style-name="ce808" table:formula="of:=GCD(ABS([.M25]);ABS([.N25]))" office:value-type="float" office:value="64" calcext:value-type="float">
            <text:p>64</text:p>
          </table:table-cell>
          <table:table-cell table:style-name="ce808" table:formula="of:=[.M25]/[.O25]" office:value-type="float" office:value="-45" calcext:value-type="float">
            <text:p>-45</text:p>
          </table:table-cell>
          <table:table-cell table:style-name="ce808" table:formula="of:=[.N25]/[.O25]" office:value-type="float" office:value="16" calcext:value-type="float">
            <text:p>16</text:p>
          </table:table-cell>
          <table:table-cell table:style-name="ce862" table:formula="of:=[.P25]/[.Q25]" office:value-type="float" office:value="-2.8125" calcext:value-type="float">
            <text:p>-45/16 <text:s text:c="4"/></text:p>
          </table:table-cell>
          <table:table-cell table:style-name="ce869" table:formula="of:=IF([.P25]=0;&quot;0&quot;;(IF([.P25]=[.Q25];&quot;1&quot;;(IF([.P25]=-[.Q25];&quot;-1&quot;;IF([.Q25]=1;TEXT([.P25];10);[.R25]))))))" office:value-type="float" office:value="-2.8125" calcext:value-type="float">
            <text:p>-45/16 <text:s text:c="3"/></text:p>
          </table:table-cell>
          <table:table-cell table:style-name="ce535" table:formula="of:=IF([.P25]=0;&quot;0&quot;;(IF([.P25]=[.Q25];&quot;1&quot;;(IF([.P25]=-[.Q25];&quot;-1&quot;;IF([.Q25]=1;[.P25];CONCATENATE([.P25];&quot;/&quot;;[.Q25])))))))" office:value-type="string" office:string-value="-45/16" calcext:value-type="string">
            <text:p>-45/16</text:p>
          </table:table-cell>
          <table:table-cell/>
          <table:table-cell table:style-name="ce652"/>
          <table:table-cell table:style-name="ce733"/>
          <table:table-cell table:style-name="ce892" table:number-columns-repeated="2"/>
          <table:table-cell table:style-name="ce652" table:number-columns-repeated="2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7" office:value-type="string" calcext:value-type="string">
            <text:p>y<text:span text:style-name="T32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1;5)*IF(RANDBETWEEN(1;2)=1;-1;1)" office:value-type="float" office:value="5" calcext:value-type="float">
            <text:p>5</text:p>
          </table:table-cell>
          <table:table-cell table:style-name="ce547" office:value-type="string" calcext:value-type="string">
            <text:p>y<text:span text:style-name="T32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39"/>
          <table:table-cell table:style-name="ce600"/>
          <table:table-cell table:style-name="ce571" table:number-columns-repeated="13"/>
          <table:table-cell table:style-name="ce914"/>
          <table:table-cell table:style-name="ce929" table:number-columns-repeated="11"/>
          <table:table-cell table:style-name="ce914"/>
          <table:table-cell table:number-columns-repeated="990"/>
        </table:table-row>
        <table:table-row table:style-name="ro3">
          <table:table-cell table:style-name="ce600" table:number-columns-repeated="8"/>
          <table:table-cell/>
          <table:table-cell table:style-name="ce571" table:number-columns-repeated="12"/>
          <table:table-cell table:style-name="ce914"/>
          <table:table-cell table:style-name="ce929" table:number-columns-repeated="11"/>
          <table:table-cell table:style-name="ce914"/>
          <table:table-cell table:number-columns-repeated="990"/>
        </table:table-row>
        <table:table-row table:style-name="ro16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21" office:value-type="string" calcext:value-type="string">
            <text:p><text:span text:style-name="T30">x</text:span><text:span text:style-name="T14">max</text:span></text:p>
          </table:table-cell>
          <table:table-cell table:style-name="ce721" office:value-type="string" calcext:value-type="string">
            <text:p><text:span text:style-name="T30">y</text:span><text:span text:style-name="T14">max</text:span></text:p>
          </table:table-cell>
          <table:table-cell table:style-name="ce580"/>
          <table:table-cell/>
          <table:table-cell table:style-name="ce580" table:number-columns-repeated="2"/>
          <table:table-cell table:style-name="ce914" table:number-columns-spanned="2" table:number-rows-spanned="1"/>
          <table:covered-table-cell table:style-name="ce929"/>
          <table:table-cell table:number-columns-repeated="4"/>
          <table:table-cell table:style-name="ce864"/>
          <table:table-cell table:number-columns-repeated="3"/>
          <table:table-cell table:style-name="ce914" table:number-columns-repeated="13"/>
          <table:table-cell table:number-columns-repeated="990"/>
        </table:table-row>
        <table:table-row table:style-name="ro3">
          <table:table-cell table:style-name="ce548" table:formula="of:=(([.F26]-[.B26])*([.D25]-[.B25])-([.D26]-[.B26])*([.F25]-[.B25]))/(([.F25]-[.B25])*([.F25]-[.D25])*([.D25]-[.B25]))" office:value-type="float" office:value="-0.078125" calcext:value-type="float">
            <text:p>-5/64</text:p>
          </table:table-cell>
          <table:table-cell table:style-name="ce548" table:formula="of:=([.D26]-[.B26])/([.D25]-[.B25])-[.A29]*([.B25]+[.D25])" office:value-type="float" office:value="0" calcext:value-type="float">
            <text:p>0/1</text:p>
          </table:table-cell>
          <table:table-cell table:style-name="ce548" table:formula="of:=[.B26]-[.A29]*[.B25]*[.B25]-[.B29]*[.B25]" office:value-type="float" office:value="5" calcext:value-type="float">
            <text:p>5/1</text:p>
          </table:table-cell>
          <table:table-cell table:style-name="ce535" table:formula="of:=[.B25]" office:value-type="float" office:value="-8" calcext:value-type="float">
            <text:p>-8</text:p>
          </table:table-cell>
          <table:table-cell table:style-name="ce535" table:formula="of:=[.F25]" office:value-type="float" office:value="8" calcext:value-type="float">
            <text:p>8</text:p>
          </table:table-cell>
          <table:table-cell table:style-name="ce725" table:formula="of:=-[.B29]/(2*[.A29])" office:value-type="float" office:value="0" calcext:value-type="float">
            <text:p>0/1 </text:p>
          </table:table-cell>
          <table:table-cell table:style-name="ce592" table:formula="of:=[.A29]*[.F29]*[.F29]+[.B29]*[.F29]+[.C29]" office:value-type="float" office:value="5" calcext:value-type="float">
            <text:p>5</text:p>
          </table:table-cell>
          <table:table-cell table:style-name="ce580"/>
          <table:table-cell table:style-name="ce571"/>
          <table:table-cell table:style-name="ce580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914"/>
          <table:table-cell table:style-name="ce652" table:number-columns-spanned="2" table:number-rows-spanned="1"/>
          <table:covered-table-cell table:style-name="ce733"/>
          <table:table-cell table:style-name="ce733"/>
          <table:table-cell table:style-name="ce914" table:number-columns-repeated="9"/>
          <table:table-cell table:number-columns-repeated="990"/>
        </table:table-row>
        <table:table-row table:style-name="ro3">
          <table:table-cell table:style-name="ce580" table:number-columns-repeated="8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652" table:number-columns-spanned="2" table:number-rows-spanned="1"/>
          <table:covered-table-cell table:style-name="ce914"/>
          <table:table-cell table:style-name="ce733" table:number-columns-repeated="2"/>
          <table:table-cell table:style-name="ce887"/>
          <table:table-cell table:style-name="ce733" table:number-columns-repeated="4"/>
          <table:table-cell table:style-name="ce888"/>
          <table:table-cell table:style-name="ce914" table:number-columns-repeated="2"/>
          <table:table-cell table:number-columns-repeated="990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7" table:formula="of:=[.D29]" office:value-type="float" office:value="-8" calcext:value-type="float" table:number-columns-spanned="2" table:number-rows-spanned="1">
            <text:p>-8</text:p>
          </table:table-cell>
          <table:covered-table-cell table:style-name="ce686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0" calcext:value-type="string">
            <text:p>0</text:p>
          </table:table-cell>
          <table:table-cell table:style-name="ce677" table:formula="of:=[.E29]" office:value-type="float" office:value="8" calcext:value-type="float" table:number-columns-spanned="2" table:number-rows-spanned="1">
            <text:p>8</text:p>
          </table:table-cell>
          <table:covered-table-cell table:style-name="ce677"/>
          <table:table-cell table:style-name="ce701" office:value-type="float" office:value="10" calcext:value-type="float">
            <text:p>10</text:p>
          </table:table-cell>
          <table:table-cell table:style-name="ce571"/>
          <table:table-cell table:style-name="ce754"/>
          <table:table-cell table:style-name="ce580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7"/>
          <table:table-cell table:style-name="ce887" table:number-columns-repeated="3"/>
          <table:table-cell table:style-name="ce914" table:number-columns-repeated="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number-columns-repeated="2" table:style-name="ce686"/>
          <table:table-cell table:style-name="ce686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-" calcext:value-type="string" table:number-columns-spanned="3" table:number-rows-spanned="1">
            <text:p>-</text:p>
          </table:table-cell>
          <table:covered-table-cell table:style-name="ce686"/>
          <table:covered-table-cell table:style-name="ce883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899" table:number-columns-spanned="9" table:number-rows-spanned="1"/>
          <table:covered-table-cell table:number-columns-repeated="8" table:style-name="ce929"/>
          <table:table-cell table:style-name="ce914"/>
          <table:table-cell table:number-columns-repeated="990"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01" table:formula="of:=IF([.A29]&gt;0;[.S5];&quot;&quot;)">
            <text:p/>
          </table:table-cell>
          <table:table-cell table:style-name="ce761" table:formula="of:=IF([.A29]&l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687" table:formula="of:=IF([.A29]&gt;0;&quot;&quot;;[.G29])" office:value-type="float" office:value="5" calcext:value-type="float">
            <text:p>5</text:p>
          </table:table-cell>
          <table:table-cell table:style-name="ce761" table:formula="of:=IF([.A29]&lt;0;&quot;&quot;;&quot;k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751" table:formula="of:=IF([.A29]&gt;0;[.S25];&quot;&quot;)">
            <text:p/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887"/>
          <table:table-cell table:style-name="ce733" table:number-columns-repeated="10"/>
          <table:table-cell table:style-name="ce914"/>
          <table:table-cell table:number-columns-repeated="990"/>
        </table:table-row>
        <table:table-row table:style-name="ro3">
          <table:covered-table-cell table:style-name="ce549"/>
          <table:table-cell table:style-name="ce602" table:formula="of:=IF([.A29]&gt;0;&quot;&quot;;[.S5])" office:value-type="float" office:value="-2.8125" calcext:value-type="float">
            <text:p>-45/16 <text:s text:c="3"/></text:p>
          </table:table-cell>
          <table:covered-table-cell table:number-columns-repeated="2" table:style-name="ce764"/>
          <table:table-cell table:style-name="ce651" table:formula="of:=IF([.A29]&gt;0;[.G29];&quot;&quot;)">
            <text:p/>
          </table:table-cell>
          <table:covered-table-cell table:number-columns-repeated="2" table:style-name="ce764"/>
          <table:table-cell table:style-name="ce753" table:formula="of:=IF([.A29]&gt;0;&quot;&quot;;[.S25])" office:value-type="float" office:value="-2.8125" calcext:value-type="float">
            <text:p>-45/16 <text:s text:c="2"/></text:p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11"/>
          <table:table-cell table:style-name="ce914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$A$29]*([.C31]-1)^2+[.$B$29]*([.C31]-1)+[.$C$29]&gt;0;&quot;+&quot;;&quot;-&quot;)" office:value-type="string" office:string-value="-" calcext:value-type="string">
            <text:p>-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686" table:formula="of:=IF([.$A$29]*(([.C31]+[.F31])/2)^2+[.$B$29]*(([.C31]+[.F31])/2)+[.$C$29]&gt;0;&quot;+&quot;;&quot;-&quot;)" office:value-type="string" office:string-value="+" calcext:value-type="string">
            <text:p>+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883" table:formula="of:=IF([.$A$29]*([.F31]+1)^2+[.$B$29]*([.F31]+1)+[.$C$29]&gt;0;&quot;+&quot;;&quot;-&quot;)" office:value-type="string" office:string-value="-" calcext:value-type="string">
            <text:p>-</text:p>
          </table:table-cell>
          <table:table-cell table:style-name="ce571"/>
          <table:table-cell table:style-name="ce754"/>
          <table:table-cell table:style-name="ce580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3">
          <table:table-cell table:style-name="ce580" table:number-columns-repeated="8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3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16">
          <table:table-cell table:style-name="ce534" office:value-type="string" calcext:value-type="string">
            <text:p><text:span text:style-name="T5">Num </text:span>x<text:span text:style-name="T14">S</text:span></text:p>
          </table:table-cell>
          <table:table-cell table:style-name="ce534" office:value-type="string" calcext:value-type="string">
            <text:p><text:span text:style-name="T5">Dénom </text:span>x<text:span text:style-name="T14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888"/>
          <table:table-cell table:style-name="ce733"/>
          <table:table-cell table:style-name="ce914"/>
          <table:table-cell table:style-name="ce733"/>
          <table:table-cell table:style-name="ce914" table:number-columns-repeated="8"/>
          <table:table-cell table:number-columns-repeated="990"/>
        </table:table-row>
        <table:table-row table:style-name="ro3">
          <table:table-cell table:style-name="ce535" table:formula="of:=([.F26]-[.B26])*([.D25]*[.D25]-[.B25]*[.B25])-([.D26]-[.B26])*([.F25]*[.F25]-[.B25]*[.B25])" office:value-type="float" office:value="-0" calcext:value-type="float">
            <text:p>0</text:p>
          </table:table-cell>
          <table:table-cell table:style-name="ce535" table:formula="of:=2*(([.F26]-[.B26])*([.D25]-[.B25])-([.D26]-[.B26])*([.F25]-[.B25]))" office:value-type="float" office:value="-160" calcext:value-type="float">
            <text:p>-160</text:p>
          </table:table-cell>
          <table:table-cell table:style-name="ce535" table:formula="of:=GCD(ABS([.A39]);ABS([.B39]))" office:value-type="float" office:value="160" calcext:value-type="float">
            <text:p>160</text:p>
          </table:table-cell>
          <table:table-cell table:style-name="ce691" table:formula="of:=[.A39]/[.C39]*SIGN([.B39])" office:value-type="float" office:value="0" calcext:value-type="float">
            <text:p>0</text:p>
          </table:table-cell>
          <table:table-cell table:style-name="ce691" table:formula="of:=ABS([.B39]/[.C39])" office:value-type="float" office:value="1" calcext:value-type="float">
            <text:p>1</text:p>
          </table:table-cell>
          <table:table-cell table:style-name="ce691" table:formula="of:=CONCATENATE([.D39];IF([.E39]&lt;&gt;1;&quot;/&quot;;&quot;&quot;);IF([.E39]&lt;&gt;1;[.E39];&quot;&quot;))" office:value-type="string" office:string-value="0" calcext:value-type="string">
            <text:p>0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52" table:number-columns-repeated="2"/>
          <table:table-cell table:style-name="ce600" table:number-columns-repeated="6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89" office:value-type="string" calcext:value-type="string" table:number-columns-spanned="7" table:number-rows-spanned="1">
            <text:p>Tableau points parabole</text:p>
          </table:table-cell>
          <table:covered-table-cell table:style-name="ce571"/>
          <table:covered-table-cell table:style-name="ce655"/>
          <table:covered-table-cell table:number-columns-repeated="4"/>
          <table:table-cell table:style-name="ce600"/>
          <table:table-cell table:style-name="ce571"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666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580" table:number-columns-repeated="2"/>
          <table:table-cell table:style-name="ce733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6" table:formula="of:=IF(ISBLANK([$Parabole.B14]);0;IF([$Parabole.AC25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5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5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74" table:formula="of:=IF(ISBLANK([$Parabole.$B$15]);0;IF(AND(ISBLANK([$Parabole.$B$16]);OR([$Parabole.$B$15]=[.R5];[$Parabole.$B$15]=[.S5]));1;-0.5))" office:value-type="float" office:value="0" calcext:value-type="float">
            <text:p>0</text:p>
          </table:table-cell>
          <table:table-cell table:style-name="ce674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674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674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R25];[$Parabole.$H$15]=[.S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covered-table-cell table:style-name="ce549"/>
          <table:table-cell table:style-name="ce674" table:formula="of:=IF(ISBLANK([$Parabole.$B$16]);0;IF(AND(ISBLANK([$Parabole.$B$15]);OR([$Parabole.$B$16]=[.R5];[$Parabole.$B$16]=[.S5]));1;-0.5))" office:value-type="float" office:value="0" calcext:value-type="float">
            <text:p>0</text:p>
          </table:table-cell>
          <table:covered-table-cell table:style-name="ce600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600"/>
          <table:table-cell table:style-name="ce693" table:formula="of:=IF(ISBLANK([$Parabole.$H$16]);0;IF(AND(ISBLANK([$Parabole.H15]);OR([$Parabole.$H$16]=[.R25];[$Parabole.$H$16]=[.S25]));1;-0.5))" office:value-type="float" office:value="0" calcext:value-type="float">
            <text:p>0</text:p>
          </table:table-cell>
          <table:table-cell table:style-name="ce600"/>
          <table:table-cell table:style-name="ce535" table:formula="of:=IF([$Parabole.AC25]=1;3;0)+17" office:value-type="float" office:value="17" calcext:value-type="float">
            <text:p>17</text:p>
          </table:table-cell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6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674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580" table:number-columns-repeated="2"/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80" table:number-columns-repeated="8"/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70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600"/>
          <table:table-cell/>
          <table:table-cell table:style-name="ce580" table:number-columns-repeated="2"/>
          <table:table-cell table:style-name="ce733" table:number-columns-repeated="2"/>
          <table:table-cell/>
          <table:table-cell table:style-name="ce860" office:value-type="string" calcext:value-type="string" table:number-columns-spanned="2" table:number-rows-spanned="1">
            <text:p>Graphique parabole 2</text:p>
          </table:table-cell>
          <table:covered-table-cell table:style-name="ce571"/>
          <table:table-cell/>
          <table:table-cell table:style-name="ce860" office:value-type="string" calcext:value-type="string" table:number-columns-spanned="2" table:number-rows-spanned="1">
            <text:p>Graphique droite 2</text:p>
          </table:table-cell>
          <table:covered-table-cell table:style-name="ce571"/>
          <table:table-cell table:number-columns-repeated="1005"/>
        </table:table-row>
        <table:table-row table:style-name="ro3">
          <table:table-cell table:style-name="ce600" table:number-columns-repeated="8"/>
          <table:table-cell/>
          <table:table-cell table:style-name="ce580" table:number-columns-repeated="2"/>
          <table:table-cell table:style-name="ce733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3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71"/>
          <table:table-cell table:style-name="ce641" office:value-type="string" calcext:value-type="string">
            <text:p><text:span text:style-name="T30">x</text:span><text:span text:style-name="T31">moy</text:span></text:p>
          </table:table-cell>
          <table:table-cell table:style-name="ce641" office:value-type="string" calcext:value-type="string">
            <text:p><text:span text:style-name="T41">y</text:span><text:span text:style-name="T31">moy</text:span></text:p>
          </table:table-cell>
          <table:table-cell table:style-name="ce682"/>
          <table:table-cell table:style-name="ce580" table:number-columns-repeated="2"/>
          <table:table-cell table:style-name="ce733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-22.25" calcext:value-type="float">
            <text:p>-22,25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35.5" calcext:value-type="float">
            <text:p>35,5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2)" office:value-type="float" office:value="-4" calcext:value-type="float">
            <text:p>-4</text:p>
          </table:table-cell>
          <table:table-cell table:style-name="ce547" office:value-type="string" calcext:value-type="string">
            <text:p>x<text:span text:style-name="T14">S</text:span></text:p>
          </table:table-cell>
          <table:table-cell table:style-name="ce535" table:formula="of:=RANDBETWEEN(1;9)" office:value-type="float" office:value="4" calcext:value-type="float">
            <text:p>4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0" calcext:value-type="float">
            <text:p>0</text:p>
          </table:table-cell>
          <table:table-cell table:style-name="ce535" table:formula="of:=[.$A$55]*[.G51]^2+[.$B$55]*[.G51]+[.$C$55]" office:value-type="float" office:value="9" calcext:value-type="float">
            <text:p>9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-12.9375" calcext:value-type="float">
            <text:p>-12,9375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-2" calcext:value-type="float">
            <text:p>-2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y<text:span text:style-name="T32">A</text:span></text:p>
          </table:table-cell>
          <table:table-cell table:style-name="ce535" table:formula="of:=RANDBETWEEN(-30;-3)*[.H52]" office:value-type="float" office:value="13" calcext:value-type="float">
            <text:p>13</text:p>
          </table:table-cell>
          <table:table-cell table:style-name="ce547" office:value-type="string" calcext:value-type="string">
            <text:p>y<text:span text:style-name="T32">S</text:span></text:p>
          </table:table-cell>
          <table:table-cell table:style-name="ce535" table:formula="of:=RANDBETWEEN(-30;-3)*(-[.H52])" office:value-type="float" office:value="-17" calcext:value-type="float">
            <text:p>-17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-30;-2)*[.H52]" office:value-type="float" office:value="9" calcext:value-type="float">
            <text:p>9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80" table:number-columns-repeated="6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-5" calcext:value-type="float">
            <text:p>-5</text:p>
          </table:table-cell>
          <table:table-cell table:style-name="ce580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-39.5" calcext:value-type="float">
            <text:p>-39,5</text:p>
          </table:table-cell>
          <table:table-cell table:number-columns-repeated="1005"/>
        </table:table-row>
        <table:table-row table:style-name="ro3">
          <table:table-cell table:style-name="ce600" table:number-columns-repeated="7"/>
          <table:table-cell table:style-name="ce741"/>
          <table:table-cell table:style-name="ce580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1.5625" calcext:value-type="float">
            <text:p>1,562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41"/>
          <table:table-cell table:style-name="ce580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6.75" calcext:value-type="float">
            <text:p>6,7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3" table:formula="of:=(([.F52]-[.B52])*([.D51]-[.B51])-([.D52]-[.B52])*([.F51]-[.B51]))/(([.F51]-[.B51])*([.F51]-[.D51])*([.D51]-[.B51]))" office:value-type="float" office:value="-0.6875" calcext:value-type="float">
            <text:p>-11/16</text:p>
          </table:table-cell>
          <table:table-cell table:style-name="ce553" table:formula="of:=([.D52]-[.B52])/([.D51]-[.B51])-[.A55]*([.B51]+[.D51])" office:value-type="float" office:value="-3.75" calcext:value-type="float">
            <text:p>-15/4 </text:p>
          </table:table-cell>
          <table:table-cell table:style-name="ce535" table:formula="of:=[.B52]-[.A55]*[.B51]*[.B51]-[.B55]*[.B51]" office:value-type="float" office:value="9" calcext:value-type="float">
            <text:p>9</text:p>
          </table:table-cell>
          <table:table-cell table:style-name="ce553" table:formula="of:=([.D52]-[.B52])/([.D51]-[.B51])" office:value-type="float" office:value="-3.75" calcext:value-type="float">
            <text:p>-15/4 </text:p>
          </table:table-cell>
          <table:table-cell table:style-name="ce553" table:formula="of:=[.D52]-[.D55]*[.D51]" office:value-type="float" office:value="-2" calcext:value-type="float">
            <text:p>- 2/1 </text:p>
          </table:table-cell>
          <table:table-cell table:style-name="ce535" table:formula="of:=[.B51]" office:value-type="float" office:value="-4" calcext:value-type="float">
            <text:p>-4</text:p>
          </table:table-cell>
          <table:table-cell table:style-name="ce535" table:formula="of:=[.D51]" office:value-type="float" office:value="4" calcext:value-type="float">
            <text:p>4</text:p>
          </table:table-cell>
          <table:table-cell table:style-name="ce741"/>
          <table:table-cell table:style-name="ce580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10.5625" calcext:value-type="float">
            <text:p>10,562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80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13" calcext:value-type="float">
            <text:p>13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80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14.0625" calcext:value-type="float">
            <text:p>14,062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4" office:value-type="string" calcext:value-type="string" table:number-columns-spanned="6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number-columns-repeated="5" table:style-name="ce571"/>
          <table:table-cell table:style-name="ce741"/>
          <table:table-cell table:style-name="ce616" office:value-type="string" calcext:value-type="string">
            <text:p>Choix in 2</text:p>
          </table:table-cell>
          <table:table-cell table:style-name="ce580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13.75" calcext:value-type="float">
            <text:p>13,7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7" office:value-type="string" calcext:value-type="string">
            <text:p>{</text:p>
          </table:table-cell>
          <table:table-cell table:style-name="ce677" table:formula="of:=[.F55]" office:value-type="float" office:value="-4" calcext:value-type="float">
            <text:p>-4</text:p>
          </table:table-cell>
          <table:table-cell table:style-name="ce677" office:value-type="string" calcext:value-type="string">
            <text:p>;</text:p>
          </table:table-cell>
          <table:table-cell table:style-name="ce677" table:formula="of:=[.G55]" office:value-type="float" office:value="4" calcext:value-type="float">
            <text:p>4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26" calcext:value-type="float">
            <text:p>26</text:p>
          </table:table-cell>
          <table:table-cell table:style-name="ce580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12.0625" calcext:value-type="float">
            <text:p>12,062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61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677"/>
          <table:table-cell table:style-name="ce616" office:value-type="string" calcext:value-type="string">
            <text:p>Choix in 1</text:p>
          </table:table-cell>
          <table:table-cell table:style-name="ce616" office:value-type="string" calcext:value-type="string">
            <text:p>Inéq 1</text:p>
          </table:table-cell>
          <table:table-cell table:style-name="ce616" office:value-type="string" calcext:value-type="string">
            <text:p>Choix in 2</text:p>
          </table:table-cell>
          <table:table-cell table:style-name="ce616" office:value-type="string" calcext:value-type="string">
            <text:p>Inéq 2</text:p>
          </table:table-cell>
          <table:table-cell table:style-name="ce580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9" calcext:value-type="float">
            <text:p>9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table:formula="of:=RANDBETWEEN(1;4)" office:value-type="float" office:value="2" calcext:value-type="float">
            <text:p>2</text:p>
          </table:table-cell>
          <table:table-cell table:style-name="ce557" table:formula="of:=IF([.$E$61]=1;&quot;≥&quot;;IF([.$E$61]=2;&quot;&gt;&quot;;IF([.$E$61]=3;&quot;≤&quot;;&quot;&lt;&quot;)))" office:value-type="string" office:string-value="&gt;" calcext:value-type="string">
            <text:p>&gt;</text:p>
          </table:table-cell>
          <table:table-cell table:style-name="ce713" table:formula="of:=RANDBETWEEN(5;6)" office:value-type="float" office:value="6" calcext:value-type="float">
            <text:p>6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≤" calcext:value-type="string">
            <text:p>≤</text:p>
          </table:table-cell>
          <table:table-cell table:style-name="ce580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4.5625" calcext:value-type="float">
            <text:p>4,5625</text:p>
          </table:table-cell>
          <table:table-cell table:style-name="ce580" table:number-columns-repeated="7"/>
          <table:table-cell table:number-columns-repeated="1001"/>
        </table:table-row>
        <table:table-row table:style-name="ro3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1" calcext:value-type="float">
            <text:p>1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2" calcext:value-type="float">
            <text:p>2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-1.25" calcext:value-type="float">
            <text:p>-1,25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616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600"/>
          <table:covered-table-cell table:number-columns-repeated="3" table:style-name="ce535"/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-8.4375" calcext:value-type="float">
            <text:p>-8,4375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-17" calcext:value-type="float">
            <text:p>-17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-26.9375" calcext:value-type="float">
            <text:p>-26,9375</text:p>
          </table:table-cell>
          <table:table-cell table:number-columns-repeated="1008"/>
        </table:table-row>
        <table:table-row table:style-name="ro3">
          <table:table-cell table:style-name="ce580" table:number-columns-repeated="8"/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-38.25" calcext:value-type="float">
            <text:p>-38,25</text:p>
          </table:table-cell>
          <table:table-cell table:number-columns-repeated="1008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7"/>
          <table:table-cell table:style-name="ce758" table:formula="of:=[.F61]" office:value-type="string" office:string-value="&gt;" calcext:value-type="string">
            <text:p>&gt;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-50.9375" calcext:value-type="float">
            <text:p>-50,9375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86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]" calcext:value-type="string">
            <text:p>]</text:p>
          </table:table-cell>
          <table:table-cell table:style-name="ce677" table:formula="of:=IF([.$F$62]=2;[.$O$50];[.$F$55])" office:value-type="float" office:value="-4" calcext:value-type="float">
            <text:p>-4</text:p>
          </table:table-cell>
          <table:table-cell table:style-name="ce677" office:value-type="string" calcext:value-type="string">
            <text:p>;</text:p>
          </table:table-cell>
          <table:table-cell table:style-name="ce677" table:formula="of:=IF([.$F$62]=2;[.$F$55];[.$G$55])" office:value-type="float" office:value="4" calcext:value-type="float">
            <text:p>4</text:p>
          </table:table-cell>
          <table:table-cell table:style-name="ce677" table:formula="of:=IF(OR([.$E$61]=1;[.$E$61]=3);&quot;]&quot;;&quot;[&quot;)" office:value-type="string" office:string-value="[" calcext:value-type="string">
            <text:p>[</text:p>
          </table:table-cell>
          <table:table-cell table:style-name="ce677" table:formula="of:=IF([.$F$62]=1;&quot;&quot;;&quot;ou&quot;)">
            <text:p/>
          </table:table-cell>
          <table:table-cell table:style-name="ce677" table:formula="of:=IF([.$F$62]=1;&quot;&quot;;IF(OR([.$E$61]=1;[.$E$61]=3);&quot;[&quot;;&quot;]&quot;))">
            <text:p/>
          </table:table-cell>
          <table:table-cell table:style-name="ce677" table:formula="of:=IF([.$F$62]=1;&quot;&quot;;[.G55])">
            <text:p/>
          </table:table-cell>
          <table:table-cell table:style-name="ce677" table:formula="of:=IF([.$F$62]=1;&quot;&quot;;&quot;;&quot;)">
            <text:p/>
          </table:table-cell>
          <table:table-cell table:style-name="ce677" table:formula="of:=IF([.$F$62]=1;&quot;&quot;;[.$O$70])">
            <text:p/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>
            <text:p/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-65" calcext:value-type="float">
            <text:p>-65</text:p>
          </table:table-cell>
          <table:table-cell table:number-columns-repeated="3"/>
          <table:table-cell table:style-name="ce739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]" calcext:value-type="string">
            <text:p>]</text:p>
          </table:table-cell>
          <table:table-cell table:style-name="ce621" table:formula="of:=[.C68]" office:value-type="float" office:value="-4" calcext:value-type="float">
            <text:p>-4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4" calcext:value-type="float">
            <text:p>4</text:p>
          </table:table-cell>
          <table:table-cell table:style-name="ce621" table:formula="of:=[.F68]" office:value-type="string" office:string-value="[" calcext:value-type="string">
            <text:p>[</text:p>
          </table:table-cell>
          <table:table-cell table:style-name="ce743" table:formula="of:=IF([.$F$62]=1;&quot;&quot;;&quot;&quot;)">
            <text:p/>
          </table:table-cell>
          <table:table-cell table:style-name="ce675" table:formula="of:=[.H68]">
            <text:p/>
          </table:table-cell>
          <table:table-cell table:style-name="ce675" table:formula="of:=[.I68]">
            <text:p/>
          </table:table-cell>
          <table:table-cell table:style-name="ce675" table:formula="of:=[.J68]">
            <text:p/>
          </table:table-cell>
          <table:table-cell table:style-name="ce675" table:formula="of:=[.K68]">
            <text:p/>
          </table:table-cell>
          <table:table-cell table:style-name="ce776" table:formula="of:=[.L68]">
            <text:p/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-80.4375" calcext:value-type="float">
            <text:p>-80,4375</text:p>
          </table:table-cell>
          <table:table-cell table:number-columns-repeated="3"/>
          <table:table-cell table:style-name="ce785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71" table:number-columns-repeated="7"/>
          <table:table-cell table:style-name="ce600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-97.25" calcext:value-type="float">
            <text:p>-97,25</text:p>
          </table:table-cell>
          <table:table-cell table:number-columns-repeated="3"/>
          <table:table-cell table:style-name="ce876" table:number-columns-spanned="1" table:number-rows-spanned="2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7"/>
          <table:table-cell table:style-name="ce758" table:formula="of:=[.H61]" office:value-type="string" office:string-value="≤" calcext:value-type="string">
            <text:p>≤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3"/>
          <table:table-cell table:style-name="ce580" table:number-columns-repeated="4"/>
          <table:covered-table-cell table:style-name="ce871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[" calcext:value-type="string">
            <text:p>[</text:p>
          </table:table-cell>
          <table:table-cell table:style-name="ce675" table:formula="of:=IF([.$H$62]=2;[.$O$50];[.$F$55])" office:value-type="float" office:value="-10" calcext:value-type="float">
            <text:p>-10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-4" calcext:value-type="float">
            <text:p>-4</text:p>
          </table:table-cell>
          <table:table-cell table:style-name="ce677" table:formula="of:=IF(OR([.$H$59]=16;[.$H$59]=26;[.$H$59]=35;[.$H$59]=45);&quot;]&quot;;&quot;[&quot;)" office:value-type="string" office:string-value="]" calcext:value-type="string">
            <text:p>]</text:p>
          </table:table-cell>
          <table:table-cell table:style-name="ce747" table:formula="of:=IF([.$H$62]=1;&quot;&quot;;&quot;ou&quot;)" office:value-type="string" office:string-value="ou" calcext:value-type="string">
            <text:p>ou</text:p>
          </table:table-cell>
          <table:table-cell table:style-name="ce677" table:formula="of:=IF([.$H$62]=1;&quot;&quot;;IF(OR([.$H$59]=16;[.$H$59]=26;[.$H$59]=35;[.$H$59]=45);&quot;[&quot;;&quot;]&quot;))" office:value-type="string" office:string-value="[" calcext:value-type="string">
            <text:p>[</text:p>
          </table:table-cell>
          <table:table-cell table:style-name="ce675" table:formula="of:=IF([.$H$62]=1;&quot;&quot;;[.G55])" office:value-type="float" office:value="4" calcext:value-type="float">
            <text:p>4</text:p>
          </table:table-cell>
          <table:table-cell table:style-name="ce675" table:formula="of:=IF([.$H$62]=1;&quot;&quot;;&quot;;&quot;)" office:value-type="string" office:string-value=";" calcext:value-type="string">
            <text:p>;</text:p>
          </table:table-cell>
          <table:table-cell table:style-name="ce675" table:formula="of:=IF([.$H$62]=1;&quot;&quot;;[.$O$70])" office:value-type="float" office:value="10" calcext:value-type="float">
            <text:p>10</text:p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 office:value-type="string" office:string-value="]" calcext:value-type="string">
            <text:p>]</text:p>
          </table:table-cell>
          <table:table-cell table:number-columns-repeated="3"/>
          <table:table-cell table:style-name="ce580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[" calcext:value-type="string">
            <text:p>[</text:p>
          </table:table-cell>
          <table:table-cell table:style-name="ce621" table:formula="of:=[.C72]" office:value-type="float" office:value="-10" calcext:value-type="float">
            <text:p>-10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-4" calcext:value-type="float">
            <text:p>-4</text:p>
          </table:table-cell>
          <table:table-cell table:style-name="ce621" table:formula="of:=[.F72]" office:value-type="string" office:string-value="]" calcext:value-type="string">
            <text:p>]</text:p>
          </table:table-cell>
          <table:table-cell table:style-name="ce743" table:formula="of:=IF([.$H$62]=1;&quot;&quot;;&quot;&quot;)" office:value-type="string" office:string-value="" calcext:value-type="string">
            <text:p></text:p>
          </table:table-cell>
          <table:table-cell table:style-name="ce675" table:formula="of:=[.H72]" office:value-type="string" office:string-value="[" calcext:value-type="string">
            <text:p>[</text:p>
          </table:table-cell>
          <table:table-cell table:style-name="ce675" table:formula="of:=[.I72]" office:value-type="float" office:value="4" calcext:value-type="float">
            <text:p>4</text:p>
          </table:table-cell>
          <table:table-cell table:style-name="ce675" table:formula="of:=[.J72]" office:value-type="string" office:string-value=";" calcext:value-type="string">
            <text:p>;</text:p>
          </table:table-cell>
          <table:table-cell table:style-name="ce675" table:formula="of:=[.K72]" office:value-type="float" office:value="10" calcext:value-type="float">
            <text:p>10</text:p>
          </table:table-cell>
          <table:table-cell table:style-name="ce776" table:formula="of:=[.L72]" office:value-type="string" office:string-value="]" calcext:value-type="string">
            <text:p>]</text:p>
          </table:table-cell>
          <table:table-cell table:number-columns-repeated="3"/>
          <table:table-cell table:style-name="ce580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3">
          <table:table-cell table:style-name="ce600" table:number-columns-repeated="12"/>
          <table:table-cell table:number-columns-repeated="3"/>
          <table:table-cell table:style-name="ce580" table:number-columns-repeated="4"/>
          <table:table-cell table:style-name="ce876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571"/>
          <table:covered-table-cell table:style-name="ce655"/>
          <table:covered-table-cell table:number-columns-repeated="4"/>
          <table:covered-table-cell table:number-columns-repeated="5" table:style-name="ce600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3">
          <table:table-cell table:style-name="ce563" office:value-type="string" calcext:value-type="string">
            <text:p><text:span text:style-name="T33">f </text:span><text:span text:style-name="T34">(</text:span><text:span text:style-name="T35">x</text:span><text:span text:style-name="T34">)</text:span><text:span text:style-name="T36"> = </text:span><text:span text:style-name="T37">g</text:span><text:span text:style-name="T38">(</text:span><text:span text:style-name="T37">x</text:span><text:span text:style-name="T38">)</text:span></text:p>
          </table:table-cell>
          <table:table-cell table:style-name="ce535" table:formula="of:=IF(ISBLANK([$'Equation et inéquations'.C6]);0;IF([.B59]=[$'Equation et inéquations'.C6];1;-0.5))" office:value-type="float" office:value="0" calcext:value-type="float">
            <text:p>0</text:p>
          </table:table-cell>
          <table:table-cell table:style-name="ce535" table:formula="of:=IF(ISBLANK([$'Equation et inéquations'.D6]);0;IF([.C59]=[$'Equation et inéquations'.D6];1;-0.5))" office:value-type="float" office:value="0" calcext:value-type="float">
            <text:p>0</text:p>
          </table:table-cell>
          <table:table-cell table:style-name="ce535" table:formula="of:=IF(ISBLANK([$'Equation et inéquations'.E6]);0;IF([.D59]=[$'Equation et inéquations'.E6];1;-0.5))" office:value-type="float" office:value="0" calcext:value-type="float">
            <text:p>0</text:p>
          </table:table-cell>
          <table:table-cell table:style-name="ce535" table:formula="of:=IF(ISBLANK([$'Equation et inéquations'.F6]);0;IF([.E59]=[$'Equation et inéquations'.F6];1;-0.5))" office:value-type="float" office:value="0" calcext:value-type="float">
            <text:p>0</text:p>
          </table:table-cell>
          <table:table-cell table:style-name="ce535" table:formula="of:=IF(ISBLANK([$'Equation et inéquations'.G6]);0;IF([.F59]=[$'Equation et inéquations'.G6];1;-0.5))" office:value-type="float" office:value="0" calcext:value-type="float">
            <text:p>0</text:p>
          </table:table-cell>
          <table:table-cell table:style-name="ce716"/>
          <table:table-cell table:style-name="ce600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600"/>
        </table:table-row>
        <table:table-row table:style-name="ro3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0" calcext:value-type="float">
            <text:p>0</text:p>
          </table:table-cell>
          <table:table-cell table:style-name="ce622" table:formula="of:=IF(ISBLANK([$'Equation et inéquations'.D14]);0;IF([.C68]=[$'Equation et inéquations'.D14];1;-0.5))" office:value-type="float" office:value="0" calcext:value-type="float">
            <text:p>0</text:p>
          </table:table-cell>
          <table:table-cell table:style-name="ce622" table:formula="of:=IF(ISBLANK([$'Equation et inéquations'.E14]);0;IF([.D68]=[$'Equation et inéquations'.E14];1;-0.5))" office:value-type="float" office:value="0" calcext:value-type="float">
            <text:p>0</text:p>
          </table:table-cell>
          <table:table-cell table:style-name="ce622" table:formula="of:=IF(ISBLANK([$'Equation et inéquations'.F14]);0;IF([.E68]=[$'Equation et inéquations'.F14];1;-0.5))" office:value-type="float" office:value="0" calcext:value-type="float">
            <text:p>0</text:p>
          </table:table-cell>
          <table:table-cell table:style-name="ce622" table:formula="of:=IF(ISBLANK([$'Equation et inéquations'.G14]);0;IF([.F68]=[$'Equation et inéquations'.G14];1;-0.5))" office:value-type="float" office:value="0" calcext:value-type="float">
            <text:p>0</text:p>
          </table:table-cell>
          <table:table-cell table:style-name="ce666" table:formula="of:=IF([.G69]=&quot;&quot;;IF(ISBLANK([$'Equation et inéquations'.H14]);0;-0.5);IF([.G68]=[$'Equation et inéquations'.H14];1;IF(ISBLANK([$'Equation et inéquations'.H14]);0;-0.5)))" office:value-type="float" office:value="0" calcext:value-type="float">
            <text:p>0</text:p>
          </table:table-cell>
          <table:table-cell table:style-name="ce666" table:formula="of:=IF([.H69]=&quot;&quot;;IF(ISBLANK([$'Equation et inéquations'.I14]);0;-0.5);IF([.H68]=[$'Equation et inéquations'.I14];1;IF(ISBLANK([$'Equation et inéquations'.I14]);0;-0.5)))" office:value-type="float" office:value="0" calcext:value-type="float">
            <text:p>0</text:p>
          </table:table-cell>
          <table:table-cell table:style-name="ce666" table:formula="of:=IF([.I69]=&quot;&quot;;IF(ISBLANK([$'Equation et inéquations'.J14]);0;-0.5);IF([.I68]=[$'Equation et inéquations'.J14];1;IF(ISBLANK([$'Equation et inéquations'.J14]);0;-0.5)))" office:value-type="float" office:value="0" calcext:value-type="float">
            <text:p>0</text:p>
          </table:table-cell>
          <table:table-cell table:style-name="ce666" table:formula="of:=IF([.J69]=&quot;&quot;;IF(ISBLANK([$'Equation et inéquations'.K14]);0;-0.5);IF([.J68]=[$'Equation et inéquations'.K14];1;IF(ISBLANK([$'Equation et inéquations'.K14]);0;-0.5)))" office:value-type="float" office:value="0" calcext:value-type="float">
            <text:p>0</text:p>
          </table:table-cell>
          <table:table-cell table:style-name="ce666" table:formula="of:=IF([.K69]=&quot;&quot;;IF(ISBLANK([$'Equation et inéquations'.L14]);0;-0.5);IF([.K68]=[$'Equation et inéquations'.L14];1;IF(ISBLANK([$'Equation et inéquations'.L14]);0;-0.5)))" office:value-type="float" office:value="0" calcext:value-type="float">
            <text:p>0</text:p>
          </table:table-cell>
          <table:table-cell table:style-name="ce666" table:formula="of:=IF([.L69]=&quot;&quot;;IF(ISBLANK([$'Equation et inéquations'.M14]);0;-0.5);IF([.L68]=[$'Equation et inéquations'.M14];1;IF(ISBLANK([$'Equation et inéquations'.M14]);0;-0.5)))" office:value-type="float" office:value="0" calcext:value-type="float">
            <text:p>0</text:p>
          </table:table-cell>
          <table:table-cell table:style-name="ce580"/>
          <table:table-cell table:number-columns-repeated="1010"/>
          <table:table-cell table:style-name="ce600"/>
        </table:table-row>
        <table:table-row table:style-name="ro3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0" calcext:value-type="float">
            <text:p>0</text:p>
          </table:table-cell>
          <table:table-cell table:style-name="ce623" table:formula="of:=IF(ISBLANK([$'Equation et inéquations'.D19]);0;IF([.C72]=[$'Equation et inéquations'.D19];1;-0.5))" office:value-type="float" office:value="0" calcext:value-type="float">
            <text:p>0</text:p>
          </table:table-cell>
          <table:table-cell table:style-name="ce623" table:formula="of:=IF(ISBLANK([$'Equation et inéquations'.E19]);0;IF([.D72]=[$'Equation et inéquations'.E19];1;-0.5))" office:value-type="float" office:value="0" calcext:value-type="float">
            <text:p>0</text:p>
          </table:table-cell>
          <table:table-cell table:style-name="ce623" table:formula="of:=IF(ISBLANK([$'Equation et inéquations'.F19]);0;IF([.E72]=[$'Equation et inéquations'.F19];1;-0.5))" office:value-type="float" office:value="0" calcext:value-type="float">
            <text:p>0</text:p>
          </table:table-cell>
          <table:table-cell table:style-name="ce623" table:formula="of:=IF(ISBLANK([$'Equation et inéquations'.G19]);0;IF([.F72]=[$'Equation et inéquations'.G19];1;-0.5))" office:value-type="float" office:value="0" calcext:value-type="float">
            <text:p>0</text:p>
          </table:table-cell>
          <table:table-cell table:style-name="ce674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674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674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674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674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674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600" table:number-columns-repeated="12"/>
          <table:table-cell table:style-name="ce922" table:number-columns-repeated="24"/>
          <table:table-cell/>
          <table:table-cell table:style-name="ce922" table:number-columns-repeated="967"/>
          <table:table-cell table:style-name="ce600"/>
        </table:table-row>
        <table:table-row table:style-name="ro3">
          <table:table-cell table:style-name="ce580" table:number-columns-repeated="13"/>
          <table:table-cell table:number-columns-repeated="6"/>
          <table:table-cell table:style-name="ce600" table:number-columns-repeated="6"/>
          <table:table-cell table:style-name="ce587"/>
          <table:table-cell table:style-name="ce600" table:number-columns-repeated="5"/>
          <table:table-cell table:number-columns-repeated="3"/>
          <table:table-cell table:style-name="ce864"/>
          <table:table-cell table:number-columns-repeated="988"/>
          <table:table-cell table:style-name="ce600"/>
        </table:table-row>
        <table:table-row table:style-name="ro3">
          <table:table-cell table:style-name="ce580" table:number-columns-repeated="10"/>
          <table:table-cell table:style-name="ce759"/>
          <table:table-cell table:style-name="ce580" table:number-columns-repeated="2"/>
          <table:table-cell table:number-columns-repeated="6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580" table:number-columns-repeated="13"/>
          <table:table-cell table:number-columns-repeated="6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580" table:number-columns-repeated="13"/>
          <table:table-cell table:number-columns-repeated="2"/>
          <table:table-cell table:style-name="ce816"/>
          <table:table-cell table:number-columns-repeated="3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600" table:number-columns-repeated="10"/>
          <table:table-cell table:style-name="ce762"/>
          <table:table-cell table:style-name="ce600"/>
          <table:table-cell table:number-columns-repeated="4"/>
          <table:table-cell table:style-name="ce580"/>
          <table:table-cell table:number-columns-repeated="2"/>
          <table:table-cell table:style-name="ce580" table:number-columns-repeated="9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570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600"/>
          <table:covered-table-cell table:number-columns-repeated="3"/>
          <table:covered-table-cell table:style-name="ce580"/>
          <table:covered-table-cell table:number-columns-repeated="3"/>
          <table:covered-table-cell table:number-columns-repeated="7" table:style-name="ce580"/>
          <table:table-cell table:style-name="ce580" table:number-columns-repeated="2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600" table:number-columns-repeated="12"/>
          <table:table-cell table:number-columns-repeated="4"/>
          <table:table-cell table:style-name="ce744"/>
          <table:table-cell table:style-name="ce682" table:number-columns-repeated="2"/>
          <table:table-cell table:style-name="ce872" table:number-columns-repeated="8"/>
          <table:table-cell table:style-name="ce600" table:number-columns-repeated="5"/>
          <table:table-cell table:style-name="ce580" table:number-columns-repeated="11"/>
          <table:table-cell table:number-columns-repeated="981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589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580"/>
          <table:table-cell table:style-name="ce887"/>
          <table:table-cell table:style-name="ce739"/>
          <table:table-cell table:style-name="ce815" table:number-columns-repeated="7"/>
          <table:table-cell table:style-name="ce580" table:number-columns-repeated="9"/>
          <table:table-cell table:style-name="ce631" table:number-columns-repeated="2"/>
          <table:table-cell table:number-columns-repeated="972"/>
          <table:table-cell table:style-name="ce580" table:number-columns-repeated="5"/>
          <table:table-cell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0" calcext:value-type="float">
            <text:p>0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8" calcext:value-type="float">
            <text:p>8</text:p>
          </table:table-cell>
          <table:table-cell table:style-name="ce676" table:formula="of:=[.I130]">
            <text:p/>
          </table:table-cell>
          <table:table-cell table:style-name="ce676" table:formula="of:=[.J130]">
            <text:p/>
          </table:table-cell>
          <table:table-cell table:style-name="ce676" table:formula="of:=[.K130]">
            <text:p/>
          </table:table-cell>
          <table:table-cell table:style-name="ce676" table:formula="of:=[.L130]">
            <text:p/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876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4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677" table:formula="of:=IF(ISBLANK([.E159]);&quot;&quot;;[.E159])">
            <text:p/>
          </table:table-cell>
          <table:table-cell table:style-name="ce677" table:formula="of:=IF(ISBLANK([.F159]);&quot;&quot;;[.F159])" office:value-type="float" office:value="-4" calcext:value-type="float">
            <text:p>-4</text:p>
          </table:table-cell>
          <table:table-cell table:style-name="ce677" table:formula="of:=IF(ISBLANK([.G159]);&quot;&quot;;[.G159])">
            <text:p/>
          </table:table-cell>
          <table:table-cell table:style-name="ce677" table:formula="of:=IF(ISBLANK([.H159]);&quot;&quot;;[.H159])" office:value-type="float" office:value="0" calcext:value-type="float">
            <text:p>0</text:p>
          </table:table-cell>
          <table:table-cell table:style-name="ce677" table:formula="of:=IF(ISBLANK([.I159]);&quot;&quot;;[.I159])">
            <text:p/>
          </table:table-cell>
          <table:table-cell table:style-name="ce677" table:formula="of:=IF(ISBLANK([.J159]);&quot;&quot;;[.J159])" office:value-type="float" office:value="4" calcext:value-type="float">
            <text:p>4</text:p>
          </table:table-cell>
          <table:table-cell table:style-name="ce677" table:formula="of:=IF(ISBLANK([.K159]);&quot;&quot;;[.K159])">
            <text:p/>
          </table:table-cell>
          <table:table-cell table:style-name="ce677" table:formula="of:=IF(ISBLANK([.L159]);&quot;&quot;;[.L159])" office:value-type="float" office:value="8" calcext:value-type="float">
            <text:p>8</text:p>
          </table:table-cell>
          <table:table-cell table:style-name="ce677" table:formula="of:=IF(ISBLANK([.M159]);&quot;&quot;;[.M159])">
            <text:p/>
          </table:table-cell>
          <table:table-cell table:style-name="ce606" table:formula="of:=IF(ISBLANK([.N159]);&quot;&quot;;[.N159])">
            <text:p/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80" table:number-columns-repeated="9"/>
          <table:table-cell table:number-columns-repeated="974"/>
          <table:table-cell table:style-name="ce580" table:number-columns-repeated="5"/>
          <table:table-cell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6" table:formula="of:=[.P130]" office:value-type="float" office:value="0" calcext:value-type="float">
            <text:p>0</text:p>
          </table:table-cell>
          <table:table-cell table:style-name="ce677" table:formula="of:=[.Q130]" office:value-type="string" office:string-value="-" calcext:value-type="string">
            <text:p>-</text:p>
          </table:table-cell>
          <table:table-cell table:style-name="ce677" table:formula="of:=[.R130]" office:value-type="float" office:value="0" calcext:value-type="float">
            <text:p>0</text:p>
          </table:table-cell>
          <table:table-cell table:style-name="ce677" table:formula="of:=[.S130]" office:value-type="string" office:string-value="-" calcext:value-type="string">
            <text:p>-</text:p>
          </table:table-cell>
          <table:table-cell table:style-name="ce677" table:formula="of:=[.T130]" office:value-type="float" office:value="0" calcext:value-type="float">
            <text:p>0</text:p>
          </table:table-cell>
          <table:table-cell table:style-name="ce677" table:formula="of:=[.U130]">
            <text:p/>
          </table:table-cell>
          <table:table-cell table:style-name="ce677" table:formula="of:=[.V130]">
            <text:p/>
          </table:table-cell>
          <table:table-cell table:style-name="ce677" table:formula="of:=[.W130]">
            <text:p/>
          </table:table-cell>
          <table:table-cell table:style-name="ce677" table:formula="of:=[.X130]">
            <text:p/>
          </table:table-cell>
          <table:table-cell table:style-name="ce677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>
            <text:p/>
          </table:table-cell>
          <table:table-cell table:style-name="ce631" table:formula="of:=IF(ISBLANK([.Q159]);&quot;&quot;;[.Q159])" office:value-type="string" office:string-value="-" calcext:value-type="string">
            <text:p>-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+" calcext:value-type="string">
            <text:p>+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-" calcext:value-type="string">
            <text:p>-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+" calcext:value-type="string">
            <text:p>+</text:p>
          </table:table-cell>
          <table:table-cell table:style-name="ce631" table:formula="of:=IF(ISBLANK([.X159]);&quot;&quot;;[.X159])">
            <text:p/>
          </table:table-cell>
          <table:table-cell table:style-name="ce631" table:formula="of:=IF(ISBLANK([.Y159]);&quot;&quot;;[.Y159])">
            <text:p/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580" table:number-columns-repeated="9"/>
          <table:table-cell table:number-columns-repeated="974"/>
          <table:table-cell table:style-name="ce580" table:number-columns-repeated="5"/>
          <table:table-cell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876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94"/>
          <table:table-cell table:style-name="ce593" table:formula="of:=IF([.Q88]=&quot;-&quot;;[.AB159];&quot;&quot;)" office:value-type="float" office:value="0" calcext:value-type="float">
            <text:p>0</text:p>
          </table:table-cell>
          <table:table-cell table:style-name="ce761" table:formula="of:=IF(ISBLANK([.Q88]);&quot;&quot;;IF([.Q88]=&quot;+&quot;;&quot;k&quot;;IF([.Q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Q88]=&quot;-&quot;;&quot;&quot;;IF([.Q88]=&quot;&quot;;&quot;&quot;;[.AD159]))">
            <text:p/>
          </table:table-cell>
          <table:table-cell table:style-name="ce761" table:formula="of:=IF(ISBLANK([.S88]);&quot;&quot;;IF([.S88]=&quot;+&quot;;&quot;k&quot;;IF([.S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S88]=&quot;-&quot;;&quot;&quot;;IF([.S88]=&quot;&quot;;&quot;&quot;;[.AF159]))" office:value-type="float" office:value="0" calcext:value-type="float">
            <text:p>0</text:p>
          </table:table-cell>
          <table:table-cell table:style-name="ce761" table:formula="of:=IF(ISBLANK([.U88]);&quot;&quot;;IF([.U88]=&quot;+&quot;;&quot;k&quot;;IF([.U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U88]=&quot;-&quot;;&quot;&quot;;IF([.U88]=&quot;&quot;;&quot;&quot;;[.AH159]))">
            <text:p/>
          </table:table-cell>
          <table:table-cell table:style-name="ce761" table:formula="of:=IF(ISBLANK([.W88]);&quot;&quot;;IF([.W88]=&quot;+&quot;;&quot;k&quot;;IF([.W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W88]=&quot;-&quot;;&quot;&quot;;IF([.W88]=&quot;&quot;;&quot;&quot;;[.AJ159]))" office:value-type="float" office:value="0" calcext:value-type="float">
            <text:p>0</text:p>
          </table:table-cell>
          <table:table-cell table:style-name="ce1009" table:formula="of:=IF(ISBLANK([.Y88]);&quot;&quot;;IF([.Y88]=&quot;+&quot;;&quot;k&quot;;IF([.Y88]=&quot;-&quot;;&quot;m&quot;;&quot;&quot;)))" table:number-columns-spanned="1" table:number-rows-spanned="2">
            <text:p/>
          </table:table-cell>
          <table:table-cell table:style-name="ce905" table:formula="of:=IF([.Y88]=&quot;-&quot;;&quot;&quot;;IF([.Y88]=&quot;&quot;;&quot;&quot;;[.AL159]))">
            <text:p/>
          </table:table-cell>
          <table:table-cell table:style-name="ce733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79"/>
          <table:table-cell table:style-name="ce580" table:number-columns-repeated="5"/>
          <table:table-cell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>
            <text:p/>
          </table:table-cell>
          <table:covered-table-cell table:style-name="ce764"/>
          <table:table-cell table:style-name="ce651" table:formula="of:=IF([.Q88]=&quot;-&quot;;IF([.Q88]=&quot;&quot;;&quot;&quot;;[.AD159]);&quot;&quot;)" office:value-type="float" office:value="-8" calcext:value-type="float">
            <text:p>-8</text:p>
          </table:table-cell>
          <table:covered-table-cell table:style-name="ce764"/>
          <table:table-cell table:style-name="ce651" table:formula="of:=IF([.S88]=&quot;-&quot;;IF([.S88]=&quot;&quot;;&quot;&quot;;[.AF159]);&quot;&quot;)">
            <text:p/>
          </table:table-cell>
          <table:covered-table-cell table:style-name="ce764"/>
          <table:table-cell table:style-name="ce651" table:formula="of:=IF([.U88]=&quot;-&quot;;IF([.U88]=&quot;&quot;;&quot;&quot;;[.AH159]);&quot;&quot;)" office:value-type="float" office:value="-9" calcext:value-type="float">
            <text:p>-9</text:p>
          </table:table-cell>
          <table:covered-table-cell table:style-name="ce764"/>
          <table:table-cell table:style-name="ce651" table:formula="of:=IF([.W88]=&quot;-&quot;;IF([.W88]=&quot;&quot;;&quot;&quot;;[.AJ159]);&quot;&quot;)">
            <text:p/>
          </table:table-cell>
          <table:covered-table-cell table:style-name="ce764"/>
          <table:table-cell table:style-name="ce906" table:formula="of:=IF([.Y88]=&quot;-&quot;;IF([.Y88]=&quot;&quot;;&quot;&quot;;[.AL159]);&quot;&quot;)">
            <text:p/>
          </table:table-cell>
          <table:table-cell table:style-name="ce733"/>
          <table:table-cell table:style-name="ce876"/>
          <table:table-cell table:style-name="ce685" table:number-columns-repeated="5"/>
          <table:table-cell table:style-name="ce785"/>
          <table:table-cell table:style-name="ce685"/>
          <table:table-cell table:style-name="ce580" table:number-columns-repeated="4"/>
          <table:table-cell table:number-columns-repeated="18"/>
          <table:table-cell table:style-name="ce580" table:number-columns-repeated="10"/>
          <table:table-cell/>
          <table:table-cell table:style-name="ce580" table:number-columns-repeated="8"/>
          <table:table-cell table:number-columns-repeated="947"/>
          <table:table-cell table:style-name="ce551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80" table:number-columns-repeated="5"/>
          <table:table-cell table:style-name="ce93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6]);0;IF(AND([.P87]=[$'Tableaux de signes et de variations'.B16];NOT(ISBLANK([$'Tableaux de signes et de variations'.B21])));1;-0.5))" office:value-type="float" office:value="0" calcext:value-type="float">
            <text:p>0</text:p>
          </table:table-cell>
          <table:table-cell table:style-name="ce854" table:formula="of:=IF(ISBLANK([$'Tableaux de signes et de variations'.C16]);0;IF(AND([.Q87]=[$'Tableaux de signes et de variations'.C16];NOT(ISBLANK([$'Tableaux de signes et de variations'.C21])));1;-0.5))" office:value-type="float" office:value="0" calcext:value-type="float">
            <text:p>0</text:p>
          </table:table-cell>
          <table:table-cell table:style-name="ce854" table:formula="of:=IF(ISBLANK([$'Tableaux de signes et de variations'.D16]);0;IF(AND([.R87]=[$'Tableaux de signes et de variations'.D16];NOT(ISBLANK([$'Tableaux de signes et de variations'.D21])));1;-0.5))" office:value-type="float" office:value="0" calcext:value-type="float">
            <text:p>0</text:p>
          </table:table-cell>
          <table:table-cell table:style-name="ce854" table:formula="of:=IF(ISBLANK([$'Tableaux de signes et de variations'.E16]);0;IF(AND([.S87]=[$'Tableaux de signes et de variations'.E16];NOT(ISBLANK([$'Tableaux de signes et de variations'.E21])));1;-0.5))" office:value-type="float" office:value="0" calcext:value-type="float">
            <text:p>0</text:p>
          </table:table-cell>
          <table:table-cell table:style-name="ce854" table:formula="of:=IF(ISBLANK([$'Tableaux de signes et de variations'.F16]);0;IF(AND([.T87]=[$'Tableaux de signes et de variations'.F16];NOT(ISBLANK([$'Tableaux de signes et de variations'.F21])));1;-0.5))" office:value-type="float" office:value="0" calcext:value-type="float">
            <text:p>0</text:p>
          </table:table-cell>
          <table:table-cell table:style-name="ce854" table:formula="of:=IF(ISBLANK([$'Tableaux de signes et de variations'.G16]);0;IF(AND([.U87]=[$'Tableaux de signes et de variations'.G16];NOT(ISBLANK([$'Tableaux de signes et de variations'.G21])));1;-0.5))" office:value-type="float" office:value="0" calcext:value-type="float">
            <text:p>0</text:p>
          </table:table-cell>
          <table:table-cell table:style-name="ce854" table:formula="of:=IF(ISBLANK([$'Tableaux de signes et de variations'.H16]);0;IF(AND([.V87]=[$'Tableaux de signes et de variations'.H16];NOT(ISBLANK([$'Tableaux de signes et de variations'.H21])));1;-0.5))" office:value-type="float" office:value="0" calcext:value-type="float">
            <text:p>0</text:p>
          </table:table-cell>
          <table:table-cell table:style-name="ce854" table:formula="of:=IF(ISBLANK([$'Tableaux de signes et de variations'.I16]);0;IF(AND([.W87]=[$'Tableaux de signes et de variations'.I16];NOT(ISBLANK([$'Tableaux de signes et de variations'.I21])));1;-0.5))" office:value-type="float" office:value="0" calcext:value-type="float">
            <text:p>0</text:p>
          </table:table-cell>
          <table:table-cell table:style-name="ce854" table:formula="of:=IF(ISBLANK([$'Tableaux de signes et de variations'.J16]);0;IF(AND([.X87]=[$'Tableaux de signes et de variations'.J16];NOT(ISBLANK([$'Tableaux de signes et de variations'.J21])));1;-0.5))" office:value-type="float" office:value="0" calcext:value-type="float">
            <text:p>0</text:p>
          </table:table-cell>
          <table:table-cell table:style-name="ce854" table:formula="of:=IF(ISBLANK([$'Tableaux de signes et de variations'.K16]);0;IF(AND([.Y87]=[$'Tableaux de signes et de variations'.K16];NOT(ISBLANK([$'Tableaux de signes et de variations'.K21])));1;-0.5))" office:value-type="float" office:value="0" calcext:value-type="float">
            <text:p>0</text:p>
          </table:table-cell>
          <table:table-cell table:style-name="ce908" table:formula="of:=IF(ISBLANK([$'Tableaux de signes et de variations'.L16]);0;IF(AND([.Z87]=[$'Tableaux de signes et de variations'.L16];NOT(ISBLANK([$'Tableaux de signes et de variations'.L21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876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8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B$87:.$L$87])" office:value-type="float" office:value="3" calcext:value-type="float">
            <text:p>3</text:p>
          </table:table-cell>
          <table:table-cell table:style-name="ce535" table:number-columns-repeated="4"/>
          <table:table-cell table:style-name="ce535" table:formula="of:=SUM([.B92:.F92])" office:value-type="float" office:value="3" calcext:value-type="float">
            <text:p>3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80" table:number-columns-repeated="5"/>
          <table:table-cell table:style-name="ce938" office:value-type="string" calcext:value-type="string" table:number-columns-spanned="2" table:number-rows-spanned="1">
            <text:p>Signe de f '(x)</text:p>
          </table:table-cell>
          <table:covered-table-cell table:style-name="ce938"/>
          <table:table-cell table:style-name="ce818" table:formula="of:=IF(ISBLANK([$'Tableaux de signes et de variations'.B17]);0;IF(AND([.P88]=[$'Tableaux de signes et de variations'.SB17];NOT(ISBLANK([$'Tableaux de signes et de variations'.B22])));1;-0.5))" office:value-type="float" office:value="0" calcext:value-type="float">
            <text:p>0</text:p>
          </table:table-cell>
          <table:table-cell table:style-name="ce854" table:formula="of:=IF(ISBLANK([$'Tableaux de signes et de variations'.C17]);0;IF(AND([.Q88]=[$'Tableaux de signes et de variations'.C17];NOT(ISBLANK([$'Tableaux de signes et de variations'.C22])));1;-0.5))" office:value-type="float" office:value="0" calcext:value-type="float">
            <text:p>0</text:p>
          </table:table-cell>
          <table:table-cell table:style-name="ce854" table:formula="of:=IF(ISBLANK([$'Tableaux de signes et de variations'.D17]);0;IF(AND([.R88]=[$'Tableaux de signes et de variations'.D17];NOT(ISBLANK([$'Tableaux de signes et de variations'.D22])));1;-0.5))" office:value-type="float" office:value="0" calcext:value-type="float">
            <text:p>0</text:p>
          </table:table-cell>
          <table:table-cell table:style-name="ce854" table:formula="of:=IF(ISBLANK([$'Tableaux de signes et de variations'.E17]);0;IF(AND([.S88]=[$'Tableaux de signes et de variations'.E17];NOT(ISBLANK([$'Tableaux de signes et de variations'.E22])));1;-0.5))" office:value-type="float" office:value="0" calcext:value-type="float">
            <text:p>0</text:p>
          </table:table-cell>
          <table:table-cell table:style-name="ce854" table:formula="of:=IF(ISBLANK([$'Tableaux de signes et de variations'.F17]);0;IF(AND([.T88]=[$'Tableaux de signes et de variations'.F17];NOT(ISBLANK([$'Tableaux de signes et de variations'.F22])));1;-0.5))" office:value-type="float" office:value="0" calcext:value-type="float">
            <text:p>0</text:p>
          </table:table-cell>
          <table:table-cell table:style-name="ce854" table:formula="of:=IF(ISBLANK([$'Tableaux de signes et de variations'.G17]);0;IF(AND([.U88]=[$'Tableaux de signes et de variations'.G17];NOT(ISBLANK([$'Tableaux de signes et de variations'.G22])));1;-0.5))" office:value-type="float" office:value="0" calcext:value-type="float">
            <text:p>0</text:p>
          </table:table-cell>
          <table:table-cell table:style-name="ce854" table:formula="of:=IF(ISBLANK([$'Tableaux de signes et de variations'.H17]);0;IF(AND([.V88]=[$'Tableaux de signes et de variations'.H17];NOT(ISBLANK([$'Tableaux de signes et de variations'.H22])));1;-0.5))" office:value-type="float" office:value="0" calcext:value-type="float">
            <text:p>0</text:p>
          </table:table-cell>
          <table:table-cell table:style-name="ce854" table:formula="of:=IF(ISBLANK([$'Tableaux de signes et de variations'.I17]);0;IF(AND([.W88]=[$'Tableaux de signes et de variations'.I17];NOT(ISBLANK([$'Tableaux de signes et de variations'.I22])));1;-0.5))" office:value-type="float" office:value="0" calcext:value-type="float">
            <text:p>0</text:p>
          </table:table-cell>
          <table:table-cell table:style-name="ce854" table:formula="of:=IF(ISBLANK([$'Tableaux de signes et de variations'.J17]);0;IF(AND([.X88]=[$'Tableaux de signes et de variations'.J17];NOT(ISBLANK([$'Tableaux de signes et de variations'.J22])));1;-0.5))" office:value-type="float" office:value="0" calcext:value-type="float">
            <text:p>0</text:p>
          </table:table-cell>
          <table:table-cell table:style-name="ce854" table:formula="of:=IF(ISBLANK([$'Tableaux de signes et de variations'.K17]);0;IF(AND([.Y88]=[$'Tableaux de signes et de variations'.K17];NOT(ISBLANK([$'Tableaux de signes et de variations'.K22])));1;-0.5))" office:value-type="float" office:value="0" calcext:value-type="float">
            <text:p>0</text:p>
          </table:table-cell>
          <table:table-cell table:style-name="ce908" table:formula="of:=IF(ISBLANK([$'Tableaux de signes et de variations'.L17]);0;IF(AND([.Z88]=[$'Tableaux de signes et de variations'.L17];NOT(ISBLANK([$'Tableaux de signes et de variations'.L22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8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3" calcext:value-type="float">
            <text:p>3</text:p>
          </table:table-cell>
          <table:table-cell table:style-name="ce629" table:formula="of:=COUNTIF([.$B$88:.$L$88];&quot;+&quot;)" office:value-type="float" office:value="0" calcext:value-type="float">
            <text:p>0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93:.F93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80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7"/>
          <table:table-cell table:style-name="ce826" table:formula="of:=IF(ISBLANK([$'Tableaux de signes et de variations'.B18]);0;IF(AND(ISBLANK([$'Tableaux de signes et de variations'.B19]);[$'Tableaux de signes et de variations'.B18]=[.P89]);1;-0.5))" office:value-type="float" office:value="0" calcext:value-type="float">
            <text:p>0</text:p>
          </table:table-cell>
          <table:table-cell table:style-name="ce855" table:formula="of:=IF(ISBLANK([$'Tableaux de signes et de variations'.C18]);0;IF(AND([.Q89]=[$'Tableaux de signes et de variations'.C18];NOT(ISBLANK([$'Tableaux de signes et de variations'.C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8]);0;IF(AND(ISBLANK([$'Tableaux de signes et de variations'.D19]);[$'Tableaux de signes et de variations'.D18]=[.R89]);1;-0.5))" office:value-type="float" office:value="0" calcext:value-type="float">
            <text:p>0</text:p>
          </table:table-cell>
          <table:table-cell table:style-name="ce855" table:formula="of:=IF(ISBLANK([$'Tableaux de signes et de variations'.E18]);0;IF(AND([.S89]=[$'Tableaux de signes et de variations'.E18];NOT(ISBLANK([$'Tableaux de signes et de variations'.E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8]);0;IF(AND(ISBLANK([$'Tableaux de signes et de variations'.F19]);[$'Tableaux de signes et de variations'.F18]=[.T89]);1;-0.5))" office:value-type="float" office:value="0" calcext:value-type="float">
            <text:p>0</text:p>
          </table:table-cell>
          <table:table-cell table:style-name="ce855" table:formula="of:=IF(ISBLANK([$'Tableaux de signes et de variations'.G18]);0;IF(AND([.U89]=[$'Tableaux de signes et de variations'.G18];NOT(ISBLANK([$'Tableaux de signes et de variations'.G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8]);0;IF(AND(ISBLANK([$'Tableaux de signes et de variations'.H19]);[$'Tableaux de signes et de variations'.H18]=[.V89]);1;-0.5))" office:value-type="float" office:value="0" calcext:value-type="float">
            <text:p>0</text:p>
          </table:table-cell>
          <table:table-cell table:style-name="ce855" table:formula="of:=IF(ISBLANK([$'Tableaux de signes et de variations'.I18]);0;IF(AND([.W89]=[$'Tableaux de signes et de variations'.I18];NOT(ISBLANK([$'Tableaux de signes et de variations'.I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8]);0;IF(AND(ISBLANK([$'Tableaux de signes et de variations'.J19]);[$'Tableaux de signes et de variations'.J18]=[.X89]);1;-0.5))" office:value-type="float" office:value="0" calcext:value-type="float">
            <text:p>0</text:p>
          </table:table-cell>
          <table:table-cell table:style-name="ce855" table:formula="of:=IF(ISBLANK([$'Tableaux de signes et de variations'.K18]);0;IF(AND([.Y89]=[$'Tableaux de signes et de variations'.K18];NOT(ISBLANK([$'Tableaux de signes et de variations'.K23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8]);0;IF(AND(ISBLANK([$'Tableaux de signes et de variations'.L19]);[$'Tableaux de signes et de variations'.L18]=[.Z89]);1;-0.5))" office:value-type="float" office:value="0" calcext:value-type="float">
            <text:p>0</text:p>
          </table:table-cell>
          <table:table-cell table:style-name="ce580" table:number-columns-repeated="10"/>
          <table:table-cell table:number-columns-repeated="20"/>
          <table:table-cell table:style-name="ce580" table:number-columns-repeated="13"/>
          <table:table-cell table:style-name="ce744"/>
          <table:table-cell table:style-name="ce580" table:number-columns-repeated="21"/>
          <table:table-cell/>
          <table:table-cell table:style-name="ce580" table:number-columns-repeated="52"/>
          <table:table-cell table:number-columns-repeated="880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4:.F94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51"/>
          <table:table-cell table:style-name="ce827" table:formula="of:=IF(ISBLANK([$'Tableaux de signes et de variations'.B19]);0;IF(AND(ISBLANK([$'Tableaux de signes et de variations'.B18]);[$'Tableaux de signes et de variations'.B19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9]);0;IF(AND(ISBLANK([$'Tableaux de signes et de variations'.D18]);[$'Tableaux de signes et de variations'.D19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9]);0;IF(AND(ISBLANK([$'Tableaux de signes et de variations'.F18]);[$'Tableaux de signes et de variations'.F19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9]);0;IF(AND(ISBLANK([$'Tableaux de signes et de variations'.H18]);[$'Tableaux de signes et de variations'.H19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9]);0;IF(AND(ISBLANK([$'Tableaux de signes et de variations'.J18]);[$'Tableaux de signes et de variations'.J19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9]);0;IF(AND(ISBLANK([$'Tableaux de signes et de variations'.L18]);[$'Tableaux de signes et de variations'.L19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94" office:value-type="string" calcext:value-type="string">
            <text:p>Signe de f '(x)</text:p>
          </table:table-cell>
          <table:table-cell table:style-name="ce629" table:formula="of:=COUNT([.$P$88:.$Z$88])" office:value-type="float" office:value="3" calcext:value-type="float">
            <text:p>3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7" calcext:value-type="float">
            <text:p>7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94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1" table:number-columns-repeated="6"/>
          <table:table-cell table:style-name="ce748" table:formula="of:=IF(SUM([.G92:.G96])&lt;0;0;SUM([.G92:.G96]))" office:value-type="float" office:value="29" calcext:value-type="float">
            <text:p>29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3"/>
          <table:table-cell table:style-name="ce631" table:number-columns-repeated="2"/>
          <table:table-cell table:style-name="ce580" table:number-columns-repeated="34"/>
          <table:table-cell/>
          <table:table-cell table:style-name="ce580" table:number-columns-repeated="17"/>
          <table:table-cell table:style-name="ce986"/>
          <table:table-cell table:style-name="ce580" table:number-columns-repeated="3"/>
          <table:table-cell table:style-name="ce945" table:number-columns-repeated="34"/>
          <table:table-cell table:style-name="ce580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8"/>
          <table:table-cell/>
        </table:table-row>
        <table:table-row table:style-name="ro3">
          <table:table-cell table:style-name="ce580" table:number-columns-repeated="3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589" office:value-type="string" calcext:value-type="string">
            <text:p>O</text:p>
          </table:table-cell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589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744"/>
          <table:table-cell table:style-name="ce744" table:number-columns-repeated="28"/>
          <table:table-cell table:style-name="ce987"/>
          <table:table-cell table:style-name="ce744" table:number-columns-repeated="2"/>
          <table:table-cell table:style-name="ce872"/>
          <table:table-cell table:style-name="ce652" table:number-columns-repeated="11"/>
          <table:table-cell table:style-name="ce945"/>
          <table:table-cell table:style-name="ce652" table:number-columns-repeated="19"/>
          <table:table-cell table:style-name="ce914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580" table:number-columns-repeated="42"/>
          <table:table-cell/>
        </table:table-row>
        <table:table-row table:style-name="ro3">
          <table:table-cell table:style-name="ce580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9" calcext:value-type="float">
            <text:p>9</text:p>
          </table:table-cell>
          <table:table-cell table:style-name="ce890" table:formula="of:=RANDBETWEEN(5;9)" office:value-type="float" office:value="9" calcext:value-type="float">
            <text:p>9</text:p>
          </table:table-cell>
          <table:table-cell table:style-name="ce890" table:formula="of:=RANDBETWEEN(5;9)" office:value-type="float" office:value="9" calcext:value-type="float">
            <text:p>9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921" table:number-columns-repeated="11"/>
          <table:table-cell table:style-name="ce552"/>
          <table:table-cell table:style-name="ce1038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038"/>
          <table:covered-table-cell table:style-name="ce1052"/>
          <table:covered-table-cell table:number-columns-repeated="2" table:style-name="ce1038"/>
          <table:table-cell table:style-name="ce935"/>
          <table:table-cell table:style-name="ce1055" table:number-columns-spanned="11" table:number-rows-spanned="1"/>
          <table:covered-table-cell table:number-columns-repeated="10" table:style-name="ce1056"/>
          <table:table-cell table:style-name="ce891"/>
          <table:table-cell table:style-name="ce1055"/>
          <table:table-cell table:style-name="ce1056" table:number-columns-repeated="2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3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0" calcext:value-type="float">
            <text:p>0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-3.06146745892072" calcext:value-type="float">
            <text:p>-3,06146745892072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-7.39103626009029" calcext:value-type="float">
            <text:p>-7,39103626009029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-8" calcext:value-type="float">
            <text:p>-8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-7.39103626009029" calcext:value-type="float">
            <text:p>-7,39103626009029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3.06146745892072" calcext:value-type="float">
            <text:p>-3,06146745892072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0" calcext:value-type="float">
            <text:p>0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-3.44415089128581" calcext:value-type="float">
            <text:p>-3,44415089128581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-6.36396103067893" calcext:value-type="float">
            <text:p>-6,36396103067893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-8.31491579260158" calcext:value-type="float">
            <text:p>-8,31491579260158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-9" calcext:value-type="float">
            <text:p>-9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-8.31491579260158" calcext:value-type="float">
            <text:p>-8,31491579260158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-6.36396103067893" calcext:value-type="float">
            <text:p>-6,36396103067893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-3.44415089128581" calcext:value-type="float">
            <text:p>-3,44415089128581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0" calcext:value-type="float">
            <text:p>0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580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052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" calcext:value-type="float">
            <text:p>1</text:p>
          </table:table-cell>
          <table:table-cell table:style-name="ce535" table:formula="of:=RANDBETWEEN(1;1000000)" office:value-type="float" office:value="495287" calcext:value-type="float">
            <text:p>495287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5.65685424949238" calcext:value-type="float">
            <text:p>5,65685424949238</text:p>
          </table:table-cell>
          <table:table-cell table:style-name="ce695" table:formula="of:=IF(ABS(-[.$W$100]*SIN(RADIANS(45*[.J100])))&lt;10^-5;0;-[.$W$100]*SIN(RADIANS(45*[.J100])))" office:value-type="float" office:value="8" calcext:value-type="float">
            <text:p>8</text:p>
          </table:table-cell>
          <table:table-cell table:style-name="ce695" table:formula="of:=IF(ABS(-[.$W$100]*SIN(RADIANS(45*[.K100])))&lt;10^-5;0;-[.$W$100]*SIN(RADIANS(45*[.K100])))" office:value-type="float" office:value="5.65685424949238" calcext:value-type="float">
            <text:p>5,65685424949238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6.36396103067893" calcext:value-type="float">
            <text:p>-6,36396103067893</text:p>
          </table:table-cell>
          <table:table-cell table:style-name="ce695" table:formula="of:=IF(ABS(-[.$X$100]*SIN(RADIANS(45*[.N100])))&lt;10^-5;0;-[.$X$100]*SIN(RADIANS(45*[.N100])))" office:value-type="float" office:value="-9" calcext:value-type="float">
            <text:p>-9</text:p>
          </table:table-cell>
          <table:table-cell table:style-name="ce695" table:formula="of:=IF(ABS(-[.$X$100]*SIN(RADIANS(45*[.O100])))&lt;10^-5;0;-[.$X$100]*SIN(RADIANS(45*[.O100])))" office:value-type="float" office:value="-6.36396103067893" calcext:value-type="float">
            <text:p>-6,36396103067893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6.36396103067893" calcext:value-type="float">
            <text:p>6,36396103067893</text:p>
          </table:table-cell>
          <table:table-cell table:style-name="ce695" table:formula="of:=IF(ABS(-[.$X$100]*SIN(RADIANS(45*[.R100])))&lt;10^-5;0;-[.$X$100]*SIN(RADIANS(45*[.R100])))" office:value-type="float" office:value="9" calcext:value-type="float">
            <text:p>9</text:p>
          </table:table-cell>
          <table:table-cell table:style-name="ce695" table:formula="of:=IF(ABS(-[.$X$100]*SIN(RADIANS(45*[.S100])))&lt;10^-5;0;-[.$X$100]*SIN(RADIANS(45*[.S100])))" office:value-type="float" office:value="6.36396103067893" calcext:value-type="float">
            <text:p>6,36396103067893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" calcext:value-type="float">
            <text:p>2</text:p>
          </table:table-cell>
          <table:table-cell table:style-name="ce634" table:formula="of:=RANDBETWEEN(1;1000000)" office:value-type="float" office:value="510413" calcext:value-type="float">
            <text:p>510413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F100])))&lt;10^-5;0;[.$W$100]*SIN(RADIANS(22.5*[.F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G100])))&lt;10^-5;0;[.$W$100]*SIN(RADIANS(22.5*[.G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H100])))&lt;10^-5;0;[.$W$100]*SIN(RADIANS(22.5*[.H100])))" office:value-type="float" office:value="-8" calcext:value-type="float">
            <text:p>-8</text:p>
          </table:table-cell>
          <table:table-cell table:style-name="ce696" table:formula="of:=IF(ABS([.$W$100]*SIN(RADIANS(22.5*[.I100])))&lt;10^-5;0;[.$W$100]*SIN(RADIANS(22.5*[.I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J100])))&lt;10^-5;0;[.$W$100]*SIN(RADIANS(22.5*[.J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K100])))&lt;10^-5;0;[.$W$100]*SIN(RADIANS(22.5*[.K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3.44415089128581" calcext:value-type="float">
            <text:p>3,44415089128581</text:p>
          </table:table-cell>
          <table:table-cell table:style-name="ce696" table:formula="of:=IF(ABS([.$X$100]*SIN(RADIANS(22.5*[.N100])))&lt;10^-5;0;[.$X$100]*SIN(RADIANS(22.5*[.N100])))" office:value-type="float" office:value="6.36396103067893" calcext:value-type="float">
            <text:p>6,36396103067893</text:p>
          </table:table-cell>
          <table:table-cell table:style-name="ce696" table:formula="of:=IF(ABS([.$X$100]*SIN(RADIANS(22.5*[.O100])))&lt;10^-5;0;[.$X$100]*SIN(RADIANS(22.5*[.O100])))" office:value-type="float" office:value="8.31491579260158" calcext:value-type="float">
            <text:p>8,31491579260158</text:p>
          </table:table-cell>
          <table:table-cell table:style-name="ce696" table:formula="of:=IF(ABS([.$X$100]*SIN(RADIANS(22.5*[.P100])))&lt;10^-5;0;[.$X$100]*SIN(RADIANS(22.5*[.P100])))" office:value-type="float" office:value="9" calcext:value-type="float">
            <text:p>9</text:p>
          </table:table-cell>
          <table:table-cell table:style-name="ce696" table:formula="of:=IF(ABS([.$X$100]*SIN(RADIANS(22.5*[.Q100])))&lt;10^-5;0;[.$X$100]*SIN(RADIANS(22.5*[.Q100])))" office:value-type="float" office:value="8.31491579260158" calcext:value-type="float">
            <text:p>8,31491579260158</text:p>
          </table:table-cell>
          <table:table-cell table:style-name="ce696" table:formula="of:=IF(ABS([.$X$100]*SIN(RADIANS(22.5*[.R100])))&lt;10^-5;0;[.$X$100]*SIN(RADIANS(22.5*[.R100])))" office:value-type="float" office:value="6.36396103067893" calcext:value-type="float">
            <text:p>6,36396103067893</text:p>
          </table:table-cell>
          <table:table-cell table:style-name="ce696" table:formula="of:=IF(ABS([.$X$100]*SIN(RADIANS(22.5*[.S100])))&lt;10^-5;0;[.$X$100]*SIN(RADIANS(22.5*[.S100])))" office:value-type="float" office:value="3.44415089128581" calcext:value-type="float">
            <text:p>3,44415089128581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4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3" calcext:value-type="float">
            <text:p>3</text:p>
          </table:table-cell>
          <table:table-cell table:style-name="ce535" table:formula="of:=RANDBETWEEN(1;1000000)" office:value-type="float" office:value="775603" calcext:value-type="float">
            <text:p>775603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95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5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5.65685424949238" calcext:value-type="float">
            <text:p>5,65685424949238</text:p>
          </table:table-cell>
          <table:table-cell table:style-name="ce695" table:formula="of:=IF(ABS(-[.$W$100]*COS(RADIANS(45*[.H100])))&lt;10^-5;0;-[.$W$100]*COS(RADIANS(45*[.H100])))" office:value-type="float" office:value="8" calcext:value-type="float">
            <text:p>8</text:p>
          </table:table-cell>
          <table:table-cell table:style-name="ce695" table:formula="of:=IF(ABS(-[.$W$100]*COS(RADIANS(45*[.I100])))&lt;10^-5;0;-[.$W$100]*COS(RADIANS(45*[.I100])))" office:value-type="float" office:value="5.65685424949238" calcext:value-type="float">
            <text:p>5,65685424949238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6.36396103067893" calcext:value-type="float">
            <text:p>-6,36396103067893</text:p>
          </table:table-cell>
          <table:table-cell table:style-name="ce695" table:formula="of:=IF(ABS(-[.$X$100]*COS(RADIANS(45*[.L100])))&lt;10^-5;0;-[.$X$100]*COS(RADIANS(45*[.L100])))" office:value-type="float" office:value="-9" calcext:value-type="float">
            <text:p>-9</text:p>
          </table:table-cell>
          <table:table-cell table:style-name="ce695" table:formula="of:=IF(ABS(-[.$X$100]*COS(RADIANS(45*[.M100])))&lt;10^-5;0;-[.$X$100]*COS(RADIANS(45*[.M100])))" office:value-type="float" office:value="-6.36396103067893" calcext:value-type="float">
            <text:p>-6,36396103067893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6.36396103067893" calcext:value-type="float">
            <text:p>6,36396103067893</text:p>
          </table:table-cell>
          <table:table-cell table:style-name="ce695" table:formula="of:=IF(ABS(-[.$Y$100]*COS(RADIANS(45*[.P100])))&lt;10^-5;0;-[.$Y$100]*COS(RADIANS(45*[.P100])))" office:value-type="float" office:value="9" calcext:value-type="float">
            <text:p>9</text:p>
          </table:table-cell>
          <table:table-cell table:style-name="ce695" table:formula="of:=IF(ABS(-[.$Y$100]*COS(RADIANS(45*[.Q100])))&lt;10^-5;0;-[.$Y$100]*COS(RADIANS(45*[.Q100])))" office:value-type="float" office:value="6.36396103067893" calcext:value-type="float">
            <text:p>6,36396103067893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6.36396103067893" calcext:value-type="float">
            <text:p>-6,36396103067893</text:p>
          </table:table-cell>
          <table:table-cell table:style-name="ce695" table:formula="of:=IF(ABS(-[.$Z$100]*COS(RADIANS(45*[.T100])))&lt;10^-5;0;-[.$Z$100]*COS(RADIANS(45*[.T100])))" office:value-type="float" office:value="-9" calcext:value-type="float">
            <text:p>-9</text:p>
          </table:table-cell>
          <table:table-cell table:style-name="ce559" table:formula="of:=RANK([.B104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4" calcext:value-type="float">
            <text:p>4</text:p>
          </table:table-cell>
          <table:table-cell table:style-name="ce634" table:formula="of:=RANDBETWEEN(1;1000000)" office:value-type="float" office:value="846958" calcext:value-type="float">
            <text:p>846958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96" table:formula="of:=IF(ABS([.$W$100]*COS(RADIANS(22.5*[.D100])))&lt;10^-5;0;[.$W$100]*COS(RADIANS(22.5*[.D100])))" office:value-type="float" office:value="-8" calcext:value-type="float">
            <text:p>-8</text:p>
          </table:table-cell>
          <table:table-cell table:style-name="ce696" table:formula="of:=IF(ABS([.$W$100]*COS(RADIANS(22.5*[.E100])))&lt;10^-5;0;[.$W$100]*COS(RADIANS(22.5*[.E100])))" office:value-type="float" office:value="-7.39103626009029" calcext:value-type="float">
            <text:p>-7,39103626009029</text:p>
          </table:table-cell>
          <table:table-cell table:style-name="ce696" table:formula="of:=IF(ABS([.$W$100]*COS(RADIANS(22.5*[.F100])))&lt;10^-5;0;[.$W$100]*COS(RADIANS(22.5*[.F100])))" office:value-type="float" office:value="-5.65685424949238" calcext:value-type="float">
            <text:p>-5,65685424949238</text:p>
          </table:table-cell>
          <table:table-cell table:style-name="ce696" table:formula="of:=IF(ABS([.$W$100]*COS(RADIANS(22.5*[.G100])))&lt;10^-5;0;[.$W$100]*COS(RADIANS(22.5*[.G100])))" office:value-type="float" office:value="-3.06146745892072" calcext:value-type="float">
            <text:p>-3,06146745892072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3.44415089128581" calcext:value-type="float">
            <text:p>3,44415089128581</text:p>
          </table:table-cell>
          <table:table-cell table:style-name="ce696" table:formula="of:=IF(ABS([.$X$100]*COS(RADIANS(22.5*[.J100])))&lt;10^-5;0;[.$X$100]*COS(RADIANS(22.5*[.J100])))" office:value-type="float" office:value="6.36396103067893" calcext:value-type="float">
            <text:p>6,36396103067893</text:p>
          </table:table-cell>
          <table:table-cell table:style-name="ce696" table:formula="of:=IF(ABS([.$X$100]*COS(RADIANS(22.5*[.K100])))&lt;10^-5;0;[.$X$100]*COS(RADIANS(22.5*[.K100])))" office:value-type="float" office:value="8.31491579260158" calcext:value-type="float">
            <text:p>8,31491579260158</text:p>
          </table:table-cell>
          <table:table-cell table:style-name="ce696" table:formula="of:=IF(ABS([.$X$100]*COS(RADIANS(22.5*[.L100])))&lt;10^-5;0;[.$X$100]*COS(RADIANS(22.5*[.L100])))" office:value-type="float" office:value="9" calcext:value-type="float">
            <text:p>9</text:p>
          </table:table-cell>
          <table:table-cell table:style-name="ce696" table:formula="of:=IF(ABS([.$X$100]*COS(RADIANS(22.5*[.M100])))&lt;10^-5;0;[.$X$100]*COS(RADIANS(22.5*[.M100])))" office:value-type="float" office:value="8.31491579260158" calcext:value-type="float">
            <text:p>8,31491579260158</text:p>
          </table:table-cell>
          <table:table-cell table:style-name="ce696" table:formula="of:=IF(ABS([.$X$100]*COS(RADIANS(22.5*[.N100])))&lt;10^-5;0;[.$X$100]*COS(RADIANS(22.5*[.N100])))" office:value-type="float" office:value="6.36396103067893" calcext:value-type="float">
            <text:p>6,36396103067893</text:p>
          </table:table-cell>
          <table:table-cell table:style-name="ce696" table:formula="of:=IF(ABS([.$X$100]*COS(RADIANS(22.5*[.O100])))&lt;10^-5;0;[.$X$100]*COS(RADIANS(22.5*[.O100])))" office:value-type="float" office:value="3.44415089128581" calcext:value-type="float">
            <text:p>3,44415089128581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3.44415089128581" calcext:value-type="float">
            <text:p>-3,44415089128581</text:p>
          </table:table-cell>
          <table:table-cell table:style-name="ce696" table:formula="of:=IF(ABS([.$Y$100]*COS(RADIANS(22.5*[.R100])))&lt;10^-5;0;[.$Y$100]*COS(RADIANS(22.5*[.R100])))" office:value-type="float" office:value="-6.36396103067893" calcext:value-type="float">
            <text:p>-6,36396103067893</text:p>
          </table:table-cell>
          <table:table-cell table:style-name="ce696" table:formula="of:=IF(ABS([.$Y$100]*COS(RADIANS(22.5*[.S100])))&lt;10^-5;0;[.$Y$100]*COS(RADIANS(22.5*[.S100])))" office:value-type="float" office:value="-8.31491579260158" calcext:value-type="float">
            <text:p>-8,31491579260158</text:p>
          </table:table-cell>
          <table:table-cell table:style-name="ce696" table:formula="of:=IF(ABS([.$Y$100]*COS(RADIANS(22.5*[.T100])))&lt;10^-5;0;[.$Y$100]*COS(RADIANS(22.5*[.T100])))" office:value-type="float" office:value="-9" calcext:value-type="float">
            <text:p>-9</text:p>
          </table:table-cell>
          <table:table-cell table:style-name="ce559" table:formula="of:=RANK([.B105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5" calcext:value-type="float">
            <text:p>5</text:p>
          </table:table-cell>
          <table:table-cell table:style-name="ce535" table:formula="of:=RANDBETWEEN(1;1000000)" office:value-type="float" office:value="742707" calcext:value-type="float">
            <text:p>742707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5.65685424949238" calcext:value-type="float">
            <text:p>5,65685424949238</text:p>
          </table:table-cell>
          <table:table-cell table:style-name="ce697" table:formula="of:=IF(ABS([.$W$100]*SIN(RADIANS(45*[.F100])))&lt;10^-5;0;[.$W$100]*SIN(RADIANS(45*[.F100])))" office:value-type="float" office:value="8" calcext:value-type="float">
            <text:p>8</text:p>
          </table:table-cell>
          <table:table-cell table:style-name="ce697" table:formula="of:=IF(ABS([.$W$100]*SIN(RADIANS(45*[.G100])))&lt;10^-5;0;[.$W$100]*SIN(RADIANS(45*[.G100])))" office:value-type="float" office:value="5.65685424949238" calcext:value-type="float">
            <text:p>5,65685424949238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5.65685424949238" calcext:value-type="float">
            <text:p>-5,65685424949238</text:p>
          </table:table-cell>
          <table:table-cell table:style-name="ce697" table:formula="of:=IF(ABS([.$W$100]*SIN(RADIANS(45*[.J100])))&lt;10^-5;0;[.$W$100]*SIN(RADIANS(45*[.J100])))" office:value-type="float" office:value="-8" calcext:value-type="float">
            <text:p>-8</text:p>
          </table:table-cell>
          <table:table-cell table:style-name="ce697" table:formula="of:=IF(ABS([.$W$100]*SIN(RADIANS(45*[.K100])))&lt;10^-5;0;[.$W$100]*SIN(RADIANS(45*[.K100])))" office:value-type="float" office:value="-5.65685424949238" calcext:value-type="float">
            <text:p>-5,65685424949238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6.36396103067893" calcext:value-type="float">
            <text:p>6,36396103067893</text:p>
          </table:table-cell>
          <table:table-cell table:style-name="ce697" table:formula="of:=IF(ABS([.$X$100]*SIN(RADIANS(45*[.N100])))&lt;10^-5;0;[.$X$100]*SIN(RADIANS(45*[.N100])))" office:value-type="float" office:value="9" calcext:value-type="float">
            <text:p>9</text:p>
          </table:table-cell>
          <table:table-cell table:style-name="ce697" table:formula="of:=IF(ABS([.$X$100]*SIN(RADIANS(45*[.O100])))&lt;10^-5;0;[.$X$100]*SIN(RADIANS(45*[.O100])))" office:value-type="float" office:value="6.36396103067893" calcext:value-type="float">
            <text:p>6,36396103067893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6.36396103067893" calcext:value-type="float">
            <text:p>-6,36396103067893</text:p>
          </table:table-cell>
          <table:table-cell table:style-name="ce697" table:formula="of:=IF(ABS([.$X$100]*SIN(RADIANS(45*[.R100])))&lt;10^-5;0;[.$X$100]*SIN(RADIANS(45*[.R100])))" office:value-type="float" office:value="-9" calcext:value-type="float">
            <text:p>-9</text:p>
          </table:table-cell>
          <table:table-cell table:style-name="ce697" table:formula="of:=IF(ABS([.$X$100]*SIN(RADIANS(45*[.S100])))&lt;10^-5;0;[.$X$100]*SIN(RADIANS(45*[.S100])))" office:value-type="float" office:value="-6.36396103067893" calcext:value-type="float">
            <text:p>-6,36396103067893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6" calcext:value-type="float">
            <text:p>6</text:p>
          </table:table-cell>
          <table:table-cell table:style-name="ce634" table:formula="of:=RANDBETWEEN(1;1000000)" office:value-type="float" office:value="686483" calcext:value-type="float">
            <text:p>686483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F100])))&lt;10^-5;0;ABS([.$W$100]*SIN(RADIANS(22.5*[.F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G100])))&lt;10^-5;0;ABS([.$W$100]*SIN(RADIANS(22.5*[.G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H100])))&lt;10^-5;0;ABS([.$W$100]*SIN(RADIANS(22.5*[.H100]))))" office:value-type="float" office:value="8" calcext:value-type="float">
            <text:p>8</text:p>
          </table:table-cell>
          <table:table-cell table:style-name="ce696" table:formula="of:=IF(ABS(-[.$W$100]*SIN(RADIANS(22.5*[.I100])))&lt;10^-5;0;ABS([.$W$100]*SIN(RADIANS(22.5*[.I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J100])))&lt;10^-5;0;ABS([.$W$100]*SIN(RADIANS(22.5*[.J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K100])))&lt;10^-5;0;ABS([.$W$100]*SIN(RADIANS(22.5*[.K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3.44415089128581" calcext:value-type="float">
            <text:p>3,44415089128581</text:p>
          </table:table-cell>
          <table:table-cell table:style-name="ce696" table:formula="of:=IF(ABS(-[.$X$100]*SIN(RADIANS(22.5*[.N100])))&lt;10^-5;0;ABS([.$X$100]*SIN(RADIANS(22.5*[.N100]))))" office:value-type="float" office:value="6.36396103067893" calcext:value-type="float">
            <text:p>6,36396103067893</text:p>
          </table:table-cell>
          <table:table-cell table:style-name="ce696" table:formula="of:=IF(ABS(-[.$X$100]*SIN(RADIANS(22.5*[.O100])))&lt;10^-5;0;ABS([.$X$100]*SIN(RADIANS(22.5*[.O100]))))" office:value-type="float" office:value="8.31491579260158" calcext:value-type="float">
            <text:p>8,31491579260158</text:p>
          </table:table-cell>
          <table:table-cell table:style-name="ce696" table:formula="of:=IF(ABS(-[.$X$100]*SIN(RADIANS(22.5*[.P100])))&lt;10^-5;0;ABS([.$X$100]*SIN(RADIANS(22.5*[.P100]))))" office:value-type="float" office:value="9" calcext:value-type="float">
            <text:p>9</text:p>
          </table:table-cell>
          <table:table-cell table:style-name="ce696" table:formula="of:=IF(ABS(-[.$X$100]*SIN(RADIANS(22.5*[.Q100])))&lt;10^-5;0;ABS([.$X$100]*SIN(RADIANS(22.5*[.Q100]))))" office:value-type="float" office:value="8.31491579260158" calcext:value-type="float">
            <text:p>8,31491579260158</text:p>
          </table:table-cell>
          <table:table-cell table:style-name="ce696" table:formula="of:=IF(ABS(-[.$X$100]*SIN(RADIANS(22.5*[.R100])))&lt;10^-5;0;ABS([.$X$100]*SIN(RADIANS(22.5*[.R100]))))" office:value-type="float" office:value="6.36396103067893" calcext:value-type="float">
            <text:p>6,36396103067893</text:p>
          </table:table-cell>
          <table:table-cell table:style-name="ce696" table:formula="of:=IF(ABS(-[.$X$100]*SIN(RADIANS(22.5*[.S100])))&lt;10^-5;0;ABS([.$X$100]*SIN(RADIANS(22.5*[.S100]))))" office:value-type="float" office:value="3.44415089128581" calcext:value-type="float">
            <text:p>3,44415089128581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2"/>
          <table:table-cell table:style-name="ce887"/>
          <table:table-cell table:style-name="ce733" table:number-columns-repeated="4"/>
          <table:table-cell table:style-name="ce887"/>
          <table:table-cell table:style-name="ce733" table:number-columns-repeated="15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7" calcext:value-type="float">
            <text:p>7</text:p>
          </table:table-cell>
          <table:table-cell table:style-name="ce535" table:formula="of:=RANDBETWEEN(1;1000000)" office:value-type="float" office:value="927720" calcext:value-type="float">
            <text:p>927720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97" table:formula="of:=IF(ABS(-[.$W$100]*COS(RADIANS(22.5*[.D100])))&lt;10^-5;0;ABS([.$W$100]*COS(RADIANS(22.5*[.D100]))))" office:value-type="float" office:value="8" calcext:value-type="float">
            <text:p>8</text:p>
          </table:table-cell>
          <table:table-cell table:style-name="ce697" table:formula="of:=IF(ABS(-[.$W$100]*COS(RADIANS(22.5*[.E100])))&lt;10^-5;0;ABS([.$W$100]*COS(RADIANS(22.5*[.E100]))))" office:value-type="float" office:value="7.39103626009029" calcext:value-type="float">
            <text:p>7,39103626009029</text:p>
          </table:table-cell>
          <table:table-cell table:style-name="ce697" table:formula="of:=IF(ABS(-[.$W$100]*COS(RADIANS(22.5*[.F100])))&lt;10^-5;0;ABS([.$W$100]*COS(RADIANS(22.5*[.F100]))))" office:value-type="float" office:value="5.65685424949238" calcext:value-type="float">
            <text:p>5,65685424949238</text:p>
          </table:table-cell>
          <table:table-cell table:style-name="ce697" table:formula="of:=IF(ABS(-[.$W$100]*COS(RADIANS(22.5*[.G100])))&lt;10^-5;0;ABS([.$W$100]*COS(RADIANS(22.5*[.G100]))))" office:value-type="float" office:value="3.06146745892072" calcext:value-type="float">
            <text:p>3,06146745892072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3.44415089128581" calcext:value-type="float">
            <text:p>3,44415089128581</text:p>
          </table:table-cell>
          <table:table-cell table:style-name="ce697" table:formula="of:=IF(ABS(-[.$X$100]*COS(RADIANS(22.5*[.J100])))&lt;10^-5;0;ABS([.$X$100]*COS(RADIANS(22.5*[.J100]))))" office:value-type="float" office:value="6.36396103067893" calcext:value-type="float">
            <text:p>6,36396103067893</text:p>
          </table:table-cell>
          <table:table-cell table:style-name="ce697" table:formula="of:=IF(ABS(-[.$X$100]*COS(RADIANS(22.5*[.K100])))&lt;10^-5;0;ABS([.$X$100]*COS(RADIANS(22.5*[.K100]))))" office:value-type="float" office:value="8.31491579260158" calcext:value-type="float">
            <text:p>8,31491579260158</text:p>
          </table:table-cell>
          <table:table-cell table:style-name="ce697" table:formula="of:=IF(ABS(-[.$X$100]*COS(RADIANS(22.5*[.L100])))&lt;10^-5;0;ABS([.$X$100]*COS(RADIANS(22.5*[.L100]))))" office:value-type="float" office:value="9" calcext:value-type="float">
            <text:p>9</text:p>
          </table:table-cell>
          <table:table-cell table:style-name="ce697" table:formula="of:=IF(ABS(-[.$X$100]*COS(RADIANS(22.5*[.M100])))&lt;10^-5;0;ABS([.$X$100]*COS(RADIANS(22.5*[.M100]))))" office:value-type="float" office:value="8.31491579260158" calcext:value-type="float">
            <text:p>8,31491579260158</text:p>
          </table:table-cell>
          <table:table-cell table:style-name="ce697" table:formula="of:=IF(ABS(-[.$X$100]*COS(RADIANS(22.5*[.N100])))&lt;10^-5;0;ABS([.$X$100]*COS(RADIANS(22.5*[.N100]))))" office:value-type="float" office:value="6.36396103067893" calcext:value-type="float">
            <text:p>6,36396103067893</text:p>
          </table:table-cell>
          <table:table-cell table:style-name="ce697" table:formula="of:=IF(ABS(-[.$X$100]*COS(RADIANS(22.5*[.O100])))&lt;10^-5;0;ABS([.$X$100]*COS(RADIANS(22.5*[.O100]))))" office:value-type="float" office:value="3.44415089128581" calcext:value-type="float">
            <text:p>3,44415089128581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3.44415089128581" calcext:value-type="float">
            <text:p>3,44415089128581</text:p>
          </table:table-cell>
          <table:table-cell table:style-name="ce697" table:formula="of:=IF(ABS(-[.$Y$100]*COS(RADIANS(22.5*[.R100])))&lt;10^-5;0;ABS([.$Y$100]*COS(RADIANS(22.5*[.R100]))))" office:value-type="float" office:value="6.36396103067893" calcext:value-type="float">
            <text:p>6,36396103067893</text:p>
          </table:table-cell>
          <table:table-cell table:style-name="ce697" table:formula="of:=IF(ABS(-[.$Y$100]*COS(RADIANS(22.5*[.S100])))&lt;10^-5;0;ABS([.$Y$100]*COS(RADIANS(22.5*[.S100]))))" office:value-type="float" office:value="8.31491579260158" calcext:value-type="float">
            <text:p>8,31491579260158</text:p>
          </table:table-cell>
          <table:table-cell table:style-name="ce697" table:formula="of:=IF(ABS(-[.$Y$100]*COS(RADIANS(22.5*[.T100])))&lt;10^-5;0;ABS([.$Y$100]*COS(RADIANS(22.5*[.T100]))))" office:value-type="float" office:value="9" calcext:value-type="float">
            <text:p>9</text:p>
          </table:table-cell>
          <table:table-cell table:style-name="ce559" table:formula="of:=RANK([.B108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8" calcext:value-type="float">
            <text:p>8</text:p>
          </table:table-cell>
          <table:table-cell table:style-name="ce634" table:formula="of:=RANDBETWEEN(1;1000000)" office:value-type="float" office:value="801926" calcext:value-type="float">
            <text:p>801926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3.06146745892072" calcext:value-type="float">
            <text:p>3,06146745892072</text:p>
          </table:table-cell>
          <table:table-cell table:style-name="ce696" table:formula="of:=IF(ABS([.$W$100]*SIN(RADIANS(22.5*[.F100])))&lt;10^-5;0;-[.$W$100]*SIN(RADIANS(22.5*[.F100])))" office:value-type="float" office:value="5.65685424949238" calcext:value-type="float">
            <text:p>5,65685424949238</text:p>
          </table:table-cell>
          <table:table-cell table:style-name="ce696" table:formula="of:=IF(ABS([.$W$100]*SIN(RADIANS(22.5*[.G100])))&lt;10^-5;0;-[.$W$100]*SIN(RADIANS(22.5*[.G100])))" office:value-type="float" office:value="7.39103626009029" calcext:value-type="float">
            <text:p>7,39103626009029</text:p>
          </table:table-cell>
          <table:table-cell table:style-name="ce696" table:formula="of:=IF(ABS([.$W$100]*SIN(RADIANS(22.5*[.H100])))&lt;10^-5;0;-[.$W$100]*SIN(RADIANS(22.5*[.H100])))" office:value-type="float" office:value="8" calcext:value-type="float">
            <text:p>8</text:p>
          </table:table-cell>
          <table:table-cell table:style-name="ce696" table:formula="of:=IF(ABS([.$W$100]*SIN(RADIANS(22.5*[.I100])))&lt;10^-5;0;-[.$W$100]*SIN(RADIANS(22.5*[.I100])))" office:value-type="float" office:value="7.39103626009029" calcext:value-type="float">
            <text:p>7,39103626009029</text:p>
          </table:table-cell>
          <table:table-cell table:style-name="ce696" table:formula="of:=IF(ABS([.$W$100]*SIN(RADIANS(22.5*[.J100])))&lt;10^-5;0;-[.$W$100]*SIN(RADIANS(22.5*[.J100])))" office:value-type="float" office:value="5.65685424949238" calcext:value-type="float">
            <text:p>5,65685424949238</text:p>
          </table:table-cell>
          <table:table-cell table:style-name="ce696" table:formula="of:=IF(ABS([.$W$100]*SIN(RADIANS(22.5*[.K100])))&lt;10^-5;0;-[.$W$100]*SIN(RADIANS(22.5*[.K100])))" office:value-type="float" office:value="3.06146745892072" calcext:value-type="float">
            <text:p>3,06146745892072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3.44415089128581" calcext:value-type="float">
            <text:p>-3,44415089128581</text:p>
          </table:table-cell>
          <table:table-cell table:style-name="ce696" table:formula="of:=IF(ABS([.$X$100]*SIN(RADIANS(22.5*[.N100])))&lt;10^-5;0;-[.$X$100]*SIN(RADIANS(22.5*[.N100])))" office:value-type="float" office:value="-6.36396103067893" calcext:value-type="float">
            <text:p>-6,36396103067893</text:p>
          </table:table-cell>
          <table:table-cell table:style-name="ce696" table:formula="of:=IF(ABS([.$X$100]*SIN(RADIANS(22.5*[.O100])))&lt;10^-5;0;-[.$X$100]*SIN(RADIANS(22.5*[.O100])))" office:value-type="float" office:value="-8.31491579260158" calcext:value-type="float">
            <text:p>-8,31491579260158</text:p>
          </table:table-cell>
          <table:table-cell table:style-name="ce696" table:formula="of:=IF(ABS([.$X$100]*SIN(RADIANS(22.5*[.P100])))&lt;10^-5;0;-[.$X$100]*SIN(RADIANS(22.5*[.P100])))" office:value-type="float" office:value="-9" calcext:value-type="float">
            <text:p>-9</text:p>
          </table:table-cell>
          <table:table-cell table:style-name="ce696" table:formula="of:=IF(ABS([.$X$100]*SIN(RADIANS(22.5*[.Q100])))&lt;10^-5;0;-[.$X$100]*SIN(RADIANS(22.5*[.Q100])))" office:value-type="float" office:value="-8.31491579260158" calcext:value-type="float">
            <text:p>-8,31491579260158</text:p>
          </table:table-cell>
          <table:table-cell table:style-name="ce696" table:formula="of:=IF(ABS([.$X$100]*SIN(RADIANS(22.5*[.R100])))&lt;10^-5;0;-[.$X$100]*SIN(RADIANS(22.5*[.R100])))" office:value-type="float" office:value="-6.36396103067893" calcext:value-type="float">
            <text:p>-6,36396103067893</text:p>
          </table:table-cell>
          <table:table-cell table:style-name="ce696" table:formula="of:=IF(ABS([.$X$100]*SIN(RADIANS(22.5*[.S100])))&lt;10^-5;0;-[.$X$100]*SIN(RADIANS(22.5*[.S100])))" office:value-type="float" office:value="-3.44415089128581" calcext:value-type="float">
            <text:p>-3,44415089128581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9" calcext:value-type="float">
            <text:p>9</text:p>
          </table:table-cell>
          <table:table-cell table:style-name="ce535" table:formula="of:=RANDBETWEEN(1;1000000)" office:value-type="float" office:value="640427" calcext:value-type="float">
            <text:p>640427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6.36396103067893" calcext:value-type="float">
            <text:p>6,36396103067893</text:p>
          </table:table-cell>
          <table:table-cell table:style-name="ce695" table:formula="of:=IF(ABS(-[.$X$100]*SIN(RADIANS(45*[.J100])))&lt;10^-5;0;-[.$X$100]*SIN(RADIANS(45*[.J100])))" office:value-type="float" office:value="9" calcext:value-type="float">
            <text:p>9</text:p>
          </table:table-cell>
          <table:table-cell table:style-name="ce695" table:formula="of:=IF(ABS(-[.$X$100]*SIN(RADIANS(45*[.K100])))&lt;10^-5;0;-[.$X$100]*SIN(RADIANS(45*[.K100])))" office:value-type="float" office:value="6.36396103067893" calcext:value-type="float">
            <text:p>6,36396103067893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6.36396103067893" calcext:value-type="float">
            <text:p>-6,36396103067893</text:p>
          </table:table-cell>
          <table:table-cell table:style-name="ce695" table:formula="of:=IF(ABS(-[.$Y$100]*SIN(RADIANS(45*[.N100])))&lt;10^-5;0;-[.$Y$100]*SIN(RADIANS(45*[.N100])))" office:value-type="float" office:value="-9" calcext:value-type="float">
            <text:p>-9</text:p>
          </table:table-cell>
          <table:table-cell table:style-name="ce695" table:formula="of:=IF(ABS(-[.$Y$100]*SIN(RADIANS(45*[.O100])))&lt;10^-5;0;-[.$Y$100]*SIN(RADIANS(45*[.O100])))" office:value-type="float" office:value="-6.36396103067893" calcext:value-type="float">
            <text:p>-6,36396103067893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6.36396103067893" calcext:value-type="float">
            <text:p>6,36396103067893</text:p>
          </table:table-cell>
          <table:table-cell table:style-name="ce695" table:formula="of:=IF(ABS(-[.$Z$100]*SIN(RADIANS(45*[.R100])))&lt;10^-5;0;-[.$Z$100]*SIN(RADIANS(45*[.R100])))" office:value-type="float" office:value="9" calcext:value-type="float">
            <text:p>9</text:p>
          </table:table-cell>
          <table:table-cell table:style-name="ce695" table:formula="of:=IF(ABS(-[.$Z$100]*SIN(RADIANS(45*[.S100])))&lt;10^-5;0;-[.$Z$100]*SIN(RADIANS(45*[.S100])))" office:value-type="float" office:value="6.36396103067893" calcext:value-type="float">
            <text:p>6,36396103067893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0" calcext:value-type="float">
            <text:p>10</text:p>
          </table:table-cell>
          <table:table-cell table:style-name="ce634" table:formula="of:=RANDBETWEEN(1;1000000)" office:value-type="float" office:value="516140" calcext:value-type="float">
            <text:p>516140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98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8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6.36396103067893" calcext:value-type="float">
            <text:p>6,36396103067893</text:p>
          </table:table-cell>
          <table:table-cell table:style-name="ce698" table:formula="of:=IF(ABS(-[.$X$100]*COS(RADIANS(45*[.H100])))&lt;10^-5;0;-[.$X$100]*COS(RADIANS(45*[.H100])))" office:value-type="float" office:value="9" calcext:value-type="float">
            <text:p>9</text:p>
          </table:table-cell>
          <table:table-cell table:style-name="ce698" table:formula="of:=IF(ABS(-[.$X$100]*COS(RADIANS(45*[.I100])))&lt;10^-5;0;-[.$X$100]*COS(RADIANS(45*[.I100])))" office:value-type="float" office:value="6.36396103067893" calcext:value-type="float">
            <text:p>6,36396103067893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6.36396103067893" calcext:value-type="float">
            <text:p>-6,36396103067893</text:p>
          </table:table-cell>
          <table:table-cell table:style-name="ce698" table:formula="of:=IF(ABS(-[.$Y$100]*COS(RADIANS(45*[.L100])))&lt;10^-5;0;-[.$Y$100]*COS(RADIANS(45*[.L100])))" office:value-type="float" office:value="-9" calcext:value-type="float">
            <text:p>-9</text:p>
          </table:table-cell>
          <table:table-cell table:style-name="ce698" table:formula="of:=IF(ABS(-[.$Y$100]*COS(RADIANS(45*[.M100])))&lt;10^-5;0;-[.$Y$100]*COS(RADIANS(45*[.M100])))" office:value-type="float" office:value="-6.36396103067893" calcext:value-type="float">
            <text:p>-6,36396103067893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6.36396103067893" calcext:value-type="float">
            <text:p>6,36396103067893</text:p>
          </table:table-cell>
          <table:table-cell table:style-name="ce698" table:formula="of:=IF(ABS(-[.$Z$100]*COS(RADIANS(45*[.P100])))&lt;10^-5;0;-[.$Z$100]*COS(RADIANS(45*[.P100])))" office:value-type="float" office:value="9" calcext:value-type="float">
            <text:p>9</text:p>
          </table:table-cell>
          <table:table-cell table:style-name="ce698" table:formula="of:=IF(ABS(-[.$Z$100]*COS(RADIANS(45*[.Q100])))&lt;10^-5;0;-[.$Z$100]*COS(RADIANS(45*[.Q100])))" office:value-type="float" office:value="6.36396103067893" calcext:value-type="float">
            <text:p>6,36396103067893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5.65685424949238" calcext:value-type="float">
            <text:p>-5,65685424949238</text:p>
          </table:table-cell>
          <table:table-cell table:style-name="ce698" table:formula="of:=IF(ABS(-[.$AA$100]*COS(RADIANS(45*[.T100])))&lt;10^-5;0;-[.$AA$100]*COS(RADIANS(45*[.T100])))" office:value-type="float" office:value="-8" calcext:value-type="float">
            <text:p>-8</text:p>
          </table:table-cell>
          <table:table-cell table:style-name="ce559" table:formula="of:=RANK([.B111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1" calcext:value-type="float">
            <text:p>11</text:p>
          </table:table-cell>
          <table:table-cell table:style-name="ce535" table:formula="of:=RANDBETWEEN(1;1000000)" office:value-type="float" office:value="970595" calcext:value-type="float">
            <text:p>970595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F100])))&lt;10^-5;0;-ABS([.$W$100]*SIN(RADIANS(22.5*[.F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G100])))&lt;10^-5;0;-ABS([.$W$100]*SIN(RADIANS(22.5*[.G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H100])))&lt;10^-5;0;-ABS([.$W$100]*SIN(RADIANS(22.5*[.H100]))))" office:value-type="float" office:value="-8" calcext:value-type="float">
            <text:p>-8</text:p>
          </table:table-cell>
          <table:table-cell table:style-name="ce695" table:formula="of:=IF(ABS(-[.$W$100]*SIN(RADIANS(22.5*[.I100])))&lt;10^-5;0;-ABS([.$W$100]*SIN(RADIANS(22.5*[.I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J100])))&lt;10^-5;0;-ABS([.$W$100]*SIN(RADIANS(22.5*[.J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K100])))&lt;10^-5;0;-ABS([.$W$100]*SIN(RADIANS(22.5*[.K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3.44415089128581" calcext:value-type="float">
            <text:p>-3,44415089128581</text:p>
          </table:table-cell>
          <table:table-cell table:style-name="ce695" table:formula="of:=IF(ABS(-[.$X$100]*SIN(RADIANS(22.5*[.N100])))&lt;10^-5;0;-ABS([.$X$100]*SIN(RADIANS(22.5*[.N100]))))" office:value-type="float" office:value="-6.36396103067893" calcext:value-type="float">
            <text:p>-6,36396103067893</text:p>
          </table:table-cell>
          <table:table-cell table:style-name="ce695" table:formula="of:=IF(ABS(-[.$X$100]*SIN(RADIANS(22.5*[.O100])))&lt;10^-5;0;-ABS([.$X$100]*SIN(RADIANS(22.5*[.O100]))))" office:value-type="float" office:value="-8.31491579260158" calcext:value-type="float">
            <text:p>-8,31491579260158</text:p>
          </table:table-cell>
          <table:table-cell table:style-name="ce695" table:formula="of:=IF(ABS(-[.$X$100]*SIN(RADIANS(22.5*[.P100])))&lt;10^-5;0;-ABS([.$X$100]*SIN(RADIANS(22.5*[.P100]))))" office:value-type="float" office:value="-9" calcext:value-type="float">
            <text:p>-9</text:p>
          </table:table-cell>
          <table:table-cell table:style-name="ce695" table:formula="of:=IF(ABS(-[.$X$100]*SIN(RADIANS(22.5*[.Q100])))&lt;10^-5;0;-ABS([.$X$100]*SIN(RADIANS(22.5*[.Q100]))))" office:value-type="float" office:value="-8.31491579260158" calcext:value-type="float">
            <text:p>-8,31491579260158</text:p>
          </table:table-cell>
          <table:table-cell table:style-name="ce695" table:formula="of:=IF(ABS(-[.$X$100]*SIN(RADIANS(22.5*[.R100])))&lt;10^-5;0;-ABS([.$X$100]*SIN(RADIANS(22.5*[.R100]))))" office:value-type="float" office:value="-6.36396103067893" calcext:value-type="float">
            <text:p>-6,36396103067893</text:p>
          </table:table-cell>
          <table:table-cell table:style-name="ce695" table:formula="of:=IF(ABS(-[.$X$100]*SIN(RADIANS(22.5*[.S100])))&lt;10^-5;0;-ABS([.$X$100]*SIN(RADIANS(22.5*[.S100]))))" office:value-type="float" office:value="-3.44415089128581" calcext:value-type="float">
            <text:p>-3,44415089128581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2" calcext:value-type="float">
            <text:p>12</text:p>
          </table:table-cell>
          <table:table-cell table:style-name="ce634" table:formula="of:=RANDBETWEEN(1;1000000)" office:value-type="float" office:value="286068" calcext:value-type="float">
            <text:p>286068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96" table:formula="of:=IF(ABS(-[.$W$100]*COS(RADIANS(22.5*[.D100])))&lt;10^-5;0;-ABS([.$W$100]*COS(RADIANS(22.5*[.D100]))))" office:value-type="float" office:value="-8" calcext:value-type="float">
            <text:p>-8</text:p>
          </table:table-cell>
          <table:table-cell table:style-name="ce696" table:formula="of:=IF(ABS(-[.$W$100]*COS(RADIANS(22.5*[.E100])))&lt;10^-5;0;-ABS([.$W$100]*COS(RADIANS(22.5*[.E100]))))" office:value-type="float" office:value="-7.39103626009029" calcext:value-type="float">
            <text:p>-7,39103626009029</text:p>
          </table:table-cell>
          <table:table-cell table:style-name="ce696" table:formula="of:=IF(ABS(-[.$W$100]*COS(RADIANS(22.5*[.F100])))&lt;10^-5;0;-ABS([.$W$100]*COS(RADIANS(22.5*[.F100]))))" office:value-type="float" office:value="-5.65685424949238" calcext:value-type="float">
            <text:p>-5,65685424949238</text:p>
          </table:table-cell>
          <table:table-cell table:style-name="ce696" table:formula="of:=IF(ABS(-[.$W$100]*COS(RADIANS(22.5*[.G100])))&lt;10^-5;0;-ABS([.$W$100]*COS(RADIANS(22.5*[.G100]))))" office:value-type="float" office:value="-3.06146745892072" calcext:value-type="float">
            <text:p>-3,06146745892072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3.44415089128581" calcext:value-type="float">
            <text:p>-3,44415089128581</text:p>
          </table:table-cell>
          <table:table-cell table:style-name="ce696" table:formula="of:=IF(ABS(-[.$X$100]*COS(RADIANS(22.5*[.J100])))&lt;10^-5;0;-ABS([.$X$100]*COS(RADIANS(22.5*[.J100]))))" office:value-type="float" office:value="-6.36396103067893" calcext:value-type="float">
            <text:p>-6,36396103067893</text:p>
          </table:table-cell>
          <table:table-cell table:style-name="ce696" table:formula="of:=IF(ABS(-[.$X$100]*COS(RADIANS(22.5*[.K100])))&lt;10^-5;0;-ABS([.$X$100]*COS(RADIANS(22.5*[.K100]))))" office:value-type="float" office:value="-8.31491579260158" calcext:value-type="float">
            <text:p>-8,31491579260158</text:p>
          </table:table-cell>
          <table:table-cell table:style-name="ce696" table:formula="of:=IF(ABS(-[.$X$100]*COS(RADIANS(22.5*[.L100])))&lt;10^-5;0;-ABS([.$X$100]*COS(RADIANS(22.5*[.L100]))))" office:value-type="float" office:value="-9" calcext:value-type="float">
            <text:p>-9</text:p>
          </table:table-cell>
          <table:table-cell table:style-name="ce696" table:formula="of:=IF(ABS(-[.$X$100]*COS(RADIANS(22.5*[.M100])))&lt;10^-5;0;-ABS([.$X$100]*COS(RADIANS(22.5*[.M100]))))" office:value-type="float" office:value="-8.31491579260158" calcext:value-type="float">
            <text:p>-8,31491579260158</text:p>
          </table:table-cell>
          <table:table-cell table:style-name="ce696" table:formula="of:=IF(ABS(-[.$X$100]*COS(RADIANS(22.5*[.N100])))&lt;10^-5;0;-ABS([.$X$100]*COS(RADIANS(22.5*[.N100]))))" office:value-type="float" office:value="-6.36396103067893" calcext:value-type="float">
            <text:p>-6,36396103067893</text:p>
          </table:table-cell>
          <table:table-cell table:style-name="ce696" table:formula="of:=IF(ABS(-[.$X$100]*COS(RADIANS(22.5*[.O100])))&lt;10^-5;0;-ABS([.$X$100]*COS(RADIANS(22.5*[.O100]))))" office:value-type="float" office:value="-3.44415089128581" calcext:value-type="float">
            <text:p>-3,44415089128581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3.44415089128581" calcext:value-type="float">
            <text:p>-3,44415089128581</text:p>
          </table:table-cell>
          <table:table-cell table:style-name="ce696" table:formula="of:=IF(ABS(-[.$Y$100]*COS(RADIANS(22.5*[.R100])))&lt;10^-5;0;-ABS([.$Y$100]*COS(RADIANS(22.5*[.R100]))))" office:value-type="float" office:value="-6.36396103067893" calcext:value-type="float">
            <text:p>-6,36396103067893</text:p>
          </table:table-cell>
          <table:table-cell table:style-name="ce696" table:formula="of:=IF(ABS(-[.$Y$100]*COS(RADIANS(22.5*[.S100])))&lt;10^-5;0;-ABS([.$Y$100]*COS(RADIANS(22.5*[.S100]))))" office:value-type="float" office:value="-8.31491579260158" calcext:value-type="float">
            <text:p>-8,31491579260158</text:p>
          </table:table-cell>
          <table:table-cell table:style-name="ce696" table:formula="of:=IF(ABS(-[.$Y$100]*COS(RADIANS(22.5*[.T100])))&lt;10^-5;0;-ABS([.$Y$100]*COS(RADIANS(22.5*[.T100]))))" office:value-type="float" office:value="-9" calcext:value-type="float">
            <text:p>-9</text:p>
          </table:table-cell>
          <table:table-cell table:style-name="ce559" table:formula="of:=RANK([.B113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3" calcext:value-type="float">
            <text:p>13</text:p>
          </table:table-cell>
          <table:table-cell table:style-name="ce535" table:formula="of:=RANDBETWEEN(1;1000000)" office:value-type="float" office:value="456999" calcext:value-type="float">
            <text:p>456999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3</text:span></text:p>
          </table:table-cell>
          <table:table-cell table:style-name="ce685" table:number-columns-repeated="5"/>
          <table:table-cell table:style-name="ce744" table:number-columns-repeated="6"/>
          <table:table-cell table:style-name="ce925"/>
          <table:table-cell table:style-name="ce685" table:number-columns-repeated="6"/>
          <table:table-cell table:style-name="ce744" table:number-columns-repeated="6"/>
          <table:table-cell table:style-name="ce925"/>
          <table:table-cell table:style-name="ce685" table:number-columns-repeated="6"/>
          <table:table-cell table:style-name="ce744" table:number-columns-repeated="2"/>
          <table:table-cell table:style-name="ce987"/>
          <table:table-cell table:style-name="ce744" table:number-columns-repeated="2"/>
          <table:table-cell table:style-name="ce925"/>
          <table:table-cell table:style-name="ce733" table:number-columns-repeated="6"/>
          <table:table-cell table:style-name="ce652" table:number-columns-repeated="5"/>
          <table:table-cell table:style-name="ce733" table:number-columns-repeated="7"/>
          <table:table-cell table:style-name="ce652" table:number-columns-repeated="15"/>
          <table:table-cell table:style-name="ce1055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4" calcext:value-type="float">
            <text:p>14</text:p>
          </table:table-cell>
          <table:table-cell table:style-name="ce634" table:formula="of:=RANDBETWEEN(1;1000000)" office:value-type="float" office:value="474610" calcext:value-type="float">
            <text:p>474610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5" calcext:value-type="float">
            <text:p>15</text:p>
          </table:table-cell>
          <table:table-cell table:style-name="ce535" table:formula="of:=RANDBETWEEN(1;1000000)" office:value-type="float" office:value="183863" calcext:value-type="float">
            <text:p>183863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6" calcext:value-type="float">
            <text:p>16</text:p>
          </table:table-cell>
          <table:table-cell table:style-name="ce634" table:formula="of:=RANDBETWEEN(1;1000000)" office:value-type="float" office:value="284549" calcext:value-type="float">
            <text:p>284549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7" calcext:value-type="float">
            <text:p>17</text:p>
          </table:table-cell>
          <table:table-cell table:style-name="ce535" table:formula="of:=RANDBETWEEN(1;1000000)" office:value-type="float" office:value="764075" calcext:value-type="float">
            <text:p>764075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8" calcext:value-type="float">
            <text:p>18</text:p>
          </table:table-cell>
          <table:table-cell table:style-name="ce634" table:formula="of:=RANDBETWEEN(1;1000000)" office:value-type="float" office:value="129552" calcext:value-type="float">
            <text:p>129552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9" calcext:value-type="float">
            <text:p>19</text:p>
          </table:table-cell>
          <table:table-cell table:style-name="ce535" table:formula="of:=RANDBETWEEN(1;1000000)" office:value-type="float" office:value="651230" calcext:value-type="float">
            <text:p>651230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0" calcext:value-type="float">
            <text:p>20</text:p>
          </table:table-cell>
          <table:table-cell table:style-name="ce634" table:formula="of:=RANDBETWEEN(1;1000000)" office:value-type="float" office:value="8576" calcext:value-type="float">
            <text:p>8576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21" calcext:value-type="float">
            <text:p>21</text:p>
          </table:table-cell>
          <table:table-cell table:style-name="ce535" table:formula="of:=RANDBETWEEN(1;1000000)" office:value-type="float" office:value="240242" calcext:value-type="float">
            <text:p>240242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2" calcext:value-type="float">
            <text:p>22</text:p>
          </table:table-cell>
          <table:table-cell table:style-name="ce634" table:formula="of:=RANDBETWEEN(1;1000000)" office:value-type="float" office:value="796493" calcext:value-type="float">
            <text:p>796493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5" office:value-type="float" office:value="23" calcext:value-type="float">
            <text:p>23</text:p>
          </table:table-cell>
          <table:table-cell table:style-name="ce535" table:formula="of:=RANDBETWEEN(1;1000000)" office:value-type="float" office:value="828641" calcext:value-type="float">
            <text:p>828641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6" office:value-type="float" office:value="24" calcext:value-type="float">
            <text:p>24</text:p>
          </table:table-cell>
          <table:table-cell table:style-name="ce634" table:formula="of:=RANDBETWEEN(1;1000000)" office:value-type="float" office:value="655622" calcext:value-type="float">
            <text:p>655622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5" office:value-type="float" office:value="25" calcext:value-type="float">
            <text:p>25</text:p>
          </table:table-cell>
          <table:table-cell table:style-name="ce535" table:formula="of:=RANDBETWEEN(1;1000000)" office:value-type="float" office:value="584791" calcext:value-type="float">
            <text:p>584791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3">
          <table:table-cell table:style-name="ce580" table:number-columns-repeated="25"/>
          <table:table-cell table:number-columns-repeated="34"/>
          <table:table-cell table:style-name="ce914" table:number-columns-repeated="34"/>
          <table:table-cell table:number-columns-repeated="931"/>
        </table:table-row>
        <table:table-row table:style-name="ro3">
          <table:table-cell table:style-name="ce580" table:number-columns-repeated="2"/>
          <table:table-cell table:style-name="ce682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815"/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744"/>
          <table:table-cell table:number-columns-repeated="997"/>
        </table:table-row>
        <table:table-row table:style-name="ro3">
          <table:table-cell table:style-name="ce580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0" calcext:value-type="float">
            <text:p>0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8" calcext:value-type="float">
            <text:p>8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>
            <text:p/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>
            <text:p/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616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 office:value-type="float" office:value="0" calcext:value-type="float">
            <text:p>0</text:p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>
            <text:p/>
          </table:table-cell>
          <table:table-cell table:style-name="ce700" table:formula="of:=IF(ISBLANK(INDIRECT(CONCATENATE([.V128]&amp;(ROW([.$C$130])+[.$U$102]))));&quot;&quot;;INDIRECT(CONCATENATE([.V128]&amp;(ROW([.$C$130])+[.$U$102]))))">
            <text:p/>
          </table:table-cell>
          <table:table-cell table:style-name="ce700" table:formula="of:=IF(ISBLANK(INDIRECT(CONCATENATE([.W128]&amp;(ROW([.$C$130])+[.$U$102]))));&quot;&quot;;INDIRECT(CONCATENATE([.W128]&amp;(ROW([.$C$130])+[.$U$102]))))">
            <text:p/>
          </table:table-cell>
          <table:table-cell table:style-name="ce700" table:formula="of:=IF(ISBLANK(INDIRECT(CONCATENATE([.X128]&amp;(ROW([.$C$130])+[.$U$102]))));&quot;&quot;;INDIRECT(CONCATENATE([.X128]&amp;(ROW([.$C$130])+[.$U$102]))))">
            <text:p/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2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815"/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815"/>
          <table:table-cell table:style-name="ce589" office:value-type="string" calcext:value-type="string">
            <text:p>AB</text:p>
          </table:table-cell>
          <table:table-cell table:style-name="ce589" office:value-type="string" calcext:value-type="string">
            <text:p>AC</text:p>
          </table:table-cell>
          <table:table-cell table:style-name="ce589" office:value-type="string" calcext:value-type="string">
            <text:p>AD</text:p>
          </table:table-cell>
          <table:table-cell table:style-name="ce589" office:value-type="string" calcext:value-type="string">
            <text:p>AE</text:p>
          </table:table-cell>
          <table:table-cell table:style-name="ce589" office:value-type="string" calcext:value-type="string">
            <text:p>AF</text:p>
          </table:table-cell>
          <table:table-cell table:style-name="ce589" office:value-type="string" calcext:value-type="string">
            <text:p>AG</text:p>
          </table:table-cell>
          <table:table-cell table:style-name="ce589" office:value-type="string" calcext:value-type="string">
            <text:p>AH</text:p>
          </table:table-cell>
          <table:table-cell table:style-name="ce589" office:value-type="string" calcext:value-type="string">
            <text:p>AI</text:p>
          </table:table-cell>
          <table:table-cell table:style-name="ce589" office:value-type="string" calcext:value-type="string">
            <text:p>AJ</text:p>
          </table:table-cell>
          <table:table-cell table:style-name="ce589" office:value-type="string" calcext:value-type="string">
            <text:p>AK</text:p>
          </table:table-cell>
          <table:table-cell table:style-name="ce589" office:value-type="string" calcext:value-type="string">
            <text:p>AL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3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4" calcext:value-type="float">
            <text:p>-4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0" calcext:value-type="float">
            <text:p>0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4" calcext:value-type="float">
            <text:p>4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8" calcext:value-type="float">
            <text:p>8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>
            <text:p/>
          </table:table-cell>
          <table:table-cell table:style-name="ce616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>
            <text:p/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X157]&amp;(ROW([.$C$159])+[.$U$102]))));&quot;&quot;;INDIRECT(CONCATENATE([.X157]&amp;(ROW([.$C$159])+[.$U$102]))))">
            <text:p/>
          </table:table-cell>
          <table:table-cell table:style-name="ce700" table:formula="of:=IF(ISBLANK(INDIRECT(CONCATENATE([.Y157]&amp;(ROW([.$C$159])+[.$U$102]))));&quot;&quot;;INDIRECT(CONCATENATE([.Y157]&amp;(ROW([.$C$159])+[.$U$102]))))">
            <text:p/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16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0" calcext:value-type="float">
            <text:p>0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0" calcext:value-type="float">
            <text:p>0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-9" calcext:value-type="float">
            <text:p>-9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0" calcext:value-type="float">
            <text:p>0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>
            <text:p/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535" table:formula="of:=-[.$X$100]" office:value-type="float" office:value="-9" calcext:value-type="float">
            <text:p>-9</text:p>
          </table:table-cell>
          <table:table-cell table:style-name="ce535"/>
          <table:table-cell table:style-name="ce535" table:formula="of:=[.$X$100]" office:value-type="float" office:value="9" calcext:value-type="float">
            <text:p>9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9" calcext:value-type="float">
            <text:p>9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9" calcext:value-type="float">
            <text:p>-9</text:p>
          </table:table-cell>
          <table:table-cell table:style-name="ce535"/>
          <table:table-cell table:style-name="ce535" table:formula="of:=[.$Y$100]" office:value-type="float" office:value="9" calcext:value-type="float">
            <text:p>9</text:p>
          </table:table-cell>
          <table:table-cell table:style-name="ce535"/>
          <table:table-cell table:style-name="ce629" table:formula="of:=-[.$Z$100]" office:value-type="float" office:value="-9" calcext:value-type="float">
            <text:p>-9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9" calcext:value-type="float">
            <text:p>9</text:p>
          </table:table-cell>
          <table:table-cell table:style-name="ce634"/>
          <table:table-cell table:style-name="ce634" table:formula="of:=-[.$Y$100]" office:value-type="float" office:value="-9" calcext:value-type="float">
            <text:p>-9</text:p>
          </table:table-cell>
          <table:table-cell table:style-name="ce634" table:number-columns-repeated="6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9" calcext:value-type="float">
            <text:p>9</text:p>
          </table:table-cell>
          <table:table-cell table:style-name="ce535"/>
          <table:table-cell table:style-name="ce629" table:formula="of:=-[.$X$100]" office:value-type="float" office:value="-9" calcext:value-type="float">
            <text:p>-9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9" calcext:value-type="float">
            <text:p>9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9" calcext:value-type="float">
            <text:p>9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9" calcext:value-type="float">
            <text:p>9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table:formula="of:=-[.$X$100]" office:value-type="float" office:value="-9" calcext:value-type="float">
            <text:p>-9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9" calcext:value-type="float">
            <text:p>9</text:p>
          </table:table-cell>
          <table:table-cell table:style-name="ce535"/>
          <table:table-cell table:style-name="ce535" table:formula="of:=-[.$Y$100]" office:value-type="float" office:value="-9" calcext:value-type="float">
            <text:p>-9</text:p>
          </table:table-cell>
          <table:table-cell table:style-name="ce535"/>
          <table:table-cell table:style-name="ce535" table:formula="of:=[.$Z$100]" office:value-type="float" office:value="9" calcext:value-type="float">
            <text:p>9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9" calcext:value-type="float">
            <text:p>9</text:p>
          </table:table-cell>
          <table:table-cell table:style-name="ce634"/>
          <table:table-cell table:style-name="ce634" table:formula="of:=-[.$Y$100]" office:value-type="float" office:value="-9" calcext:value-type="float">
            <text:p>-9</text:p>
          </table:table-cell>
          <table:table-cell table:style-name="ce634"/>
          <table:table-cell table:style-name="ce634" table:formula="of:=[.$Z$100]" office:value-type="float" office:value="9" calcext:value-type="float">
            <text:p>9</text:p>
          </table:table-cell>
          <table:table-cell table:style-name="ce634"/>
          <table:table-cell table:style-name="ce634" table:formula="of:=-[.$AA$100]" office:value-type="float" office:value="-8" calcext:value-type="float">
            <text:p>-8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9" calcext:value-type="float">
            <text:p>-9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9" calcext:value-type="float">
            <text:p>-9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9" calcext:value-type="float">
            <text:p>-9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style-name="ce570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600"/>
          <table:covered-table-cell table:number-columns-repeated="3"/>
          <table:covered-table-cell table:style-name="ce580"/>
          <table:covered-table-cell table:number-columns-repeated="3"/>
          <table:covered-table-cell table:number-columns-repeated="7" table:style-name="ce580"/>
          <table:table-cell table:style-name="ce580" table:number-columns-repeated="2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600" table:number-columns-repeated="12"/>
          <table:table-cell table:number-columns-repeated="4"/>
          <table:table-cell table:style-name="ce744"/>
          <table:table-cell table:style-name="ce682" table:number-columns-repeated="2"/>
          <table:table-cell table:style-name="ce872" table:number-columns-repeated="8"/>
          <table:table-cell table:style-name="ce600" table:number-columns-repeated="5"/>
          <table:table-cell table:style-name="ce580" table:number-columns-repeated="7"/>
          <table:table-cell table:number-columns-repeated="985"/>
        </table:table-row>
        <table:table-row table:style-name="ro3">
          <table:table-cell table:style-name="ce589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589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580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0.35" calcext:value-type="float">
            <text:p>0,35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3" calcext:value-type="float">
            <text:p>3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1.675" calcext:value-type="float">
            <text:p>1,675</text:p>
          </table:table-cell>
          <table:table-cell table:style-name="ce592" table:formula="of:=-[.$B$208]/[.$A$208]" office:value-type="float" office:value="0.35" calcext:value-type="float">
            <text:p>0,35</text:p>
          </table:table-cell>
          <table:table-cell table:style-name="ce863" table:number-columns-repeated="3"/>
          <table:table-cell table:style-name="ce876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4"/>
          <table:table-cell table:style-name="ce591" office:value-type="float" office:value="-10" calcext:value-type="float">
            <text:p>-10</text:p>
          </table:table-cell>
          <table:table-cell table:style-name="ce977" table:number-columns-repeated="2"/>
          <table:table-cell table:style-name="ce677" table:formula="of:=[.E208]" office:value-type="float" office:value="3" calcext:value-type="float">
            <text:p>3</text:p>
          </table:table-cell>
          <table:table-cell table:style-name="ce978"/>
          <table:table-cell table:style-name="ce977"/>
          <table:table-cell table:style-name="ce988" office:value-type="float" office:value="10" calcext:value-type="float">
            <text:p>10</text:p>
          </table:table-cell>
          <table:table-cell table:style-name="ce733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596" table:formula="of:=IF([.C235]&lt;0;&quot;-&quot;;&quot;+&quot;)" office:value-type="string" office:string-value="-" calcext:value-type="string">
            <text:p>-</text:p>
          </table:table-cell>
          <table:table-cell table:style-name="ce773" table:formula="of:=IF([.$D$189]=[.$E$208];&quot;&quot;;IF([.C189]=[.$E$208];&quot;||&quot;;0))" office:value-type="float" office:value="0" calcext:value-type="float">
            <text:p>0</text:p>
          </table:table-cell>
          <table:table-cell table:style-name="ce686" table:formula="of:=IF([.D189]=[.$E$208];&quot;||&quot;;IF(([.$A$208]*[.$H$189]+[.$B$208])/([.$C$208]*[.$H$189]+[.$D$208])&lt;0;&quot;-&quot;;&quot;+&quot;))" office:value-type="string" office:string-value="+" calcext:value-type="string">
            <text:p>+</text:p>
          </table:table-cell>
          <table:table-cell table:style-name="ce686" table:formula="of:=IF([.$D$189]=[.$E$208];&quot;&quot;;IF([.E189]=[.$E$208];&quot;||&quot;;0))" office:value-type="string" office:string-value="||" calcext:value-type="string">
            <text:p>||</text:p>
          </table:table-cell>
          <table:table-cell table:style-name="ce846" table:formula="of:=IF([.C435]&lt;0;&quot;-&quot;;&quot;+&quot;)" office:value-type="string" office:string-value="-" calcext:value-type="string">
            <text:p>-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style-name="ce686"/>
          <table:covered-table-cell table:style-name="ce977"/>
          <table:table-cell table:style-name="ce686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style-name="ce686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10]);0;IF(AND([.B189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78" table:formula="of:=IF(ISBLANK([$'Tableaux de signes et de variations'.C110]);0;IF(AND([.C189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78" table:formula="of:=IF(ISBLANK([$'Tableaux de signes et de variations'.D110]);0;IF(AND([.D189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78" table:formula="of:=IF(ISBLANK([$'Tableaux de signes et de variations'.E110]);0;IF(AND([.E189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78" table:formula="of:=IF(ISBLANK([$'Tableaux de signes et de variations'.F110]);0;IF(AND([.F189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876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94"/>
          <table:table-cell table:style-name="ce949" table:formula="of:=IF([.$P$190]=&quot;-&quot;;[.$F$208];IF([.$P$190]=&quot;+&quot;;&quot;&quot;;[.$F$208]))">
            <text:p/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72" table:formula="of:=IF([.$P$190]=&quot;+&quot;;&quot;+∞&quot;;IF([.$P$190]=&quot;-&quot;;&quot;&quot;;&quot;-∞&quot;))" office:value-type="string" office:string-value="+∞" calcext:value-type="string">
            <text:p>+∞</text:p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>
            <text:p/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92" table:formula="of:=IF([.$P$190]=&quot;+&quot;;[.$F$208];IF([.$P$190]=&quot;-&quot;;&quot;&quot;;&quot;-∞&quot;))" office:value-type="float" office:value="-5" calcext:value-type="float">
            <text:p>-5</text:p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733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111]);0;IF(AND([.B190]=[$'Tableaux de signes et de variations'.B111];NOT(ISBLANK([$'Tableaux de signes et de variations'.B114])));1;-0.5))" office:value-type="float" office:value="0" calcext:value-type="float">
            <text:p>0</text:p>
          </table:table-cell>
          <table:table-cell table:style-name="ce680" table:formula="of:=IF(ISBLANK([$'Tableaux de signes et de variations'.C111]);0;IF(AND([.D190]=[$'Tableaux de signes et de variations'.C111];NOT(ISBLANK([$'Tableaux de signes et de variations'.C114])));1;-0.5))" office:value-type="float" office:value="0" calcext:value-type="float">
            <text:p>0</text:p>
          </table:table-cell>
          <table:table-cell table:style-name="ce680" table:formula="of:=IF(ISBLANK([$'Tableaux de signes et de variations'.D111]);0;IF(AND([.D190]=[$'Tableaux de signes et de variations'.D111];NOT(ISBLANK([$'Tableaux de signes et de variations'.D114])));1;-0.5))" office:value-type="float" office:value="0" calcext:value-type="float">
            <text:p>0</text:p>
          </table:table-cell>
          <table:table-cell table:style-name="ce680" table:formula="of:=IF(ISBLANK([$'Tableaux de signes et de variations'.E111]);0;IF(AND([.E190]=[$'Tableaux de signes et de variations'.E111];NOT(ISBLANK([$'Tableaux de signes et de variations'.E114])));1;-0.5))" office:value-type="float" office:value="0" calcext:value-type="float">
            <text:p>0</text:p>
          </table:table-cell>
          <table:table-cell table:style-name="ce781" table:formula="of:=IF(ISBLANK([$'Tableaux de signes et de variations'.F111]);0;IF(AND([.F190]=[$'Tableaux de signes et de variations'.F111];NOT(ISBLANK([$'Tableaux de signes et de variations'.F114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 office:value-type="float" office:value="-5" calcext:value-type="float">
            <text:p>-5</text:p>
          </table:table-cell>
          <table:covered-table-cell table:style-name="ce959"/>
          <table:table-cell table:style-name="ce972" table:formula="of:=IF([.$P$190]=&quot;-&quot;;&quot;-∞&quot;;IF([.$P$190]=&quot;+&quot;;&quot;&quot;;&quot;+∞&quot;))">
            <text:p/>
          </table:table-cell>
          <table:covered-table-cell table:style-name="ce959"/>
          <table:table-cell table:style-name="ce949" table:formula="of:=IF([.$P$190]=&quot;+&quot;;&quot;-∞&quot;;IF([.$P$190]=&quot;-&quot;;&quot;&quot;;&quot;-∞&quot;))" office:value-type="string" office:string-value="-∞" calcext:value-type="string">
            <text:p>-∞</text:p>
          </table:table-cell>
          <table:covered-table-cell table:style-name="ce959"/>
          <table:table-cell table:style-name="ce992" table:formula="of:=IF([.$P$190]=&quot;-&quot;;[.$F$208];IF([.$P$190]=&quot;+&quot;;&quot;&quot;;&quot;+∞&quot;))">
            <text:p/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733"/>
          <table:table-cell table:style-name="ce876"/>
          <table:table-cell table:style-name="ce685" table:number-columns-repeated="5"/>
          <table:table-cell table:style-name="ce785"/>
          <table:table-cell table:style-name="ce685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80" table:number-columns-repeated="5"/>
          <table:table-cell table:style-name="ce93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1]);0;IF(AND([.P189]=[$'Tableaux de signes et de variations'.B121];NOT(ISBLANK([$'Tableaux de signes et de variations'.B126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854" table:formula="of:=IF(ISBLANK([$'Tableaux de signes et de variations'.C121]);0;IF(AND([.S189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89]=[$'Tableaux de signes et de variations'.F121];NOT(ISBLANK([$'Tableaux de signes et de variations'.F126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733" table:number-columns-repeated="4"/>
          <table:table-cell table:style-name="ce920" table:number-columns-spanned="1" table:number-rows-spanned="2"/>
          <table:table-cell table:style-name="ce876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B$87:.$L$87])" office:value-type="float" office:value="3" calcext:value-type="float">
            <text:p>3</text:p>
          </table:table-cell>
          <table:table-cell table:style-name="ce535" table:number-columns-repeated="4"/>
          <table:table-cell table:style-name="ce535" table:formula="of:=SUM([.B194:.F194])" office:value-type="float" office:value="3" calcext:value-type="float">
            <text:p>3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80" table:number-columns-repeated="5"/>
          <table:table-cell table:style-name="ce938" office:value-type="string" calcext:value-type="string" table:number-columns-spanned="2" table:number-rows-spanned="1">
            <text:p>Signe de f '(x)</text:p>
          </table:table-cell>
          <table:covered-table-cell table:style-name="ce938"/>
          <table:table-cell table:style-name="ce818" table:formula="of:=IF(ISBLANK([$'Tableaux de signes et de variations'.B122]);0;IF(AND([.P190]=[$'Tableaux de signes et de variations'.SB122];NOT(ISBLANK([$'Tableaux de signes et de variations'.B127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854" table:formula="of:=IF(ISBLANK([$'Tableaux de signes et de variations'.C122]);0;IF(AND([.S190]=[$'Tableaux de signes et de variations'.C122];NOT(ISBLANK([$'Tableaux de signes et de variations'.C127])));1;-0.5))" office:value-type="float" office:value="0" calcext:value-type="float">
            <text:p>0</text:p>
          </table:table-cell>
          <table:table-cell table:style-name="ce818" table:formula="of:=IF(ISBLANK([$'Tableaux de signes et de variations'.F122]);0;IF(AND([.T190]=[$'Tableaux de signes et de variations'.SF122];NOT(ISBLANK([$'Tableaux de signes et de variations'.F127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733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3" calcext:value-type="float">
            <text:p>3</text:p>
          </table:table-cell>
          <table:table-cell table:style-name="ce629" table:formula="of:=COUNTIF([.$B$88:.$L$88];&quot;+&quot;)" office:value-type="float" office:value="0" calcext:value-type="float">
            <text:p>0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195:.F195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80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7"/>
          <table:table-cell table:style-name="ce950" table:formula="of:=IF(ISBLANK([$'Tableaux de signes et de variations'.B123]);0;IF(AND(ISBLANK([$'Tableaux de signes et de variations'.B124]);[$'Tableaux de signes et de variations'.B123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2"/>
          <table:table-cell table:style-name="ce975" table:formula="of:=IF(ISBLANK([$'Tableaux de signes et de variations'.C123]);0;IF(AND([.S191]=[$'Tableaux de signes et de variations'.C123];NOT(ISBLANK([$'Tableaux de signes et de variations'.C128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3]);0;IF(AND(ISBLANK([$'Tableaux de signes et de variations'.F124]);[$'Tableaux de signes et de variations'.F123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2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580" table:number-columns-repeated="10"/>
          <table:table-cell table:number-columns-repeated="988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6:.F196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51"/>
          <table:table-cell table:style-name="ce950" table:formula="of:=IF(ISBLANK([$'Tableaux de signes et de variations'.B124]);0;IF(AND(ISBLANK([$'Tableaux de signes et de variations'.B123]);[$'Tableaux de signes et de variations'.B124]=[.P192]);1;-0.5))" office:value-type="float" office:value="0" calcext:value-type="float">
            <text:p>0</text:p>
          </table:table-cell>
          <table:covered-table-cell table:style-name="ce982"/>
          <table:table-cell table:style-name="ce982"/>
          <table:covered-table-cell table:style-name="ce951"/>
          <table:table-cell table:style-name="ce950" table:formula="of:=IF(ISBLANK([$'Tableaux de signes et de variations'.F124]);0;IF(AND(ISBLANK([$'Tableaux de signes et de variations'.F123]);[$'Tableaux de signes et de variations'.F124]=[.T192]);1;-0.5))" office:value-type="float" office:value="0" calcext:value-type="float">
            <text:p>0</text:p>
          </table:table-cell>
          <table:covered-table-cell table:style-name="ce982"/>
          <table:table-cell table:style-name="ce982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3">
          <table:table-cell table:style-name="ce594" office:value-type="string" calcext:value-type="string">
            <text:p>Signe de f '(x)</text:p>
          </table:table-cell>
          <table:table-cell table:style-name="ce629" table:formula="of:=COUNT([.$P$88:.$Z$88])" office:value-type="float" office:value="3" calcext:value-type="float">
            <text:p>3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7" calcext:value-type="float">
            <text:p>7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3">
          <table:table-cell table:style-name="ce594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198:.F198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3">
          <table:table-cell table:style-name="ce581" table:number-columns-repeated="6"/>
          <table:table-cell table:style-name="ce748" table:formula="of:=IF(SUM([.G194:.G198])&lt;0;0;SUM([.G194:.G198]))" office:value-type="float" office:value="29" calcext:value-type="float">
            <text:p>29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3">
          <table:table-cell table:style-name="ce583"/>
          <table:table-cell table:style-name="ce631" table:number-columns-repeated="2"/>
          <table:table-cell table:style-name="ce580" table:number-columns-repeated="34"/>
          <table:table-cell/>
          <table:table-cell table:style-name="ce580"/>
          <table:table-cell table:number-columns-repeated="985"/>
        </table:table-row>
        <table:table-row table:style-name="ro3">
          <table:table-cell table:style-name="ce580" table:number-columns-repeated="4"/>
          <table:table-cell table:style-name="ce744" table:number-columns-repeated="161"/>
          <table:table-cell table:number-columns-repeated="858"/>
          <table:table-cell table:style-name="Default"/>
        </table:table-row>
        <table:table-row table:style-name="ro3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3">
          <table:table-cell table:style-name="ce644"/>
          <table:table-cell table:style-name="ce891"/>
          <table:table-cell table:style-name="ce652"/>
          <table:table-cell table:style-name="ce768"/>
          <table:table-cell table:style-name="ce828" table:number-columns-repeated="19"/>
          <table:table-cell table:style-name="ce744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744" table:number-columns-repeated="17"/>
          <table:table-cell table:number-columns-repeated="950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652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7" table:formula="of:=[.F208]*[.C208]" office:value-type="float" office:value="-20" calcext:value-type="float">
            <text:p>-20</text:p>
          </table:table-cell>
          <table:table-cell table:style-name="ce967" table:formula="of:=RANDBETWEEN(1;9)" office:value-type="float" office:value="7" calcext:value-type="float">
            <text:p>7</text:p>
          </table:table-cell>
          <table:table-cell table:style-name="ce967" table:formula="of:=RANDBETWEEN(1;5)" office:value-type="float" office:value="4" calcext:value-type="float">
            <text:p>4</text:p>
          </table:table-cell>
          <table:table-cell table:style-name="ce967" table:formula="of:=-[.C208]*[.E208]" office:value-type="float" office:value="-12" calcext:value-type="float">
            <text:p>-12</text:p>
          </table:table-cell>
          <table:table-cell table:style-name="ce557" table:formula="of:=RANDBETWEEN(-5;5)" office:value-type="float" office:value="3" calcext:value-type="float">
            <text:p>3</text:p>
          </table:table-cell>
          <table:table-cell table:style-name="ce557" table:formula="of:=RANDBETWEEN(-6;6)" office:value-type="float" office:value="-5" calcext:value-type="float">
            <text:p>-5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-5" calcext:value-type="float">
            <text:p>-5</text:p>
          </table:table-cell>
          <table:table-cell table:style-name="ce557" table:formula="of:=[.F208]" office:value-type="float" office:value="-5" calcext:value-type="float">
            <text:p>-5</text:p>
          </table:table-cell>
          <table:table-cell table:style-name="ce557" table:formula="of:=[.E208]" office:value-type="float" office:value="3" calcext:value-type="float">
            <text:p>3</text:p>
          </table:table-cell>
          <table:table-cell table:style-name="ce557" table:formula="of:=[.E208]" office:value-type="float" office:value="3" calcext:value-type="float">
            <text:p>3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744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-3.98076923076923" calcext:value-type="float">
            <text:p>-3,98076923076923</text:p>
          </table:table-cell>
          <table:table-cell table:style-name="ce685" table:formula="of:=INDIRECT(CONCATENATE(INDEX([.$D$230:.$AB$230];[.$D$233]);ROW([.D235])))" office:value-type="float" office:value="-3.98076923076923" calcext:value-type="float">
            <text:p>-3,98076923076923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-3.97286821705426" calcext:value-type="float">
            <text:p>-3,97286821705426</text:p>
          </table:table-cell>
          <table:table-cell table:style-name="ce685" table:formula="of:=INDIRECT(CONCATENATE(INDEX([.$D$230:.$AB$230];[.$D$233]);ROW([.D236])))" office:value-type="float" office:value="-3.97286821705426" calcext:value-type="float">
            <text:p>-3,97286821705426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-3.96484375" calcext:value-type="float">
            <text:p>-3,96484375</text:p>
          </table:table-cell>
          <table:table-cell table:style-name="ce685" table:formula="of:=INDIRECT(CONCATENATE(INDEX([.$D$230:.$AB$230];[.$D$233]);ROW([.D237])))" office:value-type="float" office:value="-3.96484375" calcext:value-type="float">
            <text:p>-3,96484375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-3.95669291338583" calcext:value-type="float">
            <text:p>-3,95669291338583</text:p>
          </table:table-cell>
          <table:table-cell table:style-name="ce685" table:formula="of:=INDIRECT(CONCATENATE(INDEX([.$D$230:.$AB$230];[.$D$233]);ROW([.D238])))" office:value-type="float" office:value="-3.95669291338583" calcext:value-type="float">
            <text:p>-3,95669291338583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580" table:number-columns-repeated="9"/>
          <table:table-cell table:style-name="ce892" table:number-columns-repeated="2"/>
          <table:table-cell table:style-name="ce580" table:number-columns-repeated="14"/>
          <table:table-cell table:number-columns-repeated="15"/>
          <table:table-cell table:style-name="ce682"/>
          <table:table-cell table:number-columns-repeated="13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 table:number-columns-repeated="2"/>
          <table:table-cell table:style-name="ce584" office:value-type="string" calcext:value-type="string">
            <text:p>Colonne</text:p>
          </table:table-cell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589" office:value-type="string" calcext:value-type="string">
            <text:p>O</text:p>
          </table:table-cell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589" office:value-type="string" calcext:value-type="string">
            <text:p>AA</text:p>
          </table:table-cell>
          <table:table-cell table:style-name="ce589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 table:number-columns-repeated="2"/>
          <table:table-cell table:style-name="ce584" office:value-type="string" calcext:value-type="string">
            <text:p>Rang aléa</text:p>
          </table:table-cell>
          <table:table-cell table:style-name="ce535" table:formula="of:=RANDBETWEEN(1;1000000)" office:value-type="float" office:value="410053" calcext:value-type="float">
            <text:p>410053</text:p>
          </table:table-cell>
          <table:table-cell table:style-name="ce535" table:formula="of:=RANDBETWEEN(1;1000000)" office:value-type="float" office:value="741631" calcext:value-type="float">
            <text:p>741631</text:p>
          </table:table-cell>
          <table:table-cell table:style-name="ce535" table:formula="of:=RANDBETWEEN(1;1000000)" office:value-type="float" office:value="985680" calcext:value-type="float">
            <text:p>985680</text:p>
          </table:table-cell>
          <table:table-cell table:style-name="ce535" table:formula="of:=RANDBETWEEN(1;1000000)" office:value-type="float" office:value="158991" calcext:value-type="float">
            <text:p>158991</text:p>
          </table:table-cell>
          <table:table-cell table:style-name="ce535" table:formula="of:=RANDBETWEEN(1;1000000)" office:value-type="float" office:value="849757" calcext:value-type="float">
            <text:p>849757</text:p>
          </table:table-cell>
          <table:table-cell table:style-name="ce535" table:formula="of:=RANDBETWEEN(1;1000000)" office:value-type="float" office:value="737108" calcext:value-type="float">
            <text:p>737108</text:p>
          </table:table-cell>
          <table:table-cell table:style-name="ce535" table:formula="of:=RANDBETWEEN(1;1000000)" office:value-type="float" office:value="538417" calcext:value-type="float">
            <text:p>538417</text:p>
          </table:table-cell>
          <table:table-cell table:style-name="ce535" table:formula="of:=RANDBETWEEN(1;1000000)" office:value-type="float" office:value="733791" calcext:value-type="float">
            <text:p>733791</text:p>
          </table:table-cell>
          <table:table-cell table:style-name="ce535" table:formula="of:=RANDBETWEEN(1;1000000)" office:value-type="float" office:value="467193" calcext:value-type="float">
            <text:p>467193</text:p>
          </table:table-cell>
          <table:table-cell table:style-name="ce535" table:formula="of:=RANDBETWEEN(1;1000000)" office:value-type="float" office:value="775404" calcext:value-type="float">
            <text:p>775404</text:p>
          </table:table-cell>
          <table:table-cell table:style-name="ce535" table:formula="of:=RANDBETWEEN(1;1000000)" office:value-type="float" office:value="251462" calcext:value-type="float">
            <text:p>251462</text:p>
          </table:table-cell>
          <table:table-cell table:style-name="ce535" table:formula="of:=RANDBETWEEN(1;1000000)" office:value-type="float" office:value="465922" calcext:value-type="float">
            <text:p>465922</text:p>
          </table:table-cell>
          <table:table-cell table:style-name="ce535" table:formula="of:=RANDBETWEEN(1;1000000)" office:value-type="float" office:value="434493" calcext:value-type="float">
            <text:p>434493</text:p>
          </table:table-cell>
          <table:table-cell table:style-name="ce535" table:formula="of:=RANDBETWEEN(1;1000000)" office:value-type="float" office:value="823587" calcext:value-type="float">
            <text:p>823587</text:p>
          </table:table-cell>
          <table:table-cell table:style-name="ce535" table:formula="of:=RANDBETWEEN(1;1000000)" office:value-type="float" office:value="725855" calcext:value-type="float">
            <text:p>725855</text:p>
          </table:table-cell>
          <table:table-cell table:style-name="ce535" table:formula="of:=RANDBETWEEN(1;1000000)" office:value-type="float" office:value="811627" calcext:value-type="float">
            <text:p>811627</text:p>
          </table:table-cell>
          <table:table-cell table:style-name="ce535" table:formula="of:=RANDBETWEEN(1;1000000)" office:value-type="float" office:value="879176" calcext:value-type="float">
            <text:p>879176</text:p>
          </table:table-cell>
          <table:table-cell table:style-name="ce535" table:formula="of:=RANDBETWEEN(1;1000000)" office:value-type="float" office:value="737526" calcext:value-type="float">
            <text:p>737526</text:p>
          </table:table-cell>
          <table:table-cell table:style-name="ce535" table:formula="of:=RANDBETWEEN(1;1000000)" office:value-type="float" office:value="987966" calcext:value-type="float">
            <text:p>987966</text:p>
          </table:table-cell>
          <table:table-cell table:style-name="ce535" table:formula="of:=RANDBETWEEN(1;1000000)" office:value-type="float" office:value="22080" calcext:value-type="float">
            <text:p>22080</text:p>
          </table:table-cell>
          <table:table-cell table:style-name="ce535" table:formula="of:=RANDBETWEEN(1;1000000)" office:value-type="float" office:value="740573" calcext:value-type="float">
            <text:p>740573</text:p>
          </table:table-cell>
          <table:table-cell table:style-name="ce535" table:formula="of:=RANDBETWEEN(1;1000000)" office:value-type="float" office:value="553484" calcext:value-type="float">
            <text:p>553484</text:p>
          </table:table-cell>
          <table:table-cell table:style-name="ce535" table:formula="of:=RANDBETWEEN(1;1000000)" office:value-type="float" office:value="505090" calcext:value-type="float">
            <text:p>505090</text:p>
          </table:table-cell>
          <table:table-cell table:style-name="ce535" table:formula="of:=RANDBETWEEN(1;1000000)" office:value-type="float" office:value="133457" calcext:value-type="float">
            <text:p>133457</text:p>
          </table:table-cell>
          <table:table-cell table:style-name="ce535" table:formula="of:=RANDBETWEEN(1;1000000)" office:value-type="float" office:value="799390" calcext:value-type="float">
            <text:p>799390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9" calcext:value-type="float">
            <text:p>9</text:p>
          </table:table-cell>
          <table:table-cell table:style-name="ce559" table:formula="of:=RANK([.F231];[.$D$231:.$AB$231];0)" office:value-type="float" office:value="2" calcext:value-type="float">
            <text:p>2</text:p>
          </table:table-cell>
          <table:table-cell table:style-name="ce559" table:formula="of:=RANK([.G231];[.$D$231:.$AB$231];0)" office:value-type="float" office:value="23" calcext:value-type="float">
            <text:p>23</text:p>
          </table:table-cell>
          <table:table-cell table:style-name="ce559" table:formula="of:=RANK([.H231];[.$D$231:.$AB$231];0)" office:value-type="float" office:value="4" calcext:value-type="float">
            <text:p>4</text:p>
          </table:table-cell>
          <table:table-cell table:style-name="ce559" table:formula="of:=RANK([.I231];[.$D$231:.$AB$231];0)" office:value-type="float" office:value="12" calcext:value-type="float">
            <text:p>12</text:p>
          </table:table-cell>
          <table:table-cell table:style-name="ce559" table:formula="of:=RANK([.J231];[.$D$231:.$AB$231];0)" office:value-type="float" office:value="16" calcext:value-type="float">
            <text:p>16</text:p>
          </table:table-cell>
          <table:table-cell table:style-name="ce559" table:formula="of:=RANK([.K231];[.$D$231:.$AB$231];0)" office:value-type="float" office:value="13" calcext:value-type="float">
            <text:p>13</text:p>
          </table:table-cell>
          <table:table-cell table:style-name="ce559" table:formula="of:=RANK([.L231];[.$D$231:.$AB$231];0)" office:value-type="float" office:value="18" calcext:value-type="float">
            <text:p>18</text:p>
          </table:table-cell>
          <table:table-cell table:style-name="ce559" table:formula="of:=RANK([.M231];[.$D$231:.$AB$231];0)" office:value-type="float" office:value="8" calcext:value-type="float">
            <text:p>8</text:p>
          </table:table-cell>
          <table:table-cell table:style-name="ce559" table:formula="of:=RANK([.N231];[.$D$231:.$AB$231];0)" office:value-type="float" office:value="22" calcext:value-type="float">
            <text:p>22</text:p>
          </table:table-cell>
          <table:table-cell table:style-name="ce559" table:formula="of:=RANK([.O231];[.$D$231:.$AB$231];0)" office:value-type="float" office:value="19" calcext:value-type="float">
            <text:p>19</text:p>
          </table:table-cell>
          <table:table-cell table:style-name="ce559" table:formula="of:=RANK([.P231];[.$D$231:.$AB$231];0)" office:value-type="float" office:value="20" calcext:value-type="float">
            <text:p>20</text:p>
          </table:table-cell>
          <table:table-cell table:style-name="ce559" table:formula="of:=RANK([.Q231];[.$D$231:.$AB$231];0)" office:value-type="float" office:value="5" calcext:value-type="float">
            <text:p>5</text:p>
          </table:table-cell>
          <table:table-cell table:style-name="ce559" table:formula="of:=RANK([.R231];[.$D$231:.$AB$231];0)" office:value-type="float" office:value="14" calcext:value-type="float">
            <text:p>14</text:p>
          </table:table-cell>
          <table:table-cell table:style-name="ce559" table:formula="of:=RANK([.S231];[.$D$231:.$AB$231];0)" office:value-type="float" office:value="6" calcext:value-type="float">
            <text:p>6</text:p>
          </table:table-cell>
          <table:table-cell table:style-name="ce559" table:formula="of:=RANK([.T231];[.$D$231:.$AB$231];0)" office:value-type="float" office:value="3" calcext:value-type="float">
            <text:p>3</text:p>
          </table:table-cell>
          <table:table-cell table:style-name="ce559" table:formula="of:=RANK([.U231];[.$D$231:.$AB$231];0)" office:value-type="float" office:value="11" calcext:value-type="float">
            <text:p>11</text:p>
          </table:table-cell>
          <table:table-cell table:style-name="ce559" table:formula="of:=RANK([.V231];[.$D$231:.$AB$231];0)" office:value-type="float" office:value="1" calcext:value-type="float">
            <text:p>1</text:p>
          </table:table-cell>
          <table:table-cell table:style-name="ce559" table:formula="of:=RANK([.W231];[.$D$231:.$AB$231];0)" office:value-type="float" office:value="25" calcext:value-type="float">
            <text:p>25</text:p>
          </table:table-cell>
          <table:table-cell table:style-name="ce559" table:formula="of:=RANK([.X231];[.$D$231:.$AB$231];0)" office:value-type="float" office:value="10" calcext:value-type="float">
            <text:p>10</text:p>
          </table:table-cell>
          <table:table-cell table:style-name="ce559" table:formula="of:=RANK([.Y231];[.$D$231:.$AB$231];0)" office:value-type="float" office:value="15" calcext:value-type="float">
            <text:p>15</text:p>
          </table:table-cell>
          <table:table-cell table:style-name="ce559" table:formula="of:=RANK([.Z231];[.$D$231:.$AB$231];0)" office:value-type="float" office:value="17" calcext:value-type="float">
            <text:p>17</text:p>
          </table:table-cell>
          <table:table-cell table:style-name="ce559" table:formula="of:=RANK([.AA231];[.$D$231:.$AB$231];0)" office:value-type="float" office:value="24" calcext:value-type="float">
            <text:p>24</text:p>
          </table:table-cell>
          <table:table-cell table:style-name="ce559" table:formula="of:=RANK([.AB231];[.$D$231:.$AB$231];0)" office:value-type="float" office:value="7" calcext:value-type="float">
            <text:p>7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16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-3.98076923076923" calcext:value-type="float">
            <text:p>-3,98076923076923</text:p>
          </table:table-cell>
          <table:table-cell table:style-name="ce629" table:formula="of:=IF([.B235]&lt;&gt;[.$E$208];([.$A$208]*[.B235]+[.$B$208])/([.$C$208]*[.B235]+[.$D$208]);&quot;&quot;)" office:value-type="float" office:value="-3.98076923076923" calcext:value-type="float">
            <text:p>-3,98076923076923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-3.97286821705426" calcext:value-type="float">
            <text:p>-3,97286821705426</text:p>
          </table:table-cell>
          <table:table-cell table:style-name="ce696" table:formula="of:=IF([.B236]&lt;&gt;[.$E$208];([.$A$208]*[.B236]+[.$B$208])/([.$C$208]*[.B236]+[.$D$208]);&quot;&quot;)" office:value-type="float" office:value="-3.97286821705426" calcext:value-type="float">
            <text:p>-3,9728682170542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-3.96484375" calcext:value-type="float">
            <text:p>-3,96484375</text:p>
          </table:table-cell>
          <table:table-cell table:style-name="ce695" table:formula="of:=IF([.B237]&lt;&gt;[.$E$208];([.$A$208]*[.B237]+[.$B$208])/([.$C$208]*[.B237]+[.$D$208]);&quot;&quot;)" office:value-type="float" office:value="-3.96484375" calcext:value-type="float">
            <text:p>-3,96484375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-3.95669291338583" calcext:value-type="float">
            <text:p>-3,95669291338583</text:p>
          </table:table-cell>
          <table:table-cell table:style-name="ce696" table:formula="of:=IF([.B238]&lt;&gt;[.$E$208];([.$A$208]*[.B238]+[.$B$208])/([.$C$208]*[.B238]+[.$D$208]);&quot;&quot;)" office:value-type="float" office:value="-3.95669291338583" calcext:value-type="float">
            <text:p>-3,95669291338583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-3.9484126984127" calcext:value-type="float">
            <text:p>-3,9484126984127</text:p>
          </table:table-cell>
          <table:table-cell table:style-name="ce697" table:formula="of:=IF([.B239]&lt;&gt;[.$E$208];([.$A$208]*[.B239]+[.$B$208])/([.$C$208]*[.B239]+[.$D$208]);&quot;&quot;)" office:value-type="float" office:value="-3.9484126984127" calcext:value-type="float">
            <text:p>-3,9484126984127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-3.94" calcext:value-type="float">
            <text:p>-3,94</text:p>
          </table:table-cell>
          <table:table-cell table:style-name="ce696" table:formula="of:=IF([.B240]&lt;&gt;[.$E$208];([.$A$208]*[.B240]+[.$B$208])/([.$C$208]*[.B240]+[.$D$208]);&quot;&quot;)" office:value-type="float" office:value="-3.94" calcext:value-type="float">
            <text:p>-3,9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-3.93145161290323" calcext:value-type="float">
            <text:p>-3,93145161290323</text:p>
          </table:table-cell>
          <table:table-cell table:style-name="ce697" table:formula="of:=IF([.B241]&lt;&gt;[.$E$208];([.$A$208]*[.B241]+[.$B$208])/([.$C$208]*[.B241]+[.$D$208]);&quot;&quot;)" office:value-type="float" office:value="-3.93145161290323" calcext:value-type="float">
            <text:p>-3,93145161290323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-3.92276422764228" calcext:value-type="float">
            <text:p>-3,92276422764228</text:p>
          </table:table-cell>
          <table:table-cell table:style-name="ce696" table:formula="of:=IF([.B242]&lt;&gt;[.$E$208];([.$A$208]*[.B242]+[.$B$208])/([.$C$208]*[.B242]+[.$D$208]);&quot;&quot;)" office:value-type="float" office:value="-3.92276422764228" calcext:value-type="float">
            <text:p>-3,92276422764228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-3.91393442622951" calcext:value-type="float">
            <text:p>-3,91393442622951</text:p>
          </table:table-cell>
          <table:table-cell table:style-name="ce695" table:formula="of:=IF([.B243]&lt;&gt;[.$E$208];([.$A$208]*[.B243]+[.$B$208])/([.$C$208]*[.B243]+[.$D$208]);&quot;&quot;)" office:value-type="float" office:value="-3.91393442622951" calcext:value-type="float">
            <text:p>-3,91393442622951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-3.90495867768595" calcext:value-type="float">
            <text:p>-3,90495867768595</text:p>
          </table:table-cell>
          <table:table-cell table:style-name="ce698" table:formula="of:=IF([.B244]&lt;&gt;[.$E$208];([.$A$208]*[.B244]+[.$B$208])/([.$C$208]*[.B244]+[.$D$208]);&quot;&quot;)" office:value-type="float" office:value="-3.90495867768595" calcext:value-type="float">
            <text:p>-3,90495867768595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-3.89583333333333" calcext:value-type="float">
            <text:p>-3,89583333333333</text:p>
          </table:table-cell>
          <table:table-cell table:style-name="ce695" table:formula="of:=IF([.B245]&lt;&gt;[.$E$208];([.$A$208]*[.B245]+[.$B$208])/([.$C$208]*[.B245]+[.$D$208]);&quot;&quot;)" office:value-type="float" office:value="-3.89583333333333" calcext:value-type="float">
            <text:p>-3,89583333333333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-3.88655462184874" calcext:value-type="float">
            <text:p>-3,88655462184874</text:p>
          </table:table-cell>
          <table:table-cell table:style-name="ce696" table:formula="of:=IF([.B246]&lt;&gt;[.$E$208];([.$A$208]*[.B246]+[.$B$208])/([.$C$208]*[.B246]+[.$D$208]);&quot;&quot;)" office:value-type="float" office:value="-3.88655462184874" calcext:value-type="float">
            <text:p>-3,8865546218487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-3.8771186440678" calcext:value-type="float">
            <text:p>-3,8771186440678</text:p>
          </table:table-cell>
          <table:table-cell table:style-name="ce697" table:formula="of:=IF([.B247]&lt;&gt;[.$E$208];([.$A$208]*[.B247]+[.$B$208])/([.$C$208]*[.B247]+[.$D$208]);&quot;&quot;)" office:value-type="float" office:value="-3.8771186440678" calcext:value-type="float">
            <text:p>-3,8771186440678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-3.86752136752137" calcext:value-type="float">
            <text:p>-3,86752136752137</text:p>
          </table:table-cell>
          <table:table-cell table:style-name="ce698" table:formula="of:=IF([.B248]&lt;&gt;[.$E$208];([.$A$208]*[.B248]+[.$B$208])/([.$C$208]*[.B248]+[.$D$208]);&quot;&quot;)" office:value-type="float" office:value="-3.86752136752137" calcext:value-type="float">
            <text:p>-3,8675213675213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-3.85775862068966" calcext:value-type="float">
            <text:p>-3,85775862068966</text:p>
          </table:table-cell>
          <table:table-cell table:style-name="ce697" table:formula="of:=IF([.B249]&lt;&gt;[.$E$208];([.$A$208]*[.B249]+[.$B$208])/([.$C$208]*[.B249]+[.$D$208]);&quot;&quot;)" office:value-type="float" office:value="-3.85775862068966" calcext:value-type="float">
            <text:p>-3,85775862068966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-3.84782608695652" calcext:value-type="float">
            <text:p>-3,84782608695652</text:p>
          </table:table-cell>
          <table:table-cell table:style-name="ce698" table:formula="of:=IF([.B250]&lt;&gt;[.$E$208];([.$A$208]*[.B250]+[.$B$208])/([.$C$208]*[.B250]+[.$D$208]);&quot;&quot;)" office:value-type="float" office:value="-3.84782608695652" calcext:value-type="float">
            <text:p>-3,84782608695652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-3.83771929824561" calcext:value-type="float">
            <text:p>-3,83771929824561</text:p>
          </table:table-cell>
          <table:table-cell table:style-name="ce697" table:formula="of:=IF([.B251]&lt;&gt;[.$E$208];([.$A$208]*[.B251]+[.$B$208])/([.$C$208]*[.B251]+[.$D$208]);&quot;&quot;)" office:value-type="float" office:value="-3.83771929824561" calcext:value-type="float">
            <text:p>-3,83771929824561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-3.82743362831858" calcext:value-type="float">
            <text:p>-3,82743362831858</text:p>
          </table:table-cell>
          <table:table-cell table:style-name="ce698" table:formula="of:=IF([.B252]&lt;&gt;[.$E$208];([.$A$208]*[.B252]+[.$B$208])/([.$C$208]*[.B252]+[.$D$208]);&quot;&quot;)" office:value-type="float" office:value="-3.82743362831858" calcext:value-type="float">
            <text:p>-3,82743362831858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-3.81696428571429" calcext:value-type="float">
            <text:p>-3,81696428571429</text:p>
          </table:table-cell>
          <table:table-cell table:style-name="ce697" table:formula="of:=IF([.B253]&lt;&gt;[.$E$208];([.$A$208]*[.B253]+[.$B$208])/([.$C$208]*[.B253]+[.$D$208]);&quot;&quot;)" office:value-type="float" office:value="-3.81696428571429" calcext:value-type="float">
            <text:p>-3,8169642857142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-3.80630630630631" calcext:value-type="float">
            <text:p>-3,80630630630631</text:p>
          </table:table-cell>
          <table:table-cell table:style-name="ce698" table:formula="of:=IF([.B254]&lt;&gt;[.$E$208];([.$A$208]*[.B254]+[.$B$208])/([.$C$208]*[.B254]+[.$D$208]);&quot;&quot;)" office:value-type="float" office:value="-3.80630630630631" calcext:value-type="float">
            <text:p>-3,80630630630631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-3.79545454545455" calcext:value-type="float">
            <text:p>-3,79545454545455</text:p>
          </table:table-cell>
          <table:table-cell table:style-name="ce697" table:formula="of:=IF([.B255]&lt;&gt;[.$E$208];([.$A$208]*[.B255]+[.$B$208])/([.$C$208]*[.B255]+[.$D$208]);&quot;&quot;)" office:value-type="float" office:value="-3.79545454545455" calcext:value-type="float">
            <text:p>-3,7954545454545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-3.78440366972477" calcext:value-type="float">
            <text:p>-3,78440366972477</text:p>
          </table:table-cell>
          <table:table-cell table:style-name="ce698" table:formula="of:=IF([.B256]&lt;&gt;[.$E$208];([.$A$208]*[.B256]+[.$B$208])/([.$C$208]*[.B256]+[.$D$208]);&quot;&quot;)" office:value-type="float" office:value="-3.78440366972477" calcext:value-type="float">
            <text:p>-3,7844036697247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-3.77314814814815" calcext:value-type="float">
            <text:p>-3,77314814814815</text:p>
          </table:table-cell>
          <table:table-cell table:style-name="ce697" table:formula="of:=IF([.B257]&lt;&gt;[.$E$208];([.$A$208]*[.B257]+[.$B$208])/([.$C$208]*[.B257]+[.$D$208]);&quot;&quot;)" office:value-type="float" office:value="-3.77314814814815" calcext:value-type="float">
            <text:p>-3,7731481481481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-3.76168224299065" calcext:value-type="float">
            <text:p>-3,76168224299065</text:p>
          </table:table-cell>
          <table:table-cell table:style-name="ce698" table:formula="of:=IF([.B258]&lt;&gt;[.$E$208];([.$A$208]*[.B258]+[.$B$208])/([.$C$208]*[.B258]+[.$D$208]);&quot;&quot;)" office:value-type="float" office:value="-3.76168224299065" calcext:value-type="float">
            <text:p>-3,76168224299065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-3.75" calcext:value-type="float">
            <text:p>-3,75</text:p>
          </table:table-cell>
          <table:table-cell table:style-name="ce697" table:formula="of:=IF([.B259]&lt;&gt;[.$E$208];([.$A$208]*[.B259]+[.$B$208])/([.$C$208]*[.B259]+[.$D$208]);&quot;&quot;)" office:value-type="float" office:value="-3.75" calcext:value-type="float">
            <text:p>-3,75</text:p>
          </table:table-cell>
          <table:table-cell table:style-name="ce697" table:number-columns-repeated="7"/>
          <table:table-cell table:style-name="ce535" table:number-columns-repeated="17"/>
          <table:table-cell table:style-name="ce744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-3.73809523809524" calcext:value-type="float">
            <text:p>-3,73809523809524</text:p>
          </table:table-cell>
          <table:table-cell table:style-name="ce696" table:formula="of:=IF([.B260]&lt;&gt;[.$E$208];([.$A$208]*[.B260]+[.$B$208])/([.$C$208]*[.B260]+[.$D$208]);&quot;&quot;)" office:value-type="float" office:value="-3.73809523809524" calcext:value-type="float">
            <text:p>-3,73809523809524</text:p>
          </table:table-cell>
          <table:table-cell table:style-name="ce696" table:number-columns-repeated="24"/>
          <table:table-cell table:style-name="ce1038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-3.72596153846154" calcext:value-type="float">
            <text:p>-3,72596153846154</text:p>
          </table:table-cell>
          <table:table-cell table:style-name="ce695" table:formula="of:=IF([.B261]&lt;&gt;[.$E$208];([.$A$208]*[.B261]+[.$B$208])/([.$C$208]*[.B261]+[.$D$208]);&quot;&quot;)" office:value-type="float" office:value="-3.72596153846154" calcext:value-type="float">
            <text:p>-3,72596153846154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-3.71359223300971" calcext:value-type="float">
            <text:p>-3,71359223300971</text:p>
          </table:table-cell>
          <table:table-cell table:style-name="ce696" table:formula="of:=IF([.B262]&lt;&gt;[.$E$208];([.$A$208]*[.B262]+[.$B$208])/([.$C$208]*[.B262]+[.$D$208]);&quot;&quot;)" office:value-type="float" office:value="-3.71359223300971" calcext:value-type="float">
            <text:p>-3,7135922330097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-3.70098039215686" calcext:value-type="float">
            <text:p>-3,70098039215686</text:p>
          </table:table-cell>
          <table:table-cell table:style-name="ce697" table:formula="of:=IF([.B263]&lt;&gt;[.$E$208];([.$A$208]*[.B263]+[.$B$208])/([.$C$208]*[.B263]+[.$D$208]);&quot;&quot;)" office:value-type="float" office:value="-3.70098039215686" calcext:value-type="float">
            <text:p>-3,70098039215686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-3.68811881188119" calcext:value-type="float">
            <text:p>-3,68811881188119</text:p>
          </table:table-cell>
          <table:table-cell table:style-name="ce696" table:formula="of:=IF([.B264]&lt;&gt;[.$E$208];([.$A$208]*[.B264]+[.$B$208])/([.$C$208]*[.B264]+[.$D$208]);&quot;&quot;)" office:value-type="float" office:value="-3.68811881188119" calcext:value-type="float">
            <text:p>-3,68811881188119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-3.675" calcext:value-type="float">
            <text:p>-3,675</text:p>
          </table:table-cell>
          <table:table-cell table:style-name="ce697" table:formula="of:=IF([.B265]&lt;&gt;[.$E$208];([.$A$208]*[.B265]+[.$B$208])/([.$C$208]*[.B265]+[.$D$208]);&quot;&quot;)" office:value-type="float" office:value="-3.675" calcext:value-type="float">
            <text:p>-3,675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-3.66161616161616" calcext:value-type="float">
            <text:p>-3,66161616161616</text:p>
          </table:table-cell>
          <table:table-cell table:style-name="ce696" table:formula="of:=IF([.B266]&lt;&gt;[.$E$208];([.$A$208]*[.B266]+[.$B$208])/([.$C$208]*[.B266]+[.$D$208]);&quot;&quot;)" office:value-type="float" office:value="-3.66161616161616" calcext:value-type="float">
            <text:p>-3,66161616161616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-3.64795918367347" calcext:value-type="float">
            <text:p>-3,64795918367347</text:p>
          </table:table-cell>
          <table:table-cell table:style-name="ce695" table:formula="of:=IF([.B267]&lt;&gt;[.$E$208];([.$A$208]*[.B267]+[.$B$208])/([.$C$208]*[.B267]+[.$D$208]);&quot;&quot;)" office:value-type="float" office:value="-3.64795918367347" calcext:value-type="float">
            <text:p>-3,64795918367347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-3.6340206185567" calcext:value-type="float">
            <text:p>-3,6340206185567</text:p>
          </table:table-cell>
          <table:table-cell table:style-name="ce698" table:formula="of:=IF([.B268]&lt;&gt;[.$E$208];([.$A$208]*[.B268]+[.$B$208])/([.$C$208]*[.B268]+[.$D$208]);&quot;&quot;)" office:value-type="float" office:value="-3.6340206185567" calcext:value-type="float">
            <text:p>-3,6340206185567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-3.61979166666667" calcext:value-type="float">
            <text:p>-3,61979166666667</text:p>
          </table:table-cell>
          <table:table-cell table:style-name="ce695" table:formula="of:=IF([.B269]&lt;&gt;[.$E$208];([.$A$208]*[.B269]+[.$B$208])/([.$C$208]*[.B269]+[.$D$208]);&quot;&quot;)" office:value-type="float" office:value="-3.61979166666667" calcext:value-type="float">
            <text:p>-3,61979166666667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-3.60526315789474" calcext:value-type="float">
            <text:p>-3,60526315789474</text:p>
          </table:table-cell>
          <table:table-cell table:style-name="ce696" table:formula="of:=IF([.B270]&lt;&gt;[.$E$208];([.$A$208]*[.B270]+[.$B$208])/([.$C$208]*[.B270]+[.$D$208]);&quot;&quot;)" office:value-type="float" office:value="-3.60526315789474" calcext:value-type="float">
            <text:p>-3,60526315789474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-3.59042553191489" calcext:value-type="float">
            <text:p>-3,59042553191489</text:p>
          </table:table-cell>
          <table:table-cell table:style-name="ce697" table:formula="of:=IF([.B271]&lt;&gt;[.$E$208];([.$A$208]*[.B271]+[.$B$208])/([.$C$208]*[.B271]+[.$D$208]);&quot;&quot;)" office:value-type="float" office:value="-3.59042553191489" calcext:value-type="float">
            <text:p>-3,59042553191489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-3.5752688172043" calcext:value-type="float">
            <text:p>-3,5752688172043</text:p>
          </table:table-cell>
          <table:table-cell table:style-name="ce698" table:formula="of:=IF([.B272]&lt;&gt;[.$E$208];([.$A$208]*[.B272]+[.$B$208])/([.$C$208]*[.B272]+[.$D$208]);&quot;&quot;)" office:value-type="float" office:value="-3.5752688172043" calcext:value-type="float">
            <text:p>-3,5752688172043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-3.55978260869565" calcext:value-type="float">
            <text:p>-3,55978260869565</text:p>
          </table:table-cell>
          <table:table-cell table:style-name="ce697" table:formula="of:=IF([.B273]&lt;&gt;[.$E$208];([.$A$208]*[.B273]+[.$B$208])/([.$C$208]*[.B273]+[.$D$208]);&quot;&quot;)" office:value-type="float" office:value="-3.55978260869565" calcext:value-type="float">
            <text:p>-3,5597826086956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-3.54395604395604" calcext:value-type="float">
            <text:p>-3,54395604395604</text:p>
          </table:table-cell>
          <table:table-cell table:style-name="ce698" table:formula="of:=IF([.B274]&lt;&gt;[.$E$208];([.$A$208]*[.B274]+[.$B$208])/([.$C$208]*[.B274]+[.$D$208]);&quot;&quot;)" office:value-type="float" office:value="-3.54395604395604" calcext:value-type="float">
            <text:p>-3,5439560439560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744" table:number-columns-repeated="5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-3.52777777777778" calcext:value-type="float">
            <text:p>-3,52777777777778</text:p>
          </table:table-cell>
          <table:table-cell table:style-name="ce697" table:formula="of:=IF([.B275]&lt;&gt;[.$E$208];([.$A$208]*[.B275]+[.$B$208])/([.$C$208]*[.B275]+[.$D$208]);&quot;&quot;)" office:value-type="float" office:value="-3.52777777777778" calcext:value-type="float">
            <text:p>-3,5277777777777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-3.51123595505618" calcext:value-type="float">
            <text:p>-3,51123595505618</text:p>
          </table:table-cell>
          <table:table-cell table:style-name="ce698" table:formula="of:=IF([.B276]&lt;&gt;[.$E$208];([.$A$208]*[.B276]+[.$B$208])/([.$C$208]*[.B276]+[.$D$208]);&quot;&quot;)" office:value-type="float" office:value="-3.51123595505618" calcext:value-type="float">
            <text:p>-3,51123595505618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-3.49431818181818" calcext:value-type="float">
            <text:p>-3,49431818181818</text:p>
          </table:table-cell>
          <table:table-cell table:style-name="ce697" table:formula="of:=IF([.B277]&lt;&gt;[.$E$208];([.$A$208]*[.B277]+[.$B$208])/([.$C$208]*[.B277]+[.$D$208]);&quot;&quot;)" office:value-type="float" office:value="-3.49431818181818" calcext:value-type="float">
            <text:p>-3,4943181818181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-3.47701149425287" calcext:value-type="float">
            <text:p>-3,47701149425287</text:p>
          </table:table-cell>
          <table:table-cell table:style-name="ce698" table:formula="of:=IF([.B278]&lt;&gt;[.$E$208];([.$A$208]*[.B278]+[.$B$208])/([.$C$208]*[.B278]+[.$D$208]);&quot;&quot;)" office:value-type="float" office:value="-3.47701149425287" calcext:value-type="float">
            <text:p>-3,4770114942528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-3.4593023255814" calcext:value-type="float">
            <text:p>-3,4593023255814</text:p>
          </table:table-cell>
          <table:table-cell table:style-name="ce697" table:formula="of:=IF([.B279]&lt;&gt;[.$E$208];([.$A$208]*[.B279]+[.$B$208])/([.$C$208]*[.B279]+[.$D$208]);&quot;&quot;)" office:value-type="float" office:value="-3.4593023255814" calcext:value-type="float">
            <text:p>-3,4593023255814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-3.44117647058824" calcext:value-type="float">
            <text:p>-3,44117647058824</text:p>
          </table:table-cell>
          <table:table-cell table:style-name="ce698" table:formula="of:=IF([.B280]&lt;&gt;[.$E$208];([.$A$208]*[.B280]+[.$B$208])/([.$C$208]*[.B280]+[.$D$208]);&quot;&quot;)" office:value-type="float" office:value="-3.44117647058824" calcext:value-type="float">
            <text:p>-3,4411764705882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-3.42261904761905" calcext:value-type="float">
            <text:p>-3,42261904761905</text:p>
          </table:table-cell>
          <table:table-cell table:style-name="ce697" table:formula="of:=IF([.B281]&lt;&gt;[.$E$208];([.$A$208]*[.B281]+[.$B$208])/([.$C$208]*[.B281]+[.$D$208]);&quot;&quot;)" office:value-type="float" office:value="-3.42261904761905" calcext:value-type="float">
            <text:p>-3,4226190476190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-3.40361445783132" calcext:value-type="float">
            <text:p>-3,40361445783132</text:p>
          </table:table-cell>
          <table:table-cell table:style-name="ce698" table:formula="of:=IF([.B282]&lt;&gt;[.$E$208];([.$A$208]*[.B282]+[.$B$208])/([.$C$208]*[.B282]+[.$D$208]);&quot;&quot;)" office:value-type="float" office:value="-3.40361445783132" calcext:value-type="float">
            <text:p>-3,40361445783132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-3.38414634146341" calcext:value-type="float">
            <text:p>-3,38414634146341</text:p>
          </table:table-cell>
          <table:table-cell table:style-name="ce697" table:formula="of:=IF([.B283]&lt;&gt;[.$E$208];([.$A$208]*[.B283]+[.$B$208])/([.$C$208]*[.B283]+[.$D$208]);&quot;&quot;)" office:value-type="float" office:value="-3.38414634146341" calcext:value-type="float">
            <text:p>-3,3841463414634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-3.3641975308642" calcext:value-type="float">
            <text:p>-3,3641975308642</text:p>
          </table:table-cell>
          <table:table-cell table:style-name="ce696" table:formula="of:=IF([.B284]&lt;&gt;[.$E$208];([.$A$208]*[.B284]+[.$B$208])/([.$C$208]*[.B284]+[.$D$208]);&quot;&quot;)" office:value-type="float" office:value="-3.3641975308642" calcext:value-type="float">
            <text:p>-3,3641975308642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 office:value-type="float" office:value="-3.34375" calcext:value-type="float">
            <text:p>-3,34375</text:p>
          </table:table-cell>
          <table:table-cell table:style-name="ce695" table:formula="of:=IF([.B285]&lt;&gt;[.$E$208];([.$A$208]*[.B285]+[.$B$208])/([.$C$208]*[.B285]+[.$D$208]);&quot;&quot;)" office:value-type="float" office:value="-3.34375" calcext:value-type="float">
            <text:p>-3,34375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-3.32278481012658" calcext:value-type="float">
            <text:p>-3,32278481012658</text:p>
          </table:table-cell>
          <table:table-cell table:style-name="ce696" table:formula="of:=IF([.B286]&lt;&gt;[.$E$208];([.$A$208]*[.B286]+[.$B$208])/([.$C$208]*[.B286]+[.$D$208]);&quot;&quot;)" office:value-type="float" office:value="-3.32278481012658" calcext:value-type="float">
            <text:p>-3,32278481012658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-3.30128205128205" calcext:value-type="float">
            <text:p>-3,30128205128205</text:p>
          </table:table-cell>
          <table:table-cell table:style-name="ce697" table:formula="of:=IF([.B287]&lt;&gt;[.$E$208];([.$A$208]*[.B287]+[.$B$208])/([.$C$208]*[.B287]+[.$D$208]);&quot;&quot;)" office:value-type="float" office:value="-3.30128205128205" calcext:value-type="float">
            <text:p>-3,3012820512820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-3.27922077922078" calcext:value-type="float">
            <text:p>-3,27922077922078</text:p>
          </table:table-cell>
          <table:table-cell table:style-name="ce696" table:formula="of:=IF([.B288]&lt;&gt;[.$E$208];([.$A$208]*[.B288]+[.$B$208])/([.$C$208]*[.B288]+[.$D$208]);&quot;&quot;)" office:value-type="float" office:value="-3.27922077922078" calcext:value-type="float">
            <text:p>-3,27922077922078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-3.25657894736842" calcext:value-type="float">
            <text:p>-3,25657894736842</text:p>
          </table:table-cell>
          <table:table-cell table:style-name="ce697" table:formula="of:=IF([.B289]&lt;&gt;[.$E$208];([.$A$208]*[.B289]+[.$B$208])/([.$C$208]*[.B289]+[.$D$208]);&quot;&quot;)" office:value-type="float" office:value="-3.25657894736842" calcext:value-type="float">
            <text:p>-3,25657894736842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-3.23333333333333" calcext:value-type="float">
            <text:p>-3,23333333333333</text:p>
          </table:table-cell>
          <table:table-cell table:style-name="ce696" table:formula="of:=IF([.B290]&lt;&gt;[.$E$208];([.$A$208]*[.B290]+[.$B$208])/([.$C$208]*[.B290]+[.$D$208]);&quot;&quot;)" office:value-type="float" office:value="-3.23333333333333" calcext:value-type="float">
            <text:p>-3,23333333333333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-3.20945945945946" calcext:value-type="float">
            <text:p>-3,20945945945946</text:p>
          </table:table-cell>
          <table:table-cell table:style-name="ce695" table:formula="of:=IF([.B291]&lt;&gt;[.$E$208];([.$A$208]*[.B291]+[.$B$208])/([.$C$208]*[.B291]+[.$D$208]);&quot;&quot;)" office:value-type="float" office:value="-3.20945945945946" calcext:value-type="float">
            <text:p>-3,20945945945946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-3.18493150684932" calcext:value-type="float">
            <text:p>-3,18493150684932</text:p>
          </table:table-cell>
          <table:table-cell table:style-name="ce698" table:formula="of:=IF([.B292]&lt;&gt;[.$E$208];([.$A$208]*[.B292]+[.$B$208])/([.$C$208]*[.B292]+[.$D$208]);&quot;&quot;)" office:value-type="float" office:value="-3.18493150684932" calcext:value-type="float">
            <text:p>-3,18493150684932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-3.15972222222222" calcext:value-type="float">
            <text:p>-3,15972222222222</text:p>
          </table:table-cell>
          <table:table-cell table:style-name="ce695" table:formula="of:=IF([.B293]&lt;&gt;[.$E$208];([.$A$208]*[.B293]+[.$B$208])/([.$C$208]*[.B293]+[.$D$208]);&quot;&quot;)" office:value-type="float" office:value="-3.15972222222222" calcext:value-type="float">
            <text:p>-3,15972222222222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-3.13380281690141" calcext:value-type="float">
            <text:p>-3,13380281690141</text:p>
          </table:table-cell>
          <table:table-cell table:style-name="ce696" table:formula="of:=IF([.B294]&lt;&gt;[.$E$208];([.$A$208]*[.B294]+[.$B$208])/([.$C$208]*[.B294]+[.$D$208]);&quot;&quot;)" office:value-type="float" office:value="-3.13380281690141" calcext:value-type="float">
            <text:p>-3,13380281690141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-3.10714285714286" calcext:value-type="float">
            <text:p>-3,10714285714286</text:p>
          </table:table-cell>
          <table:table-cell table:style-name="ce697" table:formula="of:=IF([.B295]&lt;&gt;[.$E$208];([.$A$208]*[.B295]+[.$B$208])/([.$C$208]*[.B295]+[.$D$208]);&quot;&quot;)" office:value-type="float" office:value="-3.10714285714286" calcext:value-type="float">
            <text:p>-3,10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-3.07971014492754" calcext:value-type="float">
            <text:p>-3,07971014492754</text:p>
          </table:table-cell>
          <table:table-cell table:style-name="ce698" table:formula="of:=IF([.B296]&lt;&gt;[.$E$208];([.$A$208]*[.B296]+[.$B$208])/([.$C$208]*[.B296]+[.$D$208]);&quot;&quot;)" office:value-type="float" office:value="-3.07971014492754" calcext:value-type="float">
            <text:p>-3,0797101449275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-3.05147058823529" calcext:value-type="float">
            <text:p>-3,05147058823529</text:p>
          </table:table-cell>
          <table:table-cell table:style-name="ce697" table:formula="of:=IF([.B297]&lt;&gt;[.$E$208];([.$A$208]*[.B297]+[.$B$208])/([.$C$208]*[.B297]+[.$D$208]);&quot;&quot;)" office:value-type="float" office:value="-3.05147058823529" calcext:value-type="float">
            <text:p>-3,051470588235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-3.02238805970149" calcext:value-type="float">
            <text:p>-3,02238805970149</text:p>
          </table:table-cell>
          <table:table-cell table:style-name="ce698" table:formula="of:=IF([.B298]&lt;&gt;[.$E$208];([.$A$208]*[.B298]+[.$B$208])/([.$C$208]*[.B298]+[.$D$208]);&quot;&quot;)" office:value-type="float" office:value="-3.02238805970149" calcext:value-type="float">
            <text:p>-3,0223880597014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-2.99242424242424" calcext:value-type="float">
            <text:p>-2,99242424242424</text:p>
          </table:table-cell>
          <table:table-cell table:style-name="ce697" table:formula="of:=IF([.B299]&lt;&gt;[.$E$208];([.$A$208]*[.B299]+[.$B$208])/([.$C$208]*[.B299]+[.$D$208]);&quot;&quot;)" office:value-type="float" office:value="-2.99242424242424" calcext:value-type="float">
            <text:p>-2,9924242424242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-2.96153846153846" calcext:value-type="float">
            <text:p>-2,96153846153846</text:p>
          </table:table-cell>
          <table:table-cell table:style-name="ce698" table:formula="of:=IF([.B300]&lt;&gt;[.$E$208];([.$A$208]*[.B300]+[.$B$208])/([.$C$208]*[.B300]+[.$D$208]);&quot;&quot;)" office:value-type="float" office:value="-2.96153846153846" calcext:value-type="float">
            <text:p>-2,961538461538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-2.9296875" calcext:value-type="float">
            <text:p>-2,9296875</text:p>
          </table:table-cell>
          <table:table-cell table:style-name="ce697" table:formula="of:=IF([.B301]&lt;&gt;[.$E$208];([.$A$208]*[.B301]+[.$B$208])/([.$C$208]*[.B301]+[.$D$208]);&quot;&quot;)" office:value-type="float" office:value="-2.9296875" calcext:value-type="float">
            <text:p>-2,92968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-2.8968253968254" calcext:value-type="float">
            <text:p>-2,8968253968254</text:p>
          </table:table-cell>
          <table:table-cell table:style-name="ce698" table:formula="of:=IF([.B302]&lt;&gt;[.$E$208];([.$A$208]*[.B302]+[.$B$208])/([.$C$208]*[.B302]+[.$D$208]);&quot;&quot;)" office:value-type="float" office:value="-2.8968253968254" calcext:value-type="float">
            <text:p>-2,896825396825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-2.86290322580645" calcext:value-type="float">
            <text:p>-2,86290322580645</text:p>
          </table:table-cell>
          <table:table-cell table:style-name="ce697" table:formula="of:=IF([.B303]&lt;&gt;[.$E$208];([.$A$208]*[.B303]+[.$B$208])/([.$C$208]*[.B303]+[.$D$208]);&quot;&quot;)" office:value-type="float" office:value="-2.86290322580645" calcext:value-type="float">
            <text:p>-2,862903225806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-2.82786885245902" calcext:value-type="float">
            <text:p>-2,82786885245902</text:p>
          </table:table-cell>
          <table:table-cell table:style-name="ce698" table:formula="of:=IF([.B304]&lt;&gt;[.$E$208];([.$A$208]*[.B304]+[.$B$208])/([.$C$208]*[.B304]+[.$D$208]);&quot;&quot;)" office:value-type="float" office:value="-2.82786885245902" calcext:value-type="float">
            <text:p>-2,8278688524590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 office:value-type="float" office:value="-2.79166666666667" calcext:value-type="float">
            <text:p>-2,79166666666667</text:p>
          </table:table-cell>
          <table:table-cell table:style-name="ce697" table:formula="of:=IF([.B305]&lt;&gt;[.$E$208];([.$A$208]*[.B305]+[.$B$208])/([.$C$208]*[.B305]+[.$D$208]);&quot;&quot;)" office:value-type="float" office:value="-2.79166666666667" calcext:value-type="float">
            <text:p>-2,791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-2.75423728813559" calcext:value-type="float">
            <text:p>-2,75423728813559</text:p>
          </table:table-cell>
          <table:table-cell table:style-name="ce698" table:formula="of:=IF([.B306]&lt;&gt;[.$E$208];([.$A$208]*[.B306]+[.$B$208])/([.$C$208]*[.B306]+[.$D$208]);&quot;&quot;)" office:value-type="float" office:value="-2.75423728813559" calcext:value-type="float">
            <text:p>-2,7542372881355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-2.71551724137931" calcext:value-type="float">
            <text:p>-2,71551724137931</text:p>
          </table:table-cell>
          <table:table-cell table:style-name="ce697" table:formula="of:=IF([.B307]&lt;&gt;[.$E$208];([.$A$208]*[.B307]+[.$B$208])/([.$C$208]*[.B307]+[.$D$208]);&quot;&quot;)" office:value-type="float" office:value="-2.71551724137931" calcext:value-type="float">
            <text:p>-2,7155172413793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-2.67543859649123" calcext:value-type="float">
            <text:p>-2,67543859649123</text:p>
          </table:table-cell>
          <table:table-cell table:style-name="ce696" table:formula="of:=IF([.B308]&lt;&gt;[.$E$208];([.$A$208]*[.B308]+[.$B$208])/([.$C$208]*[.B308]+[.$D$208]);&quot;&quot;)" office:value-type="float" office:value="-2.67543859649123" calcext:value-type="float">
            <text:p>-2,67543859649123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-2.63392857142857" calcext:value-type="float">
            <text:p>-2,63392857142857</text:p>
          </table:table-cell>
          <table:table-cell table:style-name="ce695" table:formula="of:=IF([.B309]&lt;&gt;[.$E$208];([.$A$208]*[.B309]+[.$B$208])/([.$C$208]*[.B309]+[.$D$208]);&quot;&quot;)" office:value-type="float" office:value="-2.63392857142857" calcext:value-type="float">
            <text:p>-2,63392857142857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-2.59090909090909" calcext:value-type="float">
            <text:p>-2,59090909090909</text:p>
          </table:table-cell>
          <table:table-cell table:style-name="ce696" table:formula="of:=IF([.B310]&lt;&gt;[.$E$208];([.$A$208]*[.B310]+[.$B$208])/([.$C$208]*[.B310]+[.$D$208]);&quot;&quot;)" office:value-type="float" office:value="-2.59090909090909" calcext:value-type="float">
            <text:p>-2,59090909090909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-2.5462962962963" calcext:value-type="float">
            <text:p>-2,5462962962963</text:p>
          </table:table-cell>
          <table:table-cell table:style-name="ce697" table:formula="of:=IF([.B311]&lt;&gt;[.$E$208];([.$A$208]*[.B311]+[.$B$208])/([.$C$208]*[.B311]+[.$D$208]);&quot;&quot;)" office:value-type="float" office:value="-2.5462962962963" calcext:value-type="float">
            <text:p>-2,5462962962963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-2.5" calcext:value-type="float">
            <text:p>-2,5</text:p>
          </table:table-cell>
          <table:table-cell table:style-name="ce696" table:formula="of:=IF([.B312]&lt;&gt;[.$E$208];([.$A$208]*[.B312]+[.$B$208])/([.$C$208]*[.B312]+[.$D$208]);&quot;&quot;)" office:value-type="float" office:value="-2.5" calcext:value-type="float">
            <text:p>-2,5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-2.45192307692308" calcext:value-type="float">
            <text:p>-2,45192307692308</text:p>
          </table:table-cell>
          <table:table-cell table:style-name="ce697" table:formula="of:=IF([.B313]&lt;&gt;[.$E$208];([.$A$208]*[.B313]+[.$B$208])/([.$C$208]*[.B313]+[.$D$208]);&quot;&quot;)" office:value-type="float" office:value="-2.45192307692308" calcext:value-type="float">
            <text:p>-2,45192307692308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-2.40196078431373" calcext:value-type="float">
            <text:p>-2,40196078431373</text:p>
          </table:table-cell>
          <table:table-cell table:style-name="ce696" table:formula="of:=IF([.B314]&lt;&gt;[.$E$208];([.$A$208]*[.B314]+[.$B$208])/([.$C$208]*[.B314]+[.$D$208]);&quot;&quot;)" office:value-type="float" office:value="-2.40196078431373" calcext:value-type="float">
            <text:p>-2,40196078431373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-2.35" calcext:value-type="float">
            <text:p>-2,35</text:p>
          </table:table-cell>
          <table:table-cell table:style-name="ce695" table:formula="of:=IF([.B315]&lt;&gt;[.$E$208];([.$A$208]*[.B315]+[.$B$208])/([.$C$208]*[.B315]+[.$D$208]);&quot;&quot;)" office:value-type="float" office:value="-2.35" calcext:value-type="float">
            <text:p>-2,3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-2.29591836734694" calcext:value-type="float">
            <text:p>-2,29591836734694</text:p>
          </table:table-cell>
          <table:table-cell table:style-name="ce698" table:formula="of:=IF([.B316]&lt;&gt;[.$E$208];([.$A$208]*[.B316]+[.$B$208])/([.$C$208]*[.B316]+[.$D$208]);&quot;&quot;)" office:value-type="float" office:value="-2.29591836734694" calcext:value-type="float">
            <text:p>-2,29591836734694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-2.23958333333333" calcext:value-type="float">
            <text:p>-2,23958333333333</text:p>
          </table:table-cell>
          <table:table-cell table:style-name="ce695" table:formula="of:=IF([.B317]&lt;&gt;[.$E$208];([.$A$208]*[.B317]+[.$B$208])/([.$C$208]*[.B317]+[.$D$208]);&quot;&quot;)" office:value-type="float" office:value="-2.23958333333333" calcext:value-type="float">
            <text:p>-2,23958333333333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-2.18085106382979" calcext:value-type="float">
            <text:p>-2,18085106382979</text:p>
          </table:table-cell>
          <table:table-cell table:style-name="ce696" table:formula="of:=IF([.B318]&lt;&gt;[.$E$208];([.$A$208]*[.B318]+[.$B$208])/([.$C$208]*[.B318]+[.$D$208]);&quot;&quot;)" office:value-type="float" office:value="-2.18085106382979" calcext:value-type="float">
            <text:p>-2,18085106382979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-2.1195652173913" calcext:value-type="float">
            <text:p>-2,1195652173913</text:p>
          </table:table-cell>
          <table:table-cell table:style-name="ce697" table:formula="of:=IF([.B319]&lt;&gt;[.$E$208];([.$A$208]*[.B319]+[.$B$208])/([.$C$208]*[.B319]+[.$D$208]);&quot;&quot;)" office:value-type="float" office:value="-2.1195652173913" calcext:value-type="float">
            <text:p>-2,119565217391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-2.05555555555556" calcext:value-type="float">
            <text:p>-2,05555555555556</text:p>
          </table:table-cell>
          <table:table-cell table:style-name="ce698" table:formula="of:=IF([.B320]&lt;&gt;[.$E$208];([.$A$208]*[.B320]+[.$B$208])/([.$C$208]*[.B320]+[.$D$208]);&quot;&quot;)" office:value-type="float" office:value="-2.05555555555556" calcext:value-type="float">
            <text:p>-2,055555555555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-1.98863636363636" calcext:value-type="float">
            <text:p>-1,98863636363636</text:p>
          </table:table-cell>
          <table:table-cell table:style-name="ce697" table:formula="of:=IF([.B321]&lt;&gt;[.$E$208];([.$A$208]*[.B321]+[.$B$208])/([.$C$208]*[.B321]+[.$D$208]);&quot;&quot;)" office:value-type="float" office:value="-1.98863636363636" calcext:value-type="float">
            <text:p>-1,9886363636363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-1.91860465116279" calcext:value-type="float">
            <text:p>-1,91860465116279</text:p>
          </table:table-cell>
          <table:table-cell table:style-name="ce698" table:formula="of:=IF([.B322]&lt;&gt;[.$E$208];([.$A$208]*[.B322]+[.$B$208])/([.$C$208]*[.B322]+[.$D$208]);&quot;&quot;)" office:value-type="float" office:value="-1.91860465116279" calcext:value-type="float">
            <text:p>-1,9186046511627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-1.8452380952381" calcext:value-type="float">
            <text:p>-1,8452380952381</text:p>
          </table:table-cell>
          <table:table-cell table:style-name="ce697" table:formula="of:=IF([.B323]&lt;&gt;[.$E$208];([.$A$208]*[.B323]+[.$B$208])/([.$C$208]*[.B323]+[.$D$208]);&quot;&quot;)" office:value-type="float" office:value="-1.8452380952381" calcext:value-type="float">
            <text:p>-1,845238095238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-1.76829268292683" calcext:value-type="float">
            <text:p>-1,76829268292683</text:p>
          </table:table-cell>
          <table:table-cell table:style-name="ce698" table:formula="of:=IF([.B324]&lt;&gt;[.$E$208];([.$A$208]*[.B324]+[.$B$208])/([.$C$208]*[.B324]+[.$D$208]);&quot;&quot;)" office:value-type="float" office:value="-1.76829268292683" calcext:value-type="float">
            <text:p>-1,7682926829268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-1.6875" calcext:value-type="float">
            <text:p>-1,6875</text:p>
          </table:table-cell>
          <table:table-cell table:style-name="ce697" table:formula="of:=IF([.B325]&lt;&gt;[.$E$208];([.$A$208]*[.B325]+[.$B$208])/([.$C$208]*[.B325]+[.$D$208]);&quot;&quot;)" office:value-type="float" office:value="-1.6875" calcext:value-type="float">
            <text:p>-1,68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-1.60256410256411" calcext:value-type="float">
            <text:p>-1,60256410256411</text:p>
          </table:table-cell>
          <table:table-cell table:style-name="ce698" table:formula="of:=IF([.B326]&lt;&gt;[.$E$208];([.$A$208]*[.B326]+[.$B$208])/([.$C$208]*[.B326]+[.$D$208]);&quot;&quot;)" office:value-type="float" office:value="-1.60256410256411" calcext:value-type="float">
            <text:p>-1,6025641025641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-1.51315789473685" calcext:value-type="float">
            <text:p>-1,51315789473685</text:p>
          </table:table-cell>
          <table:table-cell table:style-name="ce697" table:formula="of:=IF([.B327]&lt;&gt;[.$E$208];([.$A$208]*[.B327]+[.$B$208])/([.$C$208]*[.B327]+[.$D$208]);&quot;&quot;)" office:value-type="float" office:value="-1.51315789473685" calcext:value-type="float">
            <text:p>-1,5131578947368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-1.41891891891892" calcext:value-type="float">
            <text:p>-1,41891891891892</text:p>
          </table:table-cell>
          <table:table-cell table:style-name="ce698" table:formula="of:=IF([.B328]&lt;&gt;[.$E$208];([.$A$208]*[.B328]+[.$B$208])/([.$C$208]*[.B328]+[.$D$208]);&quot;&quot;)" office:value-type="float" office:value="-1.41891891891892" calcext:value-type="float">
            <text:p>-1,4189189189189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-1.31944444444445" calcext:value-type="float">
            <text:p>-1,31944444444445</text:p>
          </table:table-cell>
          <table:table-cell table:style-name="ce697" table:formula="of:=IF([.B329]&lt;&gt;[.$E$208];([.$A$208]*[.B329]+[.$B$208])/([.$C$208]*[.B329]+[.$D$208]);&quot;&quot;)" office:value-type="float" office:value="-1.31944444444445" calcext:value-type="float">
            <text:p>-1,319444444444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-1.21428571428572" calcext:value-type="float">
            <text:p>-1,21428571428572</text:p>
          </table:table-cell>
          <table:table-cell table:style-name="ce698" table:formula="of:=IF([.B330]&lt;&gt;[.$E$208];([.$A$208]*[.B330]+[.$B$208])/([.$C$208]*[.B330]+[.$D$208]);&quot;&quot;)" office:value-type="float" office:value="-1.21428571428572" calcext:value-type="float">
            <text:p>-1,2142857142857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-1.10294117647059" calcext:value-type="float">
            <text:p>-1,10294117647059</text:p>
          </table:table-cell>
          <table:table-cell table:style-name="ce697" table:formula="of:=IF([.B331]&lt;&gt;[.$E$208];([.$A$208]*[.B331]+[.$B$208])/([.$C$208]*[.B331]+[.$D$208]);&quot;&quot;)" office:value-type="float" office:value="-1.10294117647059" calcext:value-type="float">
            <text:p>-1,1029411764705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-0.984848484848489" calcext:value-type="float">
            <text:p>-0,984848484848489</text:p>
          </table:table-cell>
          <table:table-cell table:style-name="ce696" table:formula="of:=IF([.B332]&lt;&gt;[.$E$208];([.$A$208]*[.B332]+[.$B$208])/([.$C$208]*[.B332]+[.$D$208]);&quot;&quot;)" office:value-type="float" office:value="-0.984848484848489" calcext:value-type="float">
            <text:p>-0,984848484848489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-0.859375000000004" calcext:value-type="float">
            <text:p>-0,859375000000004</text:p>
          </table:table-cell>
          <table:table-cell table:style-name="ce695" table:formula="of:=IF([.B333]&lt;&gt;[.$E$208];([.$A$208]*[.B333]+[.$B$208])/([.$C$208]*[.B333]+[.$D$208]);&quot;&quot;)" office:value-type="float" office:value="-0.859375000000004" calcext:value-type="float">
            <text:p>-0,859375000000004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-0.725806451612907" calcext:value-type="float">
            <text:p>-0,725806451612907</text:p>
          </table:table-cell>
          <table:table-cell table:style-name="ce696" table:formula="of:=IF([.B334]&lt;&gt;[.$E$208];([.$A$208]*[.B334]+[.$B$208])/([.$C$208]*[.B334]+[.$D$208]);&quot;&quot;)" office:value-type="float" office:value="-0.725806451612907" calcext:value-type="float">
            <text:p>-0,72580645161290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-0.583333333333333" calcext:value-type="float">
            <text:p>-0,583333333333333</text:p>
          </table:table-cell>
          <table:table-cell table:style-name="ce697" table:formula="of:=IF([.B335]&lt;&gt;[.$E$208];([.$A$208]*[.B335]+[.$B$208])/([.$C$208]*[.B335]+[.$D$208]);&quot;&quot;)" office:value-type="float" office:value="-0.583333333333333" calcext:value-type="float">
            <text:p>-0,583333333333333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-0.431034482758625" calcext:value-type="float">
            <text:p>-0,431034482758625</text:p>
          </table:table-cell>
          <table:table-cell table:style-name="ce696" table:formula="of:=IF([.B336]&lt;&gt;[.$E$208];([.$A$208]*[.B336]+[.$B$208])/([.$C$208]*[.B336]+[.$D$208]);&quot;&quot;)" office:value-type="float" office:value="-0.431034482758625" calcext:value-type="float">
            <text:p>-0,431034482758625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-0.267857142857148" calcext:value-type="float">
            <text:p>-0,267857142857148</text:p>
          </table:table-cell>
          <table:table-cell table:style-name="ce697" table:formula="of:=IF([.B337]&lt;&gt;[.$E$208];([.$A$208]*[.B337]+[.$B$208])/([.$C$208]*[.B337]+[.$D$208]);&quot;&quot;)" office:value-type="float" office:value="-0.267857142857148" calcext:value-type="float">
            <text:p>-0,267857142857148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-0.0925925925925979" calcext:value-type="float">
            <text:p>-0,092592592592598</text:p>
          </table:table-cell>
          <table:table-cell table:style-name="ce696" table:formula="of:=IF([.B338]&lt;&gt;[.$E$208];([.$A$208]*[.B338]+[.$B$208])/([.$C$208]*[.B338]+[.$D$208]);&quot;&quot;)" office:value-type="float" office:value="-0.0925925925925979" calcext:value-type="float">
            <text:p>-0,09259259259259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0.0961538461538403" calcext:value-type="float">
            <text:p>0,09615384615384</text:p>
          </table:table-cell>
          <table:table-cell table:style-name="ce695" table:formula="of:=IF([.B339]&lt;&gt;[.$E$208];([.$A$208]*[.B339]+[.$B$208])/([.$C$208]*[.B339]+[.$D$208]);&quot;&quot;)" office:value-type="float" office:value="0.0961538461538403" calcext:value-type="float">
            <text:p>0,09615384615384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0.299999999999994" calcext:value-type="float">
            <text:p>0,299999999999994</text:p>
          </table:table-cell>
          <table:table-cell table:style-name="ce698" table:formula="of:=IF([.B340]&lt;&gt;[.$E$208];([.$A$208]*[.B340]+[.$B$208])/([.$C$208]*[.B340]+[.$D$208]);&quot;&quot;)" office:value-type="float" office:value="0.299999999999994" calcext:value-type="float">
            <text:p>0,299999999999994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0.520833333333327" calcext:value-type="float">
            <text:p>0,520833333333327</text:p>
          </table:table-cell>
          <table:table-cell table:style-name="ce695" table:formula="of:=IF([.B341]&lt;&gt;[.$E$208];([.$A$208]*[.B341]+[.$B$208])/([.$C$208]*[.B341]+[.$D$208]);&quot;&quot;)" office:value-type="float" office:value="0.520833333333327" calcext:value-type="float">
            <text:p>0,520833333333327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0.760869565217384" calcext:value-type="float">
            <text:p>0,760869565217384</text:p>
          </table:table-cell>
          <table:table-cell table:style-name="ce696" table:formula="of:=IF([.B342]&lt;&gt;[.$E$208];([.$A$208]*[.B342]+[.$B$208])/([.$C$208]*[.B342]+[.$D$208]);&quot;&quot;)" office:value-type="float" office:value="0.760869565217384" calcext:value-type="float">
            <text:p>0,760869565217384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1.02272727272726" calcext:value-type="float">
            <text:p>1,02272727272726</text:p>
          </table:table-cell>
          <table:table-cell table:style-name="ce697" table:formula="of:=IF([.B343]&lt;&gt;[.$E$208];([.$A$208]*[.B343]+[.$B$208])/([.$C$208]*[.B343]+[.$D$208]);&quot;&quot;)" office:value-type="float" office:value="1.02272727272726" calcext:value-type="float">
            <text:p>1,0227272727272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1.3095238095238" calcext:value-type="float">
            <text:p>1,3095238095238</text:p>
          </table:table-cell>
          <table:table-cell table:style-name="ce698" table:formula="of:=IF([.B344]&lt;&gt;[.$E$208];([.$A$208]*[.B344]+[.$B$208])/([.$C$208]*[.B344]+[.$D$208]);&quot;&quot;)" office:value-type="float" office:value="1.3095238095238" calcext:value-type="float">
            <text:p>1,309523809523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 office:value-type="float" office:value="1.62499999999999" calcext:value-type="float">
            <text:p>1,62499999999999</text:p>
          </table:table-cell>
          <table:table-cell table:style-name="ce697" table:formula="of:=IF([.B345]&lt;&gt;[.$E$208];([.$A$208]*[.B345]+[.$B$208])/([.$C$208]*[.B345]+[.$D$208]);&quot;&quot;)" office:value-type="float" office:value="1.62499999999999" calcext:value-type="float">
            <text:p>1,6249999999999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1.97368421052632" calcext:value-type="float">
            <text:p>1,97368421052632</text:p>
          </table:table-cell>
          <table:table-cell table:style-name="ce698" table:formula="of:=IF([.B346]&lt;&gt;[.$E$208];([.$A$208]*[.B346]+[.$B$208])/([.$C$208]*[.B346]+[.$D$208]);&quot;&quot;)" office:value-type="float" office:value="1.97368421052632" calcext:value-type="float">
            <text:p>1,9736842105263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2.36111111111111" calcext:value-type="float">
            <text:p>2,36111111111111</text:p>
          </table:table-cell>
          <table:table-cell table:style-name="ce697" table:formula="of:=IF([.B347]&lt;&gt;[.$E$208];([.$A$208]*[.B347]+[.$B$208])/([.$C$208]*[.B347]+[.$D$208]);&quot;&quot;)" office:value-type="float" office:value="2.36111111111111" calcext:value-type="float">
            <text:p>2,3611111111111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2.79411764705882" calcext:value-type="float">
            <text:p>2,79411764705882</text:p>
          </table:table-cell>
          <table:table-cell table:style-name="ce698" table:formula="of:=IF([.B348]&lt;&gt;[.$E$208];([.$A$208]*[.B348]+[.$B$208])/([.$C$208]*[.B348]+[.$D$208]);&quot;&quot;)" office:value-type="float" office:value="2.79411764705882" calcext:value-type="float">
            <text:p>2,7941176470588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3.28125" calcext:value-type="float">
            <text:p>3,28125</text:p>
          </table:table-cell>
          <table:table-cell table:style-name="ce697" table:formula="of:=IF([.B349]&lt;&gt;[.$E$208];([.$A$208]*[.B349]+[.$B$208])/([.$C$208]*[.B349]+[.$D$208]);&quot;&quot;)" office:value-type="float" office:value="3.28125" calcext:value-type="float">
            <text:p>3,281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3.83333333333333" calcext:value-type="float">
            <text:p>3,83333333333333</text:p>
          </table:table-cell>
          <table:table-cell table:style-name="ce698" table:formula="of:=IF([.B350]&lt;&gt;[.$E$208];([.$A$208]*[.B350]+[.$B$208])/([.$C$208]*[.B350]+[.$D$208]);&quot;&quot;)" office:value-type="float" office:value="3.83333333333333" calcext:value-type="float">
            <text:p>3,8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4.46428571428571" calcext:value-type="float">
            <text:p>4,46428571428571</text:p>
          </table:table-cell>
          <table:table-cell table:style-name="ce697" table:formula="of:=IF([.B351]&lt;&gt;[.$E$208];([.$A$208]*[.B351]+[.$B$208])/([.$C$208]*[.B351]+[.$D$208]);&quot;&quot;)" office:value-type="float" office:value="4.46428571428571" calcext:value-type="float">
            <text:p>4,4642857142857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5.19230769230769" calcext:value-type="float">
            <text:p>5,19230769230769</text:p>
          </table:table-cell>
          <table:table-cell table:style-name="ce698" table:formula="of:=IF([.B352]&lt;&gt;[.$E$208];([.$A$208]*[.B352]+[.$B$208])/([.$C$208]*[.B352]+[.$D$208]);&quot;&quot;)" office:value-type="float" office:value="5.19230769230769" calcext:value-type="float">
            <text:p>5,1923076923076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6.04166666666667" calcext:value-type="float">
            <text:p>6,04166666666667</text:p>
          </table:table-cell>
          <table:table-cell table:style-name="ce697" table:formula="of:=IF([.B353]&lt;&gt;[.$E$208];([.$A$208]*[.B353]+[.$B$208])/([.$C$208]*[.B353]+[.$D$208]);&quot;&quot;)" office:value-type="float" office:value="6.04166666666667" calcext:value-type="float">
            <text:p>6,041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7.04545454545455" calcext:value-type="float">
            <text:p>7,04545454545455</text:p>
          </table:table-cell>
          <table:table-cell table:style-name="ce698" table:formula="of:=IF([.B354]&lt;&gt;[.$E$208];([.$A$208]*[.B354]+[.$B$208])/([.$C$208]*[.B354]+[.$D$208]);&quot;&quot;)" office:value-type="float" office:value="7.04545454545455" calcext:value-type="float">
            <text:p>7,0454545454545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8.25" calcext:value-type="float">
            <text:p>8,25</text:p>
          </table:table-cell>
          <table:table-cell table:style-name="ce697" table:formula="of:=IF([.B355]&lt;&gt;[.$E$208];([.$A$208]*[.B355]+[.$B$208])/([.$C$208]*[.B355]+[.$D$208]);&quot;&quot;)" office:value-type="float" office:value="8.25" calcext:value-type="float">
            <text:p>8,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9.72222222222222" calcext:value-type="float">
            <text:p>9,72222222222222</text:p>
          </table:table-cell>
          <table:table-cell table:style-name="ce696" table:formula="of:=IF([.B356]&lt;&gt;[.$E$208];([.$A$208]*[.B356]+[.$B$208])/([.$C$208]*[.B356]+[.$D$208]);&quot;&quot;)" office:value-type="float" office:value="9.72222222222222" calcext:value-type="float">
            <text:p>9,72222222222222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11.5625" calcext:value-type="float">
            <text:p>11,5625</text:p>
          </table:table-cell>
          <table:table-cell table:style-name="ce695" table:formula="of:=IF([.B357]&lt;&gt;[.$E$208];([.$A$208]*[.B357]+[.$B$208])/([.$C$208]*[.B357]+[.$D$208]);&quot;&quot;)" office:value-type="float" office:value="11.5625" calcext:value-type="float">
            <text:p>11,562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13.9285714285714" calcext:value-type="float">
            <text:p>13,9285714285714</text:p>
          </table:table-cell>
          <table:table-cell table:style-name="ce696" table:formula="of:=IF([.B358]&lt;&gt;[.$E$208];([.$A$208]*[.B358]+[.$B$208])/([.$C$208]*[.B358]+[.$D$208]);&quot;&quot;)" office:value-type="float" office:value="13.9285714285714" calcext:value-type="float">
            <text:p>13,9285714285714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17.0833333333333" calcext:value-type="float">
            <text:p>17,0833333333333</text:p>
          </table:table-cell>
          <table:table-cell table:style-name="ce697" table:formula="of:=IF([.B359]&lt;&gt;[.$E$208];([.$A$208]*[.B359]+[.$B$208])/([.$C$208]*[.B359]+[.$D$208]);&quot;&quot;)" office:value-type="float" office:value="17.0833333333333" calcext:value-type="float">
            <text:p>17,0833333333333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21.5" calcext:value-type="float">
            <text:p>21,5</text:p>
          </table:table-cell>
          <table:table-cell table:style-name="ce696" table:formula="of:=IF([.B360]&lt;&gt;[.$E$208];([.$A$208]*[.B360]+[.$B$208])/([.$C$208]*[.B360]+[.$D$208]);&quot;&quot;)" office:value-type="float" office:value="21.5" calcext:value-type="float">
            <text:p>21,5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28.125" calcext:value-type="float">
            <text:p>28,125</text:p>
          </table:table-cell>
          <table:table-cell table:style-name="ce697" table:formula="of:=IF([.B361]&lt;&gt;[.$E$208];([.$A$208]*[.B361]+[.$B$208])/([.$C$208]*[.B361]+[.$D$208]);&quot;&quot;)" office:value-type="float" office:value="28.125" calcext:value-type="float">
            <text:p>28,125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39.1666666666667" calcext:value-type="float">
            <text:p>39,1666666666667</text:p>
          </table:table-cell>
          <table:table-cell table:style-name="ce696" table:formula="of:=IF([.B362]&lt;&gt;[.$E$208];([.$A$208]*[.B362]+[.$B$208])/([.$C$208]*[.B362]+[.$D$208]);&quot;&quot;)" office:value-type="float" office:value="39.1666666666667" calcext:value-type="float">
            <text:p>39,166666666666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61.25" calcext:value-type="float">
            <text:p>61,25</text:p>
          </table:table-cell>
          <table:table-cell table:style-name="ce695" table:formula="of:=IF([.B363]&lt;&gt;[.$E$208];([.$A$208]*[.B363]+[.$B$208])/([.$C$208]*[.B363]+[.$D$208]);&quot;&quot;)" office:value-type="float" office:value="61.25" calcext:value-type="float">
            <text:p>61,2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127.5" calcext:value-type="float">
            <text:p>127,5</text:p>
          </table:table-cell>
          <table:table-cell table:style-name="ce698" table:formula="of:=IF([.B364]&lt;&gt;[.$E$208];([.$A$208]*[.B364]+[.$B$208])/([.$C$208]*[.B364]+[.$D$208]);&quot;&quot;)" office:value-type="float" office:value="127.5" calcext:value-type="float">
            <text:p>127,5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>
            <text:p/>
          </table:table-cell>
          <table:table-cell table:style-name="ce695" table:formula="of:=IF([.B365]&lt;&gt;[.$E$208];([.$A$208]*[.B365]+[.$B$208])/([.$C$208]*[.B365]+[.$D$208]);&quot;&quot;)">
            <text:p/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-137.5" calcext:value-type="float">
            <text:p>-137,5</text:p>
          </table:table-cell>
          <table:table-cell table:style-name="ce696" table:formula="of:=IF([.B366]&lt;&gt;[.$E$208];([.$A$208]*[.B366]+[.$B$208])/([.$C$208]*[.B366]+[.$D$208]);&quot;&quot;)" office:value-type="float" office:value="-137.5" calcext:value-type="float">
            <text:p>-137,5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-71.25" calcext:value-type="float">
            <text:p>-71,25</text:p>
          </table:table-cell>
          <table:table-cell table:style-name="ce697" table:formula="of:=IF([.B367]&lt;&gt;[.$E$208];([.$A$208]*[.B367]+[.$B$208])/([.$C$208]*[.B367]+[.$D$208]);&quot;&quot;)" office:value-type="float" office:value="-71.25" calcext:value-type="float">
            <text:p>-71,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-49.1666666666667" calcext:value-type="float">
            <text:p>-49,1666666666667</text:p>
          </table:table-cell>
          <table:table-cell table:style-name="ce698" table:formula="of:=IF([.B368]&lt;&gt;[.$E$208];([.$A$208]*[.B368]+[.$B$208])/([.$C$208]*[.B368]+[.$D$208]);&quot;&quot;)" office:value-type="float" office:value="-49.1666666666667" calcext:value-type="float">
            <text:p>-49,1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-38.125" calcext:value-type="float">
            <text:p>-38,125</text:p>
          </table:table-cell>
          <table:table-cell table:style-name="ce697" table:formula="of:=IF([.B369]&lt;&gt;[.$E$208];([.$A$208]*[.B369]+[.$B$208])/([.$C$208]*[.B369]+[.$D$208]);&quot;&quot;)" office:value-type="float" office:value="-38.125" calcext:value-type="float">
            <text:p>-38,1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-31.5" calcext:value-type="float">
            <text:p>-31,5</text:p>
          </table:table-cell>
          <table:table-cell table:style-name="ce698" table:formula="of:=IF([.B370]&lt;&gt;[.$E$208];([.$A$208]*[.B370]+[.$B$208])/([.$C$208]*[.B370]+[.$D$208]);&quot;&quot;)" office:value-type="float" office:value="-31.5" calcext:value-type="float">
            <text:p>-31,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-27.0833333333333" calcext:value-type="float">
            <text:p>-27,0833333333333</text:p>
          </table:table-cell>
          <table:table-cell table:style-name="ce697" table:formula="of:=IF([.B371]&lt;&gt;[.$E$208];([.$A$208]*[.B371]+[.$B$208])/([.$C$208]*[.B371]+[.$D$208]);&quot;&quot;)" office:value-type="float" office:value="-27.0833333333333" calcext:value-type="float">
            <text:p>-27,08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-23.9285714285714" calcext:value-type="float">
            <text:p>-23,9285714285714</text:p>
          </table:table-cell>
          <table:table-cell table:style-name="ce698" table:formula="of:=IF([.B372]&lt;&gt;[.$E$208];([.$A$208]*[.B372]+[.$B$208])/([.$C$208]*[.B372]+[.$D$208]);&quot;&quot;)" office:value-type="float" office:value="-23.9285714285714" calcext:value-type="float">
            <text:p>-23,92857142857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-21.5625" calcext:value-type="float">
            <text:p>-21,5625</text:p>
          </table:table-cell>
          <table:table-cell table:style-name="ce697" table:formula="of:=IF([.B373]&lt;&gt;[.$E$208];([.$A$208]*[.B373]+[.$B$208])/([.$C$208]*[.B373]+[.$D$208]);&quot;&quot;)" office:value-type="float" office:value="-21.5625" calcext:value-type="float">
            <text:p>-21,56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-19.7222222222222" calcext:value-type="float">
            <text:p>-19,7222222222222</text:p>
          </table:table-cell>
          <table:table-cell table:style-name="ce698" table:formula="of:=IF([.B374]&lt;&gt;[.$E$208];([.$A$208]*[.B374]+[.$B$208])/([.$C$208]*[.B374]+[.$D$208]);&quot;&quot;)" office:value-type="float" office:value="-19.7222222222222" calcext:value-type="float">
            <text:p>-19,722222222222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 office:value-type="float" office:value="-18.25" calcext:value-type="float">
            <text:p>-18,25</text:p>
          </table:table-cell>
          <table:table-cell table:style-name="ce697" table:formula="of:=IF([.B375]&lt;&gt;[.$E$208];([.$A$208]*[.B375]+[.$B$208])/([.$C$208]*[.B375]+[.$D$208]);&quot;&quot;)" office:value-type="float" office:value="-18.25" calcext:value-type="float">
            <text:p>-18,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-17.0454545454546" calcext:value-type="float">
            <text:p>-17,0454545454546</text:p>
          </table:table-cell>
          <table:table-cell table:style-name="ce698" table:formula="of:=IF([.B376]&lt;&gt;[.$E$208];([.$A$208]*[.B376]+[.$B$208])/([.$C$208]*[.B376]+[.$D$208]);&quot;&quot;)" office:value-type="float" office:value="-17.0454545454546" calcext:value-type="float">
            <text:p>-17,04545454545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-16.0416666666667" calcext:value-type="float">
            <text:p>-16,0416666666667</text:p>
          </table:table-cell>
          <table:table-cell table:style-name="ce697" table:formula="of:=IF([.B377]&lt;&gt;[.$E$208];([.$A$208]*[.B377]+[.$B$208])/([.$C$208]*[.B377]+[.$D$208]);&quot;&quot;)" office:value-type="float" office:value="-16.0416666666667" calcext:value-type="float">
            <text:p>-16,041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-15.1923076923077" calcext:value-type="float">
            <text:p>-15,1923076923077</text:p>
          </table:table-cell>
          <table:table-cell table:style-name="ce698" table:formula="of:=IF([.B378]&lt;&gt;[.$E$208];([.$A$208]*[.B378]+[.$B$208])/([.$C$208]*[.B378]+[.$D$208]);&quot;&quot;)" office:value-type="float" office:value="-15.1923076923077" calcext:value-type="float">
            <text:p>-15,192307692307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-14.4642857142857" calcext:value-type="float">
            <text:p>-14,4642857142857</text:p>
          </table:table-cell>
          <table:table-cell table:style-name="ce697" table:formula="of:=IF([.B379]&lt;&gt;[.$E$208];([.$A$208]*[.B379]+[.$B$208])/([.$C$208]*[.B379]+[.$D$208]);&quot;&quot;)" office:value-type="float" office:value="-14.4642857142857" calcext:value-type="float">
            <text:p>-14,464285714285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-13.8333333333333" calcext:value-type="float">
            <text:p>-13,8333333333333</text:p>
          </table:table-cell>
          <table:table-cell table:style-name="ce696" table:formula="of:=IF([.B380]&lt;&gt;[.$E$208];([.$A$208]*[.B380]+[.$B$208])/([.$C$208]*[.B380]+[.$D$208]);&quot;&quot;)" office:value-type="float" office:value="-13.8333333333333" calcext:value-type="float">
            <text:p>-13,8333333333333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-13.28125" calcext:value-type="float">
            <text:p>-13,28125</text:p>
          </table:table-cell>
          <table:table-cell table:style-name="ce695" table:formula="of:=IF([.B381]&lt;&gt;[.$E$208];([.$A$208]*[.B381]+[.$B$208])/([.$C$208]*[.B381]+[.$D$208]);&quot;&quot;)" office:value-type="float" office:value="-13.28125" calcext:value-type="float">
            <text:p>-13,2812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-12.7941176470588" calcext:value-type="float">
            <text:p>-12,7941176470588</text:p>
          </table:table-cell>
          <table:table-cell table:style-name="ce696" table:formula="of:=IF([.B382]&lt;&gt;[.$E$208];([.$A$208]*[.B382]+[.$B$208])/([.$C$208]*[.B382]+[.$D$208]);&quot;&quot;)" office:value-type="float" office:value="-12.7941176470588" calcext:value-type="float">
            <text:p>-12,794117647058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-12.3611111111111" calcext:value-type="float">
            <text:p>-12,3611111111111</text:p>
          </table:table-cell>
          <table:table-cell table:style-name="ce697" table:formula="of:=IF([.B383]&lt;&gt;[.$E$208];([.$A$208]*[.B383]+[.$B$208])/([.$C$208]*[.B383]+[.$D$208]);&quot;&quot;)" office:value-type="float" office:value="-12.3611111111111" calcext:value-type="float">
            <text:p>-12,3611111111111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-11.9736842105263" calcext:value-type="float">
            <text:p>-11,9736842105263</text:p>
          </table:table-cell>
          <table:table-cell table:style-name="ce696" table:formula="of:=IF([.B384]&lt;&gt;[.$E$208];([.$A$208]*[.B384]+[.$B$208])/([.$C$208]*[.B384]+[.$D$208]);&quot;&quot;)" office:value-type="float" office:value="-11.9736842105263" calcext:value-type="float">
            <text:p>-11,9736842105263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 office:value-type="float" office:value="-11.625" calcext:value-type="float">
            <text:p>-11,625</text:p>
          </table:table-cell>
          <table:table-cell table:style-name="ce697" table:formula="of:=IF([.B385]&lt;&gt;[.$E$208];([.$A$208]*[.B385]+[.$B$208])/([.$C$208]*[.B385]+[.$D$208]);&quot;&quot;)" office:value-type="float" office:value="-11.625" calcext:value-type="float">
            <text:p>-11,625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-11.3095238095238" calcext:value-type="float">
            <text:p>-11,3095238095238</text:p>
          </table:table-cell>
          <table:table-cell table:style-name="ce696" table:formula="of:=IF([.B386]&lt;&gt;[.$E$208];([.$A$208]*[.B386]+[.$B$208])/([.$C$208]*[.B386]+[.$D$208]);&quot;&quot;)" office:value-type="float" office:value="-11.3095238095238" calcext:value-type="float">
            <text:p>-11,309523809523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-11.0227272727273" calcext:value-type="float">
            <text:p>-11,0227272727273</text:p>
          </table:table-cell>
          <table:table-cell table:style-name="ce695" table:formula="of:=IF([.B387]&lt;&gt;[.$E$208];([.$A$208]*[.B387]+[.$B$208])/([.$C$208]*[.B387]+[.$D$208]);&quot;&quot;)" office:value-type="float" office:value="-11.0227272727273" calcext:value-type="float">
            <text:p>-11,0227272727273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-10.7608695652174" calcext:value-type="float">
            <text:p>-10,7608695652174</text:p>
          </table:table-cell>
          <table:table-cell table:style-name="ce698" table:formula="of:=IF([.B388]&lt;&gt;[.$E$208];([.$A$208]*[.B388]+[.$B$208])/([.$C$208]*[.B388]+[.$D$208]);&quot;&quot;)" office:value-type="float" office:value="-10.7608695652174" calcext:value-type="float">
            <text:p>-10,7608695652174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-10.5208333333333" calcext:value-type="float">
            <text:p>-10,5208333333333</text:p>
          </table:table-cell>
          <table:table-cell table:style-name="ce695" table:formula="of:=IF([.B389]&lt;&gt;[.$E$208];([.$A$208]*[.B389]+[.$B$208])/([.$C$208]*[.B389]+[.$D$208]);&quot;&quot;)" office:value-type="float" office:value="-10.5208333333333" calcext:value-type="float">
            <text:p>-10,5208333333333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-10.3" calcext:value-type="float">
            <text:p>-10,3</text:p>
          </table:table-cell>
          <table:table-cell table:style-name="ce696" table:formula="of:=IF([.B390]&lt;&gt;[.$E$208];([.$A$208]*[.B390]+[.$B$208])/([.$C$208]*[.B390]+[.$D$208]);&quot;&quot;)" office:value-type="float" office:value="-10.3" calcext:value-type="float">
            <text:p>-10,3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-10.0961538461538" calcext:value-type="float">
            <text:p>-10,0961538461538</text:p>
          </table:table-cell>
          <table:table-cell table:style-name="ce697" table:formula="of:=IF([.B391]&lt;&gt;[.$E$208];([.$A$208]*[.B391]+[.$B$208])/([.$C$208]*[.B391]+[.$D$208]);&quot;&quot;)" office:value-type="float" office:value="-10.0961538461538" calcext:value-type="float">
            <text:p>-10,096153846153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-9.90740740740741" calcext:value-type="float">
            <text:p>-9,90740740740741</text:p>
          </table:table-cell>
          <table:table-cell table:style-name="ce698" table:formula="of:=IF([.B392]&lt;&gt;[.$E$208];([.$A$208]*[.B392]+[.$B$208])/([.$C$208]*[.B392]+[.$D$208]);&quot;&quot;)" office:value-type="float" office:value="-9.90740740740741" calcext:value-type="float">
            <text:p>-9,9074074074074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-9.73214285714286" calcext:value-type="float">
            <text:p>-9,73214285714286</text:p>
          </table:table-cell>
          <table:table-cell table:style-name="ce697" table:formula="of:=IF([.B393]&lt;&gt;[.$E$208];([.$A$208]*[.B393]+[.$B$208])/([.$C$208]*[.B393]+[.$D$208]);&quot;&quot;)" office:value-type="float" office:value="-9.73214285714286" calcext:value-type="float">
            <text:p>-9,732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-9.56896551724138" calcext:value-type="float">
            <text:p>-9,56896551724138</text:p>
          </table:table-cell>
          <table:table-cell table:style-name="ce698" table:formula="of:=IF([.B394]&lt;&gt;[.$E$208];([.$A$208]*[.B394]+[.$B$208])/([.$C$208]*[.B394]+[.$D$208]);&quot;&quot;)" office:value-type="float" office:value="-9.56896551724138" calcext:value-type="float">
            <text:p>-9,5689655172413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-9.41666666666667" calcext:value-type="float">
            <text:p>-9,41666666666667</text:p>
          </table:table-cell>
          <table:table-cell table:style-name="ce697" table:formula="of:=IF([.B395]&lt;&gt;[.$E$208];([.$A$208]*[.B395]+[.$B$208])/([.$C$208]*[.B395]+[.$D$208]);&quot;&quot;)" office:value-type="float" office:value="-9.41666666666667" calcext:value-type="float">
            <text:p>-9,41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-9.2741935483871" calcext:value-type="float">
            <text:p>-9,2741935483871</text:p>
          </table:table-cell>
          <table:table-cell table:style-name="ce698" table:formula="of:=IF([.B396]&lt;&gt;[.$E$208];([.$A$208]*[.B396]+[.$B$208])/([.$C$208]*[.B396]+[.$D$208]);&quot;&quot;)" office:value-type="float" office:value="-9.2741935483871" calcext:value-type="float">
            <text:p>-9,274193548387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-9.140625" calcext:value-type="float">
            <text:p>-9,140625</text:p>
          </table:table-cell>
          <table:table-cell table:style-name="ce697" table:formula="of:=IF([.B397]&lt;&gt;[.$E$208];([.$A$208]*[.B397]+[.$B$208])/([.$C$208]*[.B397]+[.$D$208]);&quot;&quot;)" office:value-type="float" office:value="-9.140625" calcext:value-type="float">
            <text:p>-9,1406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-9.01515151515152" calcext:value-type="float">
            <text:p>-9,01515151515152</text:p>
          </table:table-cell>
          <table:table-cell table:style-name="ce698" table:formula="of:=IF([.B398]&lt;&gt;[.$E$208];([.$A$208]*[.B398]+[.$B$208])/([.$C$208]*[.B398]+[.$D$208]);&quot;&quot;)" office:value-type="float" office:value="-9.01515151515152" calcext:value-type="float">
            <text:p>-9,0151515151515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-8.89705882352941" calcext:value-type="float">
            <text:p>-8,89705882352941</text:p>
          </table:table-cell>
          <table:table-cell table:style-name="ce697" table:formula="of:=IF([.B399]&lt;&gt;[.$E$208];([.$A$208]*[.B399]+[.$B$208])/([.$C$208]*[.B399]+[.$D$208]);&quot;&quot;)" office:value-type="float" office:value="-8.89705882352941" calcext:value-type="float">
            <text:p>-8,8970588235294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-8.78571428571429" calcext:value-type="float">
            <text:p>-8,78571428571429</text:p>
          </table:table-cell>
          <table:table-cell table:style-name="ce698" table:formula="of:=IF([.B400]&lt;&gt;[.$E$208];([.$A$208]*[.B400]+[.$B$208])/([.$C$208]*[.B400]+[.$D$208]);&quot;&quot;)" office:value-type="float" office:value="-8.78571428571429" calcext:value-type="float">
            <text:p>-8,7857142857142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-8.68055555555556" calcext:value-type="float">
            <text:p>-8,68055555555556</text:p>
          </table:table-cell>
          <table:table-cell table:style-name="ce697" table:formula="of:=IF([.B401]&lt;&gt;[.$E$208];([.$A$208]*[.B401]+[.$B$208])/([.$C$208]*[.B401]+[.$D$208]);&quot;&quot;)" office:value-type="float" office:value="-8.68055555555556" calcext:value-type="float">
            <text:p>-8,6805555555555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-8.58108108108108" calcext:value-type="float">
            <text:p>-8,58108108108108</text:p>
          </table:table-cell>
          <table:table-cell table:style-name="ce698" table:formula="of:=IF([.B402]&lt;&gt;[.$E$208];([.$A$208]*[.B402]+[.$B$208])/([.$C$208]*[.B402]+[.$D$208]);&quot;&quot;)" office:value-type="float" office:value="-8.58108108108108" calcext:value-type="float">
            <text:p>-8,5810810810810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-8.48684210526316" calcext:value-type="float">
            <text:p>-8,48684210526316</text:p>
          </table:table-cell>
          <table:table-cell table:style-name="ce697" table:formula="of:=IF([.B403]&lt;&gt;[.$E$208];([.$A$208]*[.B403]+[.$B$208])/([.$C$208]*[.B403]+[.$D$208]);&quot;&quot;)" office:value-type="float" office:value="-8.48684210526316" calcext:value-type="float">
            <text:p>-8,4868421052631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-8.3974358974359" calcext:value-type="float">
            <text:p>-8,3974358974359</text:p>
          </table:table-cell>
          <table:table-cell table:style-name="ce698" table:formula="of:=IF([.B404]&lt;&gt;[.$E$208];([.$A$208]*[.B404]+[.$B$208])/([.$C$208]*[.B404]+[.$D$208]);&quot;&quot;)" office:value-type="float" office:value="-8.3974358974359" calcext:value-type="float">
            <text:p>-8,397435897435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-8.3125" calcext:value-type="float">
            <text:p>-8,3125</text:p>
          </table:table-cell>
          <table:table-cell table:style-name="ce697" table:formula="of:=IF([.B405]&lt;&gt;[.$E$208];([.$A$208]*[.B405]+[.$B$208])/([.$C$208]*[.B405]+[.$D$208]);&quot;&quot;)" office:value-type="float" office:value="-8.3125" calcext:value-type="float">
            <text:p>-8,31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-8.23170731707317" calcext:value-type="float">
            <text:p>-8,23170731707317</text:p>
          </table:table-cell>
          <table:table-cell table:style-name="ce698" table:formula="of:=IF([.B406]&lt;&gt;[.$E$208];([.$A$208]*[.B406]+[.$B$208])/([.$C$208]*[.B406]+[.$D$208]);&quot;&quot;)" office:value-type="float" office:value="-8.23170731707317" calcext:value-type="float">
            <text:p>-8,2317073170731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-8.15476190476191" calcext:value-type="float">
            <text:p>-8,15476190476191</text:p>
          </table:table-cell>
          <table:table-cell table:style-name="ce697" table:formula="of:=IF([.B407]&lt;&gt;[.$E$208];([.$A$208]*[.B407]+[.$B$208])/([.$C$208]*[.B407]+[.$D$208]);&quot;&quot;)" office:value-type="float" office:value="-8.15476190476191" calcext:value-type="float">
            <text:p>-8,1547619047619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-8.08139534883721" calcext:value-type="float">
            <text:p>-8,08139534883721</text:p>
          </table:table-cell>
          <table:table-cell table:style-name="ce698" table:formula="of:=IF([.B408]&lt;&gt;[.$E$208];([.$A$208]*[.B408]+[.$B$208])/([.$C$208]*[.B408]+[.$D$208]);&quot;&quot;)" office:value-type="float" office:value="-8.08139534883721" calcext:value-type="float">
            <text:p>-8,0813953488372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-8.01136363636364" calcext:value-type="float">
            <text:p>-8,01136363636364</text:p>
          </table:table-cell>
          <table:table-cell table:style-name="ce697" table:formula="of:=IF([.B409]&lt;&gt;[.$E$208];([.$A$208]*[.B409]+[.$B$208])/([.$C$208]*[.B409]+[.$D$208]);&quot;&quot;)" office:value-type="float" office:value="-8.01136363636364" calcext:value-type="float">
            <text:p>-8,0113636363636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-7.94444444444444" calcext:value-type="float">
            <text:p>-7,94444444444444</text:p>
          </table:table-cell>
          <table:table-cell table:style-name="ce698" table:formula="of:=IF([.B410]&lt;&gt;[.$E$208];([.$A$208]*[.B410]+[.$B$208])/([.$C$208]*[.B410]+[.$D$208]);&quot;&quot;)" office:value-type="float" office:value="-7.94444444444444" calcext:value-type="float">
            <text:p>-7,9444444444444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-7.8804347826087" calcext:value-type="float">
            <text:p>-7,8804347826087</text:p>
          </table:table-cell>
          <table:table-cell table:style-name="ce697" table:formula="of:=IF([.B411]&lt;&gt;[.$E$208];([.$A$208]*[.B411]+[.$B$208])/([.$C$208]*[.B411]+[.$D$208]);&quot;&quot;)" office:value-type="float" office:value="-7.8804347826087" calcext:value-type="float">
            <text:p>-7,880434782608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-7.81914893617021" calcext:value-type="float">
            <text:p>-7,81914893617021</text:p>
          </table:table-cell>
          <table:table-cell table:style-name="ce698" table:formula="of:=IF([.B412]&lt;&gt;[.$E$208];([.$A$208]*[.B412]+[.$B$208])/([.$C$208]*[.B412]+[.$D$208]);&quot;&quot;)" office:value-type="float" office:value="-7.81914893617021" calcext:value-type="float">
            <text:p>-7,8191489361702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-7.76041666666667" calcext:value-type="float">
            <text:p>-7,76041666666667</text:p>
          </table:table-cell>
          <table:table-cell table:style-name="ce697" table:formula="of:=IF([.B413]&lt;&gt;[.$E$208];([.$A$208]*[.B413]+[.$B$208])/([.$C$208]*[.B413]+[.$D$208]);&quot;&quot;)" office:value-type="float" office:value="-7.76041666666667" calcext:value-type="float">
            <text:p>-7,76041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-7.70408163265306" calcext:value-type="float">
            <text:p>-7,70408163265306</text:p>
          </table:table-cell>
          <table:table-cell table:style-name="ce698" table:formula="of:=IF([.B414]&lt;&gt;[.$E$208];([.$A$208]*[.B414]+[.$B$208])/([.$C$208]*[.B414]+[.$D$208]);&quot;&quot;)" office:value-type="float" office:value="-7.70408163265306" calcext:value-type="float">
            <text:p>-7,7040816326530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-7.65" calcext:value-type="float">
            <text:p>-7,65</text:p>
          </table:table-cell>
          <table:table-cell table:style-name="ce697" table:formula="of:=IF([.B415]&lt;&gt;[.$E$208];([.$A$208]*[.B415]+[.$B$208])/([.$C$208]*[.B415]+[.$D$208]);&quot;&quot;)" office:value-type="float" office:value="-7.65" calcext:value-type="float">
            <text:p>-7,6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-7.59803921568628" calcext:value-type="float">
            <text:p>-7,59803921568628</text:p>
          </table:table-cell>
          <table:table-cell table:style-name="ce698" table:formula="of:=IF([.B416]&lt;&gt;[.$E$208];([.$A$208]*[.B416]+[.$B$208])/([.$C$208]*[.B416]+[.$D$208]);&quot;&quot;)" office:value-type="float" office:value="-7.59803921568628" calcext:value-type="float">
            <text:p>-7,5980392156862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-7.54807692307692" calcext:value-type="float">
            <text:p>-7,54807692307692</text:p>
          </table:table-cell>
          <table:table-cell table:style-name="ce697" table:formula="of:=IF([.B417]&lt;&gt;[.$E$208];([.$A$208]*[.B417]+[.$B$208])/([.$C$208]*[.B417]+[.$D$208]);&quot;&quot;)" office:value-type="float" office:value="-7.54807692307692" calcext:value-type="float">
            <text:p>-7,5480769230769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-7.5" calcext:value-type="float">
            <text:p>-7,5</text:p>
          </table:table-cell>
          <table:table-cell table:style-name="ce698" table:formula="of:=IF([.B418]&lt;&gt;[.$E$208];([.$A$208]*[.B418]+[.$B$208])/([.$C$208]*[.B418]+[.$D$208]);&quot;&quot;)" office:value-type="float" office:value="-7.5" calcext:value-type="float">
            <text:p>-7,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-7.4537037037037" calcext:value-type="float">
            <text:p>-7,4537037037037</text:p>
          </table:table-cell>
          <table:table-cell table:style-name="ce697" table:formula="of:=IF([.B419]&lt;&gt;[.$E$208];([.$A$208]*[.B419]+[.$B$208])/([.$C$208]*[.B419]+[.$D$208]);&quot;&quot;)" office:value-type="float" office:value="-7.4537037037037" calcext:value-type="float">
            <text:p>-7,453703703703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-7.40909090909091" calcext:value-type="float">
            <text:p>-7,40909090909091</text:p>
          </table:table-cell>
          <table:table-cell table:style-name="ce698" table:formula="of:=IF([.B420]&lt;&gt;[.$E$208];([.$A$208]*[.B420]+[.$B$208])/([.$C$208]*[.B420]+[.$D$208]);&quot;&quot;)" office:value-type="float" office:value="-7.40909090909091" calcext:value-type="float">
            <text:p>-7,4090909090909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-7.36607142857143" calcext:value-type="float">
            <text:p>-7,36607142857143</text:p>
          </table:table-cell>
          <table:table-cell table:style-name="ce697" table:formula="of:=IF([.B421]&lt;&gt;[.$E$208];([.$A$208]*[.B421]+[.$B$208])/([.$C$208]*[.B421]+[.$D$208]);&quot;&quot;)" office:value-type="float" office:value="-7.36607142857143" calcext:value-type="float">
            <text:p>-7,3660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-7.32456140350877" calcext:value-type="float">
            <text:p>-7,32456140350877</text:p>
          </table:table-cell>
          <table:table-cell table:style-name="ce698" table:formula="of:=IF([.B422]&lt;&gt;[.$E$208];([.$A$208]*[.B422]+[.$B$208])/([.$C$208]*[.B422]+[.$D$208]);&quot;&quot;)" office:value-type="float" office:value="-7.32456140350877" calcext:value-type="float">
            <text:p>-7,3245614035087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-7.28448275862069" calcext:value-type="float">
            <text:p>-7,28448275862069</text:p>
          </table:table-cell>
          <table:table-cell table:style-name="ce697" table:formula="of:=IF([.B423]&lt;&gt;[.$E$208];([.$A$208]*[.B423]+[.$B$208])/([.$C$208]*[.B423]+[.$D$208]);&quot;&quot;)" office:value-type="float" office:value="-7.28448275862069" calcext:value-type="float">
            <text:p>-7,2844827586206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-7.24576271186441" calcext:value-type="float">
            <text:p>-7,24576271186441</text:p>
          </table:table-cell>
          <table:table-cell table:style-name="ce698" table:formula="of:=IF([.B424]&lt;&gt;[.$E$208];([.$A$208]*[.B424]+[.$B$208])/([.$C$208]*[.B424]+[.$D$208]);&quot;&quot;)" office:value-type="float" office:value="-7.24576271186441" calcext:value-type="float">
            <text:p>-7,2457627118644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-7.20833333333333" calcext:value-type="float">
            <text:p>-7,20833333333333</text:p>
          </table:table-cell>
          <table:table-cell table:style-name="ce697" table:formula="of:=IF([.B425]&lt;&gt;[.$E$208];([.$A$208]*[.B425]+[.$B$208])/([.$C$208]*[.B425]+[.$D$208]);&quot;&quot;)" office:value-type="float" office:value="-7.20833333333333" calcext:value-type="float">
            <text:p>-7,208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-7.17213114754098" calcext:value-type="float">
            <text:p>-7,17213114754098</text:p>
          </table:table-cell>
          <table:table-cell table:style-name="ce698" table:formula="of:=IF([.B426]&lt;&gt;[.$E$208];([.$A$208]*[.B426]+[.$B$208])/([.$C$208]*[.B426]+[.$D$208]);&quot;&quot;)" office:value-type="float" office:value="-7.17213114754098" calcext:value-type="float">
            <text:p>-7,1721311475409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-7.13709677419355" calcext:value-type="float">
            <text:p>-7,13709677419355</text:p>
          </table:table-cell>
          <table:table-cell table:style-name="ce697" table:formula="of:=IF([.B427]&lt;&gt;[.$E$208];([.$A$208]*[.B427]+[.$B$208])/([.$C$208]*[.B427]+[.$D$208]);&quot;&quot;)" office:value-type="float" office:value="-7.13709677419355" calcext:value-type="float">
            <text:p>-7,1370967741935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-7.1031746031746" calcext:value-type="float">
            <text:p>-7,1031746031746</text:p>
          </table:table-cell>
          <table:table-cell table:style-name="ce698" table:formula="of:=IF([.B428]&lt;&gt;[.$E$208];([.$A$208]*[.B428]+[.$B$208])/([.$C$208]*[.B428]+[.$D$208]);&quot;&quot;)" office:value-type="float" office:value="-7.1031746031746" calcext:value-type="float">
            <text:p>-7,10317460317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-7.0703125" calcext:value-type="float">
            <text:p>-7,0703125</text:p>
          </table:table-cell>
          <table:table-cell table:style-name="ce697" table:formula="of:=IF([.B429]&lt;&gt;[.$E$208];([.$A$208]*[.B429]+[.$B$208])/([.$C$208]*[.B429]+[.$D$208]);&quot;&quot;)" office:value-type="float" office:value="-7.0703125" calcext:value-type="float">
            <text:p>-7,07031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-7.03846153846154" calcext:value-type="float">
            <text:p>-7,03846153846154</text:p>
          </table:table-cell>
          <table:table-cell table:style-name="ce698" table:formula="of:=IF([.B430]&lt;&gt;[.$E$208];([.$A$208]*[.B430]+[.$B$208])/([.$C$208]*[.B430]+[.$D$208]);&quot;&quot;)" office:value-type="float" office:value="-7.03846153846154" calcext:value-type="float">
            <text:p>-7,0384615384615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-7.00757575757576" calcext:value-type="float">
            <text:p>-7,00757575757576</text:p>
          </table:table-cell>
          <table:table-cell table:style-name="ce697" table:formula="of:=IF([.B431]&lt;&gt;[.$E$208];([.$A$208]*[.B431]+[.$B$208])/([.$C$208]*[.B431]+[.$D$208]);&quot;&quot;)" office:value-type="float" office:value="-7.00757575757576" calcext:value-type="float">
            <text:p>-7,0075757575757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-6.97761194029851" calcext:value-type="float">
            <text:p>-6,97761194029851</text:p>
          </table:table-cell>
          <table:table-cell table:style-name="ce698" table:formula="of:=IF([.B432]&lt;&gt;[.$E$208];([.$A$208]*[.B432]+[.$B$208])/([.$C$208]*[.B432]+[.$D$208]);&quot;&quot;)" office:value-type="float" office:value="-6.97761194029851" calcext:value-type="float">
            <text:p>-6,9776119402985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-6.94852941176471" calcext:value-type="float">
            <text:p>-6,94852941176471</text:p>
          </table:table-cell>
          <table:table-cell table:style-name="ce697" table:formula="of:=IF([.B433]&lt;&gt;[.$E$208];([.$A$208]*[.B433]+[.$B$208])/([.$C$208]*[.B433]+[.$D$208]);&quot;&quot;)" office:value-type="float" office:value="-6.94852941176471" calcext:value-type="float">
            <text:p>-6,9485294117647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-6.92028985507246" calcext:value-type="float">
            <text:p>-6,92028985507246</text:p>
          </table:table-cell>
          <table:table-cell table:style-name="ce698" table:formula="of:=IF([.B434]&lt;&gt;[.$E$208];([.$A$208]*[.B434]+[.$B$208])/([.$C$208]*[.B434]+[.$D$208]);&quot;&quot;)" office:value-type="float" office:value="-6.92028985507246" calcext:value-type="float">
            <text:p>-6,920289855072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-6.89285714285714" calcext:value-type="float">
            <text:p>-6,89285714285714</text:p>
          </table:table-cell>
          <table:table-cell table:style-name="ce697" table:formula="of:=IF([.B435]&lt;&gt;[.$E$208];([.$A$208]*[.B435]+[.$B$208])/([.$C$208]*[.B435]+[.$D$208]);&quot;&quot;)" office:value-type="float" office:value="-6.89285714285714" calcext:value-type="float">
            <text:p>-6,8928571428571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6">
          <table:table-cell/>
          <table:table-cell table:style-name="ce722"/>
          <table:table-cell table:number-columns-repeated="52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8">
          <table:table-cell table:number-columns-repeated="54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3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3" table:number-rows-repeated="10478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6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9:01:51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10-03T09:02:20.288000000</dc:date>
    <meta:editing-duration>P3DT4H31M21S</meta:editing-duration>
    <meta:editing-cycles>888</meta:editing-cycles>
    <meta:generator>LibreOffice/6.1.5.2$Windows_X86_64 LibreOffice_project/90f8dcf33c87b3705e78202e3df5142b201bd805</meta:generator>
    <meta:document-statistic meta:table-count="7" meta:cell-count="3030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" chart:data-source-has-labels="row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3.44415089128581">
                <text:p>-3.44415089128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6.36396103067893">
                <text:p>-6.363961030678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8.31491579260158">
                <text:p>-8.31491579260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8.31491579260158">
                <text:p>-8.31491579260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6.36396103067893">
                <text:p>-6.36396103067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3.44415089128581">
                <text:p>-3.44415089128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3.44415089128581">
                <text:p>-3.44415089128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6.36396103067893">
                <text:p>-6.363961030678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8.31491579260158">
                <text:p>-8.31491579260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8.31491579260158">
                <text:p>-8.31491579260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6.36396103067893">
                <text:p>-6.36396103067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3.44415089128581">
                <text:p>-3.44415089128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1" style:family="chart">
      <style:chart-properties chart:solid-type="cuboid" chart:symbol-type="image" chart:symbol-width="0.3cm" chart:symbol-height="0.3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713cm" svg:height="33.275cm" xlink:href=".." xlink:type="simple" chart:class="chart:scatter" chart:style-name="ch1">
        <chart:legend chart:legend-position="end" svg:x="33.358cm" svg:y="15.84cm" style:legend-expansion="high" chart:style-name="ch2"/>
        <chart:plot-area chart:style-name="ch3" table:cell-range-address="Données.J5:Données.K25" chart:data-source-has-labels="row" svg:x="0.731cm" svg:y="0.973cm" svg:width="31.247cm" svg:height="31.174cm">
          <chartooo:coordinate-region svg:x="1.141cm" svg:y="1.278cm" svg:width="30.518cm" svg:height="30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0" chart:values-cell-range-address="Données.K25:Données.K25" loext:label-string="&quot;Point droit&quot;" chart:class="chart:scatter">
            <chart:domain table:cell-range-address="Données.J25:Données.J2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2.41777777777778">
                <text:p>2.41777777777778</text:p>
                <draw:g>
                  <svg:desc>Données.K5:Données.K25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2.41777777777778">
                <text:p>2.41777777777778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3.84">
                <text:p>3.84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.13777777777778">
                <text:p>1.1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0.995555555555556">
                <text:p>-0.99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1.84888888888889">
                <text:p>-1.84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2.56">
                <text:p>-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3.12888888888889">
                <text:p>-3.12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3.55555555555556">
                <text:p>-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3.84">
                <text:p>-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3.98222222222222">
                <text:p>-3.98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.98222222222222">
                <text:p>-3.98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3.84">
                <text:p>-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3.55555555555556">
                <text:p>-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3.12888888888889">
                <text:p>-3.12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2.56">
                <text:p>-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1.84888888888889">
                <text:p>-1.84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0.995555555555555">
                <text:p>-0.995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.13777777777778">
                <text:p>1.1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.41777777777778">
                <text:p>2.41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O50:Données.P70 Données.S50:Données.S52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P50:Données.P70" loext:label-string="&quot;Cf&quot;" chart:class="chart:scatter">
            <chart:domain table:cell-range-address="Données.O50:Données.O70"/>
            <chart:data-point chart:repeated="21"/>
          </chart:series>
          <chart:series chart:style-name="ch9" chart:values-cell-range-address="Données.S50:Données.S52" loext:label-string="&quot;Cg&quot;" chart:class="chart:scatter">
            <chart:domain table:cell-range-address="Données.R50:Données.R5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f</text:p>
              </table:table-cell>
              <table:table-cell office:value-type="string">
                <text:p>Colonne R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-4.875">
                <text:p>-4.875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24">
                <text:p>24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7.59375">
                <text:p>7.5937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6.34375">
                <text:p>26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32.625">
                <text:p>3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6.84375">
                <text:p>36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9.09375">
                <text:p>39.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7.125">
                <text:p>37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3.09375">
                <text:p>33.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8.84375">
                <text:p>18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8.625">
                <text:p>8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3.65625">
                <text:p>-3.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34.40625">
                <text:p>-34.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52.875">
                <text:p>-52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73.40625">
                <text:p>-73.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96">
                <text:p>-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120.65625">
                <text:p>-120.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47.375">
                <text:p>-147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-12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-12">
                <text:p>-12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-3.98076923076923">
                <text:p>-3.98076923076923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-5">
                <text:p>-5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-3.97286821705426">
                <text:p>-3.97286821705426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-3.96484375">
                <text:p>-3.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-3.95669291338583">
                <text:p>-3.9566929133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-3.9484126984127">
                <text:p>-3.948412698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-3.94">
                <text:p>-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-3.93145161290323">
                <text:p>-3.9314516129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-3.92276422764228">
                <text:p>-3.9227642276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-3.91393442622951">
                <text:p>-3.91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3.90495867768595">
                <text:p>-3.9049586776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3.89583333333333">
                <text:p>-3.895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-3.88655462184874">
                <text:p>-3.8865546218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-3.8771186440678">
                <text:p>-3.877118644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-3.86752136752137">
                <text:p>-3.8675213675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-3.85775862068966">
                <text:p>-3.8577586206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3.84782608695652">
                <text:p>-3.8478260869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-3.83771929824561">
                <text:p>-3.8377192982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-3.82743362831858">
                <text:p>-3.8274336283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-3.81696428571429">
                <text:p>-3.81696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-3.80630630630631">
                <text:p>-3.8063063063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3.79545454545455">
                <text:p>-3.79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-3.78440366972477">
                <text:p>-3.7844036697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3.77314814814815">
                <text:p>-3.773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-3.76168224299065">
                <text:p>-3.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-3.75">
                <text:p>-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-3.73809523809524">
                <text:p>-3.7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-3.72596153846154">
                <text:p>-3.7259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-3.71359223300971">
                <text:p>-3.7135922330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3.70098039215686">
                <text:p>-3.7009803921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-3.68811881188119">
                <text:p>-3.6881188118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3.675">
                <text:p>-3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3.66161616161616">
                <text:p>-3.6616161616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3.64795918367347">
                <text:p>-3.6479591836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-3.6340206185567">
                <text:p>-3.6340206185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3.61979166666667">
                <text:p>-3.619791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3.60526315789474">
                <text:p>-3.6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-3.59042553191489">
                <text:p>-3.5904255319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3.5752688172043">
                <text:p>-3.575268817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3.55978260869565">
                <text:p>-3.559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3.54395604395604">
                <text:p>-3.5439560439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3.52777777777778">
                <text:p>-3.52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-3.51123595505618">
                <text:p>-3.5112359550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-3.49431818181818">
                <text:p>-3.4943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-3.47701149425287">
                <text:p>-3.4770114942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-3.4593023255814">
                <text:p>-3.459302325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-3.44117647058824">
                <text:p>-3.4411764705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-3.42261904761905">
                <text:p>-3.422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-3.40361445783132">
                <text:p>-3.4036144578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-3.38414634146341">
                <text:p>-3.3841463414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-3.3641975308642">
                <text:p>-3.3641975308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-3.34375">
                <text:p>-3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3.32278481012658">
                <text:p>-3.3227848101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-3.30128205128205">
                <text:p>-3.3012820512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-3.27922077922078">
                <text:p>-3.2792207792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-3.25657894736842">
                <text:p>-3.256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3.23333333333333">
                <text:p>-3.2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-3.20945945945946">
                <text:p>-3.2094594594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-3.18493150684932">
                <text:p>-3.184931506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-3.15972222222222">
                <text:p>-3.1597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-3.13380281690141">
                <text:p>-3.1338028169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3.10714285714286">
                <text:p>-3.10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-3.07971014492754">
                <text:p>-3.0797101449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3.05147058823529">
                <text:p>-3.051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-3.02238805970149">
                <text:p>-3.0223880597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-2.99242424242424">
                <text:p>-2.9924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2.96153846153846">
                <text:p>-2.9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-2.9296875">
                <text:p>-2.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-2.8968253968254">
                <text:p>-2.896825396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-2.86290322580645">
                <text:p>-2.8629032258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-2.82786885245902">
                <text:p>-2.8278688524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-2.75423728813559">
                <text:p>-2.7542372881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-2.71551724137931">
                <text:p>-2.7155172413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-2.67543859649123">
                <text:p>-2.67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-2.63392857142857">
                <text:p>-2.6339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-2.59090909090909">
                <text:p>-2.5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-2.5462962962963">
                <text:p>-2.54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-2.45192307692308">
                <text:p>-2.4519230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-2.40196078431373">
                <text:p>-2.4019607843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-2.35">
                <text:p>-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-2.29591836734694">
                <text:p>-2.2959183673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-2.23958333333333">
                <text:p>-2.239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-2.18085106382979">
                <text:p>-2.180851063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-2.1195652173913">
                <text:p>-2.11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2.05555555555556">
                <text:p>-2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-1.98863636363636">
                <text:p>-1.988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-1.91860465116279">
                <text:p>-1.91860465116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-1.8452380952381">
                <text:p>-1.84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-1.76829268292683">
                <text:p>-1.7682926829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1.6875">
                <text:p>-1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-1.60256410256411">
                <text:p>-1.60256410256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-1.51315789473685">
                <text:p>-1.5131578947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-1.41891891891892">
                <text:p>-1.4189189189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-1.31944444444445">
                <text:p>-1.319444444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-1.21428571428572">
                <text:p>-1.2142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-1.10294117647059">
                <text:p>-1.10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-0.984848484848489">
                <text:p>-0.98484848484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0.859375000000004">
                <text:p>-0.859375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725806451612907">
                <text:p>-0.72580645161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431034482758625">
                <text:p>-0.43103448275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267857142857148">
                <text:p>-0.26785714285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0925925925925979">
                <text:p>-0.092592592592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0961538461538403">
                <text:p>0.096153846153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299999999999994">
                <text:p>0.299999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520833333333327">
                <text:p>0.52083333333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760869565217384">
                <text:p>0.76086956521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1.02272727272726">
                <text:p>1.022727272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1.3095238095238">
                <text:p>1.3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1.62499999999999">
                <text:p>1.62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36111111111111">
                <text:p>2.3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.79411764705882">
                <text:p>2.7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28125">
                <text:p>3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4.46428571428571">
                <text:p>4.46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5.19230769230769">
                <text:p>5.1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04545454545455">
                <text:p>7.0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11.5625">
                <text:p>1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3.9285714285714">
                <text:p>13.9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28.125">
                <text:p>28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9.1666666666667">
                <text:p>39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37.5">
                <text:p>-1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71.25">
                <text:p>-7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49.1666666666667">
                <text:p>-49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38.125">
                <text:p>-38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31.5">
                <text:p>-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27.0833333333333">
                <text:p>-27.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23.9285714285714">
                <text:p>-23.9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21.5625">
                <text:p>-2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9.7222222222222">
                <text:p>-19.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18.25">
                <text:p>-1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17.0454545454546">
                <text:p>-17.0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16.0416666666667">
                <text:p>-16.04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15.1923076923077">
                <text:p>-15.1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14.4642857142857">
                <text:p>-14.46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13.8333333333333">
                <text:p>-13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13.28125">
                <text:p>-13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12.7941176470588">
                <text:p>-12.7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12.3611111111111">
                <text:p>-12.36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11.9736842105263">
                <text:p>-11.973684210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11.625">
                <text:p>-11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-11.3095238095238">
                <text:p>-11.3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-11.0227272727273">
                <text:p>-11.02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-10.7608695652174">
                <text:p>-10.760869565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-10.5208333333333">
                <text:p>-10.52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10.3">
                <text:p>-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10.0961538461538">
                <text:p>-10.09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-9.90740740740741">
                <text:p>-9.9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-9.73214285714286">
                <text:p>-9.732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-9.56896551724138">
                <text:p>-9.5689655172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9.41666666666667">
                <text:p>-9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-9.2741935483871">
                <text:p>-9.2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9.140625">
                <text:p>-9.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-9.01515151515152">
                <text:p>-9.01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-8.89705882352941">
                <text:p>-8.89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8.78571428571429">
                <text:p>-8.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-8.68055555555556">
                <text:p>-8.680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-8.58108108108108">
                <text:p>-8.581081081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-8.48684210526316">
                <text:p>-8.48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-8.3974358974359">
                <text:p>-8.397435897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8.3125">
                <text:p>-8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-8.23170731707317">
                <text:p>-8.2317073170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-8.15476190476191">
                <text:p>-8.1547619047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-8.08139534883721">
                <text:p>-8.0813953488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8.01136363636364">
                <text:p>-8.011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7.94444444444444">
                <text:p>-7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-7.8804347826087">
                <text:p>-7.880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-7.81914893617021">
                <text:p>-7.8191489361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-7.76041666666667">
                <text:p>-7.76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-7.70408163265306">
                <text:p>-7.70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7.65">
                <text:p>-7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-7.59803921568628">
                <text:p>-7.59803921568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-7.54807692307692">
                <text:p>-7.548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-7.4537037037037">
                <text:p>-7.45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-7.40909090909091">
                <text:p>-7.4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-7.36607142857143">
                <text:p>-7.3660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7.32456140350877">
                <text:p>-7.3245614035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7.28448275862069">
                <text:p>-7.28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7.24576271186441">
                <text:p>-7.2457627118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7.20833333333333">
                <text:p>-7.2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7.17213114754098">
                <text:p>-7.1721311475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7.13709677419355">
                <text:p>-7.1370967741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7.1031746031746">
                <text:p>-7.103174603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7.0703125">
                <text:p>-7.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7.03846153846154">
                <text:p>-7.0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7.00757575757576">
                <text:p>-7.00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6.97761194029851">
                <text:p>-6.9776119402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6.94852941176471">
                <text:p>-6.9485294117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6.92028985507246">
                <text:p>-6.9202898550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6.89285714285714">
                <text:p>-6.89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-3.98076923076923">
                <text:p>-3.98076923076923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-5">
                <text:p>-5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-3.97286821705426">
                <text:p>-3.97286821705426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-3.96484375">
                <text:p>-3.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-3.95669291338583">
                <text:p>-3.9566929133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-3.9484126984127">
                <text:p>-3.948412698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-3.94">
                <text:p>-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-3.93145161290323">
                <text:p>-3.9314516129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-3.92276422764228">
                <text:p>-3.9227642276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-3.91393442622951">
                <text:p>-3.91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3.90495867768595">
                <text:p>-3.9049586776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3.89583333333333">
                <text:p>-3.895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-3.88655462184874">
                <text:p>-3.8865546218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-3.8771186440678">
                <text:p>-3.877118644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-3.86752136752137">
                <text:p>-3.8675213675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-3.85775862068966">
                <text:p>-3.8577586206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3.84782608695652">
                <text:p>-3.8478260869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-3.83771929824561">
                <text:p>-3.8377192982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-3.82743362831858">
                <text:p>-3.8274336283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-3.81696428571429">
                <text:p>-3.81696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-3.80630630630631">
                <text:p>-3.8063063063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3.79545454545455">
                <text:p>-3.79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-3.78440366972477">
                <text:p>-3.7844036697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3.77314814814815">
                <text:p>-3.773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-3.76168224299065">
                <text:p>-3.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-3.75">
                <text:p>-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-3.73809523809524">
                <text:p>-3.7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-3.72596153846154">
                <text:p>-3.7259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-3.71359223300971">
                <text:p>-3.7135922330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3.70098039215686">
                <text:p>-3.7009803921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-3.68811881188119">
                <text:p>-3.6881188118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3.675">
                <text:p>-3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3.66161616161616">
                <text:p>-3.6616161616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3.64795918367347">
                <text:p>-3.6479591836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-3.6340206185567">
                <text:p>-3.6340206185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3.61979166666667">
                <text:p>-3.619791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3.60526315789474">
                <text:p>-3.6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-3.59042553191489">
                <text:p>-3.5904255319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3.5752688172043">
                <text:p>-3.575268817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3.55978260869565">
                <text:p>-3.559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3.54395604395604">
                <text:p>-3.5439560439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3.52777777777778">
                <text:p>-3.52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-3.51123595505618">
                <text:p>-3.5112359550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-3.49431818181818">
                <text:p>-3.4943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-3.47701149425287">
                <text:p>-3.4770114942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-3.4593023255814">
                <text:p>-3.459302325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-3.44117647058824">
                <text:p>-3.4411764705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-3.42261904761905">
                <text:p>-3.422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-3.40361445783132">
                <text:p>-3.4036144578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-3.38414634146341">
                <text:p>-3.3841463414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-3.3641975308642">
                <text:p>-3.3641975308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-3.34375">
                <text:p>-3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3.32278481012658">
                <text:p>-3.3227848101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-3.30128205128205">
                <text:p>-3.3012820512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-3.27922077922078">
                <text:p>-3.2792207792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-3.25657894736842">
                <text:p>-3.256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3.23333333333333">
                <text:p>-3.2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-3.20945945945946">
                <text:p>-3.2094594594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-3.18493150684932">
                <text:p>-3.184931506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-3.15972222222222">
                <text:p>-3.1597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-3.13380281690141">
                <text:p>-3.1338028169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3.10714285714286">
                <text:p>-3.10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-3.07971014492754">
                <text:p>-3.0797101449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3.05147058823529">
                <text:p>-3.051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-3.02238805970149">
                <text:p>-3.0223880597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-2.99242424242424">
                <text:p>-2.9924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2.96153846153846">
                <text:p>-2.9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-2.9296875">
                <text:p>-2.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-2.8968253968254">
                <text:p>-2.896825396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-2.86290322580645">
                <text:p>-2.8629032258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-2.82786885245902">
                <text:p>-2.8278688524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-2.75423728813559">
                <text:p>-2.7542372881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-2.71551724137931">
                <text:p>-2.7155172413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-2.67543859649123">
                <text:p>-2.67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-2.63392857142857">
                <text:p>-2.6339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-2.59090909090909">
                <text:p>-2.5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-2.5462962962963">
                <text:p>-2.54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-2.45192307692308">
                <text:p>-2.4519230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-2.40196078431373">
                <text:p>-2.4019607843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-2.35">
                <text:p>-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-2.29591836734694">
                <text:p>-2.2959183673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-2.23958333333333">
                <text:p>-2.239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-2.18085106382979">
                <text:p>-2.180851063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-2.1195652173913">
                <text:p>-2.11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2.05555555555556">
                <text:p>-2.0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-1.98863636363636">
                <text:p>-1.988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-1.91860465116279">
                <text:p>-1.91860465116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-1.8452380952381">
                <text:p>-1.84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-1.76829268292683">
                <text:p>-1.7682926829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1.6875">
                <text:p>-1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-1.60256410256411">
                <text:p>-1.60256410256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-1.51315789473685">
                <text:p>-1.5131578947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-1.41891891891892">
                <text:p>-1.4189189189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-1.31944444444445">
                <text:p>-1.319444444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-1.21428571428572">
                <text:p>-1.2142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-1.10294117647059">
                <text:p>-1.10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-0.984848484848489">
                <text:p>-0.98484848484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0.859375000000004">
                <text:p>-0.859375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725806451612907">
                <text:p>-0.72580645161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431034482758625">
                <text:p>-0.43103448275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267857142857148">
                <text:p>-0.26785714285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0925925925925979">
                <text:p>-0.092592592592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0961538461538403">
                <text:p>0.096153846153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299999999999994">
                <text:p>0.299999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520833333333327">
                <text:p>0.52083333333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760869565217384">
                <text:p>0.76086956521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1.02272727272726">
                <text:p>1.022727272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1.3095238095238">
                <text:p>1.3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1.62499999999999">
                <text:p>1.62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36111111111111">
                <text:p>2.3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.79411764705882">
                <text:p>2.7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28125">
                <text:p>3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4.46428571428571">
                <text:p>4.46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5.19230769230769">
                <text:p>5.1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04545454545455">
                <text:p>7.0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11.5625">
                <text:p>1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3.9285714285714">
                <text:p>13.9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28.125">
                <text:p>28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9.1666666666667">
                <text:p>39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37.5">
                <text:p>-1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71.25">
                <text:p>-7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49.1666666666667">
                <text:p>-49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38.125">
                <text:p>-38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31.5">
                <text:p>-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27.0833333333333">
                <text:p>-27.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23.9285714285714">
                <text:p>-23.9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21.5625">
                <text:p>-2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9.7222222222222">
                <text:p>-19.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18.25">
                <text:p>-1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17.0454545454546">
                <text:p>-17.0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16.0416666666667">
                <text:p>-16.04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15.1923076923077">
                <text:p>-15.1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14.4642857142857">
                <text:p>-14.46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13.8333333333333">
                <text:p>-13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13.28125">
                <text:p>-13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12.7941176470588">
                <text:p>-12.7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12.3611111111111">
                <text:p>-12.36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11.9736842105263">
                <text:p>-11.973684210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11.625">
                <text:p>-11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-11.3095238095238">
                <text:p>-11.3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-11.0227272727273">
                <text:p>-11.02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-10.7608695652174">
                <text:p>-10.760869565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-10.5208333333333">
                <text:p>-10.52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10.3">
                <text:p>-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10.0961538461538">
                <text:p>-10.09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-9.90740740740741">
                <text:p>-9.9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-9.73214285714286">
                <text:p>-9.732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-9.56896551724138">
                <text:p>-9.5689655172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9.41666666666667">
                <text:p>-9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-9.2741935483871">
                <text:p>-9.2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9.140625">
                <text:p>-9.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-9.01515151515152">
                <text:p>-9.01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-8.89705882352941">
                <text:p>-8.89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8.78571428571429">
                <text:p>-8.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-8.68055555555556">
                <text:p>-8.680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-8.58108108108108">
                <text:p>-8.581081081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-8.48684210526316">
                <text:p>-8.48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-8.3974358974359">
                <text:p>-8.397435897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8.3125">
                <text:p>-8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-8.23170731707317">
                <text:p>-8.2317073170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-8.15476190476191">
                <text:p>-8.1547619047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-8.08139534883721">
                <text:p>-8.0813953488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8.01136363636364">
                <text:p>-8.011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7.94444444444444">
                <text:p>-7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-7.8804347826087">
                <text:p>-7.8804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-7.81914893617021">
                <text:p>-7.8191489361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-7.76041666666667">
                <text:p>-7.76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-7.70408163265306">
                <text:p>-7.70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7.65">
                <text:p>-7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-7.59803921568628">
                <text:p>-7.59803921568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-7.54807692307692">
                <text:p>-7.548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-7.5">
                <text:p>-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-7.4537037037037">
                <text:p>-7.45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-7.40909090909091">
                <text:p>-7.4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-7.36607142857143">
                <text:p>-7.3660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7.32456140350877">
                <text:p>-7.3245614035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7.28448275862069">
                <text:p>-7.28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7.24576271186441">
                <text:p>-7.2457627118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7.20833333333333">
                <text:p>-7.2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7.17213114754098">
                <text:p>-7.1721311475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7.13709677419355">
                <text:p>-7.1370967741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7.1031746031746">
                <text:p>-7.103174603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7.0703125">
                <text:p>-7.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7.03846153846154">
                <text:p>-7.0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7.00757575757576">
                <text:p>-7.00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6.97761194029851">
                <text:p>-6.9776119402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6.94852941176471">
                <text:p>-6.9485294117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6.92028985507246">
                <text:p>-6.9202898550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6.89285714285714">
                <text:p>-6.89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